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916cm"/>
    </style:style>
    <style:style style:family="table-column" style:name="co2">
      <style:table-column-properties fo:break-before="auto" style:column-width="3.635cm"/>
    </style:style>
    <style:style style:family="table-column" style:name="co3">
      <style:table-column-properties fo:break-before="auto" style:column-width="3.161cm"/>
    </style:style>
    <style:style style:family="table-column" style:name="co4">
      <style:table-column-properties fo:break-before="auto" style:column-width="0.755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21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2.965cm"/>
    </style:style>
    <style:style style:family="table-column" style:name="co9">
      <style:table-column-properties fo:break-before="auto" style:column-width="3.9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191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2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2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3" style:family="table-cell" style:parent-style-name="TL Data" style:name="ce3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7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8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4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4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27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Metadata" style:name="ce66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67" style:display-name="ce6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68" style:display-name="ce68">
      <style:table-cell-properties fo:padding="0.071cm" fo:border-left="none" fo:border-top="none" fo:border-right="1.76pt solid #000000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6"/>
        <table:table-column table:style-name="co2" table:default-cell-style-name="ce15"/>
        <table:table-column table:style-name="co3" table:default-cell-style-name="ce6"/>
        <table:table-column table:style-name="co4" table:default-cell-style-name="ce6"/>
        <table:table-column table:style-name="co5" table:default-cell-style-name="Default" table:number-columns-repeated="8"/>
        <table:table-column table:style-name="co6" table:default-cell-style-name="ce6"/>
        <table:table-column table:style-name="co7" table:default-cell-style-name="ce54" table:number-columns-repeated="6"/>
        <table:table-column table:style-name="co5" table:default-cell-style-name="Default" table:number-columns-repeated="1005"/>
        <table:table-row table:style-name="ro1">
          <table:table-cell ns41:value-type="string" table:style-name="ce1" office:value-type="string">
            <text:p>NOORDHOLLAND - DERDE GEDEELTE <text:s/>Indeeling der bevolking naar den ouderdom</text:p>
          </table:table-cell>
          <table:table-cell table:style-name="ce10"/>
          <table:table-cell table:style-name="ce19" table:number-columns-repeated="11"/>
          <table:table-cell table:style-name="ce49" table:number-columns-repeated="5"/>
          <table:table-cell table:style-name="ce60"/>
          <table:table-cell table:style-name="ce2" table:number-columns-repeated="1005"/>
        </table:table-row>
        <table:table-row table:style-name="ro1">
          <table:table-cell table:style-name="ce2"/>
          <table:table-cell table:style-name="ce11"/>
          <table:table-cell table:style-name="ce2" table:number-columns-repeated="11"/>
          <table:table-cell table:style-name="ce50" table:number-columns-repeated="6"/>
          <table:table-cell table:style-name="ce2" table:number-columns-repeated="1005"/>
        </table:table-row>
        <table:table-row table:style-name="ro2">
          <table:table-cell ns41:value-type="string" table:number-rows-spanned="4" table:style-name="ce3" table:number-columns-spanned="1" office:value-type="string">
            <text:p>DE STEDEN</text:p>
          </table:table-cell>
          <table:table-cell ns41:value-type="string" table:number-rows-spanned="4" table:style-name="ce12" table:number-columns-spanned="1" office:value-type="string">
            <text:p>GEBOORTEJAAR</text:p>
          </table:table-cell>
          <table:table-cell ns41:value-type="string" table:number-rows-spanned="4" table:style-name="ce20" table:number-columns-spanned="1" office:value-type="string">
            <text:p>OUDERDOM.</text:p>
          </table:table-cell>
          <table:table-cell table:style-name="ce26"/>
          <table:table-cell ns41:value-type="string" table:number-rows-spanned="1" table:style-name="ce27" table:number-columns-spanned="4" office:value-type="string">
            <text:p>MANNELIJK GESLACHT.</text:p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.</text:p>
          </table:table-cell>
          <table:covered-table-cell table:style-name="ce33" table:number-columns-repeated="3"/>
          <table:table-cell ns41:value-type="string" table:number-rows-spanned="4" table:style-name="ce43" table:number-columns-spanned="1" office:value-type="string">
            <text:p>Algemeen Totaal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5" table:number-columns-spanned="1" office:value-type="string">
            <text:p>Tabel</text:p>
          </table:table-cell>
          <table:table-cell ns41:value-type="string" table:number-rows-spanned="4" table:style-name="ce55" table:number-columns-spanned="1" office:value-type="string">
            <text:p>Pagina links</text:p>
          </table:table-cell>
          <table:table-cell ns41:value-type="string" table:number-rows-spanned="4" table:style-name="ce55" table:number-columns-spanned="1" office:value-type="string">
            <text:p>Pagina rechts</text:p>
          </table:table-cell>
          <table:table-cell ns41:value-type="string" table:number-rows-spanned="4" table:style-name="ce55" table:number-columns-spanned="1" office:value-type="string">
            <text:p>Provincie</text:p>
          </table:table-cell>
          <table:table-cell ns41:value-type="string" table:number-rows-spanned="4" table:style-name="ce61" table:number-columns-spanned="1" office:value-type="string">
            <text:p>Image nr</text:p>
          </table:table-cell>
          <table:table-cell table:style-name="ce64" table:number-columns-repeated="1005"/>
        </table:table-row>
        <table:table-row table:style-name="ro3">
          <table:covered-table-cell table:style-name="ce4"/>
          <table:covered-table-cell table:style-name="ce13"/>
          <table:covered-table-cell table:style-name="ce21"/>
          <table:table-cell table:style-name="ce26"/>
          <table:table-cell ns41:value-type="string" table:number-rows-spanned="3" table:style-name="ce28" table:number-columns-spanned="1" office:value-type="string">
            <text:p>Ongehuwd</text:p>
          </table:table-cell>
          <table:table-cell ns41:value-type="string" table:number-rows-spanned="3" table:style-name="ce34" table:number-columns-spanned="1" office:value-type="string">
            <text:p>Gehuwd</text:p>
          </table:table-cell>
          <table:table-cell ns41:value-type="string" table:number-rows-spanned="3" table:style-name="ce34" table:number-columns-spanned="1" office:value-type="string">
            <text:p>Weduwnaars</text:p>
          </table:table-cell>
          <table:table-cell ns41:value-type="string" table:number-rows-spanned="3" table:style-name="ce40" table:number-columns-spanned="1" office:value-type="string">
            <text:p>Totaal</text:p>
          </table:table-cell>
          <table:table-cell ns41:value-type="string" table:number-rows-spanned="3" table:style-name="ce34" table:number-columns-spanned="1" office:value-type="string">
            <text:p>Ongehuwd</text:p>
          </table:table-cell>
          <table:table-cell ns41:value-type="string" table:number-rows-spanned="3" table:style-name="ce34" table:number-columns-spanned="1" office:value-type="string">
            <text:p>Gehuwd</text:p>
          </table:table-cell>
          <table:table-cell ns41:value-type="string" table:number-rows-spanned="3" table:style-name="ce34" table:number-columns-spanned="1" office:value-type="string">
            <text:p>Weduwen</text:p>
          </table:table-cell>
          <table:table-cell ns41:value-type="string" table:number-rows-spanned="3" table:style-name="ce40" table:number-columns-spanned="1" office:value-type="string">
            <text:p>Totaal</text:p>
          </table:table-cell>
          <table:covered-table-cell table:style-name="ce44"/>
          <table:covered-table-cell table:style-name="ce52"/>
          <table:covered-table-cell table:style-name="ce56"/>
          <table:covered-table-cell table:style-name="ce58" table:number-columns-repeated="3"/>
          <table:covered-table-cell table:style-name="ce62"/>
          <table:table-cell table:style-name="ce64" table:number-columns-repeated="1005"/>
        </table:table-row>
        <table:table-row table:style-name="ro4">
          <table:covered-table-cell table:style-name="ce4"/>
          <table:covered-table-cell table:style-name="ce13"/>
          <table:covered-table-cell table:style-name="ce21"/>
          <table:table-cell table:style-name="ce26"/>
          <table:covered-table-cell table:style-name="ce29"/>
          <table:covered-table-cell table:style-name="ce35" table:number-columns-repeated="2"/>
          <table:covered-table-cell table:style-name="ce41"/>
          <table:covered-table-cell table:style-name="ce35" table:number-columns-repeated="3"/>
          <table:covered-table-cell table:style-name="ce41"/>
          <table:covered-table-cell table:style-name="ce44"/>
          <table:covered-table-cell table:style-name="ce52"/>
          <table:covered-table-cell table:style-name="ce56"/>
          <table:covered-table-cell table:style-name="ce58" table:number-columns-repeated="3"/>
          <table:covered-table-cell table:style-name="ce62"/>
          <table:table-cell table:style-name="ce65" table:number-columns-repeated="1005"/>
        </table:table-row>
        <table:table-row table:style-name="ro4">
          <table:covered-table-cell table:style-name="ce5"/>
          <table:covered-table-cell table:style-name="ce14"/>
          <table:covered-table-cell table:style-name="ce22"/>
          <table:table-cell table:style-name="ce26"/>
          <table:covered-table-cell table:style-name="ce28"/>
          <table:covered-table-cell table:style-name="ce34" table:number-columns-repeated="2"/>
          <table:covered-table-cell table:style-name="ce40"/>
          <table:covered-table-cell table:style-name="ce34" table:number-columns-repeated="3"/>
          <table:covered-table-cell table:style-name="ce40"/>
          <table:covered-table-cell table:style-name="ce45"/>
          <table:covered-table-cell table:style-name="ce53"/>
          <table:covered-table-cell table:style-name="ce57"/>
          <table:covered-table-cell table:style-name="ce59" table:number-columns-repeated="3"/>
          <table:covered-table-cell table:style-name="ce63"/>
          <table:table-cell table:style-name="ce64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DE STAD AMSTERDAM.</text:p>
          </table:table-cell>
          <table:table-cell ns41:value-type="float" table:style-name="ce16" office:value="1849" office:value-type="float">
            <text:p>1849</text:p>
          </table:table-cell>
          <table:table-cell ns41:value-type="string" table:style-name="ce23" office:value-type="string">
            <text:p>Beneden het jaar.</text:p>
          </table:table-cell>
          <table:table-cell table:style-name="Default"/>
          <table:table-cell ns41:value-type="float" table:style-name="ce30" office:value="2577" office:value-type="float">
            <text:p>2,577</text:p>
          </table:table-cell>
          <table:table-cell table:style-name="ce36" table:number-columns-repeated="2"/>
          <table:table-cell ns41:value-type="float" table:style-name="ce42" office:value="2577" office:value-type="float">
            <text:p>2,577</text:p>
          </table:table-cell>
          <table:table-cell ns41:value-type="float" table:style-name="ce42" office:value="2629" office:value-type="float">
            <text:p>2,629</text:p>
          </table:table-cell>
          <table:table-cell table:style-name="ce36" table:number-columns-repeated="2"/>
          <table:table-cell ns41:value-type="float" table:style-name="ce42" office:value="2629" office:value-type="float">
            <text:p>2,629</text:p>
          </table:table-cell>
          <table:table-cell ns41:value-type="float" table:style-name="ce46" office:value="5206" office:value-type="float">
            <text:p>5,2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4" office:value-type="string">
            <text:p>van 1 tot 2 jaren.</text:p>
          </table:table-cell>
          <table:table-cell table:style-name="Default"/>
          <table:table-cell ns41:value-type="float" table:style-name="ce31" office:value="2367" office:value-type="float">
            <text:p>2,367</text:p>
          </table:table-cell>
          <table:table-cell table:style-name="ce37" table:number-columns-repeated="2"/>
          <table:table-cell ns41:value-type="float" table:style-name="ce38" office:value="2367" office:value-type="float">
            <text:p>2,367</text:p>
          </table:table-cell>
          <table:table-cell ns41:value-type="float" table:style-name="ce38" office:value="2395" office:value-type="float">
            <text:p>2,395</text:p>
          </table:table-cell>
          <table:table-cell table:style-name="ce37" table:number-columns-repeated="2"/>
          <table:table-cell ns41:value-type="float" table:style-name="ce38" office:value="2395" office:value-type="float">
            <text:p>2,395</text:p>
          </table:table-cell>
          <table:table-cell ns41:value-type="float" table:style-name="ce47" office:value="4762" office:value-type="float">
            <text:p>4,7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4" office:value-type="string">
            <text:p>van 2 tot 3 jaren.</text:p>
          </table:table-cell>
          <table:table-cell table:style-name="Default"/>
          <table:table-cell ns41:value-type="float" table:style-name="ce31" office:value="2219" office:value-type="float">
            <text:p>2,219</text:p>
          </table:table-cell>
          <table:table-cell table:style-name="ce37" table:number-columns-repeated="2"/>
          <table:table-cell ns41:value-type="float" table:style-name="ce38" office:value="2219" office:value-type="float">
            <text:p>2,219</text:p>
          </table:table-cell>
          <table:table-cell ns41:value-type="float" table:style-name="ce38" office:value="2178" office:value-type="float">
            <text:p>2,178</text:p>
          </table:table-cell>
          <table:table-cell table:style-name="ce37" table:number-columns-repeated="2"/>
          <table:table-cell ns41:value-type="float" table:style-name="ce38" office:value="2178" office:value-type="float">
            <text:p>2,178</text:p>
          </table:table-cell>
          <table:table-cell ns41:value-type="float" table:style-name="ce47" office:value="4397" office:value-type="float">
            <text:p>4,3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4" office:value-type="string">
            <text:p>van 3 tot 4 jaren.</text:p>
          </table:table-cell>
          <table:table-cell table:style-name="Default"/>
          <table:table-cell ns41:value-type="float" table:style-name="ce31" office:value="2311" office:value-type="float">
            <text:p>2,311</text:p>
          </table:table-cell>
          <table:table-cell table:style-name="ce37" table:number-columns-repeated="2"/>
          <table:table-cell ns41:value-type="float" table:style-name="ce38" office:value="2311" office:value-type="float">
            <text:p>2,311</text:p>
          </table:table-cell>
          <table:table-cell ns41:value-type="float" table:style-name="ce38" office:value="2233" office:value-type="float">
            <text:p>2,233</text:p>
          </table:table-cell>
          <table:table-cell table:style-name="ce37" table:number-columns-repeated="2"/>
          <table:table-cell ns41:value-type="float" table:style-name="ce38" office:value="2233" office:value-type="float">
            <text:p>2,233</text:p>
          </table:table-cell>
          <table:table-cell ns41:value-type="float" table:style-name="ce47" office:value="4544" office:value-type="float">
            <text:p>4,5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4" office:value-type="string">
            <text:p>van 4 tot 5 jaren.</text:p>
          </table:table-cell>
          <table:table-cell table:style-name="Default"/>
          <table:table-cell ns41:value-type="float" table:style-name="ce31" office:value="2251" office:value-type="float">
            <text:p>2,251</text:p>
          </table:table-cell>
          <table:table-cell table:style-name="ce37" table:number-columns-repeated="2"/>
          <table:table-cell ns41:value-type="float" table:style-name="ce38" office:value="2251" office:value-type="float">
            <text:p>2,251</text:p>
          </table:table-cell>
          <table:table-cell ns41:value-type="float" table:style-name="ce38" office:value="2433" office:value-type="float">
            <text:p>2,433</text:p>
          </table:table-cell>
          <table:table-cell table:style-name="ce37" table:number-columns-repeated="2"/>
          <table:table-cell ns41:value-type="float" table:style-name="ce38" office:value="2433" office:value-type="float">
            <text:p>2,433</text:p>
          </table:table-cell>
          <table:table-cell ns41:value-type="float" table:style-name="ce47" office:value="4684" office:value-type="float">
            <text:p>4,6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4" office:value-type="string">
            <text:p>van 5 tot 6 jaren.</text:p>
          </table:table-cell>
          <table:table-cell table:style-name="Default"/>
          <table:table-cell ns41:value-type="float" table:style-name="ce31" office:value="2308" office:value-type="float">
            <text:p>2,308</text:p>
          </table:table-cell>
          <table:table-cell table:style-name="ce37" table:number-columns-repeated="2"/>
          <table:table-cell ns41:value-type="float" table:style-name="ce38" office:value="2308" office:value-type="float">
            <text:p>2,308</text:p>
          </table:table-cell>
          <table:table-cell ns41:value-type="float" table:style-name="ce38" office:value="2311" office:value-type="float">
            <text:p>2,311</text:p>
          </table:table-cell>
          <table:table-cell table:style-name="ce37" table:number-columns-repeated="2"/>
          <table:table-cell ns41:value-type="float" table:style-name="ce38" office:value="2311" office:value-type="float">
            <text:p>2,311</text:p>
          </table:table-cell>
          <table:table-cell ns41:value-type="float" table:style-name="ce47" office:value="4619" office:value-type="float">
            <text:p>4,6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4" office:value-type="string">
            <text:p>van 6 tot 7 jaren.</text:p>
          </table:table-cell>
          <table:table-cell table:style-name="Default"/>
          <table:table-cell ns41:value-type="float" table:style-name="ce31" office:value="2345" office:value-type="float">
            <text:p>2,345</text:p>
          </table:table-cell>
          <table:table-cell table:style-name="ce37" table:number-columns-repeated="2"/>
          <table:table-cell ns41:value-type="float" table:style-name="ce38" office:value="2345" office:value-type="float">
            <text:p>2,345</text:p>
          </table:table-cell>
          <table:table-cell ns41:value-type="float" table:style-name="ce38" office:value="2367" office:value-type="float">
            <text:p>2,367</text:p>
          </table:table-cell>
          <table:table-cell table:style-name="ce37" table:number-columns-repeated="2"/>
          <table:table-cell ns41:value-type="float" table:style-name="ce38" office:value="2367" office:value-type="float">
            <text:p>2,367</text:p>
          </table:table-cell>
          <table:table-cell ns41:value-type="float" table:style-name="ce47" office:value="4712" office:value-type="float">
            <text:p>4,7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4" office:value-type="string">
            <text:p>van 7 tot 8 jaren.</text:p>
          </table:table-cell>
          <table:table-cell table:style-name="Default"/>
          <table:table-cell ns41:value-type="float" table:style-name="ce31" office:value="2365" office:value-type="float">
            <text:p>2,365</text:p>
          </table:table-cell>
          <table:table-cell table:style-name="ce37" table:number-columns-repeated="2"/>
          <table:table-cell ns41:value-type="float" table:style-name="ce38" office:value="2365" office:value-type="float">
            <text:p>2,365</text:p>
          </table:table-cell>
          <table:table-cell ns41:value-type="float" table:style-name="ce38" office:value="2369" office:value-type="float">
            <text:p>2,369</text:p>
          </table:table-cell>
          <table:table-cell table:style-name="ce37" table:number-columns-repeated="2"/>
          <table:table-cell ns41:value-type="float" table:style-name="ce38" office:value="2369" office:value-type="float">
            <text:p>2,369</text:p>
          </table:table-cell>
          <table:table-cell ns41:value-type="float" table:style-name="ce47" office:value="4734" office:value-type="float">
            <text:p>4,7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4" office:value-type="string">
            <text:p>van 8 tot 9 jaren.</text:p>
          </table:table-cell>
          <table:table-cell table:style-name="Default"/>
          <table:table-cell ns41:value-type="float" table:style-name="ce31" office:value="2352" office:value-type="float">
            <text:p>2,352</text:p>
          </table:table-cell>
          <table:table-cell table:style-name="ce37" table:number-columns-repeated="2"/>
          <table:table-cell ns41:value-type="float" table:style-name="ce38" office:value="2352" office:value-type="float">
            <text:p>2,352</text:p>
          </table:table-cell>
          <table:table-cell ns41:value-type="float" table:style-name="ce38" office:value="2203" office:value-type="float">
            <text:p>2,203</text:p>
          </table:table-cell>
          <table:table-cell table:style-name="ce37" table:number-columns-repeated="2"/>
          <table:table-cell ns41:value-type="float" table:style-name="ce38" office:value="2203" office:value-type="float">
            <text:p>2,203</text:p>
          </table:table-cell>
          <table:table-cell ns41:value-type="float" table:style-name="ce47" office:value="4555" office:value-type="float">
            <text:p>4,5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4" office:value-type="string">
            <text:p>van 9 tot 10 jaren.</text:p>
          </table:table-cell>
          <table:table-cell table:style-name="Default"/>
          <table:table-cell ns41:value-type="float" table:style-name="ce31" office:value="2280" office:value-type="float">
            <text:p>2,280</text:p>
          </table:table-cell>
          <table:table-cell table:style-name="ce37" table:number-columns-repeated="2"/>
          <table:table-cell ns41:value-type="float" table:style-name="ce38" office:value="2280" office:value-type="float">
            <text:p>2,280</text:p>
          </table:table-cell>
          <table:table-cell ns41:value-type="float" table:style-name="ce38" office:value="2295" office:value-type="float">
            <text:p>2,295</text:p>
          </table:table-cell>
          <table:table-cell table:style-name="ce37" table:number-columns-repeated="2"/>
          <table:table-cell ns41:value-type="float" table:style-name="ce38" office:value="2295" office:value-type="float">
            <text:p>2,295</text:p>
          </table:table-cell>
          <table:table-cell ns41:value-type="float" table:style-name="ce47" office:value="4575" office:value-type="float">
            <text:p>4,5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4" office:value-type="string">
            <text:p>van 10 tot 11 jaren.</text:p>
          </table:table-cell>
          <table:table-cell table:style-name="Default"/>
          <table:table-cell ns41:value-type="float" table:style-name="ce31" office:value="2237" office:value-type="float">
            <text:p>2,237</text:p>
          </table:table-cell>
          <table:table-cell table:style-name="ce37" table:number-columns-repeated="2"/>
          <table:table-cell ns41:value-type="float" table:style-name="ce38" office:value="2237" office:value-type="float">
            <text:p>2,237</text:p>
          </table:table-cell>
          <table:table-cell ns41:value-type="float" table:style-name="ce38" office:value="2234" office:value-type="float">
            <text:p>2,234</text:p>
          </table:table-cell>
          <table:table-cell table:style-name="ce37" table:number-columns-repeated="2"/>
          <table:table-cell ns41:value-type="float" table:style-name="ce38" office:value="2234" office:value-type="float">
            <text:p>2,234</text:p>
          </table:table-cell>
          <table:table-cell ns41:value-type="float" table:style-name="ce47" office:value="4471" office:value-type="float">
            <text:p>4,4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4" office:value-type="string">
            <text:p>van 11 tot 12 jaren.</text:p>
          </table:table-cell>
          <table:table-cell table:style-name="Default"/>
          <table:table-cell ns41:value-type="float" table:style-name="ce31" office:value="2100" office:value-type="float">
            <text:p>2,100</text:p>
          </table:table-cell>
          <table:table-cell table:style-name="ce37" table:number-columns-repeated="2"/>
          <table:table-cell ns41:value-type="float" table:style-name="ce38" office:value="2100" office:value-type="float">
            <text:p>2,100</text:p>
          </table:table-cell>
          <table:table-cell ns41:value-type="float" table:style-name="ce38" office:value="2141" office:value-type="float">
            <text:p>2,141</text:p>
          </table:table-cell>
          <table:table-cell table:style-name="ce37" table:number-columns-repeated="2"/>
          <table:table-cell ns41:value-type="float" table:style-name="ce38" office:value="2141" office:value-type="float">
            <text:p>2,141</text:p>
          </table:table-cell>
          <table:table-cell ns41:value-type="float" table:style-name="ce47" office:value="4241" office:value-type="float">
            <text:p>4,2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4" office:value-type="string">
            <text:p>van 12 tot 13 jaren.</text:p>
          </table:table-cell>
          <table:table-cell table:style-name="Default"/>
          <table:table-cell ns41:value-type="float" table:style-name="ce31" office:value="2029" office:value-type="float">
            <text:p>2,029</text:p>
          </table:table-cell>
          <table:table-cell table:style-name="ce37" table:number-columns-repeated="2"/>
          <table:table-cell ns41:value-type="float" table:style-name="ce38" office:value="2029" office:value-type="float">
            <text:p>2,029</text:p>
          </table:table-cell>
          <table:table-cell ns41:value-type="float" table:style-name="ce38" office:value="2093" office:value-type="float">
            <text:p>2,093</text:p>
          </table:table-cell>
          <table:table-cell table:style-name="ce37" table:number-columns-repeated="2"/>
          <table:table-cell ns41:value-type="float" table:style-name="ce38" office:value="2093" office:value-type="float">
            <text:p>2,093</text:p>
          </table:table-cell>
          <table:table-cell ns41:value-type="float" table:style-name="ce47" office:value="4122" office:value-type="float">
            <text:p>4,1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4" office:value-type="string">
            <text:p>van 13 tot 14 jaren.</text:p>
          </table:table-cell>
          <table:table-cell table:style-name="Default"/>
          <table:table-cell ns41:value-type="float" table:style-name="ce31" office:value="2013" office:value-type="float">
            <text:p>2,013</text:p>
          </table:table-cell>
          <table:table-cell table:style-name="ce37" table:number-columns-repeated="2"/>
          <table:table-cell ns41:value-type="float" table:style-name="ce38" office:value="2013" office:value-type="float">
            <text:p>2,013</text:p>
          </table:table-cell>
          <table:table-cell ns41:value-type="float" table:style-name="ce38" office:value="1996" office:value-type="float">
            <text:p>1,996</text:p>
          </table:table-cell>
          <table:table-cell table:style-name="ce37" table:number-columns-repeated="2"/>
          <table:table-cell ns41:value-type="float" table:style-name="ce38" office:value="1996" office:value-type="float">
            <text:p>1,996</text:p>
          </table:table-cell>
          <table:table-cell ns41:value-type="float" table:style-name="ce47" office:value="4009" office:value-type="float">
            <text:p>4,0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4" office:value-type="string">
            <text:p>van 14 tot 15 jaren.</text:p>
          </table:table-cell>
          <table:table-cell table:style-name="Default"/>
          <table:table-cell ns41:value-type="float" table:style-name="ce31" office:value="1901" office:value-type="float">
            <text:p>1,901</text:p>
          </table:table-cell>
          <table:table-cell table:style-name="ce37" table:number-columns-repeated="2"/>
          <table:table-cell ns41:value-type="float" table:style-name="ce38" office:value="1901" office:value-type="float">
            <text:p>1,901</text:p>
          </table:table-cell>
          <table:table-cell ns41:value-type="float" table:style-name="ce38" office:value="2042" office:value-type="float">
            <text:p>2,042</text:p>
          </table:table-cell>
          <table:table-cell table:style-name="ce37" table:number-columns-repeated="2"/>
          <table:table-cell ns41:value-type="float" table:style-name="ce38" office:value="2042" office:value-type="float">
            <text:p>2,042</text:p>
          </table:table-cell>
          <table:table-cell ns41:value-type="float" table:style-name="ce47" office:value="3943" office:value-type="float">
            <text:p>3,94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4" office:value-type="string">
            <text:p>van 15 tot 16 jaren.</text:p>
          </table:table-cell>
          <table:table-cell table:style-name="Default"/>
          <table:table-cell ns41:value-type="float" table:style-name="ce31" office:value="1790" office:value-type="float">
            <text:p>1,790</text:p>
          </table:table-cell>
          <table:table-cell table:style-name="ce37" table:number-columns-repeated="2"/>
          <table:table-cell ns41:value-type="float" table:style-name="ce38" office:value="1790" office:value-type="float">
            <text:p>1,790</text:p>
          </table:table-cell>
          <table:table-cell ns41:value-type="float" table:style-name="ce38" office:value="1862" office:value-type="float">
            <text:p>1,862</text:p>
          </table:table-cell>
          <table:table-cell table:style-name="ce37" table:number-columns-repeated="2"/>
          <table:table-cell ns41:value-type="float" table:style-name="ce38" office:value="1862" office:value-type="float">
            <text:p>1,862</text:p>
          </table:table-cell>
          <table:table-cell ns41:value-type="float" table:style-name="ce47" office:value="3652" office:value-type="float">
            <text:p>3,6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4" office:value-type="string">
            <text:p>van 16 tot 17 jaren.</text:p>
          </table:table-cell>
          <table:table-cell table:style-name="Default"/>
          <table:table-cell ns41:value-type="float" table:style-name="ce31" office:value="1867" office:value-type="float">
            <text:p>1,867</text:p>
          </table:table-cell>
          <table:table-cell table:style-name="ce37" table:number-columns-repeated="2"/>
          <table:table-cell ns41:value-type="float" table:style-name="ce38" office:value="1867" office:value-type="float">
            <text:p>1,867</text:p>
          </table:table-cell>
          <table:table-cell ns41:value-type="float" table:style-name="ce38" office:value="1996" office:value-type="float">
            <text:p>1,996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8" office:value="1999" office:value-type="float">
            <text:p>1,999</text:p>
          </table:table-cell>
          <table:table-cell ns41:value-type="float" table:style-name="ce47" office:value="3866" office:value-type="float">
            <text:p>3,8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4" office:value-type="string">
            <text:p>van 17 tot 18 jaren.</text:p>
          </table:table-cell>
          <table:table-cell table:style-name="Default"/>
          <table:table-cell ns41:value-type="float" table:style-name="ce31" office:value="1831" office:value-type="float">
            <text:p>1,83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1832" office:value-type="float">
            <text:p>1,832</text:p>
          </table:table-cell>
          <table:table-cell ns41:value-type="float" table:style-name="ce38" office:value="1800" office:value-type="float">
            <text:p>1,800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ns41:value-type="float" table:style-name="ce38" office:value="1810" office:value-type="float">
            <text:p>1,810</text:p>
          </table:table-cell>
          <table:table-cell ns41:value-type="float" table:style-name="ce47" office:value="3642" office:value-type="float">
            <text:p>3,6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4" office:value-type="string">
            <text:p>van 18 tot 19 jaren.</text:p>
          </table:table-cell>
          <table:table-cell table:style-name="Default"/>
          <table:table-cell ns41:value-type="float" table:style-name="ce31" office:value="1937" office:value-type="float">
            <text:p>1,937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ns41:value-type="float" table:style-name="ce38" office:value="1951" office:value-type="float">
            <text:p>1,951</text:p>
          </table:table-cell>
          <table:table-cell ns41:value-type="float" table:style-name="ce38" office:value="1908" office:value-type="float">
            <text:p>1,908</text:p>
          </table:table-cell>
          <table:table-cell ns41:value-type="float" table:style-name="ce37" office:value="22" office:value-type="float">
            <text:p>22</text:p>
          </table:table-cell>
          <table:table-cell table:style-name="ce37"/>
          <table:table-cell ns41:value-type="float" table:style-name="ce38" office:value="1930" office:value-type="float">
            <text:p>1,930</text:p>
          </table:table-cell>
          <table:table-cell ns41:value-type="float" table:style-name="ce47" office:value="3881" office:value-type="float">
            <text:p>3,88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4" office:value-type="string">
            <text:p>van 19 tot 20 jaren.</text:p>
          </table:table-cell>
          <table:table-cell table:style-name="Default"/>
          <table:table-cell ns41:value-type="float" table:style-name="ce31" office:value="1979" office:value-type="float">
            <text:p>1,979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ns41:value-type="float" table:style-name="ce38" office:value="1996" office:value-type="float">
            <text:p>1,996</text:p>
          </table:table-cell>
          <table:table-cell ns41:value-type="float" table:style-name="ce38" office:value="2008" office:value-type="float">
            <text:p>2,008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2078" office:value-type="float">
            <text:p>2,078</text:p>
          </table:table-cell>
          <table:table-cell ns41:value-type="float" table:style-name="ce47" office:value="4074" office:value-type="float">
            <text:p>4,0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4" office:value-type="string">
            <text:p>van 20 tot 21 jaren.</text:p>
          </table:table-cell>
          <table:table-cell table:style-name="Default"/>
          <table:table-cell ns41:value-type="float" table:style-name="ce31" office:value="1900" office:value-type="float">
            <text:p>1,900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968" office:value-type="float">
            <text:p>1,968</text:p>
          </table:table-cell>
          <table:table-cell ns41:value-type="float" table:style-name="ce38" office:value="2238" office:value-type="float">
            <text:p>2,238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2374" office:value-type="float">
            <text:p>2,374</text:p>
          </table:table-cell>
          <table:table-cell ns41:value-type="float" table:style-name="ce47" office:value="4342" office:value-type="float">
            <text:p>4,3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4" office:value-type="string">
            <text:p>van 21 tot 22 jaren.</text:p>
          </table:table-cell>
          <table:table-cell table:style-name="Default"/>
          <table:table-cell ns41:value-type="float" table:style-name="ce31" office:value="1643" office:value-type="float">
            <text:p>1,643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1713" office:value-type="float">
            <text:p>1,713</text:p>
          </table:table-cell>
          <table:table-cell ns41:value-type="float" table:style-name="ce38" office:value="1935" office:value-type="float">
            <text:p>1,935</text:p>
          </table:table-cell>
          <table:table-cell ns41:value-type="float" table:style-name="ce37" office:value="173" office:value-type="float">
            <text:p>173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8" office:value="2116" office:value-type="float">
            <text:p>2,116</text:p>
          </table:table-cell>
          <table:table-cell ns41:value-type="float" table:style-name="ce47" office:value="3829" office:value-type="float">
            <text:p>3,8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4" office:value-type="string">
            <text:p>van 22 tot 23 jaren.</text:p>
          </table:table-cell>
          <table:table-cell table:style-name="Default"/>
          <table:table-cell ns41:value-type="float" table:style-name="ce31" office:value="1702" office:value-type="float">
            <text:p>1,702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1820" office:value-type="float">
            <text:p>1,820</text:p>
          </table:table-cell>
          <table:table-cell ns41:value-type="float" table:style-name="ce38" office:value="2012" office:value-type="float">
            <text:p>2,012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8" office:value="2277" office:value-type="float">
            <text:p>2,277</text:p>
          </table:table-cell>
          <table:table-cell ns41:value-type="float" table:style-name="ce47" office:value="4097" office:value-type="float">
            <text:p>4,0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4" office:value-type="string">
            <text:p>van 23 tot 24 jaren.</text:p>
          </table:table-cell>
          <table:table-cell table:style-name="Default"/>
          <table:table-cell ns41:value-type="float" table:style-name="ce31" office:value="1647" office:value-type="float">
            <text:p>1,647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1851" office:value-type="float">
            <text:p>1,851</text:p>
          </table:table-cell>
          <table:table-cell ns41:value-type="float" table:style-name="ce38" office:value="2061" office:value-type="float">
            <text:p>2,061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2469" office:value-type="float">
            <text:p>2,469</text:p>
          </table:table-cell>
          <table:table-cell ns41:value-type="float" table:style-name="ce47" office:value="4320" office:value-type="float">
            <text:p>4,3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4" office:value-type="string">
            <text:p>van 24 tot 25 jaren.</text:p>
          </table:table-cell>
          <table:table-cell table:style-name="Default"/>
          <table:table-cell ns41:value-type="float" table:style-name="ce31" office:value="1494" office:value-type="float">
            <text:p>1,494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1838" office:value-type="float">
            <text:p>1,838</text:p>
          </table:table-cell>
          <table:table-cell ns41:value-type="float" table:style-name="ce38" office:value="1968" office:value-type="float">
            <text:p>1,968</text:p>
          </table:table-cell>
          <table:table-cell ns41:value-type="float" table:style-name="ce37" office:value="559" office:value-type="float">
            <text:p>559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8" office:value="2543" office:value-type="float">
            <text:p>2,543</text:p>
          </table:table-cell>
          <table:table-cell ns41:value-type="float" table:style-name="ce47" office:value="4381" office:value-type="float">
            <text:p>4,38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4" office:value-type="string">
            <text:p>van 25 tot 26 jaren.</text:p>
          </table:table-cell>
          <table:table-cell table:style-name="Default"/>
          <table:table-cell ns41:value-type="float" table:style-name="ce31" office:value="1428" office:value-type="float">
            <text:p>1,428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1959" office:value-type="float">
            <text:p>1,959</text:p>
          </table:table-cell>
          <table:table-cell ns41:value-type="float" table:style-name="ce38" office:value="1834" office:value-type="float">
            <text:p>1,834</text:p>
          </table:table-cell>
          <table:table-cell ns41:value-type="float" table:style-name="ce37" office:value="692" office:value-type="float">
            <text:p>692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8" office:value="2553" office:value-type="float">
            <text:p>2,553</text:p>
          </table:table-cell>
          <table:table-cell ns41:value-type="float" table:style-name="ce47" office:value="4512" office:value-type="float">
            <text:p>4,5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4" office:value-type="string">
            <text:p>van 26 tot 27 jaren.</text:p>
          </table:table-cell>
          <table:table-cell table:style-name="Default"/>
          <table:table-cell ns41:value-type="float" table:style-name="ce31" office:value="1244" office:value-type="float">
            <text:p>1,244</text:p>
          </table:table-cell>
          <table:table-cell ns41:value-type="float" table:style-name="ce37" office:value="717" office:value-type="float">
            <text:p>71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1971" office:value-type="float">
            <text:p>1,971</text:p>
          </table:table-cell>
          <table:table-cell ns41:value-type="float" table:style-name="ce38" office:value="1696" office:value-type="float">
            <text:p>1,696</text:p>
          </table:table-cell>
          <table:table-cell ns41:value-type="float" table:style-name="ce37" office:value="815" office:value-type="float">
            <text:p>815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8" office:value="2540" office:value-type="float">
            <text:p>2,540</text:p>
          </table:table-cell>
          <table:table-cell ns41:value-type="float" table:style-name="ce47" office:value="4511" office:value-type="float">
            <text:p>4,5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4" office:value-type="string">
            <text:p>van 27 tot 28 jaren.</text:p>
          </table:table-cell>
          <table:table-cell table:style-name="Default"/>
          <table:table-cell ns41:value-type="float" table:style-name="ce31" office:value="1038" office:value-type="float">
            <text:p>1,038</text:p>
          </table:table-cell>
          <table:table-cell ns41:value-type="float" table:style-name="ce37" office:value="782" office:value-type="float">
            <text:p>782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8" office:value="1836" office:value-type="float">
            <text:p>1,836</text:p>
          </table:table-cell>
          <table:table-cell ns41:value-type="float" table:style-name="ce38" office:value="1409" office:value-type="float">
            <text:p>1,409</text:p>
          </table:table-cell>
          <table:table-cell ns41:value-type="float" table:style-name="ce37" office:value="908" office:value-type="float">
            <text:p>90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8" office:value="2353" office:value-type="float">
            <text:p>2,353</text:p>
          </table:table-cell>
          <table:table-cell ns41:value-type="float" table:style-name="ce47" office:value="4189" office:value-type="float">
            <text:p>4,1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4" office:value-type="string">
            <text:p>van 28 tot 29 jaren.</text:p>
          </table:table-cell>
          <table:table-cell table:style-name="Default"/>
          <table:table-cell ns41:value-type="float" table:style-name="ce67" office:value="847" office:value-type="float">
            <text:p>847</text:p>
          </table:table-cell>
          <table:table-cell ns41:value-type="float" table:style-name="ce37" office:value="816" office:value-type="float">
            <text:p>816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8" office:value="1678" office:value-type="float">
            <text:p>1,678</text:p>
          </table:table-cell>
          <table:table-cell ns41:value-type="float" table:style-name="ce38" office:value="1256" office:value-type="float">
            <text:p>1,256</text:p>
          </table:table-cell>
          <table:table-cell ns41:value-type="float" table:style-name="ce37" office:value="987" office:value-type="float">
            <text:p>987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8" office:value="2274" office:value-type="float">
            <text:p>2,274</text:p>
          </table:table-cell>
          <table:table-cell ns41:value-type="float" table:style-name="ce47" office:value="3952" office:value-type="float">
            <text:p>3,9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4" office:value-type="string">
            <text:p>van 29 tot 30 jaren.</text:p>
          </table:table-cell>
          <table:table-cell table:style-name="Default"/>
          <table:table-cell ns41:value-type="float" table:style-name="ce67" office:value="738" office:value-type="float">
            <text:p>738</text:p>
          </table:table-cell>
          <table:table-cell ns41:value-type="float" table:style-name="ce37" office:value="857" office:value-type="float">
            <text:p>85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8" office:value="1610" office:value-type="float">
            <text:p>1,610</text:p>
          </table:table-cell>
          <table:table-cell ns41:value-type="float" table:style-name="ce38" office:value="1086" office:value-type="float">
            <text:p>1,086</text:p>
          </table:table-cell>
          <table:table-cell ns41:value-type="float" table:style-name="ce37" office:value="919" office:value-type="float">
            <text:p>919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8" office:value="2056" office:value-type="float">
            <text:p>2,056</text:p>
          </table:table-cell>
          <table:table-cell ns41:value-type="float" table:style-name="ce47" office:value="3666" office:value-type="float">
            <text:p>3,6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4" office:value-type="string">
            <text:p>van 30 tot 31 jaren.</text:p>
          </table:table-cell>
          <table:table-cell table:style-name="Default"/>
          <table:table-cell ns41:value-type="float" table:style-name="ce67" office:value="670" office:value-type="float">
            <text:p>670</text:p>
          </table:table-cell>
          <table:table-cell ns41:value-type="float" table:style-name="ce38" office:value="1046" office:value-type="float">
            <text:p>1,046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8" office:value="1741" office:value-type="float">
            <text:p>1,741</text:p>
          </table:table-cell>
          <table:table-cell ns41:value-type="float" table:style-name="ce38" office:value="1107" office:value-type="float">
            <text:p>1,107</text:p>
          </table:table-cell>
          <table:table-cell ns41:value-type="float" table:style-name="ce38" office:value="1181" office:value-type="float">
            <text:p>1,181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8" office:value="2344" office:value-type="float">
            <text:p>2,344</text:p>
          </table:table-cell>
          <table:table-cell ns41:value-type="float" table:style-name="ce47" office:value="4085" office:value-type="float">
            <text:p>4,0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4" office:value-type="string">
            <text:p>van 31 tot 32 jaren.</text:p>
          </table:table-cell>
          <table:table-cell table:style-name="Default"/>
          <table:table-cell ns41:value-type="float" table:style-name="ce67" office:value="538" office:value-type="float">
            <text:p>538</text:p>
          </table:table-cell>
          <table:table-cell ns41:value-type="float" table:style-name="ce38" office:value="1013" office:value-type="float">
            <text:p>1,013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8" office:value="1579" office:value-type="float">
            <text:p>1,579</text:p>
          </table:table-cell>
          <table:table-cell ns41:value-type="float" table:style-name="ce37" office:value="780" office:value-type="float">
            <text:p>780</text:p>
          </table:table-cell>
          <table:table-cell ns41:value-type="float" table:style-name="ce38" office:value="1088" office:value-type="float">
            <text:p>1,088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8" office:value="1927" office:value-type="float">
            <text:p>1,927</text:p>
          </table:table-cell>
          <table:table-cell ns41:value-type="float" table:style-name="ce47" office:value="3506" office:value-type="float">
            <text:p>3,5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4" office:value-type="string">
            <text:p>van 32 tot 33 jaren.</text:p>
          </table:table-cell>
          <table:table-cell table:style-name="Default"/>
          <table:table-cell ns41:value-type="float" table:style-name="ce67" office:value="458" office:value-type="float">
            <text:p>458</text:p>
          </table:table-cell>
          <table:table-cell ns41:value-type="float" table:style-name="ce38" office:value="1044" office:value-type="float">
            <text:p>1,044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8" office:value="1525" office:value-type="float">
            <text:p>1,525</text:p>
          </table:table-cell>
          <table:table-cell ns41:value-type="float" table:style-name="ce37" office:value="730" office:value-type="float">
            <text:p>730</text:p>
          </table:table-cell>
          <table:table-cell ns41:value-type="float" table:style-name="ce38" office:value="1140" office:value-type="float">
            <text:p>1,140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8" office:value="1944" office:value-type="float">
            <text:p>1,944</text:p>
          </table:table-cell>
          <table:table-cell ns41:value-type="float" table:style-name="ce47" office:value="3469" office:value-type="float">
            <text:p>3,4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4" office:value-type="string">
            <text:p>van 33 tot 34 jaren.</text:p>
          </table:table-cell>
          <table:table-cell table:style-name="Default"/>
          <table:table-cell ns41:value-type="float" table:style-name="ce67" office:value="365" office:value-type="float">
            <text:p>365</text:p>
          </table:table-cell>
          <table:table-cell ns41:value-type="float" table:style-name="ce38" office:value="1142" office:value-type="float">
            <text:p>1,14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8" office:value="1537" office:value-type="float">
            <text:p>1,537</text:p>
          </table:table-cell>
          <table:table-cell ns41:value-type="float" table:style-name="ce37" office:value="634" office:value-type="float">
            <text:p>634</text:p>
          </table:table-cell>
          <table:table-cell ns41:value-type="float" table:style-name="ce38" office:value="1067" office:value-type="float">
            <text:p>1,067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8" office:value="1773" office:value-type="float">
            <text:p>1,773</text:p>
          </table:table-cell>
          <table:table-cell ns41:value-type="float" table:style-name="ce47" office:value="3310" office:value-type="float">
            <text:p>3,3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4" office:value-type="string">
            <text:p>van 34 tot 35 jaren.</text:p>
          </table:table-cell>
          <table:table-cell table:style-name="Default"/>
          <table:table-cell ns41:value-type="float" table:style-name="ce67" office:value="369" office:value-type="float">
            <text:p>369</text:p>
          </table:table-cell>
          <table:table-cell ns41:value-type="float" table:style-name="ce38" office:value="1174" office:value-type="float">
            <text:p>1,174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8" office:value="1584" office:value-type="float">
            <text:p>1,584</text:p>
          </table:table-cell>
          <table:table-cell ns41:value-type="float" table:style-name="ce37" office:value="550" office:value-type="float">
            <text:p>550</text:p>
          </table:table-cell>
          <table:table-cell ns41:value-type="float" table:style-name="ce38" office:value="1122" office:value-type="float">
            <text:p>1,122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8" office:value="1759" office:value-type="float">
            <text:p>1,759</text:p>
          </table:table-cell>
          <table:table-cell ns41:value-type="float" table:style-name="ce47" office:value="3343" office:value-type="float">
            <text:p>3,34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4" office:value-type="string">
            <text:p>van 35 tot 36 jaren.</text:p>
          </table:table-cell>
          <table:table-cell table:style-name="Default"/>
          <table:table-cell ns41:value-type="float" table:style-name="ce67" office:value="277" office:value-type="float">
            <text:p>277</text:p>
          </table:table-cell>
          <table:table-cell ns41:value-type="float" table:style-name="ce38" office:value="1074" office:value-type="float">
            <text:p>1,074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8" office:value="1381" office:value-type="float">
            <text:p>1,381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38" office:value="1079" office:value-type="float">
            <text:p>1,079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8" office:value="1627" office:value-type="float">
            <text:p>1,627</text:p>
          </table:table-cell>
          <table:table-cell ns41:value-type="float" table:style-name="ce47" office:value="3008" office:value-type="float">
            <text:p>3,0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4" office:value-type="string">
            <text:p>van 36 tot 37 jaren.</text:p>
          </table:table-cell>
          <table:table-cell table:style-name="Default"/>
          <table:table-cell ns41:value-type="float" table:style-name="ce67" office:value="283" office:value-type="float">
            <text:p>283</text:p>
          </table:table-cell>
          <table:table-cell ns41:value-type="float" table:style-name="ce38" office:value="1071" office:value-type="float">
            <text:p>1,071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8" office:value="1404" office:value-type="float">
            <text:p>1,404</text:p>
          </table:table-cell>
          <table:table-cell ns41:value-type="float" table:style-name="ce37" office:value="468" office:value-type="float">
            <text:p>468</text:p>
          </table:table-cell>
          <table:table-cell ns41:value-type="float" table:style-name="ce38" office:value="1162" office:value-type="float">
            <text:p>1,162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8" office:value="1731" office:value-type="float">
            <text:p>1,731</text:p>
          </table:table-cell>
          <table:table-cell ns41:value-type="float" table:style-name="ce47" office:value="3135" office:value-type="float">
            <text:p>3,1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4" office:value-type="string">
            <text:p>van 37 tot 38 jaren.</text:p>
          </table:table-cell>
          <table:table-cell table:style-name="Default"/>
          <table:table-cell ns41:value-type="float" table:style-name="ce67" office:value="230" office:value-type="float">
            <text:p>230</text:p>
          </table:table-cell>
          <table:table-cell ns41:value-type="float" table:style-name="ce38" office:value="1133" office:value-type="float">
            <text:p>1,133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8" office:value="1408" office:value-type="float">
            <text:p>1,408</text:p>
          </table:table-cell>
          <table:table-cell ns41:value-type="float" table:style-name="ce37" office:value="410" office:value-type="float">
            <text:p>410</text:p>
          </table:table-cell>
          <table:table-cell ns41:value-type="float" table:style-name="ce38" office:value="1010" office:value-type="float">
            <text:p>1,010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8" office:value="1547" office:value-type="float">
            <text:p>1,547</text:p>
          </table:table-cell>
          <table:table-cell ns41:value-type="float" table:style-name="ce47" office:value="2955" office:value-type="float">
            <text:p>2,9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4" office:value-type="string">
            <text:p>van 38 tot 39 jaren.</text:p>
          </table:table-cell>
          <table:table-cell table:style-name="Default"/>
          <table:table-cell ns41:value-type="float" table:style-name="ce67" office:value="217" office:value-type="float">
            <text:p>217</text:p>
          </table:table-cell>
          <table:table-cell ns41:value-type="float" table:style-name="ce38" office:value="1217" office:value-type="float">
            <text:p>1,217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8" office:value="1477" office:value-type="float">
            <text:p>1,477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38" office:value="1174" office:value-type="float">
            <text:p>1,174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8" office:value="1777" office:value-type="float">
            <text:p>1,777</text:p>
          </table:table-cell>
          <table:table-cell ns41:value-type="float" table:style-name="ce47" office:value="3254" office:value-type="float">
            <text:p>3,2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4" office:value-type="string">
            <text:p>van 39 tot 40 jaren.</text:p>
          </table:table-cell>
          <table:table-cell table:style-name="Default"/>
          <table:table-cell ns41:value-type="float" table:style-name="ce67" office:value="198" office:value-type="float">
            <text:p>198</text:p>
          </table:table-cell>
          <table:table-cell ns41:value-type="float" table:style-name="ce38" office:value="1079" office:value-type="float">
            <text:p>1,079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8" office:value="1326" office:value-type="float">
            <text:p>1,326</text:p>
          </table:table-cell>
          <table:table-cell ns41:value-type="float" table:style-name="ce37" office:value="399" office:value-type="float">
            <text:p>399</text:p>
          </table:table-cell>
          <table:table-cell ns41:value-type="float" table:style-name="ce38" office:value="1158" office:value-type="float">
            <text:p>1,158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8" office:value="1692" office:value-type="float">
            <text:p>1,692</text:p>
          </table:table-cell>
          <table:table-cell ns41:value-type="float" table:style-name="ce47" office:value="3018" office:value-type="float">
            <text:p>3,01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4" office:value-type="string">
            <text:p>van 40 tot 41 jaren.</text:p>
          </table:table-cell>
          <table:table-cell table:style-name="Default"/>
          <table:table-cell ns41:value-type="float" table:style-name="ce67" office:value="196" office:value-type="float">
            <text:p>196</text:p>
          </table:table-cell>
          <table:table-cell ns41:value-type="float" table:style-name="ce38" office:value="1104" office:value-type="float">
            <text:p>1,104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8" office:value="1354" office:value-type="float">
            <text:p>1,354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38" office:value="1112" office:value-type="float">
            <text:p>1,112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8" office:value="1657" office:value-type="float">
            <text:p>1,657</text:p>
          </table:table-cell>
          <table:table-cell ns41:value-type="float" table:style-name="ce47" office:value="3011" office:value-type="float">
            <text:p>3,0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4" office:value-type="string">
            <text:p>van 41 tot 42 jaren.</text:p>
          </table:table-cell>
          <table:table-cell table:style-name="Default"/>
          <table:table-cell ns41:value-type="float" table:style-name="ce67" office:value="152" office:value-type="float">
            <text:p>152</text:p>
          </table:table-cell>
          <table:table-cell ns41:value-type="float" table:style-name="ce37" office:value="931" office:value-type="float">
            <text:p>931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8" office:value="1135" office:value-type="float">
            <text:p>1,135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7" office:value="926" office:value-type="float">
            <text:p>926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8" office:value="1399" office:value-type="float">
            <text:p>1,399</text:p>
          </table:table-cell>
          <table:table-cell ns41:value-type="float" table:style-name="ce47" office:value="2534" office:value-type="float">
            <text:p>2,5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4" office:value-type="string">
            <text:p>van 42 tot 43 jaren.</text:p>
          </table:table-cell>
          <table:table-cell table:style-name="Default"/>
          <table:table-cell ns41:value-type="float" table:style-name="ce67" office:value="166" office:value-type="float">
            <text:p>166</text:p>
          </table:table-cell>
          <table:table-cell ns41:value-type="float" table:style-name="ce38" office:value="1044" office:value-type="float">
            <text:p>1,044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8" office:value="1271" office:value-type="float">
            <text:p>1,271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7" office:value="988" office:value-type="float">
            <text:p>988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8" office:value="1472" office:value-type="float">
            <text:p>1,472</text:p>
          </table:table-cell>
          <table:table-cell ns41:value-type="float" table:style-name="ce47" office:value="2743" office:value-type="float">
            <text:p>2,74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4" office:value-type="string">
            <text:p>van 43 tot 44 jaren.</text:p>
          </table:table-cell>
          <table:table-cell table:style-name="Default"/>
          <table:table-cell ns41:value-type="float" table:style-name="ce67" office:value="126" office:value-type="float">
            <text:p>126</text:p>
          </table:table-cell>
          <table:table-cell ns41:value-type="float" table:style-name="ce38" office:value="1005" office:value-type="float">
            <text:p>1,005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8" office:value="1178" office:value-type="float">
            <text:p>1,178</text:p>
          </table:table-cell>
          <table:table-cell ns41:value-type="float" table:style-name="ce37" office:value="296" office:value-type="float">
            <text:p>296</text:p>
          </table:table-cell>
          <table:table-cell ns41:value-type="float" table:style-name="ce38" office:value="1037" office:value-type="float">
            <text:p>1,037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8" office:value="1498" office:value-type="float">
            <text:p>1,498</text:p>
          </table:table-cell>
          <table:table-cell ns41:value-type="float" table:style-name="ce47" office:value="2676" office:value-type="float">
            <text:p>2,6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4" office:value-type="string">
            <text:p>van 44 tot 45 jaren.</text:p>
          </table:table-cell>
          <table:table-cell table:style-name="Default"/>
          <table:table-cell ns41:value-type="float" table:style-name="ce67" office:value="130" office:value-type="float">
            <text:p>130</text:p>
          </table:table-cell>
          <table:table-cell ns41:value-type="float" table:style-name="ce37" office:value="947" office:value-type="float">
            <text:p>947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8" office:value="1136" office:value-type="float">
            <text:p>1,136</text:p>
          </table:table-cell>
          <table:table-cell ns41:value-type="float" table:style-name="ce37" office:value="287" office:value-type="float">
            <text:p>287</text:p>
          </table:table-cell>
          <table:table-cell ns41:value-type="float" table:style-name="ce38" office:value="1038" office:value-type="float">
            <text:p>1,038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8" office:value="1519" office:value-type="float">
            <text:p>1,519</text:p>
          </table:table-cell>
          <table:table-cell ns41:value-type="float" table:style-name="ce47" office:value="2655" office:value-type="float">
            <text:p>2,6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4" office:value-type="string">
            <text:p>van 45 tot 46 jaren.</text:p>
          </table:table-cell>
          <table:table-cell table:style-name="Default"/>
          <table:table-cell ns41:value-type="float" table:style-name="ce67" office:value="118" office:value-type="float">
            <text:p>118</text:p>
          </table:table-cell>
          <table:table-cell ns41:value-type="float" table:style-name="ce37" office:value="920" office:value-type="float">
            <text:p>920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8" office:value="1106" office:value-type="float">
            <text:p>1,106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7" office:value="945" office:value-type="float">
            <text:p>945</text:p>
          </table:table-cell>
          <table:table-cell ns41:value-type="float" table:style-name="ce37" office:value="200" office:value-type="float">
            <text:p>200</text:p>
          </table:table-cell>
          <table:table-cell ns41:value-type="float" table:style-name="ce38" office:value="1433" office:value-type="float">
            <text:p>1,433</text:p>
          </table:table-cell>
          <table:table-cell ns41:value-type="float" table:style-name="ce47" office:value="2539" office:value-type="float">
            <text:p>2,5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4" office:value-type="string">
            <text:p>van 46 tot 47 jaren.</text:p>
          </table:table-cell>
          <table:table-cell table:style-name="Default"/>
          <table:table-cell ns41:value-type="float" table:style-name="ce67" office:value="116" office:value-type="float">
            <text:p>116</text:p>
          </table:table-cell>
          <table:table-cell ns41:value-type="float" table:style-name="ce37" office:value="956" office:value-type="float">
            <text:p>956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8" office:value="1131" office:value-type="float">
            <text:p>1,131</text:p>
          </table:table-cell>
          <table:table-cell ns41:value-type="float" table:style-name="ce37" office:value="303" office:value-type="float">
            <text:p>303</text:p>
          </table:table-cell>
          <table:table-cell ns41:value-type="float" table:style-name="ce37" office:value="895" office:value-type="float">
            <text:p>895</text:p>
          </table:table-cell>
          <table:table-cell ns41:value-type="float" table:style-name="ce37" office:value="225" office:value-type="float">
            <text:p>225</text:p>
          </table:table-cell>
          <table:table-cell ns41:value-type="float" table:style-name="ce38" office:value="1423" office:value-type="float">
            <text:p>1,423</text:p>
          </table:table-cell>
          <table:table-cell ns41:value-type="float" table:style-name="ce47" office:value="2554" office:value-type="float">
            <text:p>2,5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4" office:value-type="string">
            <text:p>van 47 tot 48 jaren.</text:p>
          </table:table-cell>
          <table:table-cell table:style-name="Default"/>
          <table:table-cell ns41:value-type="float" table:style-name="ce67" office:value="122" office:value-type="float">
            <text:p>122</text:p>
          </table:table-cell>
          <table:table-cell ns41:value-type="float" table:style-name="ce37" office:value="906" office:value-type="float">
            <text:p>906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8" office:value="1092" office:value-type="float">
            <text:p>1,092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769" office:value-type="float">
            <text:p>769</text:p>
          </table:table-cell>
          <table:table-cell ns41:value-type="float" table:style-name="ce37" office:value="235" office:value-type="float">
            <text:p>235</text:p>
          </table:table-cell>
          <table:table-cell ns41:value-type="float" table:style-name="ce38" office:value="1260" office:value-type="float">
            <text:p>1,260</text:p>
          </table:table-cell>
          <table:table-cell ns41:value-type="float" table:style-name="ce47" office:value="2352" office:value-type="float">
            <text:p>2,3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4" office:value-type="string">
            <text:p>van 48 tot 49 jaren.</text:p>
          </table:table-cell>
          <table:table-cell table:style-name="Default"/>
          <table:table-cell ns41:value-type="float" table:style-name="ce67" office:value="108" office:value-type="float">
            <text:p>108</text:p>
          </table:table-cell>
          <table:table-cell ns41:value-type="float" table:style-name="ce37" office:value="832" office:value-type="float">
            <text:p>832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8" office:value="1004" office:value-type="float">
            <text:p>1,004</text:p>
          </table:table-cell>
          <table:table-cell ns41:value-type="float" table:style-name="ce37" office:value="269" office:value-type="float">
            <text:p>269</text:p>
          </table:table-cell>
          <table:table-cell ns41:value-type="float" table:style-name="ce37" office:value="816" office:value-type="float">
            <text:p>816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8" office:value="1343" office:value-type="float">
            <text:p>1,343</text:p>
          </table:table-cell>
          <table:table-cell ns41:value-type="float" table:style-name="ce47" office:value="2347" office:value-type="float">
            <text:p>2,3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4" office:value-type="string">
            <text:p>van 49 tot 50 jaren.</text:p>
          </table:table-cell>
          <table:table-cell table:style-name="Default"/>
          <table:table-cell ns41:value-type="float" table:style-name="ce67" office:value="109" office:value-type="float">
            <text:p>109</text:p>
          </table:table-cell>
          <table:table-cell ns41:value-type="float" table:style-name="ce37" office:value="989" office:value-type="float">
            <text:p>989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8" office:value="1170" office:value-type="float">
            <text:p>1,170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934" office:value-type="float">
            <text:p>934</text:p>
          </table:table-cell>
          <table:table-cell ns41:value-type="float" table:style-name="ce37" office:value="324" office:value-type="float">
            <text:p>324</text:p>
          </table:table-cell>
          <table:table-cell ns41:value-type="float" table:style-name="ce38" office:value="1595" office:value-type="float">
            <text:p>1,595</text:p>
          </table:table-cell>
          <table:table-cell ns41:value-type="float" table:style-name="ce47" office:value="2765" office:value-type="float">
            <text:p>2,7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4" office:value-type="string">
            <text:p>van 50 tot 51 jaren.</text:p>
          </table:table-cell>
          <table:table-cell table:style-name="Default"/>
          <table:table-cell ns41:value-type="float" table:style-name="ce67" office:value="95" office:value-type="float">
            <text:p>95</text:p>
          </table:table-cell>
          <table:table-cell ns41:value-type="float" table:style-name="ce37" office:value="877" office:value-type="float">
            <text:p>877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8" office:value="1047" office:value-type="float">
            <text:p>1,047</text:p>
          </table:table-cell>
          <table:table-cell ns41:value-type="float" table:style-name="ce37" office:value="262" office:value-type="float">
            <text:p>262</text:p>
          </table:table-cell>
          <table:table-cell ns41:value-type="float" table:style-name="ce37" office:value="804" office:value-type="float">
            <text:p>804</text:p>
          </table:table-cell>
          <table:table-cell ns41:value-type="float" table:style-name="ce37" office:value="345" office:value-type="float">
            <text:p>345</text:p>
          </table:table-cell>
          <table:table-cell ns41:value-type="float" table:style-name="ce38" office:value="1411" office:value-type="float">
            <text:p>1,411</text:p>
          </table:table-cell>
          <table:table-cell ns41:value-type="float" table:style-name="ce47" office:value="2458" office:value-type="float">
            <text:p>2,4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table:style-name="ce17"/>
          <table:table-cell ns41:value-type="string" table:style-name="ce24" office:value-type="string">
            <text:p>Over te brengen</text:p>
          </table:table-cell>
          <table:table-cell table:style-name="Default"/>
          <table:table-cell ns41:value-type="float" table:style-name="ce31" office:value="61783" office:value-type="float">
            <text:p>61,783</text:p>
          </table:table-cell>
          <table:table-cell ns41:value-type="float" table:style-name="ce38" office:value="26011" office:value-type="float">
            <text:p>26,011</text:p>
          </table:table-cell>
          <table:table-cell ns41:value-type="float" table:style-name="ce38" office:value="1127" office:value-type="float">
            <text:p>1,127</text:p>
          </table:table-cell>
          <table:table-cell ns41:value-type="float" table:style-name="ce38" office:value="88921" office:value-type="float">
            <text:p>88,921</text:p>
          </table:table-cell>
          <table:table-cell ns41:value-type="float" table:style-name="ce38" office:value="70361" office:value-type="float">
            <text:p>70,361</text:p>
          </table:table-cell>
          <table:table-cell ns41:value-type="float" table:style-name="ce38" office:value="27385" office:value-type="float">
            <text:p>27,385</text:p>
          </table:table-cell>
          <table:table-cell ns41:value-type="float" table:style-name="ce38" office:value="3538" office:value-type="float">
            <text:p>3,538</text:p>
          </table:table-cell>
          <table:table-cell ns41:value-type="float" table:style-name="ce38" office:value="101284" office:value-type="float">
            <text:p>101,284</text:p>
          </table:table-cell>
          <table:table-cell ns41:value-type="float" table:style-name="ce47" office:value="190205" office:value-type="float">
            <text:p>190,2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4" office:value-type="string">
            <text:p>van 51 tot 52 jaren.</text:p>
          </table:table-cell>
          <table:table-cell table:style-name="Default"/>
          <table:table-cell ns41:value-type="float" table:style-name="ce67" office:value="79" office:value-type="float">
            <text:p>79</text:p>
          </table:table-cell>
          <table:table-cell ns41:value-type="float" table:style-name="ce37" office:value="806" office:value-type="float">
            <text:p>806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963" office:value-type="float">
            <text:p>963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771" office:value-type="float">
            <text:p>771</text:p>
          </table:table-cell>
          <table:table-cell ns41:value-type="float" table:style-name="ce37" office:value="295" office:value-type="float">
            <text:p>295</text:p>
          </table:table-cell>
          <table:table-cell ns41:value-type="float" table:style-name="ce38" office:value="1282" office:value-type="float">
            <text:p>1,282</text:p>
          </table:table-cell>
          <table:table-cell ns41:value-type="float" table:style-name="ce47" office:value="2245" office:value-type="float">
            <text:p>2,2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4" office:value-type="string">
            <text:p>van 52 tot 53 jaren.</text:p>
          </table:table-cell>
          <table:table-cell table:style-name="Default"/>
          <table:table-cell ns41:value-type="float" table:style-name="ce67" office:value="66" office:value-type="float">
            <text:p>66</text:p>
          </table:table-cell>
          <table:table-cell ns41:value-type="float" table:style-name="ce37" office:value="738" office:value-type="float">
            <text:p>738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891" office:value-type="float">
            <text:p>891</text:p>
          </table:table-cell>
          <table:table-cell ns41:value-type="float" table:style-name="ce37" office:value="245" office:value-type="float">
            <text:p>245</text:p>
          </table:table-cell>
          <table:table-cell ns41:value-type="float" table:style-name="ce37" office:value="664" office:value-type="float">
            <text:p>664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8" office:value="1197" office:value-type="float">
            <text:p>1,197</text:p>
          </table:table-cell>
          <table:table-cell ns41:value-type="float" table:style-name="ce47" office:value="2088" office:value-type="float">
            <text:p>2,08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4" office:value-type="string">
            <text:p>van 53 tot 54 jaren.</text:p>
          </table:table-cell>
          <table:table-cell table:style-name="Default"/>
          <table:table-cell ns41:value-type="float" table:style-name="ce67" office:value="74" office:value-type="float">
            <text:p>74</text:p>
          </table:table-cell>
          <table:table-cell ns41:value-type="float" table:style-name="ce37" office:value="604" office:value-type="float">
            <text:p>604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747" office:value-type="float">
            <text:p>747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571" office:value-type="float">
            <text:p>571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8" office:value="1066" office:value-type="float">
            <text:p>1,066</text:p>
          </table:table-cell>
          <table:table-cell ns41:value-type="float" table:style-name="ce47" office:value="1813" office:value-type="float">
            <text:p>1,8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4" office:value-type="string">
            <text:p>van 54 tot 55 jaren.</text:p>
          </table:table-cell>
          <table:table-cell table:style-name="Default"/>
          <table:table-cell ns41:value-type="float" table:style-name="ce67" office:value="59" office:value-type="float">
            <text:p>59</text:p>
          </table:table-cell>
          <table:table-cell ns41:value-type="float" table:style-name="ce37" office:value="612" office:value-type="float">
            <text:p>612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752" office:value-type="float">
            <text:p>752</text:p>
          </table:table-cell>
          <table:table-cell ns41:value-type="float" table:style-name="ce37" office:value="282" office:value-type="float">
            <text:p>282</text:p>
          </table:table-cell>
          <table:table-cell ns41:value-type="float" table:style-name="ce37" office:value="605" office:value-type="float">
            <text:p>605</text:p>
          </table:table-cell>
          <table:table-cell ns41:value-type="float" table:style-name="ce37" office:value="343" office:value-type="float">
            <text:p>343</text:p>
          </table:table-cell>
          <table:table-cell ns41:value-type="float" table:style-name="ce38" office:value="1230" office:value-type="float">
            <text:p>1,230</text:p>
          </table:table-cell>
          <table:table-cell ns41:value-type="float" table:style-name="ce47" office:value="1982" office:value-type="float">
            <text:p>1,98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4" office:value-type="string">
            <text:p>van 55 tot 56 jaren.</text:p>
          </table:table-cell>
          <table:table-cell table:style-name="Default"/>
          <table:table-cell ns41:value-type="float" table:style-name="ce67" office:value="67" office:value-type="float">
            <text:p>67</text:p>
          </table:table-cell>
          <table:table-cell ns41:value-type="float" table:style-name="ce37" office:value="580" office:value-type="float">
            <text:p>580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733" office:value-type="float">
            <text:p>733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530" office:value-type="float">
            <text:p>530</text:p>
          </table:table-cell>
          <table:table-cell ns41:value-type="float" table:style-name="ce37" office:value="282" office:value-type="float">
            <text:p>282</text:p>
          </table:table-cell>
          <table:table-cell ns41:value-type="float" table:style-name="ce38" office:value="1042" office:value-type="float">
            <text:p>1,042</text:p>
          </table:table-cell>
          <table:table-cell ns41:value-type="float" table:style-name="ce47" office:value="1775" office:value-type="float">
            <text:p>1,7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4" office:value-type="string">
            <text:p>van 56 tot 57 jaren.</text:p>
          </table:table-cell>
          <table:table-cell table:style-name="Default"/>
          <table:table-cell ns41:value-type="float" table:style-name="ce67" office:value="66" office:value-type="float">
            <text:p>66</text:p>
          </table:table-cell>
          <table:table-cell ns41:value-type="float" table:style-name="ce37" office:value="551" office:value-type="float">
            <text:p>551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711" office:value-type="float">
            <text:p>711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538" office:value-type="float">
            <text:p>538</text:p>
          </table:table-cell>
          <table:table-cell ns41:value-type="float" table:style-name="ce37" office:value="347" office:value-type="float">
            <text:p>347</text:p>
          </table:table-cell>
          <table:table-cell ns41:value-type="float" table:style-name="ce38" office:value="1081" office:value-type="float">
            <text:p>1,081</text:p>
          </table:table-cell>
          <table:table-cell ns41:value-type="float" table:style-name="ce47" office:value="1792" office:value-type="float">
            <text:p>1,79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4" office:value-type="string">
            <text:p>van 57 tot 58 jaren.</text:p>
          </table:table-cell>
          <table:table-cell table:style-name="Default"/>
          <table:table-cell ns41:value-type="float" table:style-name="ce67" office:value="61" office:value-type="float">
            <text:p>61</text:p>
          </table:table-cell>
          <table:table-cell ns41:value-type="float" table:style-name="ce37" office:value="596" office:value-type="float">
            <text:p>596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728" office:value-type="float">
            <text:p>728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8" office:value="1051" office:value-type="float">
            <text:p>1,051</text:p>
          </table:table-cell>
          <table:table-cell ns41:value-type="float" table:style-name="ce47" office:value="1779" office:value-type="float">
            <text:p>1,7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4" office:value-type="string">
            <text:p>van 58 tot 59 jaren.</text:p>
          </table:table-cell>
          <table:table-cell table:style-name="Default"/>
          <table:table-cell ns41:value-type="float" table:style-name="ce67" office:value="56" office:value-type="float">
            <text:p>56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622" office:value-type="float">
            <text:p>622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7" office:value="425" office:value-type="float">
            <text:p>425</text:p>
          </table:table-cell>
          <table:table-cell ns41:value-type="float" table:style-name="ce37" office:value="313" office:value-type="float">
            <text:p>313</text:p>
          </table:table-cell>
          <table:table-cell ns41:value-type="float" table:style-name="ce37" office:value="937" office:value-type="float">
            <text:p>937</text:p>
          </table:table-cell>
          <table:table-cell ns41:value-type="float" table:style-name="ce47" office:value="1559" office:value-type="float">
            <text:p>1,5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4" office:value-type="string">
            <text:p>van 59 tot 60 jaren.</text:p>
          </table:table-cell>
          <table:table-cell table:style-name="Default"/>
          <table:table-cell ns41:value-type="float" table:style-name="ce67" office:value="59" office:value-type="float">
            <text:p>59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577" office:value-type="float">
            <text:p>577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405" office:value-type="float">
            <text:p>405</text:p>
          </table:table-cell>
          <table:table-cell ns41:value-type="float" table:style-name="ce37" office:value="365" office:value-type="float">
            <text:p>365</text:p>
          </table:table-cell>
          <table:table-cell ns41:value-type="float" table:style-name="ce37" office:value="968" office:value-type="float">
            <text:p>968</text:p>
          </table:table-cell>
          <table:table-cell ns41:value-type="float" table:style-name="ce47" office:value="1545" office:value-type="float">
            <text:p>1,5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4" office:value-type="string">
            <text:p>van 60 tot 61 jaren.</text:p>
          </table:table-cell>
          <table:table-cell table:style-name="Default"/>
          <table:table-cell ns41:value-type="float" table:style-name="ce67" office:value="52" office:value-type="float">
            <text:p>52</text:p>
          </table:table-cell>
          <table:table-cell ns41:value-type="float" table:style-name="ce37" office:value="450" office:value-type="float">
            <text:p>450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580" office:value-type="float">
            <text:p>580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382" office:value-type="float">
            <text:p>382</text:p>
          </table:table-cell>
          <table:table-cell ns41:value-type="float" table:style-name="ce37" office:value="400" office:value-type="float">
            <text:p>400</text:p>
          </table:table-cell>
          <table:table-cell ns41:value-type="float" table:style-name="ce38" office:value="1038" office:value-type="float">
            <text:p>1,038</text:p>
          </table:table-cell>
          <table:table-cell ns41:value-type="float" table:style-name="ce47" office:value="1618" office:value-type="float">
            <text:p>1,61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4" office:value-type="string">
            <text:p>van 61 tot 62 jaren.</text:p>
          </table:table-cell>
          <table:table-cell table:style-name="Default"/>
          <table:table-cell ns41:value-type="float" table:style-name="ce67" office:value="41" office:value-type="float">
            <text:p>41</text:p>
          </table:table-cell>
          <table:table-cell ns41:value-type="float" table:style-name="ce37" office:value="403" office:value-type="float">
            <text:p>403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549" office:value-type="float">
            <text:p>549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7" office:value="374" office:value-type="float">
            <text:p>374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882" office:value-type="float">
            <text:p>882</text:p>
          </table:table-cell>
          <table:table-cell ns41:value-type="float" table:style-name="ce47" office:value="1431" office:value-type="float">
            <text:p>1,4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4" office:value-type="string">
            <text:p>van 62 tot 63 jaren.</text:p>
          </table:table-cell>
          <table:table-cell table:style-name="Default"/>
          <table:table-cell ns41:value-type="float" table:style-name="ce67" office:value="41" office:value-type="float">
            <text:p>41</text:p>
          </table:table-cell>
          <table:table-cell ns41:value-type="float" table:style-name="ce37" office:value="417" office:value-type="float">
            <text:p>417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554" office:value-type="float">
            <text:p>554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336" office:value-type="float">
            <text:p>336</text:p>
          </table:table-cell>
          <table:table-cell ns41:value-type="float" table:style-name="ce37" office:value="396" office:value-type="float">
            <text:p>396</text:p>
          </table:table-cell>
          <table:table-cell ns41:value-type="float" table:style-name="ce37" office:value="935" office:value-type="float">
            <text:p>935</text:p>
          </table:table-cell>
          <table:table-cell ns41:value-type="float" table:style-name="ce47" office:value="1489" office:value-type="float">
            <text:p>1,4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4" office:value-type="string">
            <text:p>van 63 tot 64 jaren.</text:p>
          </table:table-cell>
          <table:table-cell table:style-name="Default"/>
          <table:table-cell ns41:value-type="float" table:style-name="ce67" office:value="38" office:value-type="float">
            <text:p>38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501" office:value-type="float">
            <text:p>501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37" office:value="378" office:value-type="float">
            <text:p>378</text:p>
          </table:table-cell>
          <table:table-cell ns41:value-type="float" table:style-name="ce37" office:value="855" office:value-type="float">
            <text:p>855</text:p>
          </table:table-cell>
          <table:table-cell ns41:value-type="float" table:style-name="ce47" office:value="1356" office:value-type="float">
            <text:p>1,3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4" office:value-type="string">
            <text:p>van 64 tot 65 jaren.</text:p>
          </table:table-cell>
          <table:table-cell table:style-name="Default"/>
          <table:table-cell ns41:value-type="float" table:style-name="ce67" office:value="33" office:value-type="float">
            <text:p>33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37" office:value="251" office:value-type="float">
            <text:p>251</text:p>
          </table:table-cell>
          <table:table-cell ns41:value-type="float" table:style-name="ce37" office:value="345" office:value-type="float">
            <text:p>345</text:p>
          </table:table-cell>
          <table:table-cell ns41:value-type="float" table:style-name="ce37" office:value="768" office:value-type="float">
            <text:p>768</text:p>
          </table:table-cell>
          <table:table-cell ns41:value-type="float" table:style-name="ce47" office:value="1217" office:value-type="float">
            <text:p>1,2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4" office:value-type="string">
            <text:p>van 65 tot 66 jaren.</text:p>
          </table:table-cell>
          <table:table-cell table:style-name="Default"/>
          <table:table-cell ns41:value-type="float" table:style-name="ce67" office:value="42" office:value-type="float">
            <text:p>42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414" office:value-type="float">
            <text:p>414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239" office:value-type="float">
            <text:p>239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726" office:value-type="float">
            <text:p>726</text:p>
          </table:table-cell>
          <table:table-cell ns41:value-type="float" table:style-name="ce47" office:value="1140" office:value-type="float">
            <text:p>1,1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4" office:value-type="string">
            <text:p>van 66 tot 67 jaren.</text:p>
          </table:table-cell>
          <table:table-cell table:style-name="Default"/>
          <table:table-cell ns41:value-type="float" table:style-name="ce67" office:value="32" office:value-type="float">
            <text:p>32</text:p>
          </table:table-cell>
          <table:table-cell ns41:value-type="float" table:style-name="ce37" office:value="244" office:value-type="float">
            <text:p>244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269" office:value-type="float">
            <text:p>269</text:p>
          </table:table-cell>
          <table:table-cell ns41:value-type="float" table:style-name="ce37" office:value="581" office:value-type="float">
            <text:p>581</text:p>
          </table:table-cell>
          <table:table-cell ns41:value-type="float" table:style-name="ce68" office:value="939" office:value-type="float">
            <text:p>9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4" office:value-type="string">
            <text:p>van 67 tot 68 jaren.</text:p>
          </table:table-cell>
          <table:table-cell table:style-name="Default"/>
          <table:table-cell ns41:value-type="float" table:style-name="ce67" office:value="16" office:value-type="float">
            <text:p>16</text:p>
          </table:table-cell>
          <table:table-cell ns41:value-type="float" table:style-name="ce37" office:value="192" office:value-type="float">
            <text:p>192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7" office:value="541" office:value-type="float">
            <text:p>541</text:p>
          </table:table-cell>
          <table:table-cell ns41:value-type="float" table:style-name="ce68" office:value="812" office:value-type="float">
            <text:p>8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4" office:value-type="string">
            <text:p>van 68 tot 69 jaren.</text:p>
          </table:table-cell>
          <table:table-cell table:style-name="Default"/>
          <table:table-cell ns41:value-type="float" table:style-name="ce67" office:value="29" office:value-type="float">
            <text:p>29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241" office:value-type="float">
            <text:p>241</text:p>
          </table:table-cell>
          <table:table-cell ns41:value-type="float" table:style-name="ce37" office:value="458" office:value-type="float">
            <text:p>458</text:p>
          </table:table-cell>
          <table:table-cell ns41:value-type="float" table:style-name="ce68" office:value="730" office:value-type="float">
            <text:p>7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4" office:value-type="string">
            <text:p>van 69 tot 70 jaren.</text:p>
          </table:table-cell>
          <table:table-cell table:style-name="Default"/>
          <table:table-cell ns41:value-type="float" table:style-name="ce67" office:value="25" office:value-type="float">
            <text:p>25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7" office:value="267" office:value-type="float">
            <text:p>267</text:p>
          </table:table-cell>
          <table:table-cell ns41:value-type="float" table:style-name="ce37" office:value="503" office:value-type="float">
            <text:p>503</text:p>
          </table:table-cell>
          <table:table-cell ns41:value-type="float" table:style-name="ce68" office:value="776" office:value-type="float">
            <text:p>7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4" office:value-type="string">
            <text:p>van 70 tot 71 jaren.</text:p>
          </table:table-cell>
          <table:table-cell table:style-name="Default"/>
          <table:table-cell ns41:value-type="float" table:style-name="ce67" office:value="22" office:value-type="float">
            <text:p>22</text:p>
          </table:table-cell>
          <table:table-cell ns41:value-type="float" table:style-name="ce37" office:value="181" office:value-type="float">
            <text:p>181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68" office:value="780" office:value-type="float">
            <text:p>7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4" office:value-type="string">
            <text:p>van 71 tot 72 jaren.</text:p>
          </table:table-cell>
          <table:table-cell table:style-name="Default"/>
          <table:table-cell ns41:value-type="float" table:style-name="ce67" office:value="21" office:value-type="float">
            <text:p>21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68" office:value="590" office:value-type="float">
            <text:p>5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4" office:value-type="string">
            <text:p>van 72 tot 73 jaren.</text:p>
          </table:table-cell>
          <table:table-cell table:style-name="Default"/>
          <table:table-cell ns41:value-type="float" table:style-name="ce67" office:value="17" office:value-type="float">
            <text:p>17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248" office:value-type="float">
            <text:p>248</text:p>
          </table:table-cell>
          <table:table-cell ns41:value-type="float" table:style-name="ce37" office:value="397" office:value-type="float">
            <text:p>397</text:p>
          </table:table-cell>
          <table:table-cell ns41:value-type="float" table:style-name="ce68" office:value="575" office:value-type="float">
            <text:p>5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4" office:value-type="string">
            <text:p>van 73 tot 74 jaren.</text:p>
          </table:table-cell>
          <table:table-cell table:style-name="Default"/>
          <table:table-cell ns41:value-type="float" table:style-name="ce67" office:value="17" office:value-type="float">
            <text:p>17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300" office:value-type="float">
            <text:p>300</text:p>
          </table:table-cell>
          <table:table-cell ns41:value-type="float" table:style-name="ce68" office:value="458" office:value-type="float">
            <text:p>4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4" office:value-type="string">
            <text:p>van 74 tot 75 jaren.</text:p>
          </table:table-cell>
          <table:table-cell table:style-name="Default"/>
          <table:table-cell ns41:value-type="float" table:style-name="ce67" office:value="18" office:value-type="float">
            <text:p>18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68" office:value="475" office:value-type="float">
            <text:p>4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4" office:value-type="string">
            <text:p>van 75 tot 76 jaren.</text:p>
          </table:table-cell>
          <table:table-cell table:style-name="Default"/>
          <table:table-cell ns41:value-type="float" table:style-name="ce67" office:value="15" office:value-type="float">
            <text:p>15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68" office:value="431" office:value-type="float">
            <text:p>4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4" office:value-type="string">
            <text:p>van 76 tot 77 jaren.</text:p>
          </table:table-cell>
          <table:table-cell table:style-name="Default"/>
          <table:table-cell ns41:value-type="float" table:style-name="ce67" office:value="5" office:value-type="float">
            <text:p>5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68" office:value="367" office:value-type="float">
            <text:p>3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4" office:value-type="string">
            <text:p>van 77 tot 78 jaren.</text:p>
          </table:table-cell>
          <table:table-cell table:style-name="Default"/>
          <table:table-cell ns41:value-type="float" table:style-name="ce67" office:value="7" office:value-type="float">
            <text:p>7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243" office:value-type="float">
            <text:p>243</text:p>
          </table:table-cell>
          <table:table-cell ns41:value-type="float" table:style-name="ce68" office:value="354" office:value-type="float">
            <text:p>3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4" office:value-type="string">
            <text:p>van 78 tot 79 jaren.</text:p>
          </table:table-cell>
          <table:table-cell table:style-name="Default"/>
          <table:table-cell ns41:value-type="float" table:style-name="ce67" office:value="7" office:value-type="float">
            <text:p>7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180" office:value-type="float">
            <text:p>180</text:p>
          </table:table-cell>
          <table:table-cell ns41:value-type="float" table:style-name="ce68" office:value="268" office:value-type="float">
            <text:p>2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4" office:value-type="string">
            <text:p>van 79 tot 80 jaren.</text:p>
          </table:table-cell>
          <table:table-cell table:style-name="Default"/>
          <table:table-cell ns41:value-type="float" table:style-name="ce67" office:value="12" office:value-type="float">
            <text:p>1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68" office:value="297" office:value-type="float">
            <text:p>2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4" office:value-type="string">
            <text:p>van 80 tot 81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68" office:value="255" office:value-type="float">
            <text:p>2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4" office:value-type="string">
            <text:p>van 81 tot 82 jaren.</text:p>
          </table:table-cell>
          <table:table-cell table:style-name="Default"/>
          <table:table-cell ns41:value-type="float" table:style-name="ce67" office:value="8" office:value-type="float">
            <text:p>8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68" office:value="170" office:value-type="float">
            <text:p>1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4" office:value-type="string">
            <text:p>van 82 tot 83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68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4" office:value-type="string">
            <text:p>van 83 tot 84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68" office:value="141" office:value-type="float">
            <text:p>1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4" office:value-type="string">
            <text:p>van 84 tot 85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68" office:value="100" office:value-type="float">
            <text:p>10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4" office:value-type="string">
            <text:p>van 85 tot 86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68" office:value="80" office:value-type="float">
            <text:p>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4" office:value-type="string">
            <text:p>van 86 tot 87 jaren.</text:p>
          </table:table-cell>
          <table:table-cell table:style-name="Default"/>
          <table:table-cell ns41:value-type="float" table:style-name="ce67" office:value="6" office:value-type="float">
            <text:p>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68" office:value="60" office:value-type="float">
            <text:p>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4" office:value-type="string">
            <text:p>van 87 tot 88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68" office:value="44" office:value-type="float">
            <text:p>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4" office:value-type="string">
            <text:p>van 88 tot 89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68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4" office:value-type="string">
            <text:p>van 89 tot 90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" office:value-type="float">
            <text:p>8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68" office:value="35" office:value-type="float">
            <text:p>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4" office:value-type="string">
            <text:p>van 90 tot 91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68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4" office:value-type="string">
            <text:p>van 91 tot 92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68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4" office:value-type="string">
            <text:p>van 92 tot 93 jaren.</text:p>
          </table:table-cell>
          <table:table-cell table:style-name="Default"/>
          <table:table-cell table:style-name="ce67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68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4" office:value-type="string">
            <text:p>van 93 tot 94 jaren.</text:p>
          </table:table-cell>
          <table:table-cell table:style-name="Default"/>
          <table:table-cell table:style-name="ce6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68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4" office:value-type="string">
            <text:p>van 94 tot 95 jaren.</text:p>
          </table:table-cell>
          <table:table-cell table:style-name="Default"/>
          <table:table-cell table:style-name="ce67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68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4" office:value-type="string">
            <text:p>van 95 tot 96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68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4" office:value-type="string">
            <text:p>van 96 tot 97 jaren.</text:p>
          </table:table-cell>
          <table:table-cell table:style-name="Default"/>
          <table:table-cell table:style-name="ce67"/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4" office:value-type="string">
            <text:p>van 97 tot 98 jaren.</text:p>
          </table:table-cell>
          <table:table-cell table:style-name="Default"/>
          <table:table-cell table:style-name="ce67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table:style-name="ce68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4" office:value-type="string">
            <text:p>van 98 tot 99 jaren.</text:p>
          </table:table-cell>
          <table:table-cell table:style-name="Default"/>
          <table:table-cell table:style-name="ce67"/>
          <table:table-cell table:style-name="ce37" table:number-columns-repeated="3"/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4" office:value-type="string">
            <text:p>van 99 tot 100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4" office:value-type="string">
            <text:p>van 100 en daarbov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table:style-name="ce17"/>
          <table:table-cell ns41:value-type="string" table:style-name="ce24" office:value-type="string">
            <text:p>Onbekende ouderdom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AMSTERDAM.</text:p>
          </table:table-cell>
          <table:table-cell table:style-name="ce17"/>
          <table:table-cell ns41:value-type="string" table:style-name="ce24" office:value-type="string">
            <text:p>TOTAAL</text:p>
          </table:table-cell>
          <table:table-cell table:style-name="Default"/>
          <table:table-cell ns41:value-type="float" table:style-name="ce31" office:value="62908" office:value-type="float">
            <text:p>62,908</text:p>
          </table:table-cell>
          <table:table-cell ns41:value-type="float" table:style-name="ce38" office:value="35375" office:value-type="float">
            <text:p>35,375</text:p>
          </table:table-cell>
          <table:table-cell ns41:value-type="float" table:style-name="ce38" office:value="3573" office:value-type="float">
            <text:p>3,573</text:p>
          </table:table-cell>
          <table:table-cell ns41:value-type="float" table:style-name="ce38" office:value="101856" office:value-type="float">
            <text:p>101,856</text:p>
          </table:table-cell>
          <table:table-cell ns41:value-type="float" table:style-name="ce38" office:value="74715" office:value-type="float">
            <text:p>74,715</text:p>
          </table:table-cell>
          <table:table-cell ns41:value-type="float" table:style-name="ce38" office:value="35514" office:value-type="float">
            <text:p>35,514</text:p>
          </table:table-cell>
          <table:table-cell ns41:value-type="float" table:style-name="ce38" office:value="11950" office:value-type="float">
            <text:p>11,950</text:p>
          </table:table-cell>
          <table:table-cell ns41:value-type="float" table:style-name="ce38" office:value="122179" office:value-type="float">
            <text:p>122,179</text:p>
          </table:table-cell>
          <table:table-cell ns41:value-type="float" table:style-name="ce47" office:value="224035" office:value-type="float">
            <text:p>224,0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4" office:value-type="string">
            <text:p>Beneden het jaar.</text:p>
          </table:table-cell>
          <table:table-cell table:style-name="Default"/>
          <table:table-cell ns41:value-type="float" table:style-name="ce67" office:value="341" office:value-type="float">
            <text:p>341</text:p>
          </table:table-cell>
          <table:table-cell table:style-name="ce37" table:number-columns-repeated="2"/>
          <table:table-cell ns41:value-type="float" table:style-name="ce37" office:value="341" office:value-type="float">
            <text:p>341</text:p>
          </table:table-cell>
          <table:table-cell ns41:value-type="float" table:style-name="ce37" office:value="315" office:value-type="float">
            <text:p>315</text:p>
          </table:table-cell>
          <table:table-cell table:style-name="ce37" table:number-columns-repeated="2"/>
          <table:table-cell ns41:value-type="float" table:style-name="ce37" office:value="315" office:value-type="float">
            <text:p>315</text:p>
          </table:table-cell>
          <table:table-cell ns41:value-type="float" table:style-name="ce68" office:value="656" office:value-type="float">
            <text:p>6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4" office:value-type="string">
            <text:p>van 1 tot 2 jaren.</text:p>
          </table:table-cell>
          <table:table-cell table:style-name="Default"/>
          <table:table-cell ns41:value-type="float" table:style-name="ce67" office:value="298" office:value-type="float">
            <text:p>298</text:p>
          </table:table-cell>
          <table:table-cell table:style-name="ce37" table:number-columns-repeated="2"/>
          <table:table-cell ns41:value-type="float" table:style-name="ce37" office:value="298" office:value-type="float">
            <text:p>298</text:p>
          </table:table-cell>
          <table:table-cell ns41:value-type="float" table:style-name="ce37" office:value="267" office:value-type="float">
            <text:p>267</text:p>
          </table:table-cell>
          <table:table-cell table:style-name="ce37" table:number-columns-repeated="2"/>
          <table:table-cell ns41:value-type="float" table:style-name="ce37" office:value="267" office:value-type="float">
            <text:p>267</text:p>
          </table:table-cell>
          <table:table-cell ns41:value-type="float" table:style-name="ce68" office:value="565" office:value-type="float">
            <text:p>5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4" office:value-type="string">
            <text:p>van 2 tot 3 jaren.</text:p>
          </table:table-cell>
          <table:table-cell table:style-name="Default"/>
          <table:table-cell ns41:value-type="float" table:style-name="ce67" office:value="291" office:value-type="float">
            <text:p>291</text:p>
          </table:table-cell>
          <table:table-cell table:style-name="ce37" table:number-columns-repeated="2"/>
          <table:table-cell ns41:value-type="float" table:style-name="ce37" office:value="291" office:value-type="float">
            <text:p>291</text:p>
          </table:table-cell>
          <table:table-cell ns41:value-type="float" table:style-name="ce37" office:value="301" office:value-type="float">
            <text:p>301</text:p>
          </table:table-cell>
          <table:table-cell table:style-name="ce37" table:number-columns-repeated="2"/>
          <table:table-cell ns41:value-type="float" table:style-name="ce37" office:value="301" office:value-type="float">
            <text:p>301</text:p>
          </table:table-cell>
          <table:table-cell ns41:value-type="float" table:style-name="ce68" office:value="592" office:value-type="float">
            <text:p>59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4" office:value-type="string">
            <text:p>van 3 tot 4 jaren.</text:p>
          </table:table-cell>
          <table:table-cell table:style-name="Default"/>
          <table:table-cell ns41:value-type="float" table:style-name="ce67" office:value="268" office:value-type="float">
            <text:p>268</text:p>
          </table:table-cell>
          <table:table-cell table:style-name="ce37" table:number-columns-repeated="2"/>
          <table:table-cell ns41:value-type="float" table:style-name="ce37" office:value="268" office:value-type="float">
            <text:p>268</text:p>
          </table:table-cell>
          <table:table-cell ns41:value-type="float" table:style-name="ce37" office:value="276" office:value-type="float">
            <text:p>276</text:p>
          </table:table-cell>
          <table:table-cell table:style-name="ce37" table:number-columns-repeated="2"/>
          <table:table-cell ns41:value-type="float" table:style-name="ce37" office:value="276" office:value-type="float">
            <text:p>276</text:p>
          </table:table-cell>
          <table:table-cell ns41:value-type="float" table:style-name="ce68" office:value="544" office:value-type="float">
            <text:p>5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4" office:value-type="string">
            <text:p>van 4 tot 5 jaren.</text:p>
          </table:table-cell>
          <table:table-cell table:style-name="Default"/>
          <table:table-cell ns41:value-type="float" table:style-name="ce67" office:value="311" office:value-type="float">
            <text:p>311</text:p>
          </table:table-cell>
          <table:table-cell table:style-name="ce37" table:number-columns-repeated="2"/>
          <table:table-cell ns41:value-type="float" table:style-name="ce37" office:value="311" office:value-type="float">
            <text:p>311</text:p>
          </table:table-cell>
          <table:table-cell ns41:value-type="float" table:style-name="ce37" office:value="289" office:value-type="float">
            <text:p>289</text:p>
          </table:table-cell>
          <table:table-cell table:style-name="ce37" table:number-columns-repeated="2"/>
          <table:table-cell ns41:value-type="float" table:style-name="ce37" office:value="289" office:value-type="float">
            <text:p>289</text:p>
          </table:table-cell>
          <table:table-cell ns41:value-type="float" table:style-name="ce68" office:value="600" office:value-type="float">
            <text:p>60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4" office:value-type="string">
            <text:p>van 5 tot 6 jaren.</text:p>
          </table:table-cell>
          <table:table-cell table:style-name="Default"/>
          <table:table-cell ns41:value-type="float" table:style-name="ce67" office:value="305" office:value-type="float">
            <text:p>305</text:p>
          </table:table-cell>
          <table:table-cell table:style-name="ce37" table:number-columns-repeated="2"/>
          <table:table-cell ns41:value-type="float" table:style-name="ce37" office:value="305" office:value-type="float">
            <text:p>305</text:p>
          </table:table-cell>
          <table:table-cell ns41:value-type="float" table:style-name="ce37" office:value="291" office:value-type="float">
            <text:p>291</text:p>
          </table:table-cell>
          <table:table-cell table:style-name="ce37" table:number-columns-repeated="2"/>
          <table:table-cell ns41:value-type="float" table:style-name="ce37" office:value="291" office:value-type="float">
            <text:p>291</text:p>
          </table:table-cell>
          <table:table-cell ns41:value-type="float" table:style-name="ce68" office:value="596" office:value-type="float">
            <text:p>5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4" office:value-type="string">
            <text:p>van 6 tot 7 jaren.</text:p>
          </table:table-cell>
          <table:table-cell table:style-name="Default"/>
          <table:table-cell ns41:value-type="float" table:style-name="ce67" office:value="314" office:value-type="float">
            <text:p>314</text:p>
          </table:table-cell>
          <table:table-cell table:style-name="ce37" table:number-columns-repeated="2"/>
          <table:table-cell ns41:value-type="float" table:style-name="ce37" office:value="314" office:value-type="float">
            <text:p>314</text:p>
          </table:table-cell>
          <table:table-cell ns41:value-type="float" table:style-name="ce37" office:value="303" office:value-type="float">
            <text:p>303</text:p>
          </table:table-cell>
          <table:table-cell table:style-name="ce37" table:number-columns-repeated="2"/>
          <table:table-cell ns41:value-type="float" table:style-name="ce37" office:value="303" office:value-type="float">
            <text:p>303</text:p>
          </table:table-cell>
          <table:table-cell ns41:value-type="float" table:style-name="ce68" office:value="617" office:value-type="float">
            <text:p>6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4" office:value-type="string">
            <text:p>van 7 tot 8 jaren.</text:p>
          </table:table-cell>
          <table:table-cell table:style-name="Default"/>
          <table:table-cell ns41:value-type="float" table:style-name="ce67" office:value="254" office:value-type="float">
            <text:p>254</text:p>
          </table:table-cell>
          <table:table-cell table:style-name="ce37" table:number-columns-repeated="2"/>
          <table:table-cell ns41:value-type="float" table:style-name="ce37" office:value="254" office:value-type="float">
            <text:p>254</text:p>
          </table:table-cell>
          <table:table-cell ns41:value-type="float" table:style-name="ce37" office:value="293" office:value-type="float">
            <text:p>293</text:p>
          </table:table-cell>
          <table:table-cell table:style-name="ce37" table:number-columns-repeated="2"/>
          <table:table-cell ns41:value-type="float" table:style-name="ce37" office:value="293" office:value-type="float">
            <text:p>293</text:p>
          </table:table-cell>
          <table:table-cell ns41:value-type="float" table:style-name="ce68" office:value="547" office:value-type="float">
            <text:p>5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4" office:value-type="string">
            <text:p>van 8 tot 9 jaren.</text:p>
          </table:table-cell>
          <table:table-cell table:style-name="Default"/>
          <table:table-cell ns41:value-type="float" table:style-name="ce67" office:value="237" office:value-type="float">
            <text:p>237</text:p>
          </table:table-cell>
          <table:table-cell table:style-name="ce37" table:number-columns-repeated="2"/>
          <table:table-cell ns41:value-type="float" table:style-name="ce37" office:value="237" office:value-type="float">
            <text:p>237</text:p>
          </table:table-cell>
          <table:table-cell ns41:value-type="float" table:style-name="ce37" office:value="290" office:value-type="float">
            <text:p>290</text:p>
          </table:table-cell>
          <table:table-cell table:style-name="ce37" table:number-columns-repeated="2"/>
          <table:table-cell ns41:value-type="float" table:style-name="ce37" office:value="290" office:value-type="float">
            <text:p>290</text:p>
          </table:table-cell>
          <table:table-cell ns41:value-type="float" table:style-name="ce68" office:value="527" office:value-type="float">
            <text:p>5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4" office:value-type="string">
            <text:p>van 9 tot 10 jaren.</text:p>
          </table:table-cell>
          <table:table-cell table:style-name="Default"/>
          <table:table-cell ns41:value-type="float" table:style-name="ce67" office:value="297" office:value-type="float">
            <text:p>297</text:p>
          </table:table-cell>
          <table:table-cell table:style-name="ce37" table:number-columns-repeated="2"/>
          <table:table-cell ns41:value-type="float" table:style-name="ce37" office:value="297" office:value-type="float">
            <text:p>297</text:p>
          </table:table-cell>
          <table:table-cell ns41:value-type="float" table:style-name="ce37" office:value="290" office:value-type="float">
            <text:p>290</text:p>
          </table:table-cell>
          <table:table-cell table:style-name="ce37" table:number-columns-repeated="2"/>
          <table:table-cell ns41:value-type="float" table:style-name="ce37" office:value="290" office:value-type="float">
            <text:p>290</text:p>
          </table:table-cell>
          <table:table-cell ns41:value-type="float" table:style-name="ce68" office:value="587" office:value-type="float">
            <text:p>58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4" office:value-type="string">
            <text:p>van 10 tot 11 jaren.</text:p>
          </table:table-cell>
          <table:table-cell table:style-name="Default"/>
          <table:table-cell ns41:value-type="float" table:style-name="ce67" office:value="273" office:value-type="float">
            <text:p>273</text:p>
          </table:table-cell>
          <table:table-cell table:style-name="ce37" table:number-columns-repeated="2"/>
          <table:table-cell ns41:value-type="float" table:style-name="ce37" office:value="273" office:value-type="float">
            <text:p>273</text:p>
          </table:table-cell>
          <table:table-cell ns41:value-type="float" table:style-name="ce37" office:value="298" office:value-type="float">
            <text:p>298</text:p>
          </table:table-cell>
          <table:table-cell table:style-name="ce37" table:number-columns-repeated="2"/>
          <table:table-cell ns41:value-type="float" table:style-name="ce37" office:value="298" office:value-type="float">
            <text:p>298</text:p>
          </table:table-cell>
          <table:table-cell ns41:value-type="float" table:style-name="ce68" office:value="571" office:value-type="float">
            <text:p>5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4" office:value-type="string">
            <text:p>van 11 tot 12 jaren.</text:p>
          </table:table-cell>
          <table:table-cell table:style-name="Default"/>
          <table:table-cell ns41:value-type="float" table:style-name="ce67" office:value="280" office:value-type="float">
            <text:p>280</text:p>
          </table:table-cell>
          <table:table-cell table:style-name="ce37" table:number-columns-repeated="2"/>
          <table:table-cell ns41:value-type="float" table:style-name="ce37" office:value="280" office:value-type="float">
            <text:p>280</text:p>
          </table:table-cell>
          <table:table-cell ns41:value-type="float" table:style-name="ce37" office:value="270" office:value-type="float">
            <text:p>270</text:p>
          </table:table-cell>
          <table:table-cell table:style-name="ce37" table:number-columns-repeated="2"/>
          <table:table-cell ns41:value-type="float" table:style-name="ce37" office:value="270" office:value-type="float">
            <text:p>270</text:p>
          </table:table-cell>
          <table:table-cell ns41:value-type="float" table:style-name="ce68" office:value="550" office:value-type="float">
            <text:p>5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4" office:value-type="string">
            <text:p>van 12 tot 13 jaren.</text:p>
          </table:table-cell>
          <table:table-cell table:style-name="Default"/>
          <table:table-cell ns41:value-type="float" table:style-name="ce67" office:value="260" office:value-type="float">
            <text:p>260</text:p>
          </table:table-cell>
          <table:table-cell table:style-name="ce37" table:number-columns-repeated="2"/>
          <table:table-cell ns41:value-type="float" table:style-name="ce37" office:value="260" office:value-type="float">
            <text:p>260</text:p>
          </table:table-cell>
          <table:table-cell ns41:value-type="float" table:style-name="ce37" office:value="271" office:value-type="float">
            <text:p>271</text:p>
          </table:table-cell>
          <table:table-cell table:style-name="ce37" table:number-columns-repeated="2"/>
          <table:table-cell ns41:value-type="float" table:style-name="ce37" office:value="271" office:value-type="float">
            <text:p>271</text:p>
          </table:table-cell>
          <table:table-cell ns41:value-type="float" table:style-name="ce68" office:value="531" office:value-type="float">
            <text:p>5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4" office:value-type="string">
            <text:p>van 13 tot 14 jaren.</text:p>
          </table:table-cell>
          <table:table-cell table:style-name="Default"/>
          <table:table-cell ns41:value-type="float" table:style-name="ce67" office:value="278" office:value-type="float">
            <text:p>278</text:p>
          </table:table-cell>
          <table:table-cell table:style-name="ce37" table:number-columns-repeated="2"/>
          <table:table-cell ns41:value-type="float" table:style-name="ce37" office:value="278" office:value-type="float">
            <text:p>278</text:p>
          </table:table-cell>
          <table:table-cell ns41:value-type="float" table:style-name="ce37" office:value="228" office:value-type="float">
            <text:p>228</text:p>
          </table:table-cell>
          <table:table-cell table:style-name="ce37" table:number-columns-repeated="2"/>
          <table:table-cell ns41:value-type="float" table:style-name="ce37" office:value="228" office:value-type="float">
            <text:p>228</text:p>
          </table:table-cell>
          <table:table-cell ns41:value-type="float" table:style-name="ce68" office:value="506" office:value-type="float">
            <text:p>5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4" office:value-type="string">
            <text:p>van 14 tot 15 jaren.</text:p>
          </table:table-cell>
          <table:table-cell table:style-name="Default"/>
          <table:table-cell ns41:value-type="float" table:style-name="ce67" office:value="250" office:value-type="float">
            <text:p>250</text:p>
          </table:table-cell>
          <table:table-cell table:style-name="ce37" table:number-columns-repeated="2"/>
          <table:table-cell ns41:value-type="float" table:style-name="ce37" office:value="250" office:value-type="float">
            <text:p>250</text:p>
          </table:table-cell>
          <table:table-cell ns41:value-type="float" table:style-name="ce37" office:value="255" office:value-type="float">
            <text:p>255</text:p>
          </table:table-cell>
          <table:table-cell table:style-name="ce37" table:number-columns-repeated="2"/>
          <table:table-cell ns41:value-type="float" table:style-name="ce37" office:value="255" office:value-type="float">
            <text:p>255</text:p>
          </table:table-cell>
          <table:table-cell ns41:value-type="float" table:style-name="ce68" office:value="505" office:value-type="float">
            <text:p>5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4" office:value-type="string">
            <text:p>van 15 tot 16 jaren.</text:p>
          </table:table-cell>
          <table:table-cell table:style-name="Default"/>
          <table:table-cell ns41:value-type="float" table:style-name="ce67" office:value="228" office:value-type="float">
            <text:p>228</text:p>
          </table:table-cell>
          <table:table-cell table:style-name="ce37" table:number-columns-repeated="2"/>
          <table:table-cell ns41:value-type="float" table:style-name="ce37" office:value="228" office:value-type="float">
            <text:p>228</text:p>
          </table:table-cell>
          <table:table-cell ns41:value-type="float" table:style-name="ce37" office:value="242" office:value-type="float">
            <text:p>242</text:p>
          </table:table-cell>
          <table:table-cell table:style-name="ce37" table:number-columns-repeated="2"/>
          <table:table-cell ns41:value-type="float" table:style-name="ce37" office:value="242" office:value-type="float">
            <text:p>242</text:p>
          </table:table-cell>
          <table:table-cell ns41:value-type="float" table:style-name="ce68" office:value="470" office:value-type="float">
            <text:p>4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4" office:value-type="string">
            <text:p>van 16 tot 17 jaren.</text:p>
          </table:table-cell>
          <table:table-cell table:style-name="Default"/>
          <table:table-cell ns41:value-type="float" table:style-name="ce67" office:value="239" office:value-type="float">
            <text:p>239</text:p>
          </table:table-cell>
          <table:table-cell table:style-name="ce37" table:number-columns-repeated="2"/>
          <table:table-cell ns41:value-type="float" table:style-name="ce37" office:value="239" office:value-type="float">
            <text:p>239</text:p>
          </table:table-cell>
          <table:table-cell ns41:value-type="float" table:style-name="ce37" office:value="259" office:value-type="float">
            <text:p>259</text:p>
          </table:table-cell>
          <table:table-cell table:style-name="ce37" table:number-columns-repeated="2"/>
          <table:table-cell ns41:value-type="float" table:style-name="ce37" office:value="259" office:value-type="float">
            <text:p>259</text:p>
          </table:table-cell>
          <table:table-cell ns41:value-type="float" table:style-name="ce68" office:value="498" office:value-type="float">
            <text:p>4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4" office:value-type="string">
            <text:p>van 17 tot 18 jaren.</text:p>
          </table:table-cell>
          <table:table-cell table:style-name="Default"/>
          <table:table-cell ns41:value-type="float" table:style-name="ce67" office:value="205" office:value-type="float">
            <text:p>205</text:p>
          </table:table-cell>
          <table:table-cell table:style-name="ce37" table:number-columns-repeated="2"/>
          <table:table-cell ns41:value-type="float" table:style-name="ce37" office:value="205" office:value-type="float">
            <text:p>205</text:p>
          </table:table-cell>
          <table:table-cell ns41:value-type="float" table:style-name="ce37" office:value="191" office:value-type="float">
            <text:p>191</text:p>
          </table:table-cell>
          <table:table-cell table:style-name="ce37" table:number-columns-repeated="2"/>
          <table:table-cell ns41:value-type="float" table:style-name="ce37" office:value="191" office:value-type="float">
            <text:p>191</text:p>
          </table:table-cell>
          <table:table-cell ns41:value-type="float" table:style-name="ce68" office:value="396" office:value-type="float">
            <text:p>3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4" office:value-type="string">
            <text:p>van 18 tot 19 jaren.</text:p>
          </table:table-cell>
          <table:table-cell table:style-name="Default"/>
          <table:table-cell ns41:value-type="float" table:style-name="ce67" office:value="219" office:value-type="float">
            <text:p>219</text:p>
          </table:table-cell>
          <table:table-cell table:style-name="ce37" table:number-columns-repeated="2"/>
          <table:table-cell ns41:value-type="float" table:style-name="ce37" office:value="219" office:value-type="float">
            <text:p>219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217" office:value-type="float">
            <text:p>217</text:p>
          </table:table-cell>
          <table:table-cell ns41:value-type="float" table:style-name="ce68" office:value="436" office:value-type="float">
            <text:p>4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4" office:value-type="string">
            <text:p>van 19 tot 20 jaren.</text:p>
          </table:table-cell>
          <table:table-cell table:style-name="Default"/>
          <table:table-cell ns41:value-type="float" table:style-name="ce67" office:value="230" office:value-type="float">
            <text:p>230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31" office:value-type="float">
            <text:p>231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230" office:value-type="float">
            <text:p>230</text:p>
          </table:table-cell>
          <table:table-cell ns41:value-type="float" table:style-name="ce68" office:value="461" office:value-type="float">
            <text:p>4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4" office:value-type="string">
            <text:p>van 20 tot 21 jaren.</text:p>
          </table:table-cell>
          <table:table-cell table:style-name="Default"/>
          <table:table-cell ns41:value-type="float" table:style-name="ce67" office:value="251" office:value-type="float">
            <text:p>251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53" office:value-type="float">
            <text:p>253</text:p>
          </table:table-cell>
          <table:table-cell ns41:value-type="float" table:style-name="ce37" office:value="263" office:value-type="float">
            <text:p>26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68" office:value-type="float">
            <text:p>268</text:p>
          </table:table-cell>
          <table:table-cell ns41:value-type="float" table:style-name="ce68" office:value="521" office:value-type="float">
            <text:p>5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4" office:value-type="string">
            <text:p>van 21 tot 22 jaren.</text:p>
          </table:table-cell>
          <table:table-cell table:style-name="Default"/>
          <table:table-cell ns41:value-type="float" table:style-name="ce67" office:value="190" office:value-type="float">
            <text:p>190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198" office:value-type="float">
            <text:p>198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ns41:value-type="float" table:style-name="ce37" office:value="197" office:value-type="float">
            <text:p>197</text:p>
          </table:table-cell>
          <table:table-cell ns41:value-type="float" table:style-name="ce68" office:value="395" office:value-type="float">
            <text:p>3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4" office:value-type="string">
            <text:p>van 22 tot 23 jaren.</text:p>
          </table:table-cell>
          <table:table-cell table:style-name="Default"/>
          <table:table-cell ns41:value-type="float" table:style-name="ce67" office:value="200" office:value-type="float">
            <text:p>200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208" office:value-type="float">
            <text:p>208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68" office:value="416" office:value-type="float">
            <text:p>4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4" office:value-type="string">
            <text:p>van 23 tot 24 jaren.</text:p>
          </table:table-cell>
          <table:table-cell table:style-name="Default"/>
          <table:table-cell ns41:value-type="float" table:style-name="ce67" office:value="173" office:value-type="float">
            <text:p>173</text:p>
          </table:table-cell>
          <table:table-cell ns41:value-type="float" table:style-name="ce37" office:value="15" office:value-type="float">
            <text:p>15</text:p>
          </table:table-cell>
          <table:table-cell table:style-name="ce37"/>
          <table:table-cell ns41:value-type="float" table:style-name="ce37" office:value="188" office:value-type="float">
            <text:p>188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68" office:value="395" office:value-type="float">
            <text:p>3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4" office:value-type="string">
            <text:p>van 24 tot 25 jaren.</text:p>
          </table:table-cell>
          <table:table-cell table:style-name="Default"/>
          <table:table-cell ns41:value-type="float" table:style-name="ce67" office:value="152" office:value-type="float">
            <text:p>152</text:p>
          </table:table-cell>
          <table:table-cell ns41:value-type="float" table:style-name="ce37" office:value="18" office:value-type="float">
            <text:p>18</text:p>
          </table:table-cell>
          <table:table-cell table:style-name="ce37"/>
          <table:table-cell ns41:value-type="float" table:style-name="ce37" office:value="170" office:value-type="float">
            <text:p>170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ns41:value-type="float" table:style-name="ce37" office:value="211" office:value-type="float">
            <text:p>211</text:p>
          </table:table-cell>
          <table:table-cell ns41:value-type="float" table:style-name="ce68" office:value="381" office:value-type="float">
            <text:p>38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4" office:value-type="string">
            <text:p>van 25 tot 26 jaren.</text:p>
          </table:table-cell>
          <table:table-cell table:style-name="Default"/>
          <table:table-cell ns41:value-type="float" table:style-name="ce67" office:value="150" office:value-type="float">
            <text:p>150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90" office:value-type="float">
            <text:p>190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68" office:value="398" office:value-type="float">
            <text:p>3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4" office:value-type="string">
            <text:p>van 26 tot 27 jaren.</text:p>
          </table:table-cell>
          <table:table-cell table:style-name="Default"/>
          <table:table-cell ns41:value-type="float" table:style-name="ce67" office:value="140" office:value-type="float">
            <text:p>140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68" office:value="389" office:value-type="float">
            <text:p>3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4" office:value-type="string">
            <text:p>van 27 tot 28 jaren.</text:p>
          </table:table-cell>
          <table:table-cell table:style-name="Default"/>
          <table:table-cell ns41:value-type="float" table:style-name="ce67" office:value="100" office:value-type="float">
            <text:p>100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81" office:value-type="float">
            <text:p>181</text:p>
          </table:table-cell>
          <table:table-cell ns41:value-type="float" table:style-name="ce68" office:value="336" office:value-type="float">
            <text:p>3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4" office:value-type="string">
            <text:p>van 28 tot 29 jaren.</text:p>
          </table:table-cell>
          <table:table-cell table:style-name="Default"/>
          <table:table-cell ns41:value-type="float" table:style-name="ce67" office:value="90" office:value-type="float">
            <text:p>90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68" office:value="355" office:value-type="float">
            <text:p>3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4" office:value-type="string">
            <text:p>van 29 tot 30 jaren.</text:p>
          </table:table-cell>
          <table:table-cell table:style-name="Default"/>
          <table:table-cell ns41:value-type="float" table:style-name="ce67" office:value="76" office:value-type="float">
            <text:p>76</text:p>
          </table:table-cell>
          <table:table-cell ns41:value-type="float" table:style-name="ce37" office:value="67" office:value-type="float">
            <text:p>67</text:p>
          </table:table-cell>
          <table:table-cell table:style-name="ce37"/>
          <table:table-cell ns41:value-type="float" table:style-name="ce37" office:value="143" office:value-type="float">
            <text:p>143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68" office:value="347" office:value-type="float">
            <text:p>3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4" office:value-type="string">
            <text:p>van 30 tot 31 jaren.</text:p>
          </table:table-cell>
          <table:table-cell table:style-name="Default"/>
          <table:table-cell ns41:value-type="float" table:style-name="ce67" office:value="72" office:value-type="float">
            <text:p>72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68" office:value="360" office:value-type="float">
            <text:p>3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4" office:value-type="string">
            <text:p>van 31 tot 32 jaren.</text:p>
          </table:table-cell>
          <table:table-cell table:style-name="Default"/>
          <table:table-cell ns41:value-type="float" table:style-name="ce67" office:value="33" office:value-type="float">
            <text:p>33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68" office:value="334" office:value-type="float">
            <text:p>3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4" office:value-type="string">
            <text:p>van 32 tot 33 jaren.</text:p>
          </table:table-cell>
          <table:table-cell table:style-name="Default"/>
          <table:table-cell ns41:value-type="float" table:style-name="ce67" office:value="34" office:value-type="float">
            <text:p>34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68" office:value="369" office:value-type="float">
            <text:p>3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4" office:value-type="string">
            <text:p>van 33 tot 34 jaren.</text:p>
          </table:table-cell>
          <table:table-cell table:style-name="Default"/>
          <table:table-cell ns41:value-type="float" table:style-name="ce67" office:value="43" office:value-type="float">
            <text:p>43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68" office:value="366" office:value-type="float">
            <text:p>3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4" office:value-type="string">
            <text:p>van 34 tot 35 jaren.</text:p>
          </table:table-cell>
          <table:table-cell table:style-name="Default"/>
          <table:table-cell ns41:value-type="float" table:style-name="ce67" office:value="33" office:value-type="float">
            <text:p>33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68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4" office:value-type="string">
            <text:p>van 35 tot 36 jaren.</text:p>
          </table:table-cell>
          <table:table-cell table:style-name="Default"/>
          <table:table-cell ns41:value-type="float" table:style-name="ce67" office:value="35" office:value-type="float">
            <text:p>35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68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4" office:value-type="string">
            <text:p>van 36 tot 37 jaren.</text:p>
          </table:table-cell>
          <table:table-cell table:style-name="Default"/>
          <table:table-cell ns41:value-type="float" table:style-name="ce67" office:value="30" office:value-type="float">
            <text:p>30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68" office:value="413" office:value-type="float">
            <text:p>4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4" office:value-type="string">
            <text:p>van 37 tot 38 jaren.</text:p>
          </table:table-cell>
          <table:table-cell table:style-name="Default"/>
          <table:table-cell ns41:value-type="float" table:style-name="ce67" office:value="30" office:value-type="float">
            <text:p>30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175" office:value-type="float">
            <text:p>17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68" office:value="424" office:value-type="float">
            <text:p>4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4" office:value-type="string">
            <text:p>van 38 tot 39 jaren.</text:p>
          </table:table-cell>
          <table:table-cell table:style-name="Default"/>
          <table:table-cell ns41:value-type="float" table:style-name="ce67" office:value="23" office:value-type="float">
            <text:p>23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80" office:value-type="float">
            <text:p>180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77" office:value-type="float">
            <text:p>177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68" office:value="401" office:value-type="float">
            <text:p>4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4" office:value-type="string">
            <text:p>van 39 tot 40 jaren.</text:p>
          </table:table-cell>
          <table:table-cell table:style-name="Default"/>
          <table:table-cell ns41:value-type="float" table:style-name="ce67" office:value="18" office:value-type="float">
            <text:p>18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68" office:value="384" office:value-type="float">
            <text:p>3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4" office:value-type="string">
            <text:p>van 40 tot 41 jaren.</text:p>
          </table:table-cell>
          <table:table-cell table:style-name="Default"/>
          <table:table-cell ns41:value-type="float" table:style-name="ce67" office:value="18" office:value-type="float">
            <text:p>18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68" office:value="379" office:value-type="float">
            <text:p>3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4" office:value-type="string">
            <text:p>van 41 tot 42 jaren.</text:p>
          </table:table-cell>
          <table:table-cell table:style-name="Default"/>
          <table:table-cell ns41:value-type="float" table:style-name="ce67" office:value="16" office:value-type="float">
            <text:p>16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68" office:value="339" office:value-type="float">
            <text:p>3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4" office:value-type="string">
            <text:p>van 42 tot 43 jaren.</text:p>
          </table:table-cell>
          <table:table-cell table:style-name="Default"/>
          <table:table-cell ns41:value-type="float" table:style-name="ce67" office:value="11" office:value-type="float">
            <text:p>11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68" office:value="343" office:value-type="float">
            <text:p>34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4" office:value-type="string">
            <text:p>van 43 tot 44 jaren.</text:p>
          </table:table-cell>
          <table:table-cell table:style-name="Default"/>
          <table:table-cell ns41:value-type="float" table:style-name="ce67" office:value="10" office:value-type="float">
            <text:p>10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68" office:value="338" office:value-type="float">
            <text:p>33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4" office:value-type="string">
            <text:p>van 44 tot 45 jaren.</text:p>
          </table:table-cell>
          <table:table-cell table:style-name="Default"/>
          <table:table-cell ns41:value-type="float" table:style-name="ce67" office:value="12" office:value-type="float">
            <text:p>12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68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4" office:value-type="string">
            <text:p>van 45 tot 46 jaren.</text:p>
          </table:table-cell>
          <table:table-cell table:style-name="Default"/>
          <table:table-cell ns41:value-type="float" table:style-name="ce67" office:value="10" office:value-type="float">
            <text:p>10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68" office:value="313" office:value-type="float">
            <text:p>3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4" office:value-type="string">
            <text:p>van 46 tot 47 jaren.</text:p>
          </table:table-cell>
          <table:table-cell table:style-name="Default"/>
          <table:table-cell ns41:value-type="float" table:style-name="ce67" office:value="13" office:value-type="float">
            <text:p>13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85" office:value-type="float">
            <text:p>185</text:p>
          </table:table-cell>
          <table:table-cell ns41:value-type="float" table:style-name="ce68" office:value="316" office:value-type="float">
            <text:p>3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4" office:value-type="string">
            <text:p>van 47 tot 48 jaren.</text:p>
          </table:table-cell>
          <table:table-cell table:style-name="Default"/>
          <table:table-cell ns41:value-type="float" table:style-name="ce67" office:value="13" office:value-type="float">
            <text:p>13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68" office:value="299" office:value-type="float">
            <text:p>2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4" office:value-type="string">
            <text:p>van 48 tot 49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68" office:value="279" office:value-type="float">
            <text:p>2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4" office:value-type="string">
            <text:p>van 49 tot 50 jaren.</text:p>
          </table:table-cell>
          <table:table-cell table:style-name="Default"/>
          <table:table-cell ns41:value-type="float" table:style-name="ce67" office:value="10" office:value-type="float">
            <text:p>10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68" office:value="255" office:value-type="float">
            <text:p>2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4" office:value-type="string">
            <text:p>van 50 tot 51 jaren.</text:p>
          </table:table-cell>
          <table:table-cell table:style-name="Default"/>
          <table:table-cell ns41:value-type="float" table:style-name="ce67" office:value="14" office:value-type="float">
            <text:p>14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68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table:style-name="ce17"/>
          <table:table-cell ns41:value-type="string" table:style-name="ce24" office:value-type="string">
            <text:p>Over te brengen</text:p>
          </table:table-cell>
          <table:table-cell table:style-name="Default"/>
          <table:table-cell ns41:value-type="float" table:style-name="ce31" office:value="7387" office:value-type="float">
            <text:p>7,387</text:p>
          </table:table-cell>
          <table:table-cell ns41:value-type="float" table:style-name="ce38" office:value="3069" office:value-type="float">
            <text:p>3,069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8" office:value="10581" office:value-type="float">
            <text:p>10,581</text:p>
          </table:table-cell>
          <table:table-cell ns41:value-type="float" table:style-name="ce38" office:value="7800" office:value-type="float">
            <text:p>7,800</text:p>
          </table:table-cell>
          <table:table-cell ns41:value-type="float" table:style-name="ce38" office:value="3340" office:value-type="float">
            <text:p>3,340</text:p>
          </table:table-cell>
          <table:table-cell ns41:value-type="float" table:style-name="ce37" office:value="276" office:value-type="float">
            <text:p>276</text:p>
          </table:table-cell>
          <table:table-cell ns41:value-type="float" table:style-name="ce38" office:value="11416" office:value-type="float">
            <text:p>11,416</text:p>
          </table:table-cell>
          <table:table-cell ns41:value-type="float" table:style-name="ce47" office:value="21997" office:value-type="float">
            <text:p>21,9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4" office:value-type="string">
            <text:p>van 51 tot 52 jaren.</text:p>
          </table:table-cell>
          <table:table-cell table:style-name="Default"/>
          <table:table-cell ns41:value-type="float" table:style-name="ce67" office:value="8" office:value-type="float">
            <text:p>8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68" office:value="272" office:value-type="float">
            <text:p>2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4" office:value-type="string">
            <text:p>van 52 tot 53 jaren.</text:p>
          </table:table-cell>
          <table:table-cell table:style-name="Default"/>
          <table:table-cell ns41:value-type="float" table:style-name="ce67" office:value="8" office:value-type="float">
            <text:p>8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68" office:value="254" office:value-type="float">
            <text:p>2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4" office:value-type="string">
            <text:p>van 53 tot 54 jaren.</text:p>
          </table:table-cell>
          <table:table-cell table:style-name="Default"/>
          <table:table-cell ns41:value-type="float" table:style-name="ce67" office:value="5" office:value-type="float">
            <text:p>5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68" office:value="231" office:value-type="float">
            <text:p>2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4" office:value-type="string">
            <text:p>van 54 tot 55 jaren.</text:p>
          </table:table-cell>
          <table:table-cell table:style-name="Default"/>
          <table:table-cell ns41:value-type="float" table:style-name="ce67" office:value="13" office:value-type="float">
            <text:p>13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32" office:value-type="float">
            <text:p>132</text:p>
          </table:table-cell>
          <table:table-cell ns41:value-type="float" table:style-name="ce68" office:value="227" office:value-type="float">
            <text:p>2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4" office:value-type="string">
            <text:p>van 55 tot 56 jaren.</text:p>
          </table:table-cell>
          <table:table-cell table:style-name="Default"/>
          <table:table-cell ns41:value-type="float" table:style-name="ce67" office:value="5" office:value-type="float">
            <text:p>5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68" office:value="175" office:value-type="float">
            <text:p>1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4" office:value-type="string">
            <text:p>van 56 tot 57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68" office:value="158" office:value-type="float">
            <text:p>1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4" office:value-type="string">
            <text:p>van 57 tot 58 jaren.</text:p>
          </table:table-cell>
          <table:table-cell table:style-name="Default"/>
          <table:table-cell ns41:value-type="float" table:style-name="ce67" office:value="8" office:value-type="float">
            <text:p>8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68" office:value="184" office:value-type="float">
            <text:p>1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4" office:value-type="string">
            <text:p>van 58 tot 59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68" office:value="197" office:value-type="float">
            <text:p>1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4" office:value-type="string">
            <text:p>van 59 tot 60 jaren.</text:p>
          </table:table-cell>
          <table:table-cell table:style-name="Default"/>
          <table:table-cell ns41:value-type="float" table:style-name="ce67" office:value="5" office:value-type="float">
            <text:p>5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68" office:value="158" office:value-type="float">
            <text:p>1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4" office:value-type="string">
            <text:p>van 60 tot 61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68" office:value="155" office:value-type="float">
            <text:p>1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4" office:value-type="string">
            <text:p>van 61 tot 62 jaren.</text:p>
          </table:table-cell>
          <table:table-cell table:style-name="Default"/>
          <table:table-cell ns41:value-type="float" table:style-name="ce67" office:value="5" office:value-type="float">
            <text:p>5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24" office:value-type="float">
            <text:p>24</text:p>
          </table:table-cell>
          <table:table-cell ns41:value-type="float" office:value="35" table:style-name="ce37" table:number-columns-repeated="2" office:value-type="float">
            <text:p>35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68" office:value="154" office:value-type="float">
            <text:p>1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4" office:value-type="string">
            <text:p>van 62 tot 63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68" office:value="145" office:value-type="float">
            <text:p>1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4" office:value-type="string">
            <text:p>van 63 tot 64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68" office:value="143" office:value-type="float">
            <text:p>14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4" office:value-type="string">
            <text:p>van 64 tot 65 jaren.</text:p>
          </table:table-cell>
          <table:table-cell table:style-name="Default"/>
          <table:table-cell ns41:value-type="float" table:style-name="ce67" office:value="8" office:value-type="float">
            <text:p>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68" office:value="144" office:value-type="float">
            <text:p>1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4" office:value-type="string">
            <text:p>van 65 tot 66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68" office:value="113" office:value-type="float">
            <text:p>1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4" office:value-type="string">
            <text:p>van 66 tot 67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68" office:value="109" office:value-type="float">
            <text:p>1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4" office:value-type="string">
            <text:p>van 67 tot 68 jaren.</text:p>
          </table:table-cell>
          <table:table-cell table:style-name="Default"/>
          <table:table-cell ns41:value-type="float" table:style-name="ce67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68" office:value="85" office:value-type="float">
            <text:p>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4" office:value-type="string">
            <text:p>van 68 tot 69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68" office:value="86" office:value-type="float">
            <text:p>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4" office:value-type="string">
            <text:p>van 69 tot 70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68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4" office:value-type="string">
            <text:p>van 70 tot 71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68" office:value="71" office:value-type="float">
            <text:p>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4" office:value-type="string">
            <text:p>van 71 tot 72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office:value="11" table:style-name="ce37" table:number-columns-repeated="2" office:value-type="float">
            <text:p>11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68" office:value="69" office:value-type="float">
            <text:p>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4" office:value-type="string">
            <text:p>van 72 tot 73 jaren.</text:p>
          </table:table-cell>
          <table:table-cell table:style-name="Default"/>
          <table:table-cell table:style-name="ce67"/>
          <table:table-cell ns41:value-type="float" table:style-name="ce37" office:value="6" office:value-type="float">
            <text:p>6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68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4" office:value-type="string">
            <text:p>van 73 tot 74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68" office:value="69" office:value-type="float">
            <text:p>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4" office:value-type="string">
            <text:p>van 74 tot 75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68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4" office:value-type="string">
            <text:p>van 75 tot 76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68" office:value="64" office:value-type="float">
            <text:p>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4" office:value-type="string">
            <text:p>van 76 tot 77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68" office:value="54" office:value-type="float">
            <text:p>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4" office:value-type="string">
            <text:p>van 77 tot 78 jaren.</text:p>
          </table:table-cell>
          <table:table-cell table:style-name="Default"/>
          <table:table-cell table:style-name="ce67"/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68" office:value="50" office:value-type="float">
            <text:p>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4" office:value-type="string">
            <text:p>van 78 tot 79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4" office:value-type="float">
            <text:p>14</text:p>
          </table:table-cell>
          <table:table-cell ns41:value-type="float" office:value="6" table:style-name="ce37" table:number-columns-repeated="2" office:value-type="float">
            <text:p>6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68" office:value="52" office:value-type="float">
            <text:p>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4" office:value-type="string">
            <text:p>van 79 tot 80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25" office:value-type="float">
            <text:p>25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68" office:value="42" office:value-type="float">
            <text:p>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4" office:value-type="string">
            <text:p>van 80 tot 81 jaren.</text:p>
          </table:table-cell>
          <table:table-cell table:style-name="Default"/>
          <table:table-cell table:style-name="ce67"/>
          <table:table-cell ns41:value-type="float" table:style-name="ce37" office:value="8" office:value-type="float">
            <text:p>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68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4" office:value-type="string">
            <text:p>van 81 tot 82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68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4" office:value-type="string">
            <text:p>van 82 tot 83 jaren.</text:p>
          </table:table-cell>
          <table:table-cell table:style-name="Default"/>
          <table:table-cell table:style-name="ce67"/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68" office:value="29" office:value-type="float">
            <text:p>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4" office:value-type="string">
            <text:p>van 83 tot 84 jaren.</text:p>
          </table:table-cell>
          <table:table-cell table:style-name="Default"/>
          <table:table-cell table:style-name="ce67"/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9" office:value-type="float">
            <text:p>9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68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4" office:value-type="string">
            <text:p>van 84 tot 85 jaren.</text:p>
          </table:table-cell>
          <table:table-cell table:style-name="Default"/>
          <table:table-cell table:style-name="ce6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office:value="1" table:style-name="ce37" table:number-columns-repeated="3" office:value-type="float">
            <text:p>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4" office:value-type="string">
            <text:p>van 85 tot 86 jaren.</text:p>
          </table:table-cell>
          <table:table-cell table:style-name="Default"/>
          <table:table-cell table:style-name="ce67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ns41:value-type="float" office:value="10" table:style-name="ce37" table:number-columns-repeated="2" office:value-type="float">
            <text:p>10</text:p>
          </table:table-cell>
          <table:table-cell ns41:value-type="float" table:style-name="ce68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4" office:value-type="string">
            <text:p>van 86 tot 87 jaren.</text:p>
          </table:table-cell>
          <table:table-cell table:style-name="Default"/>
          <table:table-cell table:style-name="ce6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68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4" office:value-type="string">
            <text:p>van 87 tot 88 jaren.</text:p>
          </table:table-cell>
          <table:table-cell table:style-name="Default"/>
          <table:table-cell table:style-name="ce67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4" office:value-type="string">
            <text:p>van 88 tot 89 jaren.</text:p>
          </table:table-cell>
          <table:table-cell table:style-name="Default"/>
          <table:table-cell table:style-name="ce67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4" office:value-type="string">
            <text:p>van 89 tot 90 jaren.</text:p>
          </table:table-cell>
          <table:table-cell table:style-name="Default"/>
          <table:table-cell table:style-name="ce67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4" office:value-type="string">
            <text:p>van 90 tot 91 jaren.</text:p>
          </table:table-cell>
          <table:table-cell table:style-name="Default"/>
          <table:table-cell table:style-name="ce67"/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68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4" office:value-type="string">
            <text:p>van 91 tot 92 jaren.</text:p>
          </table:table-cell>
          <table:table-cell table:style-name="Default"/>
          <table:table-cell table:style-name="ce6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68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4" office:value-type="string">
            <text:p>van 92 tot 93 jaren.</text:p>
          </table:table-cell>
          <table:table-cell table:style-name="Default"/>
          <table:table-cell table:style-name="ce67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4" office:value-type="string">
            <text:p>van 93 tot 94 jaren.</text:p>
          </table:table-cell>
          <table:table-cell table:style-name="Default"/>
          <table:table-cell table:style-name="ce67"/>
          <table:table-cell table:style-name="ce37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4" office:value-type="string">
            <text:p>van 94 tot 95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4" office:value-type="string">
            <text:p>van 95 tot 96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4" office:value-type="string">
            <text:p>van 96 tot 97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4" office:value-type="string">
            <text:p>van 97 tot 98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4" office:value-type="string">
            <text:p>van 98 tot 99 jaren.</text:p>
          </table:table-cell>
          <table:table-cell table:style-name="Default"/>
          <table:table-cell table:style-name="ce67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4" office:value-type="string">
            <text:p>van 99 tot 100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4" office:value-type="string">
            <text:p>van 100 en daarbov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table:style-name="ce17"/>
          <table:table-cell ns41:value-type="string" table:style-name="ce24" office:value-type="string">
            <text:p>Onbekende ouderdom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AD HAARLEM.</text:p>
          </table:table-cell>
          <table:table-cell table:style-name="ce17"/>
          <table:table-cell ns41:value-type="string" table:style-name="ce24" office:value-type="string">
            <text:p>TOTAAL.</text:p>
          </table:table-cell>
          <table:table-cell table:style-name="Default"/>
          <table:table-cell ns41:value-type="float" table:style-name="ce31" office:value="7494" office:value-type="float">
            <text:p>7,494</text:p>
          </table:table-cell>
          <table:table-cell ns41:value-type="float" table:style-name="ce38" office:value="4132" office:value-type="float">
            <text:p>4,132</text:p>
          </table:table-cell>
          <table:table-cell ns41:value-type="float" table:style-name="ce37" office:value="467" office:value-type="float">
            <text:p>467</text:p>
          </table:table-cell>
          <table:table-cell ns41:value-type="float" table:style-name="ce38" office:value="12093" office:value-type="float">
            <text:p>12,093</text:p>
          </table:table-cell>
          <table:table-cell ns41:value-type="float" table:style-name="ce38" office:value="8281" office:value-type="float">
            <text:p>8,281</text:p>
          </table:table-cell>
          <table:table-cell ns41:value-type="float" table:style-name="ce38" office:value="4168" office:value-type="float">
            <text:p>4,168</text:p>
          </table:table-cell>
          <table:table-cell ns41:value-type="float" table:style-name="ce38" office:value="1310" office:value-type="float">
            <text:p>1,310</text:p>
          </table:table-cell>
          <table:table-cell ns41:value-type="float" table:style-name="ce38" office:value="13759" office:value-type="float">
            <text:p>13,759</text:p>
          </table:table-cell>
          <table:table-cell ns41:value-type="float" table:style-name="ce47" office:value="25852" office:value-type="float">
            <text:p>25,8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4" office:value-type="string">
            <text:p>Beneden het jaar.</text:p>
          </table:table-cell>
          <table:table-cell table:style-name="Default"/>
          <table:table-cell ns41:value-type="float" table:style-name="ce31" office:value="3593" office:value-type="float">
            <text:p>3,593</text:p>
          </table:table-cell>
          <table:table-cell table:style-name="ce37" table:number-columns-repeated="2"/>
          <table:table-cell ns41:value-type="float" table:style-name="ce38" office:value="3593" office:value-type="float">
            <text:p>3,593</text:p>
          </table:table-cell>
          <table:table-cell ns41:value-type="float" table:style-name="ce38" office:value="3656" office:value-type="float">
            <text:p>3,656</text:p>
          </table:table-cell>
          <table:table-cell table:style-name="ce37" table:number-columns-repeated="2"/>
          <table:table-cell ns41:value-type="float" table:style-name="ce38" office:value="3656" office:value-type="float">
            <text:p>3,656</text:p>
          </table:table-cell>
          <table:table-cell ns41:value-type="float" table:style-name="ce47" office:value="7249" office:value-type="float">
            <text:p>7,2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4" office:value-type="string">
            <text:p>van 1 tot 2 jaren.</text:p>
          </table:table-cell>
          <table:table-cell table:style-name="Default"/>
          <table:table-cell ns41:value-type="float" table:style-name="ce31" office:value="3270" office:value-type="float">
            <text:p>3,270</text:p>
          </table:table-cell>
          <table:table-cell table:style-name="ce37" table:number-columns-repeated="2"/>
          <table:table-cell ns41:value-type="float" table:style-name="ce38" office:value="3270" office:value-type="float">
            <text:p>3,270</text:p>
          </table:table-cell>
          <table:table-cell ns41:value-type="float" table:style-name="ce38" office:value="3275" office:value-type="float">
            <text:p>3,275</text:p>
          </table:table-cell>
          <table:table-cell table:style-name="ce37" table:number-columns-repeated="2"/>
          <table:table-cell ns41:value-type="float" table:style-name="ce38" office:value="3275" office:value-type="float">
            <text:p>3,275</text:p>
          </table:table-cell>
          <table:table-cell ns41:value-type="float" table:style-name="ce47" office:value="6545" office:value-type="float">
            <text:p>6,5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4" office:value-type="string">
            <text:p>van 2 tot 3 jaren.</text:p>
          </table:table-cell>
          <table:table-cell table:style-name="Default"/>
          <table:table-cell ns41:value-type="float" table:style-name="ce31" office:value="2956" office:value-type="float">
            <text:p>2,956</text:p>
          </table:table-cell>
          <table:table-cell table:style-name="ce37" table:number-columns-repeated="2"/>
          <table:table-cell ns41:value-type="float" table:style-name="ce38" office:value="2956" office:value-type="float">
            <text:p>2,956</text:p>
          </table:table-cell>
          <table:table-cell ns41:value-type="float" table:style-name="ce38" office:value="2981" office:value-type="float">
            <text:p>2,981</text:p>
          </table:table-cell>
          <table:table-cell table:style-name="ce37" table:number-columns-repeated="2"/>
          <table:table-cell ns41:value-type="float" table:style-name="ce38" office:value="2981" office:value-type="float">
            <text:p>2,981</text:p>
          </table:table-cell>
          <table:table-cell ns41:value-type="float" table:style-name="ce47" office:value="5937" office:value-type="float">
            <text:p>5,9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4" office:value-type="string">
            <text:p>van 3 tot 4 jaren.</text:p>
          </table:table-cell>
          <table:table-cell table:style-name="Default"/>
          <table:table-cell ns41:value-type="float" table:style-name="ce31" office:value="3157" office:value-type="float">
            <text:p>3,157</text:p>
          </table:table-cell>
          <table:table-cell table:style-name="ce37" table:number-columns-repeated="2"/>
          <table:table-cell ns41:value-type="float" table:style-name="ce38" office:value="3157" office:value-type="float">
            <text:p>3,157</text:p>
          </table:table-cell>
          <table:table-cell ns41:value-type="float" table:style-name="ce38" office:value="3092" office:value-type="float">
            <text:p>3,092</text:p>
          </table:table-cell>
          <table:table-cell table:style-name="ce37" table:number-columns-repeated="2"/>
          <table:table-cell ns41:value-type="float" table:style-name="ce38" office:value="3092" office:value-type="float">
            <text:p>3,092</text:p>
          </table:table-cell>
          <table:table-cell ns41:value-type="float" table:style-name="ce47" office:value="6249" office:value-type="float">
            <text:p>6,2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4" office:value-type="string">
            <text:p>van 4 tot 5 jaren.</text:p>
          </table:table-cell>
          <table:table-cell table:style-name="Default"/>
          <table:table-cell ns41:value-type="float" table:style-name="ce31" office:value="3153" office:value-type="float">
            <text:p>3,153</text:p>
          </table:table-cell>
          <table:table-cell table:style-name="ce37" table:number-columns-repeated="2"/>
          <table:table-cell ns41:value-type="float" table:style-name="ce38" office:value="3153" office:value-type="float">
            <text:p>3,153</text:p>
          </table:table-cell>
          <table:table-cell ns41:value-type="float" table:style-name="ce38" office:value="3298" office:value-type="float">
            <text:p>3,298</text:p>
          </table:table-cell>
          <table:table-cell table:style-name="ce37" table:number-columns-repeated="2"/>
          <table:table-cell ns41:value-type="float" table:style-name="ce38" office:value="3298" office:value-type="float">
            <text:p>3,298</text:p>
          </table:table-cell>
          <table:table-cell ns41:value-type="float" table:style-name="ce47" office:value="6451" office:value-type="float">
            <text:p>6,4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4" office:value-type="string">
            <text:p>van 5 tot 6 jaren.</text:p>
          </table:table-cell>
          <table:table-cell table:style-name="Default"/>
          <table:table-cell ns41:value-type="float" table:style-name="ce31" office:value="3242" office:value-type="float">
            <text:p>3,242</text:p>
          </table:table-cell>
          <table:table-cell table:style-name="ce37" table:number-columns-repeated="2"/>
          <table:table-cell ns41:value-type="float" table:style-name="ce38" office:value="3242" office:value-type="float">
            <text:p>3,242</text:p>
          </table:table-cell>
          <table:table-cell ns41:value-type="float" table:style-name="ce38" office:value="3166" office:value-type="float">
            <text:p>3,166</text:p>
          </table:table-cell>
          <table:table-cell table:style-name="ce37" table:number-columns-repeated="2"/>
          <table:table-cell ns41:value-type="float" table:style-name="ce38" office:value="3166" office:value-type="float">
            <text:p>3,166</text:p>
          </table:table-cell>
          <table:table-cell ns41:value-type="float" table:style-name="ce47" office:value="6408" office:value-type="float">
            <text:p>6,4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4" office:value-type="string">
            <text:p>van 6 tot 7 jaren.</text:p>
          </table:table-cell>
          <table:table-cell table:style-name="Default"/>
          <table:table-cell ns41:value-type="float" table:style-name="ce31" office:value="3238" office:value-type="float">
            <text:p>3,238</text:p>
          </table:table-cell>
          <table:table-cell table:style-name="ce37" table:number-columns-repeated="2"/>
          <table:table-cell ns41:value-type="float" table:style-name="ce38" office:value="3238" office:value-type="float">
            <text:p>3,238</text:p>
          </table:table-cell>
          <table:table-cell ns41:value-type="float" table:style-name="ce38" office:value="3276" office:value-type="float">
            <text:p>3,276</text:p>
          </table:table-cell>
          <table:table-cell table:style-name="ce37" table:number-columns-repeated="2"/>
          <table:table-cell ns41:value-type="float" table:style-name="ce38" office:value="3276" office:value-type="float">
            <text:p>3,276</text:p>
          </table:table-cell>
          <table:table-cell ns41:value-type="float" table:style-name="ce47" office:value="6514" office:value-type="float">
            <text:p>6,5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4" office:value-type="string">
            <text:p>van 7 tot 8 jaren.</text:p>
          </table:table-cell>
          <table:table-cell table:style-name="Default"/>
          <table:table-cell ns41:value-type="float" table:style-name="ce31" office:value="3255" office:value-type="float">
            <text:p>3,255</text:p>
          </table:table-cell>
          <table:table-cell table:style-name="ce37" table:number-columns-repeated="2"/>
          <table:table-cell ns41:value-type="float" table:style-name="ce38" office:value="3255" office:value-type="float">
            <text:p>3,255</text:p>
          </table:table-cell>
          <table:table-cell ns41:value-type="float" table:style-name="ce38" office:value="3256" office:value-type="float">
            <text:p>3,256</text:p>
          </table:table-cell>
          <table:table-cell table:style-name="ce37" table:number-columns-repeated="2"/>
          <table:table-cell ns41:value-type="float" table:style-name="ce38" office:value="3256" office:value-type="float">
            <text:p>3,256</text:p>
          </table:table-cell>
          <table:table-cell ns41:value-type="float" table:style-name="ce47" office:value="6511" office:value-type="float">
            <text:p>6,5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4" office:value-type="string">
            <text:p>van 8 tot 9 jaren.</text:p>
          </table:table-cell>
          <table:table-cell table:style-name="Default"/>
          <table:table-cell ns41:value-type="float" table:style-name="ce31" office:value="3229" office:value-type="float">
            <text:p>3,229</text:p>
          </table:table-cell>
          <table:table-cell table:style-name="ce37" table:number-columns-repeated="2"/>
          <table:table-cell ns41:value-type="float" table:style-name="ce38" office:value="3229" office:value-type="float">
            <text:p>3,229</text:p>
          </table:table-cell>
          <table:table-cell ns41:value-type="float" table:style-name="ce38" office:value="3141" office:value-type="float">
            <text:p>3,141</text:p>
          </table:table-cell>
          <table:table-cell table:style-name="ce37" table:number-columns-repeated="2"/>
          <table:table-cell ns41:value-type="float" table:style-name="ce38" office:value="3141" office:value-type="float">
            <text:p>3,141</text:p>
          </table:table-cell>
          <table:table-cell ns41:value-type="float" table:style-name="ce47" office:value="6370" office:value-type="float">
            <text:p>6,3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4" office:value-type="string">
            <text:p>van 9 tot 10 jaren.</text:p>
          </table:table-cell>
          <table:table-cell table:style-name="Default"/>
          <table:table-cell ns41:value-type="float" table:style-name="ce31" office:value="3230" office:value-type="float">
            <text:p>3,230</text:p>
          </table:table-cell>
          <table:table-cell table:style-name="ce37" table:number-columns-repeated="2"/>
          <table:table-cell ns41:value-type="float" table:style-name="ce38" office:value="3230" office:value-type="float">
            <text:p>3,230</text:p>
          </table:table-cell>
          <table:table-cell ns41:value-type="float" table:style-name="ce38" office:value="3237" office:value-type="float">
            <text:p>3,237</text:p>
          </table:table-cell>
          <table:table-cell table:style-name="ce37" table:number-columns-repeated="2"/>
          <table:table-cell ns41:value-type="float" table:style-name="ce38" office:value="3237" office:value-type="float">
            <text:p>3,237</text:p>
          </table:table-cell>
          <table:table-cell ns41:value-type="float" table:style-name="ce47" office:value="6467" office:value-type="float">
            <text:p>6,4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4" office:value-type="string">
            <text:p>van 10 tot 11 jaren.</text:p>
          </table:table-cell>
          <table:table-cell table:style-name="Default"/>
          <table:table-cell ns41:value-type="float" table:style-name="ce31" office:value="3100" office:value-type="float">
            <text:p>3,100</text:p>
          </table:table-cell>
          <table:table-cell table:style-name="ce37" table:number-columns-repeated="2"/>
          <table:table-cell ns41:value-type="float" table:style-name="ce38" office:value="3100" office:value-type="float">
            <text:p>3,100</text:p>
          </table:table-cell>
          <table:table-cell ns41:value-type="float" table:style-name="ce38" office:value="3182" office:value-type="float">
            <text:p>3,182</text:p>
          </table:table-cell>
          <table:table-cell table:style-name="ce37" table:number-columns-repeated="2"/>
          <table:table-cell ns41:value-type="float" table:style-name="ce38" office:value="3182" office:value-type="float">
            <text:p>3,182</text:p>
          </table:table-cell>
          <table:table-cell ns41:value-type="float" table:style-name="ce47" office:value="6282" office:value-type="float">
            <text:p>6,28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4" office:value-type="string">
            <text:p>van 11 tot 12 jaren.</text:p>
          </table:table-cell>
          <table:table-cell table:style-name="Default"/>
          <table:table-cell ns41:value-type="float" table:style-name="ce31" office:value="2995" office:value-type="float">
            <text:p>2,995</text:p>
          </table:table-cell>
          <table:table-cell table:style-name="ce37" table:number-columns-repeated="2"/>
          <table:table-cell ns41:value-type="float" table:style-name="ce38" office:value="2995" office:value-type="float">
            <text:p>2,995</text:p>
          </table:table-cell>
          <table:table-cell ns41:value-type="float" table:style-name="ce38" office:value="3031" office:value-type="float">
            <text:p>3,031</text:p>
          </table:table-cell>
          <table:table-cell table:style-name="ce37" table:number-columns-repeated="2"/>
          <table:table-cell ns41:value-type="float" table:style-name="ce38" office:value="3031" office:value-type="float">
            <text:p>3,031</text:p>
          </table:table-cell>
          <table:table-cell ns41:value-type="float" table:style-name="ce47" office:value="6026" office:value-type="float">
            <text:p>6,02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4" office:value-type="string">
            <text:p>van 12 tot 13 jaren.</text:p>
          </table:table-cell>
          <table:table-cell table:style-name="Default"/>
          <table:table-cell ns41:value-type="float" table:style-name="ce31" office:value="2871" office:value-type="float">
            <text:p>2,871</text:p>
          </table:table-cell>
          <table:table-cell table:style-name="ce37" table:number-columns-repeated="2"/>
          <table:table-cell ns41:value-type="float" table:style-name="ce38" office:value="2871" office:value-type="float">
            <text:p>2,871</text:p>
          </table:table-cell>
          <table:table-cell ns41:value-type="float" table:style-name="ce38" office:value="2984" office:value-type="float">
            <text:p>2,984</text:p>
          </table:table-cell>
          <table:table-cell table:style-name="ce37" table:number-columns-repeated="2"/>
          <table:table-cell ns41:value-type="float" table:style-name="ce38" office:value="2984" office:value-type="float">
            <text:p>2,984</text:p>
          </table:table-cell>
          <table:table-cell ns41:value-type="float" table:style-name="ce47" office:value="5855" office:value-type="float">
            <text:p>5,8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4" office:value-type="string">
            <text:p>van 13 tot 14 jaren.</text:p>
          </table:table-cell>
          <table:table-cell table:style-name="Default"/>
          <table:table-cell ns41:value-type="float" table:style-name="ce31" office:value="2846" office:value-type="float">
            <text:p>2,846</text:p>
          </table:table-cell>
          <table:table-cell table:style-name="ce37" table:number-columns-repeated="2"/>
          <table:table-cell ns41:value-type="float" table:style-name="ce38" office:value="2846" office:value-type="float">
            <text:p>2,846</text:p>
          </table:table-cell>
          <table:table-cell ns41:value-type="float" table:style-name="ce38" office:value="2784" office:value-type="float">
            <text:p>2,784</text:p>
          </table:table-cell>
          <table:table-cell table:style-name="ce37" table:number-columns-repeated="2"/>
          <table:table-cell ns41:value-type="float" table:style-name="ce38" office:value="2784" office:value-type="float">
            <text:p>2,784</text:p>
          </table:table-cell>
          <table:table-cell ns41:value-type="float" table:style-name="ce47" office:value="5630" office:value-type="float">
            <text:p>5,6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4" office:value-type="string">
            <text:p>van 14 tot 15 jaren.</text:p>
          </table:table-cell>
          <table:table-cell table:style-name="Default"/>
          <table:table-cell ns41:value-type="float" table:style-name="ce31" office:value="2612" office:value-type="float">
            <text:p>2,612</text:p>
          </table:table-cell>
          <table:table-cell table:style-name="ce37" table:number-columns-repeated="2"/>
          <table:table-cell ns41:value-type="float" table:style-name="ce38" office:value="2612" office:value-type="float">
            <text:p>2,612</text:p>
          </table:table-cell>
          <table:table-cell ns41:value-type="float" table:style-name="ce38" office:value="2815" office:value-type="float">
            <text:p>2,815</text:p>
          </table:table-cell>
          <table:table-cell table:style-name="ce37" table:number-columns-repeated="2"/>
          <table:table-cell ns41:value-type="float" table:style-name="ce38" office:value="2815" office:value-type="float">
            <text:p>2,815</text:p>
          </table:table-cell>
          <table:table-cell ns41:value-type="float" table:style-name="ce47" office:value="5427" office:value-type="float">
            <text:p>5,4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4" office:value-type="string">
            <text:p>van 15 tot 16 jaren.</text:p>
          </table:table-cell>
          <table:table-cell table:style-name="Default"/>
          <table:table-cell ns41:value-type="float" table:style-name="ce31" office:value="2527" office:value-type="float">
            <text:p>2,527</text:p>
          </table:table-cell>
          <table:table-cell table:style-name="ce37" table:number-columns-repeated="2"/>
          <table:table-cell ns41:value-type="float" table:style-name="ce38" office:value="2527" office:value-type="float">
            <text:p>2,527</text:p>
          </table:table-cell>
          <table:table-cell ns41:value-type="float" table:style-name="ce38" office:value="2572" office:value-type="float">
            <text:p>2,572</text:p>
          </table:table-cell>
          <table:table-cell table:style-name="ce37" table:number-columns-repeated="2"/>
          <table:table-cell ns41:value-type="float" table:style-name="ce38" office:value="2572" office:value-type="float">
            <text:p>2,572</text:p>
          </table:table-cell>
          <table:table-cell ns41:value-type="float" table:style-name="ce47" office:value="5099" office:value-type="float">
            <text:p>5,0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4" office:value-type="string">
            <text:p>van 16 tot 17 jaren.</text:p>
          </table:table-cell>
          <table:table-cell table:style-name="Default"/>
          <table:table-cell ns41:value-type="float" table:style-name="ce31" office:value="2586" office:value-type="float">
            <text:p>2,586</text:p>
          </table:table-cell>
          <table:table-cell table:style-name="ce37" table:number-columns-repeated="2"/>
          <table:table-cell ns41:value-type="float" table:style-name="ce38" office:value="2586" office:value-type="float">
            <text:p>2,586</text:p>
          </table:table-cell>
          <table:table-cell ns41:value-type="float" table:style-name="ce38" office:value="2739" office:value-type="float">
            <text:p>2,739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8" office:value="2742" office:value-type="float">
            <text:p>2,742</text:p>
          </table:table-cell>
          <table:table-cell ns41:value-type="float" table:style-name="ce47" office:value="5328" office:value-type="float">
            <text:p>5,3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4" office:value-type="string">
            <text:p>van 17 tot 18 jaren.</text:p>
          </table:table-cell>
          <table:table-cell table:style-name="Default"/>
          <table:table-cell ns41:value-type="float" table:style-name="ce31" office:value="2525" office:value-type="float">
            <text:p>2,52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2526" office:value-type="float">
            <text:p>2,526</text:p>
          </table:table-cell>
          <table:table-cell ns41:value-type="float" table:style-name="ce38" office:value="2458" office:value-type="float">
            <text:p>2,458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ns41:value-type="float" table:style-name="ce38" office:value="2469" office:value-type="float">
            <text:p>2,469</text:p>
          </table:table-cell>
          <table:table-cell ns41:value-type="float" table:style-name="ce47" office:value="4995" office:value-type="float">
            <text:p>4,9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4" office:value-type="string">
            <text:p>van 18 tot 19 jaren.</text:p>
          </table:table-cell>
          <table:table-cell table:style-name="Default"/>
          <table:table-cell ns41:value-type="float" table:style-name="ce31" office:value="2654" office:value-type="float">
            <text:p>2,65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2669" office:value-type="float">
            <text:p>2,669</text:p>
          </table:table-cell>
          <table:table-cell ns41:value-type="float" table:style-name="ce38" office:value="2645" office:value-type="float">
            <text:p>2,645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ns41:value-type="float" table:style-name="ce38" office:value="2672" office:value-type="float">
            <text:p>2,672</text:p>
          </table:table-cell>
          <table:table-cell ns41:value-type="float" table:style-name="ce47" office:value="5341" office:value-type="float">
            <text:p>5,3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4" office:value-type="string">
            <text:p>van 19 tot 20 jaren.</text:p>
          </table:table-cell>
          <table:table-cell table:style-name="Default"/>
          <table:table-cell ns41:value-type="float" table:style-name="ce31" office:value="2800" office:value-type="float">
            <text:p>2,800</text:p>
          </table:table-cell>
          <table:table-cell ns41:value-type="float" table:style-name="ce37" office:value="19" office:value-type="float">
            <text:p>19</text:p>
          </table:table-cell>
          <table:table-cell table:style-name="ce37"/>
          <table:table-cell ns41:value-type="float" table:style-name="ce38" office:value="2819" office:value-type="float">
            <text:p>2,819</text:p>
          </table:table-cell>
          <table:table-cell ns41:value-type="float" table:style-name="ce38" office:value="2787" office:value-type="float">
            <text:p>2,78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2872" office:value-type="float">
            <text:p>2,872</text:p>
          </table:table-cell>
          <table:table-cell ns41:value-type="float" table:style-name="ce47" office:value="5691" office:value-type="float">
            <text:p>5,69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4" office:value-type="string">
            <text:p>van 20 tot 21 jaren.</text:p>
          </table:table-cell>
          <table:table-cell table:style-name="Default"/>
          <table:table-cell ns41:value-type="float" table:style-name="ce31" office:value="2698" office:value-type="float">
            <text:p>2,698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2781" office:value-type="float">
            <text:p>2,781</text:p>
          </table:table-cell>
          <table:table-cell ns41:value-type="float" table:style-name="ce38" office:value="3022" office:value-type="float">
            <text:p>3,022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8" office:value="3189" office:value-type="float">
            <text:p>3,189</text:p>
          </table:table-cell>
          <table:table-cell ns41:value-type="float" table:style-name="ce47" office:value="5970" office:value-type="float">
            <text:p>5,9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4" office:value-type="string">
            <text:p>van 21 tot 22 jaren.</text:p>
          </table:table-cell>
          <table:table-cell table:style-name="Default"/>
          <table:table-cell ns41:value-type="float" table:style-name="ce31" office:value="2273" office:value-type="float">
            <text:p>2,273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2361" office:value-type="float">
            <text:p>2,361</text:p>
          </table:table-cell>
          <table:table-cell ns41:value-type="float" table:style-name="ce38" office:value="2549" office:value-type="float">
            <text:p>2,549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8" office:value="2781" office:value-type="float">
            <text:p>2,781</text:p>
          </table:table-cell>
          <table:table-cell ns41:value-type="float" table:style-name="ce47" office:value="5142" office:value-type="float">
            <text:p>5,1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4" office:value-type="string">
            <text:p>van 22 tot 23 jaren.</text:p>
          </table:table-cell>
          <table:table-cell table:style-name="Default"/>
          <table:table-cell ns41:value-type="float" table:style-name="ce31" office:value="2318" office:value-type="float">
            <text:p>2,318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2468" office:value-type="float">
            <text:p>2,468</text:p>
          </table:table-cell>
          <table:table-cell ns41:value-type="float" table:style-name="ce38" office:value="2581" office:value-type="float">
            <text:p>2,581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8" office:value="2917" office:value-type="float">
            <text:p>2,917</text:p>
          </table:table-cell>
          <table:table-cell ns41:value-type="float" table:style-name="ce47" office:value="5385" office:value-type="float">
            <text:p>5,3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4" office:value-type="string">
            <text:p>van 23 tot 24 jaren.</text:p>
          </table:table-cell>
          <table:table-cell table:style-name="Default"/>
          <table:table-cell ns41:value-type="float" table:style-name="ce31" office:value="2239" office:value-type="float">
            <text:p>2,239</text:p>
          </table:table-cell>
          <table:table-cell ns41:value-type="float" table:style-name="ce37" office:value="266" office:value-type="float">
            <text:p>26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2511" office:value-type="float">
            <text:p>2,511</text:p>
          </table:table-cell>
          <table:table-cell ns41:value-type="float" table:style-name="ce38" office:value="2635" office:value-type="float">
            <text:p>2,635</text:p>
          </table:table-cell>
          <table:table-cell ns41:value-type="float" table:style-name="ce37" office:value="514" office:value-type="float">
            <text:p>51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8" office:value="3164" office:value-type="float">
            <text:p>3,164</text:p>
          </table:table-cell>
          <table:table-cell ns41:value-type="float" table:style-name="ce47" office:value="5675" office:value-type="float">
            <text:p>5,6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4" office:value-type="string">
            <text:p>van 24 tot 25 jaren.</text:p>
          </table:table-cell>
          <table:table-cell table:style-name="Default"/>
          <table:table-cell ns41:value-type="float" table:style-name="ce31" office:value="2002" office:value-type="float">
            <text:p>2,002</text:p>
          </table:table-cell>
          <table:table-cell ns41:value-type="float" table:style-name="ce37" office:value="451" office:value-type="float">
            <text:p>45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8" office:value="2465" office:value-type="float">
            <text:p>2,465</text:p>
          </table:table-cell>
          <table:table-cell ns41:value-type="float" table:style-name="ce38" office:value="2490" office:value-type="float">
            <text:p>2,490</text:p>
          </table:table-cell>
          <table:table-cell ns41:value-type="float" table:style-name="ce37" office:value="713" office:value-type="float">
            <text:p>713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8" office:value="3221" office:value-type="float">
            <text:p>3,221</text:p>
          </table:table-cell>
          <table:table-cell ns41:value-type="float" table:style-name="ce47" office:value="5686" office:value-type="float">
            <text:p>5,6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4" office:value-type="string">
            <text:p>van 25 tot 26 jaren.</text:p>
          </table:table-cell>
          <table:table-cell table:style-name="Default"/>
          <table:table-cell ns41:value-type="float" table:style-name="ce31" office:value="1961" office:value-type="float">
            <text:p>1,961</text:p>
          </table:table-cell>
          <table:table-cell ns41:value-type="float" table:style-name="ce37" office:value="691" office:value-type="float">
            <text:p>69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8" office:value="2666" office:value-type="float">
            <text:p>2,666</text:p>
          </table:table-cell>
          <table:table-cell ns41:value-type="float" table:style-name="ce38" office:value="2337" office:value-type="float">
            <text:p>2,337</text:p>
          </table:table-cell>
          <table:table-cell ns41:value-type="float" table:style-name="ce37" office:value="923" office:value-type="float">
            <text:p>923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8" office:value="3300" office:value-type="float">
            <text:p>3,300</text:p>
          </table:table-cell>
          <table:table-cell ns41:value-type="float" table:style-name="ce47" office:value="5966" office:value-type="float">
            <text:p>5,9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4" office:value-type="string">
            <text:p>van 26 tot 27 jaren.</text:p>
          </table:table-cell>
          <table:table-cell table:style-name="Default"/>
          <table:table-cell ns41:value-type="float" table:style-name="ce31" office:value="1664" office:value-type="float">
            <text:p>1,664</text:p>
          </table:table-cell>
          <table:table-cell ns41:value-type="float" table:style-name="ce37" office:value="926" office:value-type="float">
            <text:p>926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8" office:value="2608" office:value-type="float">
            <text:p>2,608</text:p>
          </table:table-cell>
          <table:table-cell ns41:value-type="float" table:style-name="ce38" office:value="2094" office:value-type="float">
            <text:p>2,094</text:p>
          </table:table-cell>
          <table:table-cell ns41:value-type="float" table:style-name="ce38" office:value="1082" office:value-type="float">
            <text:p>1,082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8" office:value="3219" office:value-type="float">
            <text:p>3,219</text:p>
          </table:table-cell>
          <table:table-cell ns41:value-type="float" table:style-name="ce47" office:value="5827" office:value-type="float">
            <text:p>5,8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4" office:value-type="string">
            <text:p>van 27 tot 28 jaren.</text:p>
          </table:table-cell>
          <table:table-cell table:style-name="Default"/>
          <table:table-cell ns41:value-type="float" table:style-name="ce31" office:value="1375" office:value-type="float">
            <text:p>1,375</text:p>
          </table:table-cell>
          <table:table-cell ns41:value-type="float" table:style-name="ce38" office:value="1047" office:value-type="float">
            <text:p>1,047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8" office:value="2447" office:value-type="float">
            <text:p>2,447</text:p>
          </table:table-cell>
          <table:table-cell ns41:value-type="float" table:style-name="ce38" office:value="1748" office:value-type="float">
            <text:p>1,748</text:p>
          </table:table-cell>
          <table:table-cell ns41:value-type="float" table:style-name="ce38" office:value="1208" office:value-type="float">
            <text:p>1,208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8" office:value="3009" office:value-type="float">
            <text:p>3,009</text:p>
          </table:table-cell>
          <table:table-cell ns41:value-type="float" table:style-name="ce47" office:value="5456" office:value-type="float">
            <text:p>5,4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4" office:value-type="string">
            <text:p>van 28 tot 29 jaren.</text:p>
          </table:table-cell>
          <table:table-cell table:style-name="Default"/>
          <table:table-cell ns41:value-type="float" table:style-name="ce31" office:value="1115" office:value-type="float">
            <text:p>1,115</text:p>
          </table:table-cell>
          <table:table-cell ns41:value-type="float" table:style-name="ce38" office:value="1129" office:value-type="float">
            <text:p>1,12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8" office:value="2267" office:value-type="float">
            <text:p>2,267</text:p>
          </table:table-cell>
          <table:table-cell ns41:value-type="float" table:style-name="ce38" office:value="1579" office:value-type="float">
            <text:p>1,579</text:p>
          </table:table-cell>
          <table:table-cell ns41:value-type="float" table:style-name="ce38" office:value="1305" office:value-type="float">
            <text:p>1,305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8" office:value="2925" office:value-type="float">
            <text:p>2,925</text:p>
          </table:table-cell>
          <table:table-cell ns41:value-type="float" table:style-name="ce47" office:value="5192" office:value-type="float">
            <text:p>5,19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4" office:value-type="string">
            <text:p>van 29 tot 30 jaren.</text:p>
          </table:table-cell>
          <table:table-cell table:style-name="Default"/>
          <table:table-cell ns41:value-type="float" table:style-name="ce67" office:value="967" office:value-type="float">
            <text:p>967</text:p>
          </table:table-cell>
          <table:table-cell ns41:value-type="float" table:style-name="ce38" office:value="1179" office:value-type="float">
            <text:p>1,179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8" office:value="2168" office:value-type="float">
            <text:p>2,168</text:p>
          </table:table-cell>
          <table:table-cell ns41:value-type="float" table:style-name="ce38" office:value="1325" office:value-type="float">
            <text:p>1,325</text:p>
          </table:table-cell>
          <table:table-cell ns41:value-type="float" table:style-name="ce38" office:value="1254" office:value-type="float">
            <text:p>1,254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8" office:value="2638" office:value-type="float">
            <text:p>2,638</text:p>
          </table:table-cell>
          <table:table-cell ns41:value-type="float" table:style-name="ce47" office:value="4806" office:value-type="float">
            <text:p>4,8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4" office:value-type="string">
            <text:p>van 30 tot 31 jaren.</text:p>
          </table:table-cell>
          <table:table-cell table:style-name="Default"/>
          <table:table-cell ns41:value-type="float" table:style-name="ce67" office:value="896" office:value-type="float">
            <text:p>896</text:p>
          </table:table-cell>
          <table:table-cell ns41:value-type="float" table:style-name="ce38" office:value="1413" office:value-type="float">
            <text:p>1,413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8" office:value="2347" office:value-type="float">
            <text:p>2,347</text:p>
          </table:table-cell>
          <table:table-cell ns41:value-type="float" table:style-name="ce38" office:value="1330" office:value-type="float">
            <text:p>1,330</text:p>
          </table:table-cell>
          <table:table-cell ns41:value-type="float" table:style-name="ce38" office:value="1550" office:value-type="float">
            <text:p>1,550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8" office:value="2950" office:value-type="float">
            <text:p>2,950</text:p>
          </table:table-cell>
          <table:table-cell ns41:value-type="float" table:style-name="ce47" office:value="5297" office:value-type="float">
            <text:p>5,2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4" office:value-type="string">
            <text:p>van 31 tot 32 jaren.</text:p>
          </table:table-cell>
          <table:table-cell table:style-name="Default"/>
          <table:table-cell ns41:value-type="float" table:style-name="ce67" office:value="679" office:value-type="float">
            <text:p>679</text:p>
          </table:table-cell>
          <table:table-cell ns41:value-type="float" table:style-name="ce38" office:value="1338" office:value-type="float">
            <text:p>1,338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8" office:value="2056" office:value-type="float">
            <text:p>2,056</text:p>
          </table:table-cell>
          <table:table-cell ns41:value-type="float" table:style-name="ce37" office:value="961" office:value-type="float">
            <text:p>961</text:p>
          </table:table-cell>
          <table:table-cell ns41:value-type="float" table:style-name="ce38" office:value="1451" office:value-type="float">
            <text:p>1,451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8" office:value="2488" office:value-type="float">
            <text:p>2,488</text:p>
          </table:table-cell>
          <table:table-cell ns41:value-type="float" table:style-name="ce47" office:value="4544" office:value-type="float">
            <text:p>4,5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4" office:value-type="string">
            <text:p>van 32 tot 33 jaren.</text:p>
          </table:table-cell>
          <table:table-cell table:style-name="Default"/>
          <table:table-cell ns41:value-type="float" table:style-name="ce67" office:value="583" office:value-type="float">
            <text:p>583</text:p>
          </table:table-cell>
          <table:table-cell ns41:value-type="float" table:style-name="ce38" office:value="1479" office:value-type="float">
            <text:p>1,479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8" office:value="2103" office:value-type="float">
            <text:p>2,103</text:p>
          </table:table-cell>
          <table:table-cell ns41:value-type="float" table:style-name="ce37" office:value="872" office:value-type="float">
            <text:p>872</text:p>
          </table:table-cell>
          <table:table-cell ns41:value-type="float" table:style-name="ce38" office:value="1551" office:value-type="float">
            <text:p>1,551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8" office:value="2523" office:value-type="float">
            <text:p>2,523</text:p>
          </table:table-cell>
          <table:table-cell ns41:value-type="float" table:style-name="ce47" office:value="4626" office:value-type="float">
            <text:p>4,62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4" office:value-type="string">
            <text:p>van 33 tot 34 jaren.</text:p>
          </table:table-cell>
          <table:table-cell table:style-name="Default"/>
          <table:table-cell ns41:value-type="float" table:style-name="ce67" office:value="479" office:value-type="float">
            <text:p>479</text:p>
          </table:table-cell>
          <table:table-cell ns41:value-type="float" table:style-name="ce38" office:value="1570" office:value-type="float">
            <text:p>1,570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8" office:value="2093" office:value-type="float">
            <text:p>2,093</text:p>
          </table:table-cell>
          <table:table-cell ns41:value-type="float" table:style-name="ce37" office:value="782" office:value-type="float">
            <text:p>782</text:p>
          </table:table-cell>
          <table:table-cell ns41:value-type="float" table:style-name="ce38" office:value="1517" office:value-type="float">
            <text:p>1,517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8" office:value="2397" office:value-type="float">
            <text:p>2,397</text:p>
          </table:table-cell>
          <table:table-cell ns41:value-type="float" table:style-name="ce47" office:value="4490" office:value-type="float">
            <text:p>4,4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4" office:value-type="string">
            <text:p>van 34 tot 35 jaren.</text:p>
          </table:table-cell>
          <table:table-cell table:style-name="Default"/>
          <table:table-cell ns41:value-type="float" table:style-name="ce67" office:value="468" office:value-type="float">
            <text:p>468</text:p>
          </table:table-cell>
          <table:table-cell ns41:value-type="float" table:style-name="ce38" office:value="1542" office:value-type="float">
            <text:p>1,542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8" office:value="2075" office:value-type="float">
            <text:p>2,075</text:p>
          </table:table-cell>
          <table:table-cell ns41:value-type="float" table:style-name="ce37" office:value="661" office:value-type="float">
            <text:p>661</text:p>
          </table:table-cell>
          <table:table-cell ns41:value-type="float" table:style-name="ce38" office:value="1564" office:value-type="float">
            <text:p>1,564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8" office:value="2347" office:value-type="float">
            <text:p>2,347</text:p>
          </table:table-cell>
          <table:table-cell ns41:value-type="float" table:style-name="ce47" office:value="4422" office:value-type="float">
            <text:p>4,4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4" office:value-type="string">
            <text:p>van 35 tot 36 jaren.</text:p>
          </table:table-cell>
          <table:table-cell table:style-name="Default"/>
          <table:table-cell ns41:value-type="float" table:style-name="ce67" office:value="368" office:value-type="float">
            <text:p>368</text:p>
          </table:table-cell>
          <table:table-cell ns41:value-type="float" table:style-name="ce38" office:value="1475" office:value-type="float">
            <text:p>1,475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8" office:value="1895" office:value-type="float">
            <text:p>1,895</text:p>
          </table:table-cell>
          <table:table-cell ns41:value-type="float" table:style-name="ce37" office:value="584" office:value-type="float">
            <text:p>584</text:p>
          </table:table-cell>
          <table:table-cell ns41:value-type="float" table:style-name="ce38" office:value="1484" office:value-type="float">
            <text:p>1,484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8" office:value="2174" office:value-type="float">
            <text:p>2,174</text:p>
          </table:table-cell>
          <table:table-cell ns41:value-type="float" table:style-name="ce47" office:value="4069" office:value-type="float">
            <text:p>4,0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4" office:value-type="string">
            <text:p>van 36 tot 37 jaren.</text:p>
          </table:table-cell>
          <table:table-cell table:style-name="Default"/>
          <table:table-cell ns41:value-type="float" table:style-name="ce67" office:value="360" office:value-type="float">
            <text:p>360</text:p>
          </table:table-cell>
          <table:table-cell ns41:value-type="float" table:style-name="ce38" office:value="1494" office:value-type="float">
            <text:p>1,494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8" office:value="1925" office:value-type="float">
            <text:p>1,925</text:p>
          </table:table-cell>
          <table:table-cell ns41:value-type="float" table:style-name="ce37" office:value="572" office:value-type="float">
            <text:p>572</text:p>
          </table:table-cell>
          <table:table-cell ns41:value-type="float" table:style-name="ce38" office:value="1604" office:value-type="float">
            <text:p>1,604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8" office:value="2309" office:value-type="float">
            <text:p>2,309</text:p>
          </table:table-cell>
          <table:table-cell ns41:value-type="float" table:style-name="ce47" office:value="4234" office:value-type="float">
            <text:p>4,2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4" office:value-type="string">
            <text:p>van 37 tot 38 jaren.</text:p>
          </table:table-cell>
          <table:table-cell table:style-name="Default"/>
          <table:table-cell ns41:value-type="float" table:style-name="ce67" office:value="302" office:value-type="float">
            <text:p>302</text:p>
          </table:table-cell>
          <table:table-cell ns41:value-type="float" table:style-name="ce38" office:value="1556" office:value-type="float">
            <text:p>1,556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8" office:value="1924" office:value-type="float">
            <text:p>1,924</text:p>
          </table:table-cell>
          <table:table-cell ns41:value-type="float" table:style-name="ce37" office:value="498" office:value-type="float">
            <text:p>498</text:p>
          </table:table-cell>
          <table:table-cell ns41:value-type="float" table:style-name="ce38" office:value="1440" office:value-type="float">
            <text:p>1,440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8" office:value="2103" office:value-type="float">
            <text:p>2,103</text:p>
          </table:table-cell>
          <table:table-cell ns41:value-type="float" table:style-name="ce47" office:value="4027" office:value-type="float">
            <text:p>4,0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4" office:value-type="string">
            <text:p>van 38 tot 39 jaren.</text:p>
          </table:table-cell>
          <table:table-cell table:style-name="Default"/>
          <table:table-cell ns41:value-type="float" table:style-name="ce67" office:value="277" office:value-type="float">
            <text:p>277</text:p>
          </table:table-cell>
          <table:table-cell ns41:value-type="float" table:style-name="ce38" office:value="1646" office:value-type="float">
            <text:p>1,646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8" office:value="1988" office:value-type="float">
            <text:p>1,988</text:p>
          </table:table-cell>
          <table:table-cell ns41:value-type="float" table:style-name="ce37" office:value="557" office:value-type="float">
            <text:p>557</text:p>
          </table:table-cell>
          <table:table-cell ns41:value-type="float" table:style-name="ce38" office:value="1605" office:value-type="float">
            <text:p>1,605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8" office:value="2338" office:value-type="float">
            <text:p>2,338</text:p>
          </table:table-cell>
          <table:table-cell ns41:value-type="float" table:style-name="ce47" office:value="4326" office:value-type="float">
            <text:p>4,32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4" office:value-type="string">
            <text:p>van 39 tot 40 jaren.</text:p>
          </table:table-cell>
          <table:table-cell table:style-name="Default"/>
          <table:table-cell ns41:value-type="float" table:style-name="ce67" office:value="245" office:value-type="float">
            <text:p>245</text:p>
          </table:table-cell>
          <table:table-cell ns41:value-type="float" table:style-name="ce38" office:value="1507" office:value-type="float">
            <text:p>1,507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8" office:value="1819" office:value-type="float">
            <text:p>1,819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38" office:value="1580" office:value-type="float">
            <text:p>1,580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38" office:value="2225" office:value-type="float">
            <text:p>2,225</text:p>
          </table:table-cell>
          <table:table-cell ns41:value-type="float" table:style-name="ce47" office:value="4044" office:value-type="float">
            <text:p>4,0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4" office:value-type="string">
            <text:p>van 40 tot 41 jaren.</text:p>
          </table:table-cell>
          <table:table-cell table:style-name="Default"/>
          <table:table-cell ns41:value-type="float" table:style-name="ce67" office:value="245" office:value-type="float">
            <text:p>245</text:p>
          </table:table-cell>
          <table:table-cell ns41:value-type="float" table:style-name="ce38" office:value="1476" office:value-type="float">
            <text:p>1,476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8" office:value="1802" office:value-type="float">
            <text:p>1,802</text:p>
          </table:table-cell>
          <table:table-cell ns41:value-type="float" table:style-name="ce37" office:value="458" office:value-type="float">
            <text:p>458</text:p>
          </table:table-cell>
          <table:table-cell ns41:value-type="float" table:style-name="ce38" office:value="1480" office:value-type="float">
            <text:p>1,480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8" office:value="2139" office:value-type="float">
            <text:p>2,139</text:p>
          </table:table-cell>
          <table:table-cell ns41:value-type="float" table:style-name="ce47" office:value="3941" office:value-type="float">
            <text:p>3,9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4" office:value-type="string">
            <text:p>van 41 tot 42 jaren.</text:p>
          </table:table-cell>
          <table:table-cell table:style-name="Default"/>
          <table:table-cell ns41:value-type="float" table:style-name="ce67" office:value="192" office:value-type="float">
            <text:p>192</text:p>
          </table:table-cell>
          <table:table-cell ns41:value-type="float" table:style-name="ce38" office:value="1264" office:value-type="float">
            <text:p>1,264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8" office:value="1528" office:value-type="float">
            <text:p>1,528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8" office:value="1264" office:value-type="float">
            <text:p>1,264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38" office:value="1838" office:value-type="float">
            <text:p>1,838</text:p>
          </table:table-cell>
          <table:table-cell ns41:value-type="float" table:style-name="ce47" office:value="3366" office:value-type="float">
            <text:p>3,3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4" office:value-type="string">
            <text:p>van 42 tot 43 jaren.</text:p>
          </table:table-cell>
          <table:table-cell table:style-name="Default"/>
          <table:table-cell ns41:value-type="float" table:style-name="ce67" office:value="200" office:value-type="float">
            <text:p>200</text:p>
          </table:table-cell>
          <table:table-cell ns41:value-type="float" table:style-name="ce38" office:value="1395" office:value-type="float">
            <text:p>1,395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8" office:value="1675" office:value-type="float">
            <text:p>1,675</text:p>
          </table:table-cell>
          <table:table-cell ns41:value-type="float" table:style-name="ce37" office:value="392" office:value-type="float">
            <text:p>392</text:p>
          </table:table-cell>
          <table:table-cell ns41:value-type="float" table:style-name="ce38" office:value="1310" office:value-type="float">
            <text:p>1,310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8" office:value="1904" office:value-type="float">
            <text:p>1,904</text:p>
          </table:table-cell>
          <table:table-cell ns41:value-type="float" table:style-name="ce47" office:value="3579" office:value-type="float">
            <text:p>3,5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4" office:value-type="string">
            <text:p>van 43 tot 44 jaren.</text:p>
          </table:table-cell>
          <table:table-cell table:style-name="Default"/>
          <table:table-cell ns41:value-type="float" table:style-name="ce67" office:value="160" office:value-type="float">
            <text:p>160</text:p>
          </table:table-cell>
          <table:table-cell ns41:value-type="float" table:style-name="ce38" office:value="1354" office:value-type="float">
            <text:p>1,354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8" office:value="1583" office:value-type="float">
            <text:p>1,583</text:p>
          </table:table-cell>
          <table:table-cell ns41:value-type="float" table:style-name="ce37" office:value="353" office:value-type="float">
            <text:p>353</text:p>
          </table:table-cell>
          <table:table-cell ns41:value-type="float" table:style-name="ce38" office:value="1370" office:value-type="float">
            <text:p>1,37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38" office:value="1944" office:value-type="float">
            <text:p>1,944</text:p>
          </table:table-cell>
          <table:table-cell ns41:value-type="float" table:style-name="ce47" office:value="3527" office:value-type="float">
            <text:p>3,5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4" office:value-type="string">
            <text:p>van 44 tot 45 jaren.</text:p>
          </table:table-cell>
          <table:table-cell table:style-name="Default"/>
          <table:table-cell ns41:value-type="float" table:style-name="ce67" office:value="165" office:value-type="float">
            <text:p>165</text:p>
          </table:table-cell>
          <table:table-cell ns41:value-type="float" table:style-name="ce38" office:value="1273" office:value-type="float">
            <text:p>1,273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8" office:value="1538" office:value-type="float">
            <text:p>1,538</text:p>
          </table:table-cell>
          <table:table-cell ns41:value-type="float" table:style-name="ce37" office:value="345" office:value-type="float">
            <text:p>345</text:p>
          </table:table-cell>
          <table:table-cell ns41:value-type="float" table:style-name="ce38" office:value="1373" office:value-type="float">
            <text:p>1,373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8" office:value="1975" office:value-type="float">
            <text:p>1,975</text:p>
          </table:table-cell>
          <table:table-cell ns41:value-type="float" table:style-name="ce47" office:value="3513" office:value-type="float">
            <text:p>3,5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4" office:value-type="string">
            <text:p>van 45 tot 46 jaren.</text:p>
          </table:table-cell>
          <table:table-cell table:style-name="Default"/>
          <table:table-cell ns41:value-type="float" table:style-name="ce67" office:value="153" office:value-type="float">
            <text:p>153</text:p>
          </table:table-cell>
          <table:table-cell ns41:value-type="float" table:style-name="ce38" office:value="1237" office:value-type="float">
            <text:p>1,237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8" office:value="1483" office:value-type="float">
            <text:p>1,483</text:p>
          </table:table-cell>
          <table:table-cell ns41:value-type="float" table:style-name="ce37" office:value="345" office:value-type="float">
            <text:p>345</text:p>
          </table:table-cell>
          <table:table-cell ns41:value-type="float" table:style-name="ce38" office:value="1280" office:value-type="float">
            <text:p>1,280</text:p>
          </table:table-cell>
          <table:table-cell ns41:value-type="float" table:style-name="ce37" office:value="253" office:value-type="float">
            <text:p>253</text:p>
          </table:table-cell>
          <table:table-cell ns41:value-type="float" table:style-name="ce38" office:value="1878" office:value-type="float">
            <text:p>1,878</text:p>
          </table:table-cell>
          <table:table-cell ns41:value-type="float" table:style-name="ce47" office:value="3361" office:value-type="float">
            <text:p>3,3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4" office:value-type="string">
            <text:p>van 46 tot 47 jaren.</text:p>
          </table:table-cell>
          <table:table-cell table:style-name="Default"/>
          <table:table-cell ns41:value-type="float" table:style-name="ce67" office:value="150" office:value-type="float">
            <text:p>150</text:p>
          </table:table-cell>
          <table:table-cell ns41:value-type="float" table:style-name="ce38" office:value="1271" office:value-type="float">
            <text:p>1,271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8" office:value="1512" office:value-type="float">
            <text:p>1,512</text:p>
          </table:table-cell>
          <table:table-cell ns41:value-type="float" table:style-name="ce37" office:value="357" office:value-type="float">
            <text:p>357</text:p>
          </table:table-cell>
          <table:table-cell ns41:value-type="float" table:style-name="ce38" office:value="1213" office:value-type="float">
            <text:p>1,213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8" office:value="1858" office:value-type="float">
            <text:p>1,858</text:p>
          </table:table-cell>
          <table:table-cell ns41:value-type="float" table:style-name="ce47" office:value="3370" office:value-type="float">
            <text:p>3,3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4" office:value-type="string">
            <text:p>van 47 tot 48 jaren.</text:p>
          </table:table-cell>
          <table:table-cell table:style-name="Default"/>
          <table:table-cell ns41:value-type="float" table:style-name="ce67" office:value="157" office:value-type="float">
            <text:p>157</text:p>
          </table:table-cell>
          <table:table-cell ns41:value-type="float" table:style-name="ce38" office:value="1235" office:value-type="float">
            <text:p>1,235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8" office:value="1489" office:value-type="float">
            <text:p>1,489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8" office:value="1074" office:value-type="float">
            <text:p>1,074</text:p>
          </table:table-cell>
          <table:table-cell ns41:value-type="float" table:style-name="ce37" office:value="300" office:value-type="float">
            <text:p>300</text:p>
          </table:table-cell>
          <table:table-cell ns41:value-type="float" table:style-name="ce38" office:value="1682" office:value-type="float">
            <text:p>1,682</text:p>
          </table:table-cell>
          <table:table-cell ns41:value-type="float" table:style-name="ce47" office:value="3171" office:value-type="float">
            <text:p>3,1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4" office:value-type="string">
            <text:p>van 48 tot 49 jaren.</text:p>
          </table:table-cell>
          <table:table-cell table:style-name="Default"/>
          <table:table-cell ns41:value-type="float" table:style-name="ce67" office:value="141" office:value-type="float">
            <text:p>141</text:p>
          </table:table-cell>
          <table:table-cell ns41:value-type="float" table:style-name="ce38" office:value="1118" office:value-type="float">
            <text:p>1,118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8" office:value="1354" office:value-type="float">
            <text:p>1,354</text:p>
          </table:table-cell>
          <table:table-cell ns41:value-type="float" table:style-name="ce37" office:value="309" office:value-type="float">
            <text:p>309</text:p>
          </table:table-cell>
          <table:table-cell ns41:value-type="float" table:style-name="ce38" office:value="1096" office:value-type="float">
            <text:p>1,096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38" office:value="1732" office:value-type="float">
            <text:p>1,732</text:p>
          </table:table-cell>
          <table:table-cell ns41:value-type="float" table:style-name="ce47" office:value="3086" office:value-type="float">
            <text:p>3,0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4" office:value-type="string">
            <text:p>van 49 tot 50 jaren.</text:p>
          </table:table-cell>
          <table:table-cell table:style-name="Default"/>
          <table:table-cell ns41:value-type="float" table:style-name="ce67" office:value="142" office:value-type="float">
            <text:p>142</text:p>
          </table:table-cell>
          <table:table-cell ns41:value-type="float" table:style-name="ce38" office:value="1290" office:value-type="float">
            <text:p>1,290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8" office:value="1543" office:value-type="float">
            <text:p>1,543</text:p>
          </table:table-cell>
          <table:table-cell ns41:value-type="float" table:style-name="ce37" office:value="403" office:value-type="float">
            <text:p>403</text:p>
          </table:table-cell>
          <table:table-cell ns41:value-type="float" table:style-name="ce38" office:value="1197" office:value-type="float">
            <text:p>1,197</text:p>
          </table:table-cell>
          <table:table-cell ns41:value-type="float" table:style-name="ce37" office:value="423" office:value-type="float">
            <text:p>423</text:p>
          </table:table-cell>
          <table:table-cell ns41:value-type="float" table:style-name="ce38" office:value="2023" office:value-type="float">
            <text:p>2,023</text:p>
          </table:table-cell>
          <table:table-cell ns41:value-type="float" table:style-name="ce47" office:value="3566" office:value-type="float">
            <text:p>3,5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4" office:value-type="string">
            <text:p>van 50 tot 51 jaren.</text:p>
          </table:table-cell>
          <table:table-cell table:style-name="Default"/>
          <table:table-cell ns41:value-type="float" table:style-name="ce67" office:value="127" office:value-type="float">
            <text:p>127</text:p>
          </table:table-cell>
          <table:table-cell ns41:value-type="float" table:style-name="ce38" office:value="1212" office:value-type="float">
            <text:p>1,212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8" office:value="1463" office:value-type="float">
            <text:p>1,463</text:p>
          </table:table-cell>
          <table:table-cell ns41:value-type="float" table:style-name="ce37" office:value="324" office:value-type="float">
            <text:p>324</text:p>
          </table:table-cell>
          <table:table-cell ns41:value-type="float" table:style-name="ce38" office:value="1093" office:value-type="float">
            <text:p>1,093</text:p>
          </table:table-cell>
          <table:table-cell ns41:value-type="float" table:style-name="ce37" office:value="450" office:value-type="float">
            <text:p>450</text:p>
          </table:table-cell>
          <table:table-cell ns41:value-type="float" table:style-name="ce38" office:value="1867" office:value-type="float">
            <text:p>1,867</text:p>
          </table:table-cell>
          <table:table-cell ns41:value-type="float" table:style-name="ce47" office:value="3330" office:value-type="float">
            <text:p>3,3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table:style-name="ce17"/>
          <table:table-cell ns41:value-type="string" table:style-name="ce24" office:value-type="string">
            <text:p>Over te brengen</text:p>
          </table:table-cell>
          <table:table-cell table:style-name="Default"/>
          <table:table-cell ns41:value-type="float" table:style-name="ce31" office:value="84940" office:value-type="float">
            <text:p>84,940</text:p>
          </table:table-cell>
          <table:table-cell ns41:value-type="float" table:style-name="ce38" office:value="35180" office:value-type="float">
            <text:p>35,180</text:p>
          </table:table-cell>
          <table:table-cell ns41:value-type="float" table:style-name="ce38" office:value="1691" office:value-type="float">
            <text:p>1,691</text:p>
          </table:table-cell>
          <table:table-cell ns41:value-type="float" table:style-name="ce38" office:value="121811" office:value-type="float">
            <text:p>121,811</text:p>
          </table:table-cell>
          <table:table-cell ns41:value-type="float" table:style-name="ce38" office:value="93986" office:value-type="float">
            <text:p>93,986</text:p>
          </table:table-cell>
          <table:table-cell ns41:value-type="float" table:style-name="ce38" office:value="36925" office:value-type="float">
            <text:p>36,925</text:p>
          </table:table-cell>
          <table:table-cell ns41:value-type="float" table:style-name="ce38" office:value="4647" office:value-type="float">
            <text:p>4,647</text:p>
          </table:table-cell>
          <table:table-cell ns41:value-type="float" table:style-name="ce38" office:value="135558" office:value-type="float">
            <text:p>135,558</text:p>
          </table:table-cell>
          <table:table-cell ns41:value-type="float" table:style-name="ce47" office:value="257369" office:value-type="float">
            <text:p>257,3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4" office:value-type="string">
            <text:p>van 51 tot 52 jaren.</text:p>
          </table:table-cell>
          <table:table-cell table:style-name="Default"/>
          <table:table-cell ns41:value-type="float" table:style-name="ce67" office:value="105" office:value-type="float">
            <text:p>105</text:p>
          </table:table-cell>
          <table:table-cell ns41:value-type="float" table:style-name="ce38" office:value="1088" office:value-type="float">
            <text:p>1,088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8" office:value="1317" office:value-type="float">
            <text:p>1,317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8" office:value="1031" office:value-type="float">
            <text:p>1,031</text:p>
          </table:table-cell>
          <table:table-cell ns41:value-type="float" table:style-name="ce37" office:value="385" office:value-type="float">
            <text:p>385</text:p>
          </table:table-cell>
          <table:table-cell ns41:value-type="float" table:style-name="ce38" office:value="1687" office:value-type="float">
            <text:p>1,687</text:p>
          </table:table-cell>
          <table:table-cell ns41:value-type="float" table:style-name="ce47" office:value="3004" office:value-type="float">
            <text:p>3,0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4" office:value-type="string">
            <text:p>van 52 tot 53 jaren.</text:p>
          </table:table-cell>
          <table:table-cell table:style-name="Default"/>
          <table:table-cell ns41:value-type="float" table:style-name="ce67" office:value="85" office:value-type="float">
            <text:p>85</text:p>
          </table:table-cell>
          <table:table-cell ns41:value-type="float" table:style-name="ce38" office:value="1006" office:value-type="float">
            <text:p>1,006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8" office:value="1216" office:value-type="float">
            <text:p>1,216</text:p>
          </table:table-cell>
          <table:table-cell ns41:value-type="float" table:style-name="ce37" office:value="300" office:value-type="float">
            <text:p>300</text:p>
          </table:table-cell>
          <table:table-cell ns41:value-type="float" table:style-name="ce37" office:value="883" office:value-type="float">
            <text:p>883</text:p>
          </table:table-cell>
          <table:table-cell ns41:value-type="float" table:style-name="ce37" office:value="413" office:value-type="float">
            <text:p>413</text:p>
          </table:table-cell>
          <table:table-cell ns41:value-type="float" table:style-name="ce38" office:value="1596" office:value-type="float">
            <text:p>1,596</text:p>
          </table:table-cell>
          <table:table-cell ns41:value-type="float" table:style-name="ce47" office:value="2812" office:value-type="float">
            <text:p>2,8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4" office:value-type="string">
            <text:p>van 53 tot 54 jaren.</text:p>
          </table:table-cell>
          <table:table-cell table:style-name="Default"/>
          <table:table-cell ns41:value-type="float" table:style-name="ce67" office:value="92" office:value-type="float">
            <text:p>92</text:p>
          </table:table-cell>
          <table:table-cell ns41:value-type="float" table:style-name="ce37" office:value="845" office:value-type="float">
            <text:p>845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8" office:value="1047" office:value-type="float">
            <text:p>1,047</text:p>
          </table:table-cell>
          <table:table-cell ns41:value-type="float" table:style-name="ce37" office:value="250" office:value-type="float">
            <text:p>250</text:p>
          </table:table-cell>
          <table:table-cell ns41:value-type="float" table:style-name="ce37" office:value="769" office:value-type="float">
            <text:p>769</text:p>
          </table:table-cell>
          <table:table-cell ns41:value-type="float" table:style-name="ce37" office:value="392" office:value-type="float">
            <text:p>392</text:p>
          </table:table-cell>
          <table:table-cell ns41:value-type="float" table:style-name="ce38" office:value="1411" office:value-type="float">
            <text:p>1,411</text:p>
          </table:table-cell>
          <table:table-cell ns41:value-type="float" table:style-name="ce47" office:value="2458" office:value-type="float">
            <text:p>2,4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4" office:value-type="string">
            <text:p>van 54 tot 55 jaren.</text:p>
          </table:table-cell>
          <table:table-cell table:style-name="Default"/>
          <table:table-cell ns41:value-type="float" table:style-name="ce67" office:value="93" office:value-type="float">
            <text:p>93</text:p>
          </table:table-cell>
          <table:table-cell ns41:value-type="float" table:style-name="ce37" office:value="863" office:value-type="float">
            <text:p>863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8" office:value="1073" office:value-type="float">
            <text:p>1,073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831" office:value-type="float">
            <text:p>831</text:p>
          </table:table-cell>
          <table:table-cell ns41:value-type="float" table:style-name="ce37" office:value="465" office:value-type="float">
            <text:p>465</text:p>
          </table:table-cell>
          <table:table-cell ns41:value-type="float" table:style-name="ce38" office:value="1630" office:value-type="float">
            <text:p>1,630</text:p>
          </table:table-cell>
          <table:table-cell ns41:value-type="float" table:style-name="ce47" office:value="2703" office:value-type="float">
            <text:p>2,70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4" office:value-type="string">
            <text:p>van 55 tot 56 jaren.</text:p>
          </table:table-cell>
          <table:table-cell table:style-name="Default"/>
          <table:table-cell ns41:value-type="float" table:style-name="ce67" office:value="84" office:value-type="float">
            <text:p>84</text:p>
          </table:table-cell>
          <table:table-cell ns41:value-type="float" table:style-name="ce37" office:value="782" office:value-type="float">
            <text:p>782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987" office:value-type="float">
            <text:p>987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7" office:value="736" office:value-type="float">
            <text:p>736</text:p>
          </table:table-cell>
          <table:table-cell ns41:value-type="float" table:style-name="ce37" office:value="382" office:value-type="float">
            <text:p>382</text:p>
          </table:table-cell>
          <table:table-cell ns41:value-type="float" table:style-name="ce38" office:value="1390" office:value-type="float">
            <text:p>1,390</text:p>
          </table:table-cell>
          <table:table-cell ns41:value-type="float" table:style-name="ce47" office:value="2377" office:value-type="float">
            <text:p>2,37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4" office:value-type="string">
            <text:p>van 56 tot 57 jaren.</text:p>
          </table:table-cell>
          <table:table-cell table:style-name="Default"/>
          <table:table-cell ns41:value-type="float" table:style-name="ce67" office:value="81" office:value-type="float">
            <text:p>81</text:p>
          </table:table-cell>
          <table:table-cell ns41:value-type="float" table:style-name="ce37" office:value="744" office:value-type="float">
            <text:p>744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960" office:value-type="float">
            <text:p>960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7" office:value="687" office:value-type="float">
            <text:p>687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8" office:value="1370" office:value-type="float">
            <text:p>1,370</text:p>
          </table:table-cell>
          <table:table-cell ns41:value-type="float" table:style-name="ce47" office:value="2330" office:value-type="float">
            <text:p>2,3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4" office:value-type="string">
            <text:p>van 57 tot 58 jaren.</text:p>
          </table:table-cell>
          <table:table-cell table:style-name="Default"/>
          <table:table-cell ns41:value-type="float" table:style-name="ce67" office:value="71" office:value-type="float">
            <text:p>71</text:p>
          </table:table-cell>
          <table:table-cell ns41:value-type="float" table:style-name="ce37" office:value="793" office:value-type="float">
            <text:p>793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984" office:value-type="float">
            <text:p>984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667" office:value-type="float">
            <text:p>667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38" office:value="1353" office:value-type="float">
            <text:p>1,353</text:p>
          </table:table-cell>
          <table:table-cell ns41:value-type="float" table:style-name="ce47" office:value="2337" office:value-type="float">
            <text:p>2,3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4" office:value-type="string">
            <text:p>van 58 tot 59 jaren.</text:p>
          </table:table-cell>
          <table:table-cell table:style-name="Default"/>
          <table:table-cell ns41:value-type="float" table:style-name="ce67" office:value="74" office:value-type="float">
            <text:p>74</text:p>
          </table:table-cell>
          <table:table-cell ns41:value-type="float" table:style-name="ce37" office:value="683" office:value-type="float">
            <text:p>683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884" office:value-type="float">
            <text:p>884</text:p>
          </table:table-cell>
          <table:table-cell ns41:value-type="float" table:style-name="ce37" office:value="248" office:value-type="float">
            <text:p>248</text:p>
          </table:table-cell>
          <table:table-cell ns41:value-type="float" table:style-name="ce37" office:value="563" office:value-type="float">
            <text:p>563</text:p>
          </table:table-cell>
          <table:table-cell ns41:value-type="float" table:style-name="ce37" office:value="421" office:value-type="float">
            <text:p>421</text:p>
          </table:table-cell>
          <table:table-cell ns41:value-type="float" table:style-name="ce38" office:value="1232" office:value-type="float">
            <text:p>1,232</text:p>
          </table:table-cell>
          <table:table-cell ns41:value-type="float" table:style-name="ce47" office:value="2116" office:value-type="float">
            <text:p>2,1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4" office:value-type="string">
            <text:p>van 59 tot 60 jaren.</text:p>
          </table:table-cell>
          <table:table-cell table:style-name="Default"/>
          <table:table-cell ns41:value-type="float" table:style-name="ce67" office:value="78" office:value-type="float">
            <text:p>78</text:p>
          </table:table-cell>
          <table:table-cell ns41:value-type="float" table:style-name="ce37" office:value="572" office:value-type="float">
            <text:p>572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793" office:value-type="float">
            <text:p>793</text:p>
          </table:table-cell>
          <table:table-cell ns41:value-type="float" table:style-name="ce37" office:value="228" office:value-type="float">
            <text:p>228</text:p>
          </table:table-cell>
          <table:table-cell ns41:value-type="float" table:style-name="ce37" office:value="549" office:value-type="float">
            <text:p>549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8" office:value="1255" office:value-type="float">
            <text:p>1,255</text:p>
          </table:table-cell>
          <table:table-cell ns41:value-type="float" table:style-name="ce47" office:value="2048" office:value-type="float">
            <text:p>2,04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4" office:value-type="string">
            <text:p>van 60 tot 61 jaren.</text:p>
          </table:table-cell>
          <table:table-cell table:style-name="Default"/>
          <table:table-cell ns41:value-type="float" table:style-name="ce67" office:value="56" office:value-type="float">
            <text:p>56</text:p>
          </table:table-cell>
          <table:table-cell ns41:value-type="float" table:style-name="ce37" office:value="580" office:value-type="float">
            <text:p>580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751" office:value-type="float">
            <text:p>751</text:p>
          </table:table-cell>
          <table:table-cell ns41:value-type="float" table:style-name="ce37" office:value="305" office:value-type="float">
            <text:p>305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37" office:value="509" office:value-type="float">
            <text:p>509</text:p>
          </table:table-cell>
          <table:table-cell ns41:value-type="float" table:style-name="ce38" office:value="1327" office:value-type="float">
            <text:p>1,327</text:p>
          </table:table-cell>
          <table:table-cell ns41:value-type="float" table:style-name="ce47" office:value="2078" office:value-type="float">
            <text:p>2,0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4" office:value-type="string">
            <text:p>van 61 tot 62 jaren.</text:p>
          </table:table-cell>
          <table:table-cell table:style-name="Default"/>
          <table:table-cell ns41:value-type="float" table:style-name="ce67" office:value="50" office:value-type="float">
            <text:p>50</text:p>
          </table:table-cell>
          <table:table-cell ns41:value-type="float" table:style-name="ce37" office:value="533" office:value-type="float">
            <text:p>533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714" office:value-type="float">
            <text:p>714</text:p>
          </table:table-cell>
          <table:table-cell ns41:value-type="float" table:style-name="ce37" office:value="212" office:value-type="float">
            <text:p>212</text:p>
          </table:table-cell>
          <table:table-cell ns41:value-type="float" table:style-name="ce37" office:value="496" office:value-type="float">
            <text:p>496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38" office:value="1140" office:value-type="float">
            <text:p>1,140</text:p>
          </table:table-cell>
          <table:table-cell ns41:value-type="float" table:style-name="ce47" office:value="1854" office:value-type="float">
            <text:p>1,8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4" office:value-type="string">
            <text:p>van 62 tot 63 jaren.</text:p>
          </table:table-cell>
          <table:table-cell table:style-name="Default"/>
          <table:table-cell ns41:value-type="float" table:style-name="ce67" office:value="52" office:value-type="float">
            <text:p>52</text:p>
          </table:table-cell>
          <table:table-cell ns41:value-type="float" table:style-name="ce37" office:value="549" office:value-type="float">
            <text:p>549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7" office:value="750" office:value-type="float">
            <text:p>750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436" office:value-type="float">
            <text:p>436</text:p>
          </table:table-cell>
          <table:table-cell ns41:value-type="float" table:style-name="ce37" office:value="497" office:value-type="float">
            <text:p>497</text:p>
          </table:table-cell>
          <table:table-cell ns41:value-type="float" table:style-name="ce38" office:value="1182" office:value-type="float">
            <text:p>1,182</text:p>
          </table:table-cell>
          <table:table-cell ns41:value-type="float" table:style-name="ce47" office:value="1932" office:value-type="float">
            <text:p>1,9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4" office:value-type="string">
            <text:p>van 63 tot 64 jaren.</text:p>
          </table:table-cell>
          <table:table-cell table:style-name="Default"/>
          <table:table-cell ns41:value-type="float" table:style-name="ce67" office:value="43" office:value-type="float">
            <text:p>43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663" office:value-type="float">
            <text:p>663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37" office:value="380" office:value-type="float">
            <text:p>380</text:p>
          </table:table-cell>
          <table:table-cell ns41:value-type="float" table:style-name="ce37" office:value="501" office:value-type="float">
            <text:p>501</text:p>
          </table:table-cell>
          <table:table-cell ns41:value-type="float" table:style-name="ce38" office:value="1117" office:value-type="float">
            <text:p>1,117</text:p>
          </table:table-cell>
          <table:table-cell ns41:value-type="float" table:style-name="ce47" office:value="1780" office:value-type="float">
            <text:p>1,7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4" office:value-type="string">
            <text:p>van 64 tot 65 jaren.</text:p>
          </table:table-cell>
          <table:table-cell table:style-name="Default"/>
          <table:table-cell ns41:value-type="float" table:style-name="ce67" office:value="47" office:value-type="float">
            <text:p>47</text:p>
          </table:table-cell>
          <table:table-cell ns41:value-type="float" table:style-name="ce37" office:value="426" office:value-type="float">
            <text:p>426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635" office:value-type="float">
            <text:p>635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468" office:value-type="float">
            <text:p>468</text:p>
          </table:table-cell>
          <table:table-cell ns41:value-type="float" table:style-name="ce37" office:value="993" office:value-type="float">
            <text:p>993</text:p>
          </table:table-cell>
          <table:table-cell ns41:value-type="float" table:style-name="ce47" office:value="1628" office:value-type="float">
            <text:p>1,6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4" office:value-type="string">
            <text:p>van 65 tot 66 jaren.</text:p>
          </table:table-cell>
          <table:table-cell table:style-name="Default"/>
          <table:table-cell ns41:value-type="float" table:style-name="ce67" office:value="52" office:value-type="float">
            <text:p>52</text:p>
          </table:table-cell>
          <table:table-cell ns41:value-type="float" table:style-name="ce37" office:value="376" office:value-type="float">
            <text:p>376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546" office:value-type="float">
            <text:p>546</text:p>
          </table:table-cell>
          <table:table-cell ns41:value-type="float" table:style-name="ce37" office:value="192" office:value-type="float">
            <text:p>192</text:p>
          </table:table-cell>
          <table:table-cell ns41:value-type="float" table:style-name="ce37" office:value="307" office:value-type="float">
            <text:p>307</text:p>
          </table:table-cell>
          <table:table-cell ns41:value-type="float" table:style-name="ce37" office:value="438" office:value-type="float">
            <text:p>438</text:p>
          </table:table-cell>
          <table:table-cell ns41:value-type="float" table:style-name="ce37" office:value="937" office:value-type="float">
            <text:p>937</text:p>
          </table:table-cell>
          <table:table-cell ns41:value-type="float" table:style-name="ce47" office:value="1483" office:value-type="float">
            <text:p>1,48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4" office:value-type="string">
            <text:p>van 66 tot 67 jaren.</text:p>
          </table:table-cell>
          <table:table-cell table:style-name="Default"/>
          <table:table-cell ns41:value-type="float" table:style-name="ce67" office:value="37" office:value-type="float">
            <text:p>37</text:p>
          </table:table-cell>
          <table:table-cell ns41:value-type="float" table:style-name="ce37" office:value="328" office:value-type="float">
            <text:p>328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7" office:value="365" office:value-type="float">
            <text:p>365</text:p>
          </table:table-cell>
          <table:table-cell ns41:value-type="float" table:style-name="ce37" office:value="771" office:value-type="float">
            <text:p>771</text:p>
          </table:table-cell>
          <table:table-cell ns41:value-type="float" table:style-name="ce47" office:value="1260" office:value-type="float">
            <text:p>1,2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4" office:value-type="string">
            <text:p>van 67 tot 68 jaren.</text:p>
          </table:table-cell>
          <table:table-cell table:style-name="Default"/>
          <table:table-cell ns41:value-type="float" table:style-name="ce67" office:value="23" office:value-type="float">
            <text:p>23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367" office:value-type="float">
            <text:p>367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689" office:value-type="float">
            <text:p>689</text:p>
          </table:table-cell>
          <table:table-cell ns41:value-type="float" table:style-name="ce47" office:value="1056" office:value-type="float">
            <text:p>1,0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4" office:value-type="string">
            <text:p>van 68 tot 69 jaren.</text:p>
          </table:table-cell>
          <table:table-cell table:style-name="Default"/>
          <table:table-cell ns41:value-type="float" table:style-name="ce67" office:value="34" office:value-type="float">
            <text:p>34</text:p>
          </table:table-cell>
          <table:table-cell ns41:value-type="float" table:style-name="ce37" office:value="225" office:value-type="float">
            <text:p>225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320" office:value-type="float">
            <text:p>320</text:p>
          </table:table-cell>
          <table:table-cell ns41:value-type="float" table:style-name="ce37" office:value="590" office:value-type="float">
            <text:p>590</text:p>
          </table:table-cell>
          <table:table-cell ns41:value-type="float" table:style-name="ce68" office:value="951" office:value-type="float">
            <text:p>9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4" office:value-type="string">
            <text:p>van 69 tot 70 jaren.</text:p>
          </table:table-cell>
          <table:table-cell table:style-name="Default"/>
          <table:table-cell ns41:value-type="float" table:style-name="ce67" office:value="29" office:value-type="float">
            <text:p>29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356" office:value-type="float">
            <text:p>356</text:p>
          </table:table-cell>
          <table:table-cell ns41:value-type="float" table:style-name="ce37" office:value="641" office:value-type="float">
            <text:p>641</text:p>
          </table:table-cell>
          <table:table-cell ns41:value-type="float" table:style-name="ce68" office:value="995" office:value-type="float">
            <text:p>9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4" office:value-type="string">
            <text:p>van 70 tot 71 jaren.</text:p>
          </table:table-cell>
          <table:table-cell table:style-name="Default"/>
          <table:table-cell ns41:value-type="float" table:style-name="ce67" office:value="27" office:value-type="float">
            <text:p>27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367" office:value-type="float">
            <text:p>367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37" office:value="607" office:value-type="float">
            <text:p>607</text:p>
          </table:table-cell>
          <table:table-cell ns41:value-type="float" table:style-name="ce68" office:value="974" office:value-type="float">
            <text:p>9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4" office:value-type="string">
            <text:p>van 71 tot 72 jaren.</text:p>
          </table:table-cell>
          <table:table-cell table:style-name="Default"/>
          <table:table-cell ns41:value-type="float" table:style-name="ce67" office:value="27" office:value-type="float">
            <text:p>27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283" office:value-type="float">
            <text:p>283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68" office:value="763" office:value-type="float">
            <text:p>7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4" office:value-type="string">
            <text:p>van 72 tot 73 jaren.</text:p>
          </table:table-cell>
          <table:table-cell table:style-name="Default"/>
          <table:table-cell ns41:value-type="float" table:style-name="ce67" office:value="21" office:value-type="float">
            <text:p>21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7" office:value="491" office:value-type="float">
            <text:p>491</text:p>
          </table:table-cell>
          <table:table-cell ns41:value-type="float" table:style-name="ce68" office:value="728" office:value-type="float">
            <text:p>7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4" office:value-type="string">
            <text:p>van 73 tot 74 jaren.</text:p>
          </table:table-cell>
          <table:table-cell table:style-name="Default"/>
          <table:table-cell ns41:value-type="float" table:style-name="ce67" office:value="19" office:value-type="float">
            <text:p>19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252" office:value-type="float">
            <text:p>252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68" office:value="607" office:value-type="float">
            <text:p>6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4" office:value-type="string">
            <text:p>van 74 tot 75 jaren.</text:p>
          </table:table-cell>
          <table:table-cell table:style-name="Default"/>
          <table:table-cell ns41:value-type="float" table:style-name="ce67" office:value="21" office:value-type="float">
            <text:p>21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212" office:value-type="float">
            <text:p>212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276" office:value-type="float">
            <text:p>276</text:p>
          </table:table-cell>
          <table:table-cell ns41:value-type="float" table:style-name="ce37" office:value="408" office:value-type="float">
            <text:p>408</text:p>
          </table:table-cell>
          <table:table-cell ns41:value-type="float" table:style-name="ce68" office:value="620" office:value-type="float">
            <text:p>6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4" office:value-type="string">
            <text:p>van 75 tot 76 jaren.</text:p>
          </table:table-cell>
          <table:table-cell table:style-name="Default"/>
          <table:table-cell ns41:value-type="float" table:style-name="ce67" office:value="19" office:value-type="float">
            <text:p>19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252" office:value-type="float">
            <text:p>252</text:p>
          </table:table-cell>
          <table:table-cell ns41:value-type="float" table:style-name="ce37" office:value="384" office:value-type="float">
            <text:p>384</text:p>
          </table:table-cell>
          <table:table-cell ns41:value-type="float" table:style-name="ce68" office:value="577" office:value-type="float">
            <text:p>57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4" office:value-type="string">
            <text:p>van 76 tot 77 jaren.</text:p>
          </table:table-cell>
          <table:table-cell table:style-name="Default"/>
          <table:table-cell ns41:value-type="float" table:style-name="ce67" office:value="8" office:value-type="float">
            <text:p>8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305" office:value-type="float">
            <text:p>305</text:p>
          </table:table-cell>
          <table:table-cell ns41:value-type="float" table:style-name="ce68" office:value="504" office:value-type="float">
            <text:p>5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4" office:value-type="string">
            <text:p>van 77 tot 78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319" office:value-type="float">
            <text:p>319</text:p>
          </table:table-cell>
          <table:table-cell ns41:value-type="float" table:style-name="ce68" office:value="469" office:value-type="float">
            <text:p>4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4" office:value-type="string">
            <text:p>van 78 tot 79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68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4" office:value-type="string">
            <text:p>van 79 tot 80 jaren.</text:p>
          </table:table-cell>
          <table:table-cell table:style-name="Default"/>
          <table:table-cell ns41:value-type="float" table:style-name="ce67" office:value="18" office:value-type="float">
            <text:p>18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68" office:value="402" office:value-type="float">
            <text:p>40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4" office:value-type="string">
            <text:p>van 80 tot 81 jaren.</text:p>
          </table:table-cell>
          <table:table-cell table:style-name="Default"/>
          <table:table-cell ns41:value-type="float" table:style-name="ce67" office:value="5" office:value-type="float">
            <text:p>5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68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4" office:value-type="string">
            <text:p>van 81 tot 82 jaren.</text:p>
          </table:table-cell>
          <table:table-cell table:style-name="Default"/>
          <table:table-cell ns41:value-type="float" table:style-name="ce67" office:value="10" office:value-type="float">
            <text:p>1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68" office:value="242" office:value-type="float">
            <text:p>2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4" office:value-type="string">
            <text:p>van 82 tot 83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68" office:value="183" office:value-type="float">
            <text:p>18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4" office:value-type="string">
            <text:p>van 83 tot 84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68" office:value="192" office:value-type="float">
            <text:p>19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4" office:value-type="string">
            <text:p>van 84 tot 85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68" office:value="127" office:value-type="float">
            <text:p>1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4" office:value-type="string">
            <text:p>van 85 tot 86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68" office:value="106" office:value-type="float">
            <text:p>1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4" office:value-type="string">
            <text:p>van 86 tot 87 jaren.</text:p>
          </table:table-cell>
          <table:table-cell table:style-name="Default"/>
          <table:table-cell ns41:value-type="float" table:style-name="ce67" office:value="7" office:value-type="float">
            <text:p>7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68" office:value="85" office:value-type="float">
            <text:p>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4" office:value-type="string">
            <text:p>van 87 tot 88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68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4" office:value-type="string">
            <text:p>van 88 tot 89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office:value="6" table:style-name="ce37" table:number-columns-repeated="2" office:value-type="float">
            <text:p>6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68" office:value="37" office:value-type="float">
            <text:p>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4" office:value-type="string">
            <text:p>van 89 tot 90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68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4" office:value-type="string">
            <text:p>van 90 tot 91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68" office:value="38" office:value-type="float">
            <text:p>3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4" office:value-type="string">
            <text:p>van 91 tot 92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4" office:value-type="string">
            <text:p>van 92 tot 93 jaren.</text:p>
          </table:table-cell>
          <table:table-cell table:style-name="Default"/>
          <table:table-cell table:style-name="ce67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68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4" office:value-type="string">
            <text:p>van 93 tot 94 jaren.</text:p>
          </table:table-cell>
          <table:table-cell table:style-name="Default"/>
          <table:table-cell table:style-name="ce67"/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68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4" office:value-type="string">
            <text:p>van 94 tot 95 jaren.</text:p>
          </table:table-cell>
          <table:table-cell table:style-name="Default"/>
          <table:table-cell table:style-name="ce67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68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4" office:value-type="string">
            <text:p>van 95 tot 96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68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4" office:value-type="string">
            <text:p>van 96 tot 97 jaren.</text:p>
          </table:table-cell>
          <table:table-cell table:style-name="Default"/>
          <table:table-cell table:style-name="ce67"/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4" office:value-type="string">
            <text:p>van 97 tot 98 jaren.</text:p>
          </table:table-cell>
          <table:table-cell table:style-name="Default"/>
          <table:table-cell table:style-name="ce67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4" office:value-type="string">
            <text:p>van 98 tot 99 jaren.</text:p>
          </table:table-cell>
          <table:table-cell table:style-name="Default"/>
          <table:table-cell table:style-name="ce67"/>
          <table:table-cell table:style-name="ce37" table:number-columns-repeated="3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4" office:value-type="string">
            <text:p>van 99 tot 100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4" office:value-type="string">
            <text:p>van 100 en daarbov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table:style-name="ce17"/>
          <table:table-cell ns41:value-type="string" table:style-name="ce24" office:value-type="string">
            <text:p>Onbekende ouderdom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table:style-name="ce17"/>
          <table:table-cell ns41:value-type="string" table:style-name="ce24" office:value-type="string">
            <text:p>TOTAAL.</text:p>
          </table:table-cell>
          <table:table-cell table:style-name="Default"/>
          <table:table-cell ns41:value-type="float" table:style-name="ce31" office:value="86356" office:value-type="float">
            <text:p>86,356</text:p>
          </table:table-cell>
          <table:table-cell ns41:value-type="float" table:style-name="ce38" office:value="47741" office:value-type="float">
            <text:p>47,741</text:p>
          </table:table-cell>
          <table:table-cell ns41:value-type="float" table:style-name="ce38" office:value="5244" office:value-type="float">
            <text:p>5,244</text:p>
          </table:table-cell>
          <table:table-cell ns41:value-type="float" table:style-name="ce38" office:value="139341" office:value-type="float">
            <text:p>139,341</text:p>
          </table:table-cell>
          <table:table-cell ns41:value-type="float" table:style-name="ce38" office:value="99266" office:value-type="float">
            <text:p>99,266</text:p>
          </table:table-cell>
          <table:table-cell ns41:value-type="float" table:style-name="ce38" office:value="47653" office:value-type="float">
            <text:p>47,653</text:p>
          </table:table-cell>
          <table:table-cell ns41:value-type="float" table:style-name="ce38" office:value="15861" office:value-type="float">
            <text:p>15,861</text:p>
          </table:table-cell>
          <table:table-cell ns41:value-type="float" table:style-name="ce38" office:value="162780" office:value-type="float">
            <text:p>162,780</text:p>
          </table:table-cell>
          <table:table-cell ns41:value-type="float" table:style-name="ce47" office:value="302121" office:value-type="float">
            <text:p>302,1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4" office:value-type="string">
            <text:p>Beneden het jaar.</text:p>
          </table:table-cell>
          <table:table-cell table:style-name="Default"/>
          <table:table-cell ns41:value-type="float" table:style-name="ce31" office:value="2624" office:value-type="float">
            <text:p>2,624</text:p>
          </table:table-cell>
          <table:table-cell table:style-name="ce37" table:number-columns-repeated="2"/>
          <table:table-cell ns41:value-type="float" table:style-name="ce38" office:value="2624" office:value-type="float">
            <text:p>2,624</text:p>
          </table:table-cell>
          <table:table-cell ns41:value-type="float" table:style-name="ce38" office:value="2524" office:value-type="float">
            <text:p>2,524</text:p>
          </table:table-cell>
          <table:table-cell table:style-name="ce37" table:number-columns-repeated="2"/>
          <table:table-cell ns41:value-type="float" table:style-name="ce38" office:value="2524" office:value-type="float">
            <text:p>2,524</text:p>
          </table:table-cell>
          <table:table-cell ns41:value-type="float" table:style-name="ce47" office:value="5148" office:value-type="float">
            <text:p>5,14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4" office:value-type="string">
            <text:p>van 1 tot 2 jaren.</text:p>
          </table:table-cell>
          <table:table-cell table:style-name="Default"/>
          <table:table-cell ns41:value-type="float" table:style-name="ce31" office:value="2204" office:value-type="float">
            <text:p>2,204</text:p>
          </table:table-cell>
          <table:table-cell table:style-name="ce37" table:number-columns-repeated="2"/>
          <table:table-cell ns41:value-type="float" table:style-name="ce38" office:value="2204" office:value-type="float">
            <text:p>2,204</text:p>
          </table:table-cell>
          <table:table-cell ns41:value-type="float" table:style-name="ce38" office:value="2187" office:value-type="float">
            <text:p>2,187</text:p>
          </table:table-cell>
          <table:table-cell table:style-name="ce37" table:number-columns-repeated="2"/>
          <table:table-cell ns41:value-type="float" table:style-name="ce38" office:value="2187" office:value-type="float">
            <text:p>2,187</text:p>
          </table:table-cell>
          <table:table-cell ns41:value-type="float" table:style-name="ce47" office:value="4391" office:value-type="float">
            <text:p>4,39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4" office:value-type="string">
            <text:p>van 2 tot 3 jaren.</text:p>
          </table:table-cell>
          <table:table-cell table:style-name="Default"/>
          <table:table-cell ns41:value-type="float" table:style-name="ce31" office:value="1958" office:value-type="float">
            <text:p>1,958</text:p>
          </table:table-cell>
          <table:table-cell table:style-name="ce37" table:number-columns-repeated="2"/>
          <table:table-cell ns41:value-type="float" table:style-name="ce38" office:value="1958" office:value-type="float">
            <text:p>1,958</text:p>
          </table:table-cell>
          <table:table-cell ns41:value-type="float" table:style-name="ce38" office:value="1926" office:value-type="float">
            <text:p>1,926</text:p>
          </table:table-cell>
          <table:table-cell table:style-name="ce37" table:number-columns-repeated="2"/>
          <table:table-cell ns41:value-type="float" table:style-name="ce38" office:value="1926" office:value-type="float">
            <text:p>1,926</text:p>
          </table:table-cell>
          <table:table-cell ns41:value-type="float" table:style-name="ce47" office:value="3884" office:value-type="float">
            <text:p>3,8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4" office:value-type="string">
            <text:p>van 3 tot 4 jaren.</text:p>
          </table:table-cell>
          <table:table-cell table:style-name="Default"/>
          <table:table-cell ns41:value-type="float" table:style-name="ce31" office:value="2176" office:value-type="float">
            <text:p>2,176</text:p>
          </table:table-cell>
          <table:table-cell table:style-name="ce37" table:number-columns-repeated="2"/>
          <table:table-cell ns41:value-type="float" table:style-name="ce38" office:value="2176" office:value-type="float">
            <text:p>2,176</text:p>
          </table:table-cell>
          <table:table-cell ns41:value-type="float" table:style-name="ce38" office:value="2080" office:value-type="float">
            <text:p>2,080</text:p>
          </table:table-cell>
          <table:table-cell table:style-name="ce37" table:number-columns-repeated="2"/>
          <table:table-cell ns41:value-type="float" table:style-name="ce38" office:value="2080" office:value-type="float">
            <text:p>2,080</text:p>
          </table:table-cell>
          <table:table-cell ns41:value-type="float" table:style-name="ce47" office:value="4256" office:value-type="float">
            <text:p>4,2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4" office:value-type="string">
            <text:p>van 4 tot 5 jaren.</text:p>
          </table:table-cell>
          <table:table-cell table:style-name="Default"/>
          <table:table-cell ns41:value-type="float" table:style-name="ce31" office:value="2169" office:value-type="float">
            <text:p>2,169</text:p>
          </table:table-cell>
          <table:table-cell table:style-name="ce37" table:number-columns-repeated="2"/>
          <table:table-cell ns41:value-type="float" table:style-name="ce38" office:value="2169" office:value-type="float">
            <text:p>2,169</text:p>
          </table:table-cell>
          <table:table-cell ns41:value-type="float" table:style-name="ce38" office:value="2181" office:value-type="float">
            <text:p>2,181</text:p>
          </table:table-cell>
          <table:table-cell table:style-name="ce37" table:number-columns-repeated="2"/>
          <table:table-cell ns41:value-type="float" table:style-name="ce38" office:value="2181" office:value-type="float">
            <text:p>2,181</text:p>
          </table:table-cell>
          <table:table-cell ns41:value-type="float" table:style-name="ce47" office:value="4350" office:value-type="float">
            <text:p>4,3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4" office:value-type="string">
            <text:p>van 5 tot 6 jaren.</text:p>
          </table:table-cell>
          <table:table-cell table:style-name="Default"/>
          <table:table-cell ns41:value-type="float" table:style-name="ce31" office:value="2216" office:value-type="float">
            <text:p>2,216</text:p>
          </table:table-cell>
          <table:table-cell table:style-name="ce37" table:number-columns-repeated="2"/>
          <table:table-cell ns41:value-type="float" table:style-name="ce38" office:value="2216" office:value-type="float">
            <text:p>2,216</text:p>
          </table:table-cell>
          <table:table-cell ns41:value-type="float" table:style-name="ce38" office:value="2180" office:value-type="float">
            <text:p>2,180</text:p>
          </table:table-cell>
          <table:table-cell table:style-name="ce37" table:number-columns-repeated="2"/>
          <table:table-cell ns41:value-type="float" table:style-name="ce38" office:value="2180" office:value-type="float">
            <text:p>2,180</text:p>
          </table:table-cell>
          <table:table-cell ns41:value-type="float" table:style-name="ce47" office:value="4396" office:value-type="float">
            <text:p>4,3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4" office:value-type="string">
            <text:p>van 6 tot 7 jaren.</text:p>
          </table:table-cell>
          <table:table-cell table:style-name="Default"/>
          <table:table-cell ns41:value-type="float" table:style-name="ce31" office:value="2208" office:value-type="float">
            <text:p>2,208</text:p>
          </table:table-cell>
          <table:table-cell table:style-name="ce37" table:number-columns-repeated="2"/>
          <table:table-cell ns41:value-type="float" table:style-name="ce38" office:value="2208" office:value-type="float">
            <text:p>2,208</text:p>
          </table:table-cell>
          <table:table-cell ns41:value-type="float" table:style-name="ce38" office:value="2140" office:value-type="float">
            <text:p>2,140</text:p>
          </table:table-cell>
          <table:table-cell table:style-name="ce37" table:number-columns-repeated="2"/>
          <table:table-cell ns41:value-type="float" table:style-name="ce38" office:value="2140" office:value-type="float">
            <text:p>2,140</text:p>
          </table:table-cell>
          <table:table-cell ns41:value-type="float" table:style-name="ce47" office:value="4348" office:value-type="float">
            <text:p>4,34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4" office:value-type="string">
            <text:p>van 7 tot 8 jaren.</text:p>
          </table:table-cell>
          <table:table-cell table:style-name="Default"/>
          <table:table-cell ns41:value-type="float" table:style-name="ce31" office:value="2123" office:value-type="float">
            <text:p>2,123</text:p>
          </table:table-cell>
          <table:table-cell table:style-name="ce37" table:number-columns-repeated="2"/>
          <table:table-cell ns41:value-type="float" table:style-name="ce38" office:value="2123" office:value-type="float">
            <text:p>2,123</text:p>
          </table:table-cell>
          <table:table-cell ns41:value-type="float" table:style-name="ce38" office:value="2081" office:value-type="float">
            <text:p>2,081</text:p>
          </table:table-cell>
          <table:table-cell table:style-name="ce37" table:number-columns-repeated="2"/>
          <table:table-cell ns41:value-type="float" table:style-name="ce38" office:value="2081" office:value-type="float">
            <text:p>2,081</text:p>
          </table:table-cell>
          <table:table-cell ns41:value-type="float" table:style-name="ce47" office:value="4204" office:value-type="float">
            <text:p>4,2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4" office:value-type="string">
            <text:p>van 8 tot 9 jaren.</text:p>
          </table:table-cell>
          <table:table-cell table:style-name="Default"/>
          <table:table-cell ns41:value-type="float" table:style-name="ce31" office:value="2268" office:value-type="float">
            <text:p>2,268</text:p>
          </table:table-cell>
          <table:table-cell table:style-name="ce37" table:number-columns-repeated="2"/>
          <table:table-cell ns41:value-type="float" table:style-name="ce38" office:value="2268" office:value-type="float">
            <text:p>2,268</text:p>
          </table:table-cell>
          <table:table-cell ns41:value-type="float" table:style-name="ce38" office:value="2083" office:value-type="float">
            <text:p>2,083</text:p>
          </table:table-cell>
          <table:table-cell table:style-name="ce37" table:number-columns-repeated="2"/>
          <table:table-cell ns41:value-type="float" table:style-name="ce38" office:value="2083" office:value-type="float">
            <text:p>2,083</text:p>
          </table:table-cell>
          <table:table-cell ns41:value-type="float" table:style-name="ce47" office:value="4351" office:value-type="float">
            <text:p>4,3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4" office:value-type="string">
            <text:p>van 9 tot 10 jaren.</text:p>
          </table:table-cell>
          <table:table-cell table:style-name="Default"/>
          <table:table-cell ns41:value-type="float" table:style-name="ce31" office:value="2188" office:value-type="float">
            <text:p>2,188</text:p>
          </table:table-cell>
          <table:table-cell table:style-name="ce37" table:number-columns-repeated="2"/>
          <table:table-cell ns41:value-type="float" table:style-name="ce38" office:value="2188" office:value-type="float">
            <text:p>2,188</text:p>
          </table:table-cell>
          <table:table-cell ns41:value-type="float" table:style-name="ce38" office:value="2285" office:value-type="float">
            <text:p>2,285</text:p>
          </table:table-cell>
          <table:table-cell table:style-name="ce37" table:number-columns-repeated="2"/>
          <table:table-cell ns41:value-type="float" table:style-name="ce38" office:value="2285" office:value-type="float">
            <text:p>2,285</text:p>
          </table:table-cell>
          <table:table-cell ns41:value-type="float" table:style-name="ce47" office:value="4473" office:value-type="float">
            <text:p>4,47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4" office:value-type="string">
            <text:p>van 10 tot 11 jaren.</text:p>
          </table:table-cell>
          <table:table-cell table:style-name="Default"/>
          <table:table-cell ns41:value-type="float" table:style-name="ce31" office:value="2142" office:value-type="float">
            <text:p>2,142</text:p>
          </table:table-cell>
          <table:table-cell table:style-name="ce37" table:number-columns-repeated="2"/>
          <table:table-cell ns41:value-type="float" table:style-name="ce38" office:value="2142" office:value-type="float">
            <text:p>2,142</text:p>
          </table:table-cell>
          <table:table-cell ns41:value-type="float" table:style-name="ce38" office:value="2132" office:value-type="float">
            <text:p>2,132</text:p>
          </table:table-cell>
          <table:table-cell table:style-name="ce37" table:number-columns-repeated="2"/>
          <table:table-cell ns41:value-type="float" table:style-name="ce38" office:value="2132" office:value-type="float">
            <text:p>2,132</text:p>
          </table:table-cell>
          <table:table-cell ns41:value-type="float" table:style-name="ce47" office:value="4274" office:value-type="float">
            <text:p>4,2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4" office:value-type="string">
            <text:p>van 11 tot 12 jaren.</text:p>
          </table:table-cell>
          <table:table-cell table:style-name="Default"/>
          <table:table-cell ns41:value-type="float" table:style-name="ce31" office:value="2052" office:value-type="float">
            <text:p>2,052</text:p>
          </table:table-cell>
          <table:table-cell table:style-name="ce37" table:number-columns-repeated="2"/>
          <table:table-cell ns41:value-type="float" table:style-name="ce38" office:value="2052" office:value-type="float">
            <text:p>2,052</text:p>
          </table:table-cell>
          <table:table-cell ns41:value-type="float" table:style-name="ce38" office:value="2011" office:value-type="float">
            <text:p>2,011</text:p>
          </table:table-cell>
          <table:table-cell table:style-name="ce37" table:number-columns-repeated="2"/>
          <table:table-cell ns41:value-type="float" table:style-name="ce38" office:value="2011" office:value-type="float">
            <text:p>2,011</text:p>
          </table:table-cell>
          <table:table-cell ns41:value-type="float" table:style-name="ce47" office:value="4063" office:value-type="float">
            <text:p>4,0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4" office:value-type="string">
            <text:p>van 12 tot 13 jaren.</text:p>
          </table:table-cell>
          <table:table-cell table:style-name="Default"/>
          <table:table-cell ns41:value-type="float" table:style-name="ce31" office:value="1939" office:value-type="float">
            <text:p>1,939</text:p>
          </table:table-cell>
          <table:table-cell table:style-name="ce37" table:number-columns-repeated="2"/>
          <table:table-cell ns41:value-type="float" table:style-name="ce38" office:value="1939" office:value-type="float">
            <text:p>1,939</text:p>
          </table:table-cell>
          <table:table-cell ns41:value-type="float" table:style-name="ce38" office:value="2011" office:value-type="float">
            <text:p>2,011</text:p>
          </table:table-cell>
          <table:table-cell table:style-name="ce37" table:number-columns-repeated="2"/>
          <table:table-cell ns41:value-type="float" table:style-name="ce38" office:value="2011" office:value-type="float">
            <text:p>2,011</text:p>
          </table:table-cell>
          <table:table-cell ns41:value-type="float" table:style-name="ce47" office:value="3950" office:value-type="float">
            <text:p>3,9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4" office:value-type="string">
            <text:p>van 13 tot 14 jaren.</text:p>
          </table:table-cell>
          <table:table-cell table:style-name="Default"/>
          <table:table-cell ns41:value-type="float" table:style-name="ce31" office:value="1806" office:value-type="float">
            <text:p>1,806</text:p>
          </table:table-cell>
          <table:table-cell table:style-name="ce37" table:number-columns-repeated="2"/>
          <table:table-cell ns41:value-type="float" table:style-name="ce38" office:value="1806" office:value-type="float">
            <text:p>1,806</text:p>
          </table:table-cell>
          <table:table-cell ns41:value-type="float" table:style-name="ce38" office:value="1762" office:value-type="float">
            <text:p>1,762</text:p>
          </table:table-cell>
          <table:table-cell table:style-name="ce37" table:number-columns-repeated="2"/>
          <table:table-cell ns41:value-type="float" table:style-name="ce38" office:value="1762" office:value-type="float">
            <text:p>1,762</text:p>
          </table:table-cell>
          <table:table-cell ns41:value-type="float" table:style-name="ce47" office:value="3568" office:value-type="float">
            <text:p>3,5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4" office:value-type="string">
            <text:p>van 14 tot 15 jaren.</text:p>
          </table:table-cell>
          <table:table-cell table:style-name="Default"/>
          <table:table-cell ns41:value-type="float" table:style-name="ce31" office:value="1855" office:value-type="float">
            <text:p>1,855</text:p>
          </table:table-cell>
          <table:table-cell table:style-name="ce37" table:number-columns-repeated="2"/>
          <table:table-cell ns41:value-type="float" table:style-name="ce38" office:value="1855" office:value-type="float">
            <text:p>1,855</text:p>
          </table:table-cell>
          <table:table-cell ns41:value-type="float" table:style-name="ce38" office:value="1810" office:value-type="float">
            <text:p>1,810</text:p>
          </table:table-cell>
          <table:table-cell table:style-name="ce37" table:number-columns-repeated="2"/>
          <table:table-cell ns41:value-type="float" table:style-name="ce38" office:value="1810" office:value-type="float">
            <text:p>1,810</text:p>
          </table:table-cell>
          <table:table-cell ns41:value-type="float" table:style-name="ce47" office:value="3665" office:value-type="float">
            <text:p>3,6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4" office:value-type="string">
            <text:p>van 15 tot 16 jaren.</text:p>
          </table:table-cell>
          <table:table-cell table:style-name="Default"/>
          <table:table-cell ns41:value-type="float" table:style-name="ce31" office:value="1660" office:value-type="float">
            <text:p>1,660</text:p>
          </table:table-cell>
          <table:table-cell table:style-name="ce37" table:number-columns-repeated="2"/>
          <table:table-cell ns41:value-type="float" table:style-name="ce38" office:value="1660" office:value-type="float">
            <text:p>1,660</text:p>
          </table:table-cell>
          <table:table-cell ns41:value-type="float" table:style-name="ce38" office:value="1704" office:value-type="float">
            <text:p>1,704</text:p>
          </table:table-cell>
          <table:table-cell table:style-name="ce37" table:number-columns-repeated="2"/>
          <table:table-cell ns41:value-type="float" table:style-name="ce38" office:value="1704" office:value-type="float">
            <text:p>1,704</text:p>
          </table:table-cell>
          <table:table-cell ns41:value-type="float" table:style-name="ce47" office:value="3364" office:value-type="float">
            <text:p>3,3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4" office:value-type="string">
            <text:p>van 16 tot 17 jaren.</text:p>
          </table:table-cell>
          <table:table-cell table:style-name="Default"/>
          <table:table-cell ns41:value-type="float" table:style-name="ce31" office:value="1840" office:value-type="float">
            <text:p>1,840</text:p>
          </table:table-cell>
          <table:table-cell table:style-name="ce37" table:number-columns-repeated="2"/>
          <table:table-cell ns41:value-type="float" table:style-name="ce38" office:value="1840" office:value-type="float">
            <text:p>1,840</text:p>
          </table:table-cell>
          <table:table-cell ns41:value-type="float" table:style-name="ce38" office:value="1788" office:value-type="float">
            <text:p>1,788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8" office:value="1791" office:value-type="float">
            <text:p>1,791</text:p>
          </table:table-cell>
          <table:table-cell ns41:value-type="float" table:style-name="ce47" office:value="3631" office:value-type="float">
            <text:p>3,6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4" office:value-type="string">
            <text:p>van 17 tot 18 jaren.</text:p>
          </table:table-cell>
          <table:table-cell table:style-name="Default"/>
          <table:table-cell ns41:value-type="float" table:style-name="ce31" office:value="1656" office:value-type="float">
            <text:p>1,65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1657" office:value-type="float">
            <text:p>1,657</text:p>
          </table:table-cell>
          <table:table-cell ns41:value-type="float" table:style-name="ce38" office:value="1645" office:value-type="float">
            <text:p>1,645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8" office:value="1647" office:value-type="float">
            <text:p>1,647</text:p>
          </table:table-cell>
          <table:table-cell ns41:value-type="float" table:style-name="ce47" office:value="3304" office:value-type="float">
            <text:p>3,3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4" office:value-type="string">
            <text:p>van 18 tot 19 jaren.</text:p>
          </table:table-cell>
          <table:table-cell table:style-name="Default"/>
          <table:table-cell ns41:value-type="float" table:style-name="ce31" office:value="1747" office:value-type="float">
            <text:p>1,747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8" office:value="1750" office:value-type="float">
            <text:p>1,750</text:p>
          </table:table-cell>
          <table:table-cell ns41:value-type="float" table:style-name="ce38" office:value="1708" office:value-type="float">
            <text:p>1,708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ns41:value-type="float" table:style-name="ce38" office:value="1722" office:value-type="float">
            <text:p>1,722</text:p>
          </table:table-cell>
          <table:table-cell ns41:value-type="float" table:style-name="ce47" office:value="3472" office:value-type="float">
            <text:p>3,4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4" office:value-type="string">
            <text:p>van 19 tot 20 jaren.</text:p>
          </table:table-cell>
          <table:table-cell table:style-name="Default"/>
          <table:table-cell ns41:value-type="float" table:style-name="ce31" office:value="1787" office:value-type="float">
            <text:p>1,78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798" office:value-type="float">
            <text:p>1,798</text:p>
          </table:table-cell>
          <table:table-cell ns41:value-type="float" table:style-name="ce38" office:value="1818" office:value-type="float">
            <text:p>1,818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874" office:value-type="float">
            <text:p>1,874</text:p>
          </table:table-cell>
          <table:table-cell ns41:value-type="float" table:style-name="ce47" office:value="3672" office:value-type="float">
            <text:p>3,6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4" office:value-type="string">
            <text:p>van 20 tot 21 jaren.</text:p>
          </table:table-cell>
          <table:table-cell table:style-name="Default"/>
          <table:table-cell ns41:value-type="float" table:style-name="ce31" office:value="1705" office:value-type="float">
            <text:p>1,705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735" office:value-type="float">
            <text:p>1,735</text:p>
          </table:table-cell>
          <table:table-cell ns41:value-type="float" table:style-name="ce38" office:value="1676" office:value-type="float">
            <text:p>1,676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1785" office:value-type="float">
            <text:p>1,785</text:p>
          </table:table-cell>
          <table:table-cell ns41:value-type="float" table:style-name="ce47" office:value="3520" office:value-type="float">
            <text:p>3,5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4" office:value-type="string">
            <text:p>van 21 tot 22 jaren.</text:p>
          </table:table-cell>
          <table:table-cell table:style-name="Default"/>
          <table:table-cell ns41:value-type="float" table:style-name="ce31" office:value="1544" office:value-type="float">
            <text:p>1,544</text:p>
          </table:table-cell>
          <table:table-cell ns41:value-type="float" table:style-name="ce37" office:value="54" office:value-type="float">
            <text:p>54</text:p>
          </table:table-cell>
          <table:table-cell table:style-name="ce37"/>
          <table:table-cell ns41:value-type="float" table:style-name="ce38" office:value="1598" office:value-type="float">
            <text:p>1,598</text:p>
          </table:table-cell>
          <table:table-cell ns41:value-type="float" table:style-name="ce38" office:value="1494" office:value-type="float">
            <text:p>1,494</text:p>
          </table:table-cell>
          <table:table-cell ns41:value-type="float" table:style-name="ce37" office:value="181" office:value-type="float">
            <text:p>181</text:p>
          </table:table-cell>
          <table:table-cell table:style-name="ce37"/>
          <table:table-cell ns41:value-type="float" table:style-name="ce38" office:value="1675" office:value-type="float">
            <text:p>1,675</text:p>
          </table:table-cell>
          <table:table-cell ns41:value-type="float" table:style-name="ce47" office:value="3273" office:value-type="float">
            <text:p>3,27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4" office:value-type="string">
            <text:p>van 22 tot 23 jaren.</text:p>
          </table:table-cell>
          <table:table-cell table:style-name="Default"/>
          <table:table-cell ns41:value-type="float" table:style-name="ce31" office:value="1394" office:value-type="float">
            <text:p>1,394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1482" office:value-type="float">
            <text:p>1,482</text:p>
          </table:table-cell>
          <table:table-cell ns41:value-type="float" table:style-name="ce38" office:value="1153" office:value-type="float">
            <text:p>1,153</text:p>
          </table:table-cell>
          <table:table-cell ns41:value-type="float" table:style-name="ce37" office:value="252" office:value-type="float">
            <text:p>25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1408" office:value-type="float">
            <text:p>1,408</text:p>
          </table:table-cell>
          <table:table-cell ns41:value-type="float" table:style-name="ce47" office:value="2890" office:value-type="float">
            <text:p>2,8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4" office:value-type="string">
            <text:p>van 23 tot 24 jaren.</text:p>
          </table:table-cell>
          <table:table-cell table:style-name="Default"/>
          <table:table-cell ns41:value-type="float" table:style-name="ce31" office:value="1319" office:value-type="float">
            <text:p>1,319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1482" office:value-type="float">
            <text:p>1,482</text:p>
          </table:table-cell>
          <table:table-cell ns41:value-type="float" table:style-name="ce38" office:value="1201" office:value-type="float">
            <text:p>1,201</text:p>
          </table:table-cell>
          <table:table-cell ns41:value-type="float" table:style-name="ce37" office:value="425" office:value-type="float">
            <text:p>42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8" office:value="1633" office:value-type="float">
            <text:p>1,633</text:p>
          </table:table-cell>
          <table:table-cell ns41:value-type="float" table:style-name="ce47" office:value="3115" office:value-type="float">
            <text:p>3,1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4" office:value-type="string">
            <text:p>van 24 tot 25 jaren.</text:p>
          </table:table-cell>
          <table:table-cell table:style-name="Default"/>
          <table:table-cell ns41:value-type="float" table:style-name="ce31" office:value="1252" office:value-type="float">
            <text:p>1,252</text:p>
          </table:table-cell>
          <table:table-cell ns41:value-type="float" table:style-name="ce37" office:value="306" office:value-type="float">
            <text:p>30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1564" office:value-type="float">
            <text:p>1,564</text:p>
          </table:table-cell>
          <table:table-cell ns41:value-type="float" table:style-name="ce38" office:value="1001" office:value-type="float">
            <text:p>1,001</text:p>
          </table:table-cell>
          <table:table-cell ns41:value-type="float" table:style-name="ce37" office:value="528" office:value-type="float">
            <text:p>52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1539" office:value-type="float">
            <text:p>1,539</text:p>
          </table:table-cell>
          <table:table-cell ns41:value-type="float" table:style-name="ce47" office:value="3103" office:value-type="float">
            <text:p>3,10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4" office:value-type="string">
            <text:p>van 25 tot 26 jaren.</text:p>
          </table:table-cell>
          <table:table-cell table:style-name="Default"/>
          <table:table-cell ns41:value-type="float" table:style-name="ce31" office:value="1295" office:value-type="float">
            <text:p>1,295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8" office:value="1793" office:value-type="float">
            <text:p>1,793</text:p>
          </table:table-cell>
          <table:table-cell ns41:value-type="float" table:style-name="ce37" office:value="887" office:value-type="float">
            <text:p>887</text:p>
          </table:table-cell>
          <table:table-cell ns41:value-type="float" table:style-name="ce37" office:value="725" office:value-type="float">
            <text:p>72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8" office:value="1623" office:value-type="float">
            <text:p>1,623</text:p>
          </table:table-cell>
          <table:table-cell ns41:value-type="float" table:style-name="ce47" office:value="3416" office:value-type="float">
            <text:p>3,4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4" office:value-type="string">
            <text:p>van 26 tot 27 jaren.</text:p>
          </table:table-cell>
          <table:table-cell table:style-name="Default"/>
          <table:table-cell ns41:value-type="float" table:style-name="ce31" office:value="1021" office:value-type="float">
            <text:p>1,021</text:p>
          </table:table-cell>
          <table:table-cell ns41:value-type="float" table:style-name="ce37" office:value="611" office:value-type="float">
            <text:p>61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8" office:value="1646" office:value-type="float">
            <text:p>1,646</text:p>
          </table:table-cell>
          <table:table-cell ns41:value-type="float" table:style-name="ce37" office:value="747" office:value-type="float">
            <text:p>747</text:p>
          </table:table-cell>
          <table:table-cell ns41:value-type="float" table:style-name="ce37" office:value="811" office:value-type="float">
            <text:p>81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8" office:value="1582" office:value-type="float">
            <text:p>1,582</text:p>
          </table:table-cell>
          <table:table-cell ns41:value-type="float" table:style-name="ce47" office:value="3228" office:value-type="float">
            <text:p>3,2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4" office:value-type="string">
            <text:p>van 27 tot 28 jaren.</text:p>
          </table:table-cell>
          <table:table-cell table:style-name="Default"/>
          <table:table-cell ns41:value-type="float" table:style-name="ce67" office:value="878" office:value-type="float">
            <text:p>878</text:p>
          </table:table-cell>
          <table:table-cell ns41:value-type="float" table:style-name="ce37" office:value="729" office:value-type="float">
            <text:p>729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8" office:value="1622" office:value-type="float">
            <text:p>1,622</text:p>
          </table:table-cell>
          <table:table-cell ns41:value-type="float" table:style-name="ce37" office:value="606" office:value-type="float">
            <text:p>606</text:p>
          </table:table-cell>
          <table:table-cell ns41:value-type="float" table:style-name="ce37" office:value="858" office:value-type="float">
            <text:p>858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8" office:value="1492" office:value-type="float">
            <text:p>1,492</text:p>
          </table:table-cell>
          <table:table-cell ns41:value-type="float" table:style-name="ce47" office:value="3114" office:value-type="float">
            <text:p>3,1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4" office:value-type="string">
            <text:p>van 28 tot 29 jaren.</text:p>
          </table:table-cell>
          <table:table-cell table:style-name="Default"/>
          <table:table-cell ns41:value-type="float" table:style-name="ce67" office:value="660" office:value-type="float">
            <text:p>660</text:p>
          </table:table-cell>
          <table:table-cell ns41:value-type="float" table:style-name="ce37" office:value="783" office:value-type="float">
            <text:p>783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8" office:value="1471" office:value-type="float">
            <text:p>1,471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869" office:value-type="float">
            <text:p>869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8" office:value="1376" office:value-type="float">
            <text:p>1,376</text:p>
          </table:table-cell>
          <table:table-cell ns41:value-type="float" table:style-name="ce47" office:value="2847" office:value-type="float">
            <text:p>2,8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4" office:value-type="string">
            <text:p>van 29 tot 30 jaren.</text:p>
          </table:table-cell>
          <table:table-cell table:style-name="Default"/>
          <table:table-cell ns41:value-type="float" table:style-name="ce67" office:value="570" office:value-type="float">
            <text:p>570</text:p>
          </table:table-cell>
          <table:table-cell ns41:value-type="float" table:style-name="ce37" office:value="783" office:value-type="float">
            <text:p>783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8" office:value="1378" office:value-type="float">
            <text:p>1,378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37" office:value="975" office:value-type="float">
            <text:p>975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8" office:value="1385" office:value-type="float">
            <text:p>1,385</text:p>
          </table:table-cell>
          <table:table-cell ns41:value-type="float" table:style-name="ce47" office:value="2763" office:value-type="float">
            <text:p>2,7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4" office:value-type="string">
            <text:p>van 30 tot 31 jaren.</text:p>
          </table:table-cell>
          <table:table-cell table:style-name="Default"/>
          <table:table-cell ns41:value-type="float" table:style-name="ce67" office:value="459" office:value-type="float">
            <text:p>459</text:p>
          </table:table-cell>
          <table:table-cell ns41:value-type="float" table:style-name="ce37" office:value="937" office:value-type="float">
            <text:p>937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8" office:value="1439" office:value-type="float">
            <text:p>1,439</text:p>
          </table:table-cell>
          <table:table-cell ns41:value-type="float" table:style-name="ce37" office:value="367" office:value-type="float">
            <text:p>367</text:p>
          </table:table-cell>
          <table:table-cell ns41:value-type="float" table:style-name="ce37" office:value="946" office:value-type="float">
            <text:p>946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8" office:value="1357" office:value-type="float">
            <text:p>1,357</text:p>
          </table:table-cell>
          <table:table-cell ns41:value-type="float" table:style-name="ce47" office:value="2796" office:value-type="float">
            <text:p>2,7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4" office:value-type="string">
            <text:p>van 31 tot 32 jaren.</text:p>
          </table:table-cell>
          <table:table-cell table:style-name="Default"/>
          <table:table-cell ns41:value-type="float" table:style-name="ce67" office:value="348" office:value-type="float">
            <text:p>348</text:p>
          </table:table-cell>
          <table:table-cell ns41:value-type="float" table:style-name="ce37" office:value="837" office:value-type="float">
            <text:p>837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8" office:value="1233" office:value-type="float">
            <text:p>1,233</text:p>
          </table:table-cell>
          <table:table-cell ns41:value-type="float" table:style-name="ce37" office:value="239" office:value-type="float">
            <text:p>239</text:p>
          </table:table-cell>
          <table:table-cell ns41:value-type="float" table:style-name="ce37" office:value="900" office:value-type="float">
            <text:p>900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8" office:value="1193" office:value-type="float">
            <text:p>1,193</text:p>
          </table:table-cell>
          <table:table-cell ns41:value-type="float" table:style-name="ce47" office:value="2426" office:value-type="float">
            <text:p>2,42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4" office:value-type="string">
            <text:p>van 32 tot 33 jaren.</text:p>
          </table:table-cell>
          <table:table-cell table:style-name="Default"/>
          <table:table-cell ns41:value-type="float" table:style-name="ce67" office:value="303" office:value-type="float">
            <text:p>303</text:p>
          </table:table-cell>
          <table:table-cell ns41:value-type="float" table:style-name="ce37" office:value="941" office:value-type="float">
            <text:p>941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8" office:value="1289" office:value-type="float">
            <text:p>1,289</text:p>
          </table:table-cell>
          <table:table-cell ns41:value-type="float" table:style-name="ce37" office:value="215" office:value-type="float">
            <text:p>215</text:p>
          </table:table-cell>
          <table:table-cell ns41:value-type="float" table:style-name="ce37" office:value="926" office:value-type="float">
            <text:p>926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8" office:value="1190" office:value-type="float">
            <text:p>1,190</text:p>
          </table:table-cell>
          <table:table-cell ns41:value-type="float" table:style-name="ce47" office:value="2479" office:value-type="float">
            <text:p>2,4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4" office:value-type="string">
            <text:p>van 33 tot 34 jaren.</text:p>
          </table:table-cell>
          <table:table-cell table:style-name="Default"/>
          <table:table-cell ns41:value-type="float" table:style-name="ce67" office:value="289" office:value-type="float">
            <text:p>289</text:p>
          </table:table-cell>
          <table:table-cell ns41:value-type="float" table:style-name="ce38" office:value="1023" office:value-type="float">
            <text:p>1,023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8" office:value="1361" office:value-type="float">
            <text:p>1,361</text:p>
          </table:table-cell>
          <table:table-cell ns41:value-type="float" table:style-name="ce37" office:value="228" office:value-type="float">
            <text:p>228</text:p>
          </table:table-cell>
          <table:table-cell ns41:value-type="float" table:style-name="ce37" office:value="980" office:value-type="float">
            <text:p>980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8" office:value="1280" office:value-type="float">
            <text:p>1,280</text:p>
          </table:table-cell>
          <table:table-cell ns41:value-type="float" table:style-name="ce47" office:value="2641" office:value-type="float">
            <text:p>2,6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4" office:value-type="string">
            <text:p>van 34 tot 35 jaren.</text:p>
          </table:table-cell>
          <table:table-cell table:style-name="Default"/>
          <table:table-cell ns41:value-type="float" table:style-name="ce67" office:value="246" office:value-type="float">
            <text:p>246</text:p>
          </table:table-cell>
          <table:table-cell ns41:value-type="float" table:style-name="ce37" office:value="921" office:value-type="float">
            <text:p>921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8" office:value="1218" office:value-type="float">
            <text:p>1,218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909" office:value-type="float">
            <text:p>909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8" office:value="1156" office:value-type="float">
            <text:p>1,156</text:p>
          </table:table-cell>
          <table:table-cell ns41:value-type="float" table:style-name="ce47" office:value="2374" office:value-type="float">
            <text:p>2,3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4" office:value-type="string">
            <text:p>van 35 tot 36 jaren.</text:p>
          </table:table-cell>
          <table:table-cell table:style-name="Default"/>
          <table:table-cell ns41:value-type="float" table:style-name="ce67" office:value="202" office:value-type="float">
            <text:p>202</text:p>
          </table:table-cell>
          <table:table-cell ns41:value-type="float" table:style-name="ce37" office:value="867" office:value-type="float">
            <text:p>867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8" office:value="1105" office:value-type="float">
            <text:p>1,105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928" office:value-type="float">
            <text:p>928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8" office:value="1124" office:value-type="float">
            <text:p>1,124</text:p>
          </table:table-cell>
          <table:table-cell ns41:value-type="float" table:style-name="ce47" office:value="2229" office:value-type="float">
            <text:p>2,2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4" office:value-type="string">
            <text:p>van 36 tot 37 jaren.</text:p>
          </table:table-cell>
          <table:table-cell table:style-name="Default"/>
          <table:table-cell ns41:value-type="float" table:style-name="ce67" office:value="190" office:value-type="float">
            <text:p>190</text:p>
          </table:table-cell>
          <table:table-cell ns41:value-type="float" table:style-name="ce37" office:value="861" office:value-type="float">
            <text:p>861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8" office:value="1110" office:value-type="float">
            <text:p>1,110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896" office:value-type="float">
            <text:p>896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8" office:value="1110" office:value-type="float">
            <text:p>1,110</text:p>
          </table:table-cell>
          <table:table-cell ns41:value-type="float" table:style-name="ce47" office:value="2220" office:value-type="float">
            <text:p>2,2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4" office:value-type="string">
            <text:p>van 37 tot 38 jaren.</text:p>
          </table:table-cell>
          <table:table-cell table:style-name="Default"/>
          <table:table-cell ns41:value-type="float" table:style-name="ce67" office:value="140" office:value-type="float">
            <text:p>140</text:p>
          </table:table-cell>
          <table:table-cell ns41:value-type="float" table:style-name="ce37" office:value="826" office:value-type="float">
            <text:p>826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8" office:value="1011" office:value-type="float">
            <text:p>1,011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837" office:value-type="float">
            <text:p>83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8" office:value="1033" office:value-type="float">
            <text:p>1,033</text:p>
          </table:table-cell>
          <table:table-cell ns41:value-type="float" table:style-name="ce47" office:value="2044" office:value-type="float">
            <text:p>2,0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4" office:value-type="string">
            <text:p>van 38 tot 39 jaren.</text:p>
          </table:table-cell>
          <table:table-cell table:style-name="Default"/>
          <table:table-cell ns41:value-type="float" table:style-name="ce67" office:value="141" office:value-type="float">
            <text:p>141</text:p>
          </table:table-cell>
          <table:table-cell ns41:value-type="float" table:style-name="ce37" office:value="876" office:value-type="float">
            <text:p>876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8" office:value="1073" office:value-type="float">
            <text:p>1,073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883" office:value-type="float">
            <text:p>883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8" office:value="1068" office:value-type="float">
            <text:p>1,068</text:p>
          </table:table-cell>
          <table:table-cell ns41:value-type="float" table:style-name="ce47" office:value="2141" office:value-type="float">
            <text:p>2,1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4" office:value-type="string">
            <text:p>van 39 tot 40 jaren.</text:p>
          </table:table-cell>
          <table:table-cell table:style-name="Default"/>
          <table:table-cell ns41:value-type="float" table:style-name="ce67" office:value="127" office:value-type="float">
            <text:p>127</text:p>
          </table:table-cell>
          <table:table-cell ns41:value-type="float" table:style-name="ce37" office:value="832" office:value-type="float">
            <text:p>832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8" office:value="1014" office:value-type="float">
            <text:p>1,014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847" office:value-type="float">
            <text:p>847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8" office:value="1044" office:value-type="float">
            <text:p>1,044</text:p>
          </table:table-cell>
          <table:table-cell ns41:value-type="float" table:style-name="ce47" office:value="2058" office:value-type="float">
            <text:p>2,0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4" office:value-type="string">
            <text:p>van 40 tot 41 jaren.</text:p>
          </table:table-cell>
          <table:table-cell table:style-name="Default"/>
          <table:table-cell ns41:value-type="float" table:style-name="ce67" office:value="89" office:value-type="float">
            <text:p>89</text:p>
          </table:table-cell>
          <table:table-cell ns41:value-type="float" table:style-name="ce37" office:value="726" office:value-type="float">
            <text:p>726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845" office:value-type="float">
            <text:p>845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661" office:value-type="float">
            <text:p>661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834" office:value-type="float">
            <text:p>834</text:p>
          </table:table-cell>
          <table:table-cell ns41:value-type="float" table:style-name="ce47" office:value="1679" office:value-type="float">
            <text:p>1,6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4" office:value-type="string">
            <text:p>van 41 tot 42 jaren.</text:p>
          </table:table-cell>
          <table:table-cell table:style-name="Default"/>
          <table:table-cell ns41:value-type="float" table:style-name="ce67" office:value="72" office:value-type="float">
            <text:p>72</text:p>
          </table:table-cell>
          <table:table-cell ns41:value-type="float" table:style-name="ce37" office:value="639" office:value-type="float">
            <text:p>639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762" office:value-type="float">
            <text:p>762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618" office:value-type="float">
            <text:p>618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778" office:value-type="float">
            <text:p>778</text:p>
          </table:table-cell>
          <table:table-cell ns41:value-type="float" table:style-name="ce47" office:value="1540" office:value-type="float">
            <text:p>1,5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4" office:value-type="string">
            <text:p>van 42 tot 43 jaren.</text:p>
          </table:table-cell>
          <table:table-cell table:style-name="Default"/>
          <table:table-cell ns41:value-type="float" table:style-name="ce67" office:value="77" office:value-type="float">
            <text:p>77</text:p>
          </table:table-cell>
          <table:table-cell ns41:value-type="float" table:style-name="ce37" office:value="660" office:value-type="float">
            <text:p>660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788" office:value-type="float">
            <text:p>788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649" office:value-type="float">
            <text:p>649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849" office:value-type="float">
            <text:p>849</text:p>
          </table:table-cell>
          <table:table-cell ns41:value-type="float" table:style-name="ce47" office:value="1637" office:value-type="float">
            <text:p>1,6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4" office:value-type="string">
            <text:p>van 43 tot 44 jaren.</text:p>
          </table:table-cell>
          <table:table-cell table:style-name="Default"/>
          <table:table-cell ns41:value-type="float" table:style-name="ce67" office:value="68" office:value-type="float">
            <text:p>68</text:p>
          </table:table-cell>
          <table:table-cell ns41:value-type="float" table:style-name="ce37" office:value="730" office:value-type="float">
            <text:p>730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850" office:value-type="float">
            <text:p>850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648" office:value-type="float">
            <text:p>648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856" office:value-type="float">
            <text:p>856</text:p>
          </table:table-cell>
          <table:table-cell ns41:value-type="float" table:style-name="ce47" office:value="1706" office:value-type="float">
            <text:p>1,7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4" office:value-type="string">
            <text:p>van 44 tot 45 jaren.</text:p>
          </table:table-cell>
          <table:table-cell table:style-name="Default"/>
          <table:table-cell ns41:value-type="float" table:style-name="ce67" office:value="68" office:value-type="float">
            <text:p>68</text:p>
          </table:table-cell>
          <table:table-cell ns41:value-type="float" table:style-name="ce37" office:value="730" office:value-type="float">
            <text:p>730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858" office:value-type="float">
            <text:p>858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639" office:value-type="float">
            <text:p>639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840" office:value-type="float">
            <text:p>840</text:p>
          </table:table-cell>
          <table:table-cell ns41:value-type="float" table:style-name="ce47" office:value="1698" office:value-type="float">
            <text:p>1,6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4" office:value-type="string">
            <text:p>van 45 tot 46 jaren.</text:p>
          </table:table-cell>
          <table:table-cell table:style-name="Default"/>
          <table:table-cell ns41:value-type="float" table:style-name="ce67" office:value="87" office:value-type="float">
            <text:p>87</text:p>
          </table:table-cell>
          <table:table-cell ns41:value-type="float" table:style-name="ce37" office:value="680" office:value-type="float">
            <text:p>680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850" office:value-type="float">
            <text:p>850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615" office:value-type="float">
            <text:p>615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805" office:value-type="float">
            <text:p>805</text:p>
          </table:table-cell>
          <table:table-cell ns41:value-type="float" table:style-name="ce47" office:value="1655" office:value-type="float">
            <text:p>1,6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4" office:value-type="string">
            <text:p>van 46 tot 47 jaren.</text:p>
          </table:table-cell>
          <table:table-cell table:style-name="Default"/>
          <table:table-cell ns41:value-type="float" table:style-name="ce67" office:value="87" office:value-type="float">
            <text:p>87</text:p>
          </table:table-cell>
          <table:table-cell ns41:value-type="float" table:style-name="ce37" office:value="657" office:value-type="float">
            <text:p>657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809" office:value-type="float">
            <text:p>809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634" office:value-type="float">
            <text:p>634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838" office:value-type="float">
            <text:p>838</text:p>
          </table:table-cell>
          <table:table-cell ns41:value-type="float" table:style-name="ce47" office:value="1647" office:value-type="float">
            <text:p>1,6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4" office:value-type="string">
            <text:p>van 47 tot 48 jaren.</text:p>
          </table:table-cell>
          <table:table-cell table:style-name="Default"/>
          <table:table-cell ns41:value-type="float" table:style-name="ce67" office:value="70" office:value-type="float">
            <text:p>70</text:p>
          </table:table-cell>
          <table:table-cell ns41:value-type="float" table:style-name="ce37" office:value="669" office:value-type="float">
            <text:p>669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798" office:value-type="float">
            <text:p>798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589" office:value-type="float">
            <text:p>589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801" office:value-type="float">
            <text:p>801</text:p>
          </table:table-cell>
          <table:table-cell ns41:value-type="float" table:style-name="ce47" office:value="1599" office:value-type="float">
            <text:p>1,5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4" office:value-type="string">
            <text:p>van 48 tot 49 jaren.</text:p>
          </table:table-cell>
          <table:table-cell table:style-name="Default"/>
          <table:table-cell ns41:value-type="float" table:style-name="ce67" office:value="73" office:value-type="float">
            <text:p>73</text:p>
          </table:table-cell>
          <table:table-cell ns41:value-type="float" table:style-name="ce37" office:value="645" office:value-type="float">
            <text:p>645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789" office:value-type="float">
            <text:p>789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604" office:value-type="float">
            <text:p>604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822" office:value-type="float">
            <text:p>822</text:p>
          </table:table-cell>
          <table:table-cell ns41:value-type="float" table:style-name="ce47" office:value="1611" office:value-type="float">
            <text:p>1,6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4" office:value-type="string">
            <text:p>van 49 tot 50 jaren.</text:p>
          </table:table-cell>
          <table:table-cell table:style-name="Default"/>
          <table:table-cell ns41:value-type="float" table:style-name="ce67" office:value="60" office:value-type="float">
            <text:p>60</text:p>
          </table:table-cell>
          <table:table-cell ns41:value-type="float" table:style-name="ce37" office:value="668" office:value-type="float">
            <text:p>668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821" office:value-type="float">
            <text:p>821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604" office:value-type="float">
            <text:p>604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838" office:value-type="float">
            <text:p>838</text:p>
          </table:table-cell>
          <table:table-cell ns41:value-type="float" table:style-name="ce47" office:value="1659" office:value-type="float">
            <text:p>1,6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4" office:value-type="string">
            <text:p>van 50 tot 51 jaren.</text:p>
          </table:table-cell>
          <table:table-cell table:style-name="Default"/>
          <table:table-cell ns41:value-type="float" table:style-name="ce67" office:value="57" office:value-type="float">
            <text:p>57</text:p>
          </table:table-cell>
          <table:table-cell ns41:value-type="float" table:style-name="ce37" office:value="692" office:value-type="float">
            <text:p>692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850" office:value-type="float">
            <text:p>850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563" office:value-type="float">
            <text:p>563</text:p>
          </table:table-cell>
          <table:table-cell ns41:value-type="float" table:style-name="ce37" office:value="189" office:value-type="float">
            <text:p>189</text:p>
          </table:table-cell>
          <table:table-cell ns41:value-type="float" table:style-name="ce37" office:value="826" office:value-type="float">
            <text:p>826</text:p>
          </table:table-cell>
          <table:table-cell ns41:value-type="float" table:style-name="ce47" office:value="1676" office:value-type="float">
            <text:p>1,6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table:style-name="ce17"/>
          <table:table-cell ns41:value-type="string" table:style-name="ce24" office:value-type="string">
            <text:p>Over te brengen</text:p>
          </table:table-cell>
          <table:table-cell table:style-name="Default"/>
          <table:table-cell ns41:value-type="float" table:style-name="ce31" office:value="55509" office:value-type="float">
            <text:p>55,509</text:p>
          </table:table-cell>
          <table:table-cell ns41:value-type="float" table:style-name="ce38" office:value="20450" office:value-type="float">
            <text:p>20,450</text:p>
          </table:table-cell>
          <table:table-cell ns41:value-type="float" table:style-name="ce38" office:value="1318" office:value-type="float">
            <text:p>1,318</text:p>
          </table:table-cell>
          <table:table-cell ns41:value-type="float" table:style-name="ce38" office:value="77277" office:value-type="float">
            <text:p>77,277</text:p>
          </table:table-cell>
          <table:table-cell ns41:value-type="float" table:style-name="ce38" office:value="52376" office:value-type="float">
            <text:p>52,376</text:p>
          </table:table-cell>
          <table:table-cell ns41:value-type="float" table:style-name="ce38" office:value="21681" office:value-type="float">
            <text:p>21,681</text:p>
          </table:table-cell>
          <table:table-cell ns41:value-type="float" table:style-name="ce38" office:value="2214" office:value-type="float">
            <text:p>2,214</text:p>
          </table:table-cell>
          <table:table-cell ns41:value-type="float" table:style-name="ce38" office:value="76271" office:value-type="float">
            <text:p>76,271</text:p>
          </table:table-cell>
          <table:table-cell ns41:value-type="float" table:style-name="ce47" office:value="153548" office:value-type="float">
            <text:p>153,54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4" office:value-type="string">
            <text:p>van 51 tot 52 jaren.</text:p>
          </table:table-cell>
          <table:table-cell table:style-name="Default"/>
          <table:table-cell ns41:value-type="float" table:style-name="ce67" office:value="57" office:value-type="float">
            <text:p>57</text:p>
          </table:table-cell>
          <table:table-cell ns41:value-type="float" table:style-name="ce37" office:value="565" office:value-type="float">
            <text:p>565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490" office:value-type="float">
            <text:p>490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680" office:value-type="float">
            <text:p>680</text:p>
          </table:table-cell>
          <table:table-cell ns41:value-type="float" table:style-name="ce47" office:value="1379" office:value-type="float">
            <text:p>1,3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4" office:value-type="string">
            <text:p>van 52 tot 53 jaren.</text:p>
          </table:table-cell>
          <table:table-cell table:style-name="Default"/>
          <table:table-cell ns41:value-type="float" table:style-name="ce67" office:value="41" office:value-type="float">
            <text:p>41</text:p>
          </table:table-cell>
          <table:table-cell ns41:value-type="float" table:style-name="ce37" office:value="610" office:value-type="float">
            <text:p>610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731" office:value-type="float">
            <text:p>731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496" office:value-type="float">
            <text:p>496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722" office:value-type="float">
            <text:p>722</text:p>
          </table:table-cell>
          <table:table-cell ns41:value-type="float" table:style-name="ce47" office:value="1453" office:value-type="float">
            <text:p>1,4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4" office:value-type="string">
            <text:p>van 53 tot 54 jaren.</text:p>
          </table:table-cell>
          <table:table-cell table:style-name="Default"/>
          <table:table-cell ns41:value-type="float" table:style-name="ce67" office:value="40" office:value-type="float">
            <text:p>40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587" office:value-type="float">
            <text:p>587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633" office:value-type="float">
            <text:p>633</text:p>
          </table:table-cell>
          <table:table-cell ns41:value-type="float" table:style-name="ce47" office:value="1220" office:value-type="float">
            <text:p>1,2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4" office:value-type="string">
            <text:p>van 54 tot 55 jaren.</text:p>
          </table:table-cell>
          <table:table-cell table:style-name="Default"/>
          <table:table-cell ns41:value-type="float" table:style-name="ce67" office:value="37" office:value-type="float">
            <text:p>37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610" office:value-type="float">
            <text:p>610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650" office:value-type="float">
            <text:p>650</text:p>
          </table:table-cell>
          <table:table-cell ns41:value-type="float" table:style-name="ce47" office:value="1260" office:value-type="float">
            <text:p>1,2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4" office:value-type="string">
            <text:p>van 55 tot 56 jaren.</text:p>
          </table:table-cell>
          <table:table-cell table:style-name="Default"/>
          <table:table-cell ns41:value-type="float" table:style-name="ce67" office:value="36" office:value-type="float">
            <text:p>36</text:p>
          </table:table-cell>
          <table:table-cell ns41:value-type="float" table:style-name="ce37" office:value="460" office:value-type="float">
            <text:p>460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589" office:value-type="float">
            <text:p>589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601" office:value-type="float">
            <text:p>601</text:p>
          </table:table-cell>
          <table:table-cell ns41:value-type="float" table:style-name="ce47" office:value="1190" office:value-type="float">
            <office:annotation draw:style-name="gr1" svg:height="1.958cm" draw:caption-point-y="1.835cm" svg:width="3.565cm" svg:x="23.583cm" draw:caption-point-x="4.279cm" svg:y="168.407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is er sprake van een drukfout. Er staat " <text:s/>, 90". Het moet zijn : 1190.</text:span></text:p>
              <text:p text:style-name="P1"><text:span text:style-name="T2"/></text:p>
            </office:annotation>
            <text:p>1,1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4" office:value-type="string">
            <text:p>van 56 tot 57 jaren.</text:p>
          </table:table-cell>
          <table:table-cell table:style-name="Default"/>
          <table:table-cell ns41:value-type="float" table:style-name="ce67" office:value="39" office:value-type="float">
            <text:p>39</text:p>
          </table:table-cell>
          <table:table-cell ns41:value-type="float" table:style-name="ce37" office:value="448" office:value-type="float">
            <text:p>448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593" office:value-type="float">
            <text:p>593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409" office:value-type="float">
            <text:p>409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642" office:value-type="float">
            <text:p>642</text:p>
          </table:table-cell>
          <table:table-cell ns41:value-type="float" table:style-name="ce47" office:value="1235" office:value-type="float">
            <text:p>1,2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4" office:value-type="string">
            <text:p>van 57 tot 58 jaren.</text:p>
          </table:table-cell>
          <table:table-cell table:style-name="Default"/>
          <table:table-cell ns41:value-type="float" table:style-name="ce67" office:value="39" office:value-type="float">
            <text:p>39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566" office:value-type="float">
            <text:p>566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57" office:value-type="float">
            <text:p>357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590" office:value-type="float">
            <text:p>590</text:p>
          </table:table-cell>
          <table:table-cell ns41:value-type="float" table:style-name="ce47" office:value="1156" office:value-type="float">
            <text:p>1,1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4" office:value-type="string">
            <text:p>van 58 tot 59 jaren.</text:p>
          </table:table-cell>
          <table:table-cell table:style-name="Default"/>
          <table:table-cell ns41:value-type="float" table:style-name="ce67" office:value="29" office:value-type="float">
            <text:p>29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24" office:value-type="float">
            <text:p>324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557" office:value-type="float">
            <text:p>557</text:p>
          </table:table-cell>
          <table:table-cell ns41:value-type="float" table:style-name="ce47" office:value="1041" office:value-type="float">
            <text:p>1,0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4" office:value-type="string">
            <text:p>van 59 tot 60 jaren.</text:p>
          </table:table-cell>
          <table:table-cell table:style-name="Default"/>
          <table:table-cell ns41:value-type="float" table:style-name="ce67" office:value="28" office:value-type="float">
            <text:p>28</text:p>
          </table:table-cell>
          <table:table-cell ns41:value-type="float" table:style-name="ce37" office:value="342" office:value-type="float">
            <text:p>342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320" office:value-type="float">
            <text:p>320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565" office:value-type="float">
            <text:p>565</text:p>
          </table:table-cell>
          <table:table-cell ns41:value-type="float" table:style-name="ce47" office:value="1026" office:value-type="float">
            <text:p>1,02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4" office:value-type="string">
            <text:p>van 60 tot 61 jaren.</text:p>
          </table:table-cell>
          <table:table-cell table:style-name="Default"/>
          <table:table-cell ns41:value-type="float" table:style-name="ce67" office:value="28" office:value-type="float">
            <text:p>28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400" office:value-type="float">
            <text:p>400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68" office:value="877" office:value-type="float">
            <text:p>87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4" office:value-type="string">
            <text:p>van 61 tot 62 jaren.</text:p>
          </table:table-cell>
          <table:table-cell table:style-name="Default"/>
          <table:table-cell ns41:value-type="float" table:style-name="ce67" office:value="19" office:value-type="float">
            <text:p>19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405" office:value-type="float">
            <text:p>405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473" office:value-type="float">
            <text:p>473</text:p>
          </table:table-cell>
          <table:table-cell ns41:value-type="float" table:style-name="ce68" office:value="878" office:value-type="float">
            <text:p>8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4" office:value-type="string">
            <text:p>van 62 tot 63 jaren.</text:p>
          </table:table-cell>
          <table:table-cell table:style-name="Default"/>
          <table:table-cell ns41:value-type="float" table:style-name="ce67" office:value="26" office:value-type="float">
            <text:p>26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502" office:value-type="float">
            <text:p>502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82" office:value-type="float">
            <text:p>282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7" office:value="572" office:value-type="float">
            <text:p>572</text:p>
          </table:table-cell>
          <table:table-cell ns41:value-type="float" table:style-name="ce47" office:value="1074" office:value-type="float">
            <text:p>1,0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4" office:value-type="string">
            <text:p>van 63 tot 64 jaren.</text:p>
          </table:table-cell>
          <table:table-cell table:style-name="Default"/>
          <table:table-cell ns41:value-type="float" table:style-name="ce67" office:value="28" office:value-type="float">
            <text:p>28</text:p>
          </table:table-cell>
          <table:table-cell ns41:value-type="float" table:style-name="ce37" office:value="284" office:value-type="float">
            <text:p>284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426" office:value-type="float">
            <text:p>426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241" office:value-type="float">
            <text:p>241</text:p>
          </table:table-cell>
          <table:table-cell ns41:value-type="float" table:style-name="ce37" office:value="227" office:value-type="float">
            <text:p>227</text:p>
          </table:table-cell>
          <table:table-cell ns41:value-type="float" table:style-name="ce37" office:value="501" office:value-type="float">
            <text:p>501</text:p>
          </table:table-cell>
          <table:table-cell ns41:value-type="float" table:style-name="ce68" office:value="927" office:value-type="float">
            <text:p>9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4" office:value-type="string">
            <text:p>van 64 tot 65 jaren.</text:p>
          </table:table-cell>
          <table:table-cell table:style-name="Default"/>
          <table:table-cell ns41:value-type="float" table:style-name="ce67" office:value="22" office:value-type="float">
            <text:p>22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402" office:value-type="float">
            <text:p>402</text:p>
          </table:table-cell>
          <table:table-cell ns41:value-type="float" table:style-name="ce68" office:value="824" office:value-type="float">
            <text:p>8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4" office:value-type="string">
            <text:p>van 65 tot 66 jaren.</text:p>
          </table:table-cell>
          <table:table-cell table:style-name="Default"/>
          <table:table-cell ns41:value-type="float" table:style-name="ce67" office:value="17" office:value-type="float">
            <text:p>17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305" office:value-type="float">
            <text:p>305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37" office:value="373" office:value-type="float">
            <text:p>373</text:p>
          </table:table-cell>
          <table:table-cell ns41:value-type="float" table:style-name="ce68" office:value="678" office:value-type="float">
            <text:p>6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4" office:value-type="string">
            <text:p>van 66 tot 67 jaren.</text:p>
          </table:table-cell>
          <table:table-cell table:style-name="Default"/>
          <table:table-cell ns41:value-type="float" table:style-name="ce67" office:value="22" office:value-type="float">
            <text:p>22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32" office:value-type="float">
            <text:p>132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7" office:value="306" office:value-type="float">
            <text:p>306</text:p>
          </table:table-cell>
          <table:table-cell ns41:value-type="float" table:style-name="ce68" office:value="620" office:value-type="float">
            <text:p>6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4" office:value-type="string">
            <text:p>van 67 tot 68 jaren.</text:p>
          </table:table-cell>
          <table:table-cell table:style-name="Default"/>
          <table:table-cell ns41:value-type="float" table:style-name="ce67" office:value="11" office:value-type="float">
            <text:p>11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37" office:value="267" office:value-type="float">
            <text:p>267</text:p>
          </table:table-cell>
          <table:table-cell ns41:value-type="float" table:style-name="ce68" office:value="486" office:value-type="float">
            <text:p>4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4" office:value-type="string">
            <text:p>van 68 tot 69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68" office:value="409" office:value-type="float">
            <text:p>4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4" office:value-type="string">
            <text:p>van 69 tot 70 jaren.</text:p>
          </table:table-cell>
          <table:table-cell table:style-name="Default"/>
          <table:table-cell ns41:value-type="float" table:style-name="ce67" office:value="14" office:value-type="float">
            <text:p>14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7" office:value="235" office:value-type="float">
            <text:p>235</text:p>
          </table:table-cell>
          <table:table-cell ns41:value-type="float" table:style-name="ce68" office:value="458" office:value-type="float">
            <text:p>4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4" office:value-type="string">
            <text:p>van 70 tot 71 jaren.</text:p>
          </table:table-cell>
          <table:table-cell table:style-name="Default"/>
          <table:table-cell ns41:value-type="float" table:style-name="ce67" office:value="7" office:value-type="float">
            <text:p>7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68" office:value="391" office:value-type="float">
            <text:p>39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4" office:value-type="string">
            <text:p>van 71 tot 72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office:value="69" table:style-name="ce37" table:number-columns-repeated="2" office:value-type="float">
            <text:p>69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68" office:value="311" office:value-type="float">
            <text:p>3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4" office:value-type="string">
            <text:p>van 72 tot 73 jaren.</text:p>
          </table:table-cell>
          <table:table-cell table:style-name="Default"/>
          <table:table-cell ns41:value-type="float" table:style-name="ce67" office:value="5" office:value-type="float">
            <text:p>5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68" office:value="335" office:value-type="float">
            <text:p>3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4" office:value-type="string">
            <text:p>van 73 tot 74 jaren.</text:p>
          </table:table-cell>
          <table:table-cell table:style-name="Default"/>
          <table:table-cell ns41:value-type="float" table:style-name="ce67" office:value="7" office:value-type="float">
            <text:p>7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68" office:value="277" office:value-type="float">
            <text:p>27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4" office:value-type="string">
            <text:p>van 74 tot 75 jaren.</text:p>
          </table:table-cell>
          <table:table-cell table:style-name="Default"/>
          <table:table-cell ns41:value-type="float" table:style-name="ce67" office:value="7" office:value-type="float">
            <text:p>7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68" office:value="244" office:value-type="float">
            <text:p>2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4" office:value-type="string">
            <text:p>van 75 tot 76 jaren.</text:p>
          </table:table-cell>
          <table:table-cell table:style-name="Default"/>
          <table:table-cell ns41:value-type="float" table:style-name="ce67" office:value="13" office:value-type="float">
            <text:p>13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68" office:value="278" office:value-type="float">
            <text:p>2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4" office:value-type="string">
            <text:p>van 76 tot 77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68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4" office:value-type="string">
            <text:p>van 77 tot 78 jaren.</text:p>
          </table:table-cell>
          <table:table-cell table:style-name="Default"/>
          <table:table-cell ns41:value-type="float" table:style-name="ce67" office:value="7" office:value-type="float">
            <text:p>7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68" office:value="239" office:value-type="float">
            <text:p>2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4" office:value-type="string">
            <text:p>van 78 tot 79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68" office:value="167" office:value-type="float">
            <text:p>1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4" office:value-type="string">
            <text:p>van 79 tot 80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68" office:value="163" office:value-type="float">
            <text:p>1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4" office:value-type="string">
            <text:p>van 80 tot 81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68" office:value="134" office:value-type="float">
            <text:p>1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4" office:value-type="string">
            <text:p>van 81 tot 82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47" office:value-type="float">
            <text:p>47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68" office:value="83" office:value-type="float">
            <text:p>8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4" office:value-type="string">
            <text:p>van 82 tot 83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68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4" office:value-type="string">
            <text:p>van 83 tot 84 jaren.</text:p>
          </table:table-cell>
          <table:table-cell table:style-name="Default"/>
          <table:table-cell table:style-name="ce67"/>
          <table:table-cell ns41:value-type="float" table:style-name="ce37" office:value="11" office:value-type="float">
            <text:p>1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37" office:value-type="float">
            <text:p>37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68" office:value="67" office:value-type="float">
            <text:p>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4" office:value-type="string">
            <text:p>van 84 tot 85 jaren.</text:p>
          </table:table-cell>
          <table:table-cell table:style-name="Default"/>
          <table:table-cell table:style-name="ce67"/>
          <table:table-cell ns41:value-type="float" table:style-name="ce37" office:value="11" office:value-type="float">
            <text:p>1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68" office:value="49" office:value-type="float">
            <text:p>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4" office:value-type="string">
            <text:p>van 85 tot 86 jaren.</text:p>
          </table:table-cell>
          <table:table-cell table:style-name="Default"/>
          <table:table-cell table:style-name="ce67"/>
          <table:table-cell ns41:value-type="float" table:style-name="ce37" office:value="4" office:value-type="float">
            <text:p>4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68" office:value="55" office:value-type="float">
            <text:p>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4" office:value-type="string">
            <text:p>van 86 tot 87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68" office:value="24" office:value-type="float">
            <text:p>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4" office:value-type="string">
            <text:p>van 87 tot 88 jaren.</text:p>
          </table:table-cell>
          <table:table-cell table:style-name="Default"/>
          <table:table-cell table:style-name="ce67"/>
          <table:table-cell ns41:value-type="float" table:style-name="ce37" office:value="3" office:value-type="float">
            <text:p>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2" office:value-type="float">
            <text:p>1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68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4" office:value-type="string">
            <text:p>van 88 tot 89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68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4" office:value-type="string">
            <text:p>van 89 tot 90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68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4" office:value-type="string">
            <text:p>van 90 tot 91 jaren.</text:p>
          </table:table-cell>
          <table:table-cell table:style-name="Default"/>
          <table:table-cell table:style-name="ce67"/>
          <table:table-cell table:style-name="ce37"/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2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4" office:value-type="string">
            <text:p>van 91 tot 92 jaren.</text:p>
          </table:table-cell>
          <table:table-cell table:style-name="Default"/>
          <table:table-cell table:style-name="ce67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4" office:value-type="string">
            <text:p>van 92 tot 93 jaren.</text:p>
          </table:table-cell>
          <table:table-cell table:style-name="Default"/>
          <table:table-cell table:style-name="ce67"/>
          <table:table-cell table:style-name="ce37"/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4"/>
          <table:table-cell ns41:value-type="float" table:style-name="ce68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4" office:value-type="string">
            <text:p>van 93 tot 94 jaren.</text:p>
          </table:table-cell>
          <table:table-cell table:style-name="Default"/>
          <table:table-cell table:style-name="ce67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4" office:value-type="string">
            <text:p>van 94 tot 95 jaren.</text:p>
          </table:table-cell>
          <table:table-cell table:style-name="Default"/>
          <table:table-cell table:style-name="ce67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table:style-name="ce68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4" office:value-type="string">
            <text:p>van 95 tot 96 jaren.</text:p>
          </table:table-cell>
          <table:table-cell table:style-name="Default"/>
          <table:table-cell table:style-name="ce67"/>
          <table:table-cell table:style-name="ce37" table:number-columns-repeated="4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4" office:value-type="string">
            <text:p>van 96 tot 97 jaren.</text:p>
          </table:table-cell>
          <table:table-cell table:style-name="Default"/>
          <table:table-cell table:style-name="ce6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68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4" office:value-type="string">
            <text:p>van 97 tot 98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4" office:value-type="string">
            <text:p>van 98 tot 99 jaren.</text:p>
          </table:table-cell>
          <table:table-cell table:style-name="Default"/>
          <table:table-cell table:style-name="ce67"/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4" office:value-type="string">
            <text:p>van 99 tot 100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4" office:value-type="string">
            <text:p>van 100 en daarbov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table:style-name="ce17"/>
          <table:table-cell ns41:value-type="string" table:style-name="ce24" office:value-type="string">
            <text:p>Onbekende ouderdom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HONDERD VIER EN DERTIG GEMEENTEN TEN PLATTEN LANDE.</text:p>
          </table:table-cell>
          <table:table-cell table:style-name="ce17"/>
          <table:table-cell ns41:value-type="string" table:style-name="ce24" office:value-type="string">
            <text:p>TOTAAL.</text:p>
          </table:table-cell>
          <table:table-cell table:style-name="Default"/>
          <table:table-cell ns41:value-type="float" table:style-name="ce31" office:value="56129" office:value-type="float">
            <text:p>56,129</text:p>
          </table:table-cell>
          <table:table-cell ns41:value-type="float" table:style-name="ce38" office:value="27592" office:value-type="float">
            <text:p>27,592</text:p>
          </table:table-cell>
          <table:table-cell ns41:value-type="float" table:style-name="ce38" office:value="3851" office:value-type="float">
            <text:p>3,851</text:p>
          </table:table-cell>
          <table:table-cell ns41:value-type="float" table:style-name="ce38" office:value="87572" office:value-type="float">
            <text:p>87,572</text:p>
          </table:table-cell>
          <table:table-cell ns41:value-type="float" table:style-name="ce38" office:value="53208" office:value-type="float">
            <text:p>53,208</text:p>
          </table:table-cell>
          <table:table-cell ns41:value-type="float" table:style-name="ce38" office:value="27555" office:value-type="float">
            <text:p>27,555</text:p>
          </table:table-cell>
          <table:table-cell ns41:value-type="float" table:style-name="ce38" office:value="6623" office:value-type="float">
            <text:p>6,623</text:p>
          </table:table-cell>
          <table:table-cell ns41:value-type="float" table:style-name="ce38" office:value="87386" office:value-type="float">
            <text:p>87,386</text:p>
          </table:table-cell>
          <table:table-cell ns41:value-type="float" table:style-name="ce47" office:value="174958" office:value-type="float">
            <text:p>174,9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4" office:value-type="string">
            <text:p>Beneden het jaar.</text:p>
          </table:table-cell>
          <table:table-cell table:style-name="Default"/>
          <table:table-cell ns41:value-type="float" table:style-name="ce31" office:value="6217" office:value-type="float">
            <text:p>6,217</text:p>
          </table:table-cell>
          <table:table-cell table:style-name="ce37" table:number-columns-repeated="2"/>
          <table:table-cell ns41:value-type="float" table:style-name="ce38" office:value="6217" office:value-type="float">
            <text:p>6,217</text:p>
          </table:table-cell>
          <table:table-cell ns41:value-type="float" table:style-name="ce38" office:value="6180" office:value-type="float">
            <text:p>6,180</text:p>
          </table:table-cell>
          <table:table-cell table:style-name="ce37" table:number-columns-repeated="2"/>
          <table:table-cell ns41:value-type="float" table:style-name="ce38" office:value="6180" office:value-type="float">
            <text:p>6,180</text:p>
          </table:table-cell>
          <table:table-cell ns41:value-type="float" table:style-name="ce47" office:value="12397" office:value-type="float">
            <text:p>12,3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4" office:value-type="string">
            <text:p>van 1 tot 2 jaren.</text:p>
          </table:table-cell>
          <table:table-cell table:style-name="Default"/>
          <table:table-cell ns41:value-type="float" table:style-name="ce31" office:value="5474" office:value-type="float">
            <text:p>5,474</text:p>
          </table:table-cell>
          <table:table-cell table:style-name="ce37" table:number-columns-repeated="2"/>
          <table:table-cell ns41:value-type="float" table:style-name="ce38" office:value="5474" office:value-type="float">
            <text:p>5,474</text:p>
          </table:table-cell>
          <table:table-cell ns41:value-type="float" table:style-name="ce38" office:value="5462" office:value-type="float">
            <text:p>5,462</text:p>
          </table:table-cell>
          <table:table-cell table:style-name="ce37" table:number-columns-repeated="2"/>
          <table:table-cell ns41:value-type="float" table:style-name="ce38" office:value="5462" office:value-type="float">
            <text:p>5,462</text:p>
          </table:table-cell>
          <table:table-cell ns41:value-type="float" table:style-name="ce47" office:value="10936" office:value-type="float">
            <text:p>10,9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4" office:value-type="string">
            <text:p>van 2 tot 3 jaren.</text:p>
          </table:table-cell>
          <table:table-cell table:style-name="Default"/>
          <table:table-cell ns41:value-type="float" table:style-name="ce31" office:value="4914" office:value-type="float">
            <text:p>4,914</text:p>
          </table:table-cell>
          <table:table-cell table:style-name="ce37" table:number-columns-repeated="2"/>
          <table:table-cell ns41:value-type="float" table:style-name="ce38" office:value="4914" office:value-type="float">
            <text:p>4,914</text:p>
          </table:table-cell>
          <table:table-cell ns41:value-type="float" table:style-name="ce38" office:value="4907" office:value-type="float">
            <text:p>4,907</text:p>
          </table:table-cell>
          <table:table-cell table:style-name="ce37" table:number-columns-repeated="2"/>
          <table:table-cell ns41:value-type="float" table:style-name="ce38" office:value="4907" office:value-type="float">
            <text:p>4,907</text:p>
          </table:table-cell>
          <table:table-cell ns41:value-type="float" table:style-name="ce47" office:value="9821" office:value-type="float">
            <text:p>9,8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4" office:value-type="string">
            <text:p>van 3 tot 4 jaren.</text:p>
          </table:table-cell>
          <table:table-cell table:style-name="Default"/>
          <table:table-cell ns41:value-type="float" table:style-name="ce31" office:value="5333" office:value-type="float">
            <text:p>5,333</text:p>
          </table:table-cell>
          <table:table-cell table:style-name="ce37" table:number-columns-repeated="2"/>
          <table:table-cell ns41:value-type="float" table:style-name="ce38" office:value="5333" office:value-type="float">
            <text:p>5,333</text:p>
          </table:table-cell>
          <table:table-cell ns41:value-type="float" table:style-name="ce38" office:value="5172" office:value-type="float">
            <text:p>5,172</text:p>
          </table:table-cell>
          <table:table-cell table:style-name="ce37" table:number-columns-repeated="2"/>
          <table:table-cell ns41:value-type="float" table:style-name="ce38" office:value="5172" office:value-type="float">
            <text:p>5,172</text:p>
          </table:table-cell>
          <table:table-cell ns41:value-type="float" table:style-name="ce47" office:value="10505" office:value-type="float">
            <text:p>10,5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4" office:value-type="string">
            <text:p>van 4 tot 5 jaren.</text:p>
          </table:table-cell>
          <table:table-cell table:style-name="Default"/>
          <table:table-cell ns41:value-type="float" table:style-name="ce31" office:value="5322" office:value-type="float">
            <text:p>5,322</text:p>
          </table:table-cell>
          <table:table-cell table:style-name="ce37" table:number-columns-repeated="2"/>
          <table:table-cell ns41:value-type="float" table:style-name="ce38" office:value="5322" office:value-type="float">
            <text:p>5,322</text:p>
          </table:table-cell>
          <table:table-cell ns41:value-type="float" table:style-name="ce38" office:value="5479" office:value-type="float">
            <text:p>5,479</text:p>
          </table:table-cell>
          <table:table-cell table:style-name="ce37" table:number-columns-repeated="2"/>
          <table:table-cell ns41:value-type="float" table:style-name="ce38" office:value="5479" office:value-type="float">
            <text:p>5,479</text:p>
          </table:table-cell>
          <table:table-cell ns41:value-type="float" table:style-name="ce47" office:value="10801" office:value-type="float">
            <text:p>10,8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4" office:value-type="string">
            <text:p>van 5 tot 6 jaren.</text:p>
          </table:table-cell>
          <table:table-cell table:style-name="Default"/>
          <table:table-cell ns41:value-type="float" table:style-name="ce31" office:value="5458" office:value-type="float">
            <text:p>5,458</text:p>
          </table:table-cell>
          <table:table-cell table:style-name="ce37" table:number-columns-repeated="2"/>
          <table:table-cell ns41:value-type="float" table:style-name="ce38" office:value="5458" office:value-type="float">
            <text:p>5,458</text:p>
          </table:table-cell>
          <table:table-cell ns41:value-type="float" table:style-name="ce38" office:value="5346" office:value-type="float">
            <text:p>5,346</text:p>
          </table:table-cell>
          <table:table-cell table:style-name="ce37" table:number-columns-repeated="2"/>
          <table:table-cell ns41:value-type="float" table:style-name="ce38" office:value="5346" office:value-type="float">
            <text:p>5,346</text:p>
          </table:table-cell>
          <table:table-cell ns41:value-type="float" table:style-name="ce47" office:value="10804" office:value-type="float">
            <text:p>10,8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4" office:value-type="string">
            <text:p>van 6 tot 7 jaren.</text:p>
          </table:table-cell>
          <table:table-cell table:style-name="Default"/>
          <table:table-cell ns41:value-type="float" table:style-name="ce31" office:value="5446" office:value-type="float">
            <text:p>5,446</text:p>
          </table:table-cell>
          <table:table-cell table:style-name="ce37" table:number-columns-repeated="2"/>
          <table:table-cell ns41:value-type="float" table:style-name="ce38" office:value="5446" office:value-type="float">
            <text:p>5,446</text:p>
          </table:table-cell>
          <table:table-cell ns41:value-type="float" table:style-name="ce38" office:value="5416" office:value-type="float">
            <text:p>5,416</text:p>
          </table:table-cell>
          <table:table-cell table:style-name="ce37" table:number-columns-repeated="2"/>
          <table:table-cell ns41:value-type="float" table:style-name="ce38" office:value="5416" office:value-type="float">
            <text:p>5,416</text:p>
          </table:table-cell>
          <table:table-cell ns41:value-type="float" table:style-name="ce47" office:value="10862" office:value-type="float">
            <text:p>10,8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4" office:value-type="string">
            <text:p>van 7 tot 8 jaren.</text:p>
          </table:table-cell>
          <table:table-cell table:style-name="Default"/>
          <table:table-cell ns41:value-type="float" table:style-name="ce31" office:value="5378" office:value-type="float">
            <text:p>5,378</text:p>
          </table:table-cell>
          <table:table-cell table:style-name="ce37" table:number-columns-repeated="2"/>
          <table:table-cell ns41:value-type="float" table:style-name="ce38" office:value="5378" office:value-type="float">
            <text:p>5,378</text:p>
          </table:table-cell>
          <table:table-cell ns41:value-type="float" table:style-name="ce38" office:value="5337" office:value-type="float">
            <text:p>5,337</text:p>
          </table:table-cell>
          <table:table-cell table:style-name="ce37" table:number-columns-repeated="2"/>
          <table:table-cell ns41:value-type="float" table:style-name="ce38" office:value="5337" office:value-type="float">
            <text:p>5,337</text:p>
          </table:table-cell>
          <table:table-cell ns41:value-type="float" table:style-name="ce47" office:value="10715" office:value-type="float">
            <text:p>10,7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4" office:value-type="string">
            <text:p>van 8 tot 9 jaren.</text:p>
          </table:table-cell>
          <table:table-cell table:style-name="Default"/>
          <table:table-cell ns41:value-type="float" table:style-name="ce31" office:value="5497" office:value-type="float">
            <text:p>5,497</text:p>
          </table:table-cell>
          <table:table-cell table:style-name="ce37" table:number-columns-repeated="2"/>
          <table:table-cell ns41:value-type="float" table:style-name="ce38" office:value="5497" office:value-type="float">
            <text:p>5,497</text:p>
          </table:table-cell>
          <table:table-cell ns41:value-type="float" table:style-name="ce38" office:value="5224" office:value-type="float">
            <text:p>5,224</text:p>
          </table:table-cell>
          <table:table-cell table:style-name="ce37" table:number-columns-repeated="2"/>
          <table:table-cell ns41:value-type="float" table:style-name="ce38" office:value="5224" office:value-type="float">
            <text:p>5,224</text:p>
          </table:table-cell>
          <table:table-cell ns41:value-type="float" table:style-name="ce47" office:value="10721" office:value-type="float">
            <text:p>10,7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4" office:value-type="string">
            <text:p>van 9 tot 10 jaren.</text:p>
          </table:table-cell>
          <table:table-cell table:style-name="Default"/>
          <table:table-cell ns41:value-type="float" table:style-name="ce31" office:value="5418" office:value-type="float">
            <text:p>5,418</text:p>
          </table:table-cell>
          <table:table-cell table:style-name="ce37" table:number-columns-repeated="2"/>
          <table:table-cell ns41:value-type="float" table:style-name="ce38" office:value="5418" office:value-type="float">
            <text:p>5,418</text:p>
          </table:table-cell>
          <table:table-cell ns41:value-type="float" table:style-name="ce38" office:value="5522" office:value-type="float">
            <text:p>5,522</text:p>
          </table:table-cell>
          <table:table-cell table:style-name="ce37" table:number-columns-repeated="2"/>
          <table:table-cell ns41:value-type="float" table:style-name="ce38" office:value="5522" office:value-type="float">
            <text:p>5,522</text:p>
          </table:table-cell>
          <table:table-cell ns41:value-type="float" table:style-name="ce47" office:value="10940" office:value-type="float">
            <text:p>10,9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4" office:value-type="string">
            <text:p>van 10 tot 11 jaren.</text:p>
          </table:table-cell>
          <table:table-cell table:style-name="Default"/>
          <table:table-cell ns41:value-type="float" table:style-name="ce31" office:value="5242" office:value-type="float">
            <text:p>5,242</text:p>
          </table:table-cell>
          <table:table-cell table:style-name="ce37" table:number-columns-repeated="2"/>
          <table:table-cell ns41:value-type="float" table:style-name="ce38" office:value="5242" office:value-type="float">
            <text:p>5,242</text:p>
          </table:table-cell>
          <table:table-cell ns41:value-type="float" table:style-name="ce38" office:value="5314" office:value-type="float">
            <text:p>5,314</text:p>
          </table:table-cell>
          <table:table-cell table:style-name="ce37" table:number-columns-repeated="2"/>
          <table:table-cell ns41:value-type="float" table:style-name="ce38" office:value="5314" office:value-type="float">
            <text:p>5,314</text:p>
          </table:table-cell>
          <table:table-cell ns41:value-type="float" table:style-name="ce47" office:value="10556" office:value-type="float">
            <text:p>10,5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4" office:value-type="string">
            <text:p>van 11 tot 12 jaren.</text:p>
          </table:table-cell>
          <table:table-cell table:style-name="Default"/>
          <table:table-cell ns41:value-type="float" table:style-name="ce31" office:value="5047" office:value-type="float">
            <text:p>5,047</text:p>
          </table:table-cell>
          <table:table-cell table:style-name="ce37" table:number-columns-repeated="2"/>
          <table:table-cell ns41:value-type="float" table:style-name="ce38" office:value="5047" office:value-type="float">
            <text:p>5,047</text:p>
          </table:table-cell>
          <table:table-cell ns41:value-type="float" table:style-name="ce38" office:value="5042" office:value-type="float">
            <text:p>5,042</text:p>
          </table:table-cell>
          <table:table-cell table:style-name="ce37" table:number-columns-repeated="2"/>
          <table:table-cell ns41:value-type="float" table:style-name="ce38" office:value="5042" office:value-type="float">
            <text:p>5,042</text:p>
          </table:table-cell>
          <table:table-cell ns41:value-type="float" table:style-name="ce47" office:value="10089" office:value-type="float">
            <text:p>10,0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4" office:value-type="string">
            <text:p>van 12 tot 13 jaren.</text:p>
          </table:table-cell>
          <table:table-cell table:style-name="Default"/>
          <table:table-cell ns41:value-type="float" table:style-name="ce31" office:value="4810" office:value-type="float">
            <text:p>4,810</text:p>
          </table:table-cell>
          <table:table-cell table:style-name="ce37" table:number-columns-repeated="2"/>
          <table:table-cell ns41:value-type="float" table:style-name="ce38" office:value="4810" office:value-type="float">
            <text:p>4,810</text:p>
          </table:table-cell>
          <table:table-cell ns41:value-type="float" table:style-name="ce38" office:value="4995" office:value-type="float">
            <text:p>4,995</text:p>
          </table:table-cell>
          <table:table-cell table:style-name="ce37" table:number-columns-repeated="2"/>
          <table:table-cell ns41:value-type="float" table:style-name="ce38" office:value="4995" office:value-type="float">
            <text:p>4,995</text:p>
          </table:table-cell>
          <table:table-cell ns41:value-type="float" table:style-name="ce47" office:value="9805" office:value-type="float">
            <text:p>9,8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4" office:value-type="string">
            <text:p>van 13 tot 14 jaren.</text:p>
          </table:table-cell>
          <table:table-cell table:style-name="Default"/>
          <table:table-cell ns41:value-type="float" table:style-name="ce31" office:value="4652" office:value-type="float">
            <text:p>4,652</text:p>
          </table:table-cell>
          <table:table-cell table:style-name="ce37" table:number-columns-repeated="2"/>
          <table:table-cell ns41:value-type="float" table:style-name="ce38" office:value="4652" office:value-type="float">
            <text:p>4,652</text:p>
          </table:table-cell>
          <table:table-cell ns41:value-type="float" table:style-name="ce38" office:value="4546" office:value-type="float">
            <text:p>4,546</text:p>
          </table:table-cell>
          <table:table-cell table:style-name="ce37" table:number-columns-repeated="2"/>
          <table:table-cell ns41:value-type="float" table:style-name="ce38" office:value="4546" office:value-type="float">
            <text:p>4,546</text:p>
          </table:table-cell>
          <table:table-cell ns41:value-type="float" table:style-name="ce47" office:value="9198" office:value-type="float">
            <text:p>9,1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4" office:value-type="string">
            <text:p>van 14 tot 15 jaren.</text:p>
          </table:table-cell>
          <table:table-cell table:style-name="Default"/>
          <table:table-cell ns41:value-type="float" table:style-name="ce31" office:value="4467" office:value-type="float">
            <text:p>4,467</text:p>
          </table:table-cell>
          <table:table-cell table:style-name="ce37" table:number-columns-repeated="2"/>
          <table:table-cell ns41:value-type="float" table:style-name="ce38" office:value="4467" office:value-type="float">
            <text:p>4,467</text:p>
          </table:table-cell>
          <table:table-cell ns41:value-type="float" table:style-name="ce38" office:value="4625" office:value-type="float">
            <text:p>4,625</text:p>
          </table:table-cell>
          <table:table-cell table:style-name="ce37" table:number-columns-repeated="2"/>
          <table:table-cell ns41:value-type="float" table:style-name="ce38" office:value="4625" office:value-type="float">
            <text:p>4,625</text:p>
          </table:table-cell>
          <table:table-cell ns41:value-type="float" table:style-name="ce47" office:value="9092" office:value-type="float">
            <text:p>9,09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4" office:value-type="string">
            <text:p>van 15 tot 16 jaren.</text:p>
          </table:table-cell>
          <table:table-cell table:style-name="Default"/>
          <table:table-cell ns41:value-type="float" table:style-name="ce31" office:value="4187" office:value-type="float">
            <text:p>4,187</text:p>
          </table:table-cell>
          <table:table-cell table:style-name="ce37" table:number-columns-repeated="2"/>
          <table:table-cell ns41:value-type="float" table:style-name="ce38" office:value="4187" office:value-type="float">
            <text:p>4,187</text:p>
          </table:table-cell>
          <table:table-cell ns41:value-type="float" table:style-name="ce38" office:value="4276" office:value-type="float">
            <text:p>4,276</text:p>
          </table:table-cell>
          <table:table-cell table:style-name="ce37" table:number-columns-repeated="2"/>
          <table:table-cell ns41:value-type="float" table:style-name="ce38" office:value="4276" office:value-type="float">
            <text:p>4,276</text:p>
          </table:table-cell>
          <table:table-cell ns41:value-type="float" table:style-name="ce47" office:value="8463" office:value-type="float">
            <text:p>8,4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4" office:value-type="string">
            <text:p>van 16 tot 17 jaren.</text:p>
          </table:table-cell>
          <table:table-cell table:style-name="Default"/>
          <table:table-cell ns41:value-type="float" table:style-name="ce31" office:value="4426" office:value-type="float">
            <text:p>4,426</text:p>
          </table:table-cell>
          <table:table-cell table:style-name="ce37" table:number-columns-repeated="2"/>
          <table:table-cell ns41:value-type="float" table:style-name="ce38" office:value="4426" office:value-type="float">
            <text:p>4,426</text:p>
          </table:table-cell>
          <table:table-cell ns41:value-type="float" table:style-name="ce38" office:value="4527" office:value-type="float">
            <text:p>4,527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table:style-name="ce38" office:value="4533" office:value-type="float">
            <text:p>4,533</text:p>
          </table:table-cell>
          <table:table-cell ns41:value-type="float" table:style-name="ce47" office:value="8959" office:value-type="float">
            <text:p>8,9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4" office:value-type="string">
            <text:p>van 17 tot 18 jaren.</text:p>
          </table:table-cell>
          <table:table-cell table:style-name="Default"/>
          <table:table-cell ns41:value-type="float" table:style-name="ce31" office:value="4181" office:value-type="float">
            <text:p>4,18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8" office:value="4183" office:value-type="float">
            <text:p>4,183</text:p>
          </table:table-cell>
          <table:table-cell ns41:value-type="float" table:style-name="ce38" office:value="4103" office:value-type="float">
            <text:p>4,103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ns41:value-type="float" table:style-name="ce38" office:value="4116" office:value-type="float">
            <text:p>4,116</text:p>
          </table:table-cell>
          <table:table-cell ns41:value-type="float" table:style-name="ce47" office:value="8299" office:value-type="float">
            <text:p>8,2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4" office:value-type="string">
            <text:p>van 18 tot 19 jaren.</text:p>
          </table:table-cell>
          <table:table-cell table:style-name="Default"/>
          <table:table-cell ns41:value-type="float" table:style-name="ce31" office:value="4401" office:value-type="float">
            <text:p>4,40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4419" office:value-type="float">
            <text:p>4,419</text:p>
          </table:table-cell>
          <table:table-cell ns41:value-type="float" table:style-name="ce38" office:value="4353" office:value-type="float">
            <text:p>4,353</text:p>
          </table:table-cell>
          <table:table-cell ns41:value-type="float" table:style-name="ce37" office:value="41" office:value-type="float">
            <text:p>41</text:p>
          </table:table-cell>
          <table:table-cell table:style-name="ce37"/>
          <table:table-cell ns41:value-type="float" table:style-name="ce38" office:value="4394" office:value-type="float">
            <text:p>4,394</text:p>
          </table:table-cell>
          <table:table-cell ns41:value-type="float" table:style-name="ce47" office:value="8813" office:value-type="float">
            <text:p>8,8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4" office:value-type="string">
            <text:p>van 19 tot 20 jaren.</text:p>
          </table:table-cell>
          <table:table-cell table:style-name="Default"/>
          <table:table-cell ns41:value-type="float" table:style-name="ce31" office:value="4587" office:value-type="float">
            <text:p>4,587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4617" office:value-type="float">
            <text:p>4,617</text:p>
          </table:table-cell>
          <table:table-cell ns41:value-type="float" table:style-name="ce38" office:value="4605" office:value-type="float">
            <text:p>4,605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8" office:value="4746" office:value-type="float">
            <text:p>4,746</text:p>
          </table:table-cell>
          <table:table-cell ns41:value-type="float" table:style-name="ce47" office:value="9363" office:value-type="float">
            <text:p>9,3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4" office:value-type="string">
            <text:p>van 20 tot 21 jaren.</text:p>
          </table:table-cell>
          <table:table-cell table:style-name="Default"/>
          <table:table-cell ns41:value-type="float" table:style-name="ce31" office:value="4403" office:value-type="float">
            <text:p>4,403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4516" office:value-type="float">
            <text:p>4,516</text:p>
          </table:table-cell>
          <table:table-cell ns41:value-type="float" table:style-name="ce38" office:value="4698" office:value-type="float">
            <text:p>4,698</text:p>
          </table:table-cell>
          <table:table-cell ns41:value-type="float" table:style-name="ce37" office:value="265" office:value-type="float">
            <text:p>26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8" office:value="4974" office:value-type="float">
            <text:p>4,974</text:p>
          </table:table-cell>
          <table:table-cell ns41:value-type="float" table:style-name="ce47" office:value="9490" office:value-type="float">
            <text:p>9,4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4" office:value-type="string">
            <text:p>van 21 tot 22 jaren.</text:p>
          </table:table-cell>
          <table:table-cell table:style-name="Default"/>
          <table:table-cell ns41:value-type="float" table:style-name="ce31" office:value="3817" office:value-type="float">
            <text:p>3,817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3959" office:value-type="float">
            <text:p>3,959</text:p>
          </table:table-cell>
          <table:table-cell ns41:value-type="float" table:style-name="ce38" office:value="4043" office:value-type="float">
            <text:p>4,043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8" office:value="4456" office:value-type="float">
            <text:p>4,456</text:p>
          </table:table-cell>
          <table:table-cell ns41:value-type="float" table:style-name="ce47" office:value="8415" office:value-type="float">
            <text:p>8,4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4" office:value-type="string">
            <text:p>van 22 tot 23 jaren.</text:p>
          </table:table-cell>
          <table:table-cell table:style-name="Default"/>
          <table:table-cell ns41:value-type="float" table:style-name="ce31" office:value="3712" office:value-type="float">
            <text:p>3,712</text:p>
          </table:table-cell>
          <table:table-cell ns41:value-type="float" table:style-name="ce37" office:value="233" office:value-type="float">
            <text:p>23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8" office:value="3950" office:value-type="float">
            <text:p>3,950</text:p>
          </table:table-cell>
          <table:table-cell ns41:value-type="float" table:style-name="ce38" office:value="3734" office:value-type="float">
            <text:p>3,734</text:p>
          </table:table-cell>
          <table:table-cell ns41:value-type="float" table:style-name="ce37" office:value="579" office:value-type="float">
            <text:p>57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8" office:value="4325" office:value-type="float">
            <text:p>4,325</text:p>
          </table:table-cell>
          <table:table-cell ns41:value-type="float" table:style-name="ce47" office:value="8275" office:value-type="float">
            <text:p>8,2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4" office:value-type="string">
            <text:p>van 23 tot 24 jaren.</text:p>
          </table:table-cell>
          <table:table-cell table:style-name="Default"/>
          <table:table-cell ns41:value-type="float" table:style-name="ce31" office:value="3558" office:value-type="float">
            <text:p>3,558</text:p>
          </table:table-cell>
          <table:table-cell ns41:value-type="float" table:style-name="ce37" office:value="423" office:value-type="float">
            <text:p>42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8" office:value="3993" office:value-type="float">
            <text:p>3,993</text:p>
          </table:table-cell>
          <table:table-cell ns41:value-type="float" table:style-name="ce38" office:value="3836" office:value-type="float">
            <text:p>3,836</text:p>
          </table:table-cell>
          <table:table-cell ns41:value-type="float" table:style-name="ce37" office:value="939" office:value-type="float">
            <text:p>939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8" office:value="4797" office:value-type="float">
            <text:p>4,797</text:p>
          </table:table-cell>
          <table:table-cell ns41:value-type="float" table:style-name="ce47" office:value="8790" office:value-type="float">
            <text:p>8,7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4" office:value-type="string">
            <text:p>van 24 tot 25 jaren.</text:p>
          </table:table-cell>
          <table:table-cell table:style-name="Default"/>
          <table:table-cell ns41:value-type="float" table:style-name="ce31" office:value="3254" office:value-type="float">
            <text:p>3,254</text:p>
          </table:table-cell>
          <table:table-cell ns41:value-type="float" table:style-name="ce37" office:value="757" office:value-type="float">
            <text:p>757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8" office:value="4029" office:value-type="float">
            <text:p>4,029</text:p>
          </table:table-cell>
          <table:table-cell ns41:value-type="float" table:style-name="ce38" office:value="3491" office:value-type="float">
            <text:p>3,491</text:p>
          </table:table-cell>
          <table:table-cell ns41:value-type="float" table:style-name="ce38" office:value="1241" office:value-type="float">
            <text:p>1,241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8" office:value="4760" office:value-type="float">
            <text:p>4,760</text:p>
          </table:table-cell>
          <table:table-cell ns41:value-type="float" table:style-name="ce47" office:value="8789" office:value-type="float">
            <text:p>8,7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4" office:value-type="string">
            <text:p>van 25 tot 26 jaren.</text:p>
          </table:table-cell>
          <table:table-cell table:style-name="Default"/>
          <table:table-cell ns41:value-type="float" table:style-name="ce31" office:value="3256" office:value-type="float">
            <text:p>3,256</text:p>
          </table:table-cell>
          <table:table-cell ns41:value-type="float" table:style-name="ce38" office:value="1172" office:value-type="float">
            <text:p>1,172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8" office:value="4459" office:value-type="float">
            <text:p>4,459</text:p>
          </table:table-cell>
          <table:table-cell ns41:value-type="float" table:style-name="ce38" office:value="3224" office:value-type="float">
            <text:p>3,224</text:p>
          </table:table-cell>
          <table:table-cell ns41:value-type="float" table:style-name="ce38" office:value="1648" office:value-type="float">
            <text:p>1,648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8" office:value="4923" office:value-type="float">
            <text:p>4,923</text:p>
          </table:table-cell>
          <table:table-cell ns41:value-type="float" table:style-name="ce47" office:value="9382" office:value-type="float">
            <text:p>9,38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4" office:value-type="string">
            <text:p>van 26 tot 27 jaren.</text:p>
          </table:table-cell>
          <table:table-cell table:style-name="Default"/>
          <table:table-cell ns41:value-type="float" table:style-name="ce31" office:value="2685" office:value-type="float">
            <text:p>2,685</text:p>
          </table:table-cell>
          <table:table-cell ns41:value-type="float" table:style-name="ce38" office:value="1537" office:value-type="float">
            <text:p>1,537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8" office:value="4254" office:value-type="float">
            <text:p>4,254</text:p>
          </table:table-cell>
          <table:table-cell ns41:value-type="float" table:style-name="ce38" office:value="2841" office:value-type="float">
            <text:p>2,841</text:p>
          </table:table-cell>
          <table:table-cell ns41:value-type="float" table:style-name="ce38" office:value="1893" office:value-type="float">
            <text:p>1,893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8" office:value="4801" office:value-type="float">
            <text:p>4,801</text:p>
          </table:table-cell>
          <table:table-cell ns41:value-type="float" table:style-name="ce47" office:value="9055" office:value-type="float">
            <text:p>9,0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4" office:value-type="string">
            <text:p>van 27 tot 28 jaren.</text:p>
          </table:table-cell>
          <table:table-cell table:style-name="Default"/>
          <table:table-cell ns41:value-type="float" table:style-name="ce31" office:value="2253" office:value-type="float">
            <text:p>2,253</text:p>
          </table:table-cell>
          <table:table-cell ns41:value-type="float" table:style-name="ce38" office:value="1776" office:value-type="float">
            <text:p>1,776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8" office:value="4069" office:value-type="float">
            <text:p>4,069</text:p>
          </table:table-cell>
          <table:table-cell ns41:value-type="float" table:style-name="ce38" office:value="2354" office:value-type="float">
            <text:p>2,354</text:p>
          </table:table-cell>
          <table:table-cell ns41:value-type="float" table:style-name="ce38" office:value="2066" office:value-type="float">
            <text:p>2,066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8" office:value="4501" office:value-type="float">
            <text:p>4,501</text:p>
          </table:table-cell>
          <table:table-cell ns41:value-type="float" table:style-name="ce47" office:value="8570" office:value-type="float">
            <text:p>8,5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4" office:value-type="string">
            <text:p>van 28 tot 29 jaren.</text:p>
          </table:table-cell>
          <table:table-cell table:style-name="Default"/>
          <table:table-cell ns41:value-type="float" table:style-name="ce31" office:value="1775" office:value-type="float">
            <text:p>1,775</text:p>
          </table:table-cell>
          <table:table-cell ns41:value-type="float" table:style-name="ce38" office:value="1912" office:value-type="float">
            <text:p>1,912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8" office:value="3738" office:value-type="float">
            <text:p>3,738</text:p>
          </table:table-cell>
          <table:table-cell ns41:value-type="float" table:style-name="ce38" office:value="2057" office:value-type="float">
            <text:p>2,057</text:p>
          </table:table-cell>
          <table:table-cell ns41:value-type="float" table:style-name="ce38" office:value="2174" office:value-type="float">
            <text:p>2,174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8" office:value="4301" office:value-type="float">
            <text:p>4,301</text:p>
          </table:table-cell>
          <table:table-cell ns41:value-type="float" table:style-name="ce47" office:value="8039" office:value-type="float">
            <text:p>8,0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4" office:value-type="string">
            <text:p>van 29 tot 30 jaren.</text:p>
          </table:table-cell>
          <table:table-cell table:style-name="Default"/>
          <table:table-cell ns41:value-type="float" table:style-name="ce31" office:value="1537" office:value-type="float">
            <text:p>1,537</text:p>
          </table:table-cell>
          <table:table-cell ns41:value-type="float" table:style-name="ce38" office:value="1962" office:value-type="float">
            <text:p>1,962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8" office:value="3546" office:value-type="float">
            <text:p>3,546</text:p>
          </table:table-cell>
          <table:table-cell ns41:value-type="float" table:style-name="ce38" office:value="1696" office:value-type="float">
            <text:p>1,696</text:p>
          </table:table-cell>
          <table:table-cell ns41:value-type="float" table:style-name="ce38" office:value="2229" office:value-type="float">
            <text:p>2,229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8" office:value="4023" office:value-type="float">
            <text:p>4,023</text:p>
          </table:table-cell>
          <table:table-cell ns41:value-type="float" table:style-name="ce47" office:value="7569" office:value-type="float">
            <text:p>7,5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4" office:value-type="string">
            <text:p>van 30 tot 31 jaren.</text:p>
          </table:table-cell>
          <table:table-cell table:style-name="Default"/>
          <table:table-cell ns41:value-type="float" table:style-name="ce31" office:value="1355" office:value-type="float">
            <text:p>1,355</text:p>
          </table:table-cell>
          <table:table-cell ns41:value-type="float" table:style-name="ce38" office:value="2350" office:value-type="float">
            <text:p>2,350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8" office:value="3786" office:value-type="float">
            <text:p>3,786</text:p>
          </table:table-cell>
          <table:table-cell ns41:value-type="float" table:style-name="ce38" office:value="1697" office:value-type="float">
            <text:p>1,697</text:p>
          </table:table-cell>
          <table:table-cell ns41:value-type="float" table:style-name="ce38" office:value="2496" office:value-type="float">
            <text:p>2,496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8" office:value="4307" office:value-type="float">
            <text:p>4,307</text:p>
          </table:table-cell>
          <table:table-cell ns41:value-type="float" table:style-name="ce47" office:value="8093" office:value-type="float">
            <text:p>8,09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4" office:value-type="string">
            <text:p>van 31 tot 32 jaren.</text:p>
          </table:table-cell>
          <table:table-cell table:style-name="Default"/>
          <table:table-cell ns41:value-type="float" table:style-name="ce31" office:value="1027" office:value-type="float">
            <text:p>1,027</text:p>
          </table:table-cell>
          <table:table-cell ns41:value-type="float" table:style-name="ce38" office:value="2175" office:value-type="float">
            <text:p>2,175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8" office:value="3289" office:value-type="float">
            <text:p>3,289</text:p>
          </table:table-cell>
          <table:table-cell ns41:value-type="float" table:style-name="ce38" office:value="1200" office:value-type="float">
            <text:p>1,200</text:p>
          </table:table-cell>
          <table:table-cell ns41:value-type="float" table:style-name="ce38" office:value="2351" office:value-type="float">
            <text:p>2,351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8" office:value="3681" office:value-type="float">
            <text:p>3,681</text:p>
          </table:table-cell>
          <table:table-cell ns41:value-type="float" table:style-name="ce47" office:value="6970" office:value-type="float">
            <text:p>6,9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4" office:value-type="string">
            <text:p>van 32 tot 33 jaren.</text:p>
          </table:table-cell>
          <table:table-cell table:style-name="Default"/>
          <table:table-cell ns41:value-type="float" table:style-name="ce67" office:value="886" office:value-type="float">
            <text:p>886</text:p>
          </table:table-cell>
          <table:table-cell ns41:value-type="float" table:style-name="ce38" office:value="2420" office:value-type="float">
            <text:p>2,420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8" office:value="3392" office:value-type="float">
            <text:p>3,392</text:p>
          </table:table-cell>
          <table:table-cell ns41:value-type="float" table:style-name="ce38" office:value="1087" office:value-type="float">
            <text:p>1,087</text:p>
          </table:table-cell>
          <table:table-cell ns41:value-type="float" table:style-name="ce38" office:value="2477" office:value-type="float">
            <text:p>2,477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8" office:value="3713" office:value-type="float">
            <text:p>3,713</text:p>
          </table:table-cell>
          <table:table-cell ns41:value-type="float" table:style-name="ce47" office:value="7105" office:value-type="float">
            <text:p>7,1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4" office:value-type="string">
            <text:p>van 33 tot 34 jaren.</text:p>
          </table:table-cell>
          <table:table-cell table:style-name="Default"/>
          <table:table-cell ns41:value-type="float" table:style-name="ce67" office:value="768" office:value-type="float">
            <text:p>768</text:p>
          </table:table-cell>
          <table:table-cell ns41:value-type="float" table:style-name="ce38" office:value="2593" office:value-type="float">
            <text:p>2,593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8" office:value="3454" office:value-type="float">
            <text:p>3,454</text:p>
          </table:table-cell>
          <table:table-cell ns41:value-type="float" table:style-name="ce38" office:value="1010" office:value-type="float">
            <text:p>1,010</text:p>
          </table:table-cell>
          <table:table-cell ns41:value-type="float" table:style-name="ce38" office:value="2497" office:value-type="float">
            <text:p>2,497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8" office:value="3677" office:value-type="float">
            <text:p>3,677</text:p>
          </table:table-cell>
          <table:table-cell ns41:value-type="float" table:style-name="ce47" office:value="7131" office:value-type="float">
            <text:p>7,1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4" office:value-type="string">
            <text:p>van 34 tot 35 jaren.</text:p>
          </table:table-cell>
          <table:table-cell table:style-name="Default"/>
          <table:table-cell ns41:value-type="float" table:style-name="ce67" office:value="714" office:value-type="float">
            <text:p>714</text:p>
          </table:table-cell>
          <table:table-cell ns41:value-type="float" table:style-name="ce38" office:value="2463" office:value-type="float">
            <text:p>2,463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8" office:value="3293" office:value-type="float">
            <text:p>3,293</text:p>
          </table:table-cell>
          <table:table-cell ns41:value-type="float" table:style-name="ce37" office:value="840" office:value-type="float">
            <text:p>840</text:p>
          </table:table-cell>
          <table:table-cell ns41:value-type="float" table:style-name="ce38" office:value="2473" office:value-type="float">
            <text:p>2,473</text:p>
          </table:table-cell>
          <table:table-cell ns41:value-type="float" table:style-name="ce37" office:value="190" office:value-type="float">
            <text:p>190</text:p>
          </table:table-cell>
          <table:table-cell ns41:value-type="float" table:style-name="ce38" office:value="3503" office:value-type="float">
            <text:p>3,503</text:p>
          </table:table-cell>
          <table:table-cell ns41:value-type="float" table:style-name="ce47" office:value="6796" office:value-type="float">
            <text:p>6,7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4" office:value-type="string">
            <text:p>van 35 tot 36 jaren.</text:p>
          </table:table-cell>
          <table:table-cell table:style-name="Default"/>
          <table:table-cell ns41:value-type="float" table:style-name="ce67" office:value="570" office:value-type="float">
            <text:p>570</text:p>
          </table:table-cell>
          <table:table-cell ns41:value-type="float" table:style-name="ce38" office:value="2342" office:value-type="float">
            <text:p>2,342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8" office:value="3000" office:value-type="float">
            <text:p>3,000</text:p>
          </table:table-cell>
          <table:table-cell ns41:value-type="float" table:style-name="ce37" office:value="726" office:value-type="float">
            <text:p>726</text:p>
          </table:table-cell>
          <table:table-cell ns41:value-type="float" table:style-name="ce38" office:value="2412" office:value-type="float">
            <text:p>2,412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8" office:value="3298" office:value-type="float">
            <text:p>3,298</text:p>
          </table:table-cell>
          <table:table-cell ns41:value-type="float" table:style-name="ce47" office:value="6298" office:value-type="float">
            <text:p>6,2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4" office:value-type="string">
            <text:p>van 36 tot 37 jaren.</text:p>
          </table:table-cell>
          <table:table-cell table:style-name="Default"/>
          <table:table-cell ns41:value-type="float" table:style-name="ce67" office:value="550" office:value-type="float">
            <text:p>550</text:p>
          </table:table-cell>
          <table:table-cell ns41:value-type="float" table:style-name="ce38" office:value="2355" office:value-type="float">
            <text:p>2,355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8" office:value="3035" office:value-type="float">
            <text:p>3,035</text:p>
          </table:table-cell>
          <table:table-cell ns41:value-type="float" table:style-name="ce37" office:value="715" office:value-type="float">
            <text:p>715</text:p>
          </table:table-cell>
          <table:table-cell ns41:value-type="float" table:style-name="ce38" office:value="2500" office:value-type="float">
            <text:p>2,500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8" office:value="3419" office:value-type="float">
            <text:p>3,419</text:p>
          </table:table-cell>
          <table:table-cell ns41:value-type="float" table:style-name="ce47" office:value="6454" office:value-type="float">
            <text:p>6,4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4" office:value-type="string">
            <text:p>van 37 tot 38 jaren.</text:p>
          </table:table-cell>
          <table:table-cell table:style-name="Default"/>
          <table:table-cell ns41:value-type="float" table:style-name="ce67" office:value="442" office:value-type="float">
            <text:p>442</text:p>
          </table:table-cell>
          <table:table-cell ns41:value-type="float" table:style-name="ce38" office:value="2382" office:value-type="float">
            <text:p>2,382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8" office:value="2935" office:value-type="float">
            <text:p>2,935</text:p>
          </table:table-cell>
          <table:table-cell ns41:value-type="float" table:style-name="ce37" office:value="613" office:value-type="float">
            <text:p>613</text:p>
          </table:table-cell>
          <table:table-cell ns41:value-type="float" table:style-name="ce38" office:value="2277" office:value-type="float">
            <text:p>2,277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8" office:value="3136" office:value-type="float">
            <text:p>3,136</text:p>
          </table:table-cell>
          <table:table-cell ns41:value-type="float" table:style-name="ce47" office:value="6071" office:value-type="float">
            <text:p>6,0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4" office:value-type="string">
            <text:p>van 38 tot 39 jaren.</text:p>
          </table:table-cell>
          <table:table-cell table:style-name="Default"/>
          <table:table-cell ns41:value-type="float" table:style-name="ce67" office:value="418" office:value-type="float">
            <text:p>418</text:p>
          </table:table-cell>
          <table:table-cell ns41:value-type="float" table:style-name="ce38" office:value="2522" office:value-type="float">
            <text:p>2,522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8" office:value="3061" office:value-type="float">
            <text:p>3,061</text:p>
          </table:table-cell>
          <table:table-cell ns41:value-type="float" table:style-name="ce37" office:value="663" office:value-type="float">
            <text:p>663</text:p>
          </table:table-cell>
          <table:table-cell ns41:value-type="float" table:style-name="ce38" office:value="2488" office:value-type="float">
            <text:p>2,488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8" office:value="3406" office:value-type="float">
            <text:p>3,406</text:p>
          </table:table-cell>
          <table:table-cell ns41:value-type="float" table:style-name="ce47" office:value="6467" office:value-type="float">
            <text:p>6,4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4" office:value-type="string">
            <text:p>van 39 tot 40 jaren.</text:p>
          </table:table-cell>
          <table:table-cell table:style-name="Default"/>
          <table:table-cell ns41:value-type="float" table:style-name="ce67" office:value="372" office:value-type="float">
            <text:p>372</text:p>
          </table:table-cell>
          <table:table-cell ns41:value-type="float" table:style-name="ce38" office:value="2339" office:value-type="float">
            <text:p>2,339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8" office:value="2833" office:value-type="float">
            <text:p>2,833</text:p>
          </table:table-cell>
          <table:table-cell ns41:value-type="float" table:style-name="ce37" office:value="564" office:value-type="float">
            <text:p>564</text:p>
          </table:table-cell>
          <table:table-cell ns41:value-type="float" table:style-name="ce38" office:value="2427" office:value-type="float">
            <text:p>2,427</text:p>
          </table:table-cell>
          <table:table-cell ns41:value-type="float" table:style-name="ce37" office:value="278" office:value-type="float">
            <text:p>278</text:p>
          </table:table-cell>
          <table:table-cell ns41:value-type="float" table:style-name="ce38" office:value="3269" office:value-type="float">
            <text:p>3,269</text:p>
          </table:table-cell>
          <table:table-cell ns41:value-type="float" table:style-name="ce47" office:value="6102" office:value-type="float">
            <text:p>6,10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4" office:value-type="string">
            <text:p>van 40 tot 41 jaren.</text:p>
          </table:table-cell>
          <table:table-cell table:style-name="Default"/>
          <table:table-cell ns41:value-type="float" table:style-name="ce67" office:value="334" office:value-type="float">
            <text:p>334</text:p>
          </table:table-cell>
          <table:table-cell ns41:value-type="float" table:style-name="ce38" office:value="2202" office:value-type="float">
            <text:p>2,202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8" office:value="2647" office:value-type="float">
            <text:p>2,647</text:p>
          </table:table-cell>
          <table:table-cell ns41:value-type="float" table:style-name="ce37" office:value="547" office:value-type="float">
            <text:p>547</text:p>
          </table:table-cell>
          <table:table-cell ns41:value-type="float" table:style-name="ce38" office:value="2141" office:value-type="float">
            <text:p>2,141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8" office:value="2973" office:value-type="float">
            <text:p>2,973</text:p>
          </table:table-cell>
          <table:table-cell ns41:value-type="float" table:style-name="ce47" office:value="5620" office:value-type="float">
            <text:p>5,6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4" office:value-type="string">
            <text:p>van 41 tot 42 jaren.</text:p>
          </table:table-cell>
          <table:table-cell table:style-name="Default"/>
          <table:table-cell ns41:value-type="float" table:style-name="ce67" office:value="264" office:value-type="float">
            <text:p>264</text:p>
          </table:table-cell>
          <table:table-cell ns41:value-type="float" table:style-name="ce38" office:value="1903" office:value-type="float">
            <text:p>1,903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8" office:value="2290" office:value-type="float">
            <text:p>2,290</text:p>
          </table:table-cell>
          <table:table-cell ns41:value-type="float" table:style-name="ce37" office:value="459" office:value-type="float">
            <text:p>459</text:p>
          </table:table-cell>
          <table:table-cell ns41:value-type="float" table:style-name="ce38" office:value="1882" office:value-type="float">
            <text:p>1,882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8" office:value="2616" office:value-type="float">
            <text:p>2,616</text:p>
          </table:table-cell>
          <table:table-cell ns41:value-type="float" table:style-name="ce47" office:value="4906" office:value-type="float">
            <text:p>4,9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4" office:value-type="string">
            <text:p>van 42 tot 43 jaren.</text:p>
          </table:table-cell>
          <table:table-cell table:style-name="Default"/>
          <table:table-cell ns41:value-type="float" table:style-name="ce67" office:value="277" office:value-type="float">
            <text:p>277</text:p>
          </table:table-cell>
          <table:table-cell ns41:value-type="float" table:style-name="ce38" office:value="2055" office:value-type="float">
            <text:p>2,055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8" office:value="2463" office:value-type="float">
            <text:p>2,463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38" office:value="1959" office:value-type="float">
            <text:p>1,959</text:p>
          </table:table-cell>
          <table:table-cell ns41:value-type="float" table:style-name="ce37" office:value="315" office:value-type="float">
            <text:p>315</text:p>
          </table:table-cell>
          <table:table-cell ns41:value-type="float" table:style-name="ce38" office:value="2753" office:value-type="float">
            <text:p>2,753</text:p>
          </table:table-cell>
          <table:table-cell ns41:value-type="float" table:style-name="ce47" office:value="5216" office:value-type="float">
            <text:p>5,2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4" office:value-type="string">
            <text:p>van 43 tot 44 jaren.</text:p>
          </table:table-cell>
          <table:table-cell table:style-name="Default"/>
          <table:table-cell ns41:value-type="float" table:style-name="ce67" office:value="228" office:value-type="float">
            <text:p>228</text:p>
          </table:table-cell>
          <table:table-cell ns41:value-type="float" table:style-name="ce38" office:value="2084" office:value-type="float">
            <text:p>2,084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8" office:value="2433" office:value-type="float">
            <text:p>2,433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38" office:value="2018" office:value-type="float">
            <text:p>2,018</text:p>
          </table:table-cell>
          <table:table-cell ns41:value-type="float" table:style-name="ce37" office:value="350" office:value-type="float">
            <text:p>350</text:p>
          </table:table-cell>
          <table:table-cell ns41:value-type="float" table:style-name="ce38" office:value="2800" office:value-type="float">
            <text:p>2,800</text:p>
          </table:table-cell>
          <table:table-cell ns41:value-type="float" table:style-name="ce47" office:value="5233" office:value-type="float">
            <text:p>5,2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4" office:value-type="string">
            <text:p>van 44 tot 45 jaren.</text:p>
          </table:table-cell>
          <table:table-cell table:style-name="Default"/>
          <table:table-cell ns41:value-type="float" table:style-name="ce67" office:value="233" office:value-type="float">
            <text:p>233</text:p>
          </table:table-cell>
          <table:table-cell ns41:value-type="float" table:style-name="ce38" office:value="2003" office:value-type="float">
            <text:p>2,003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8" office:value="2396" office:value-type="float">
            <text:p>2,396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38" office:value="2012" office:value-type="float">
            <text:p>2,012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38" office:value="2815" office:value-type="float">
            <text:p>2,815</text:p>
          </table:table-cell>
          <table:table-cell ns41:value-type="float" table:style-name="ce47" office:value="5211" office:value-type="float">
            <text:p>5,2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4" office:value-type="string">
            <text:p>van 45 tot 46 jaren.</text:p>
          </table:table-cell>
          <table:table-cell table:style-name="Default"/>
          <table:table-cell ns41:value-type="float" table:style-name="ce67" office:value="240" office:value-type="float">
            <text:p>240</text:p>
          </table:table-cell>
          <table:table-cell ns41:value-type="float" table:style-name="ce38" office:value="1917" office:value-type="float">
            <text:p>1,917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8" office:value="2333" office:value-type="float">
            <text:p>2,333</text:p>
          </table:table-cell>
          <table:table-cell ns41:value-type="float" table:style-name="ce37" office:value="427" office:value-type="float">
            <text:p>427</text:p>
          </table:table-cell>
          <table:table-cell ns41:value-type="float" table:style-name="ce38" office:value="1895" office:value-type="float">
            <text:p>1,895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8" office:value="2683" office:value-type="float">
            <text:p>2,683</text:p>
          </table:table-cell>
          <table:table-cell ns41:value-type="float" table:style-name="ce47" office:value="5016" office:value-type="float">
            <text:p>5,0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4" office:value-type="string">
            <text:p>van 46 tot 47 jaren.</text:p>
          </table:table-cell>
          <table:table-cell table:style-name="Default"/>
          <table:table-cell ns41:value-type="float" table:style-name="ce67" office:value="237" office:value-type="float">
            <text:p>237</text:p>
          </table:table-cell>
          <table:table-cell ns41:value-type="float" table:style-name="ce38" office:value="1928" office:value-type="float">
            <text:p>1,928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8" office:value="2321" office:value-type="float">
            <text:p>2,321</text:p>
          </table:table-cell>
          <table:table-cell ns41:value-type="float" table:style-name="ce37" office:value="428" office:value-type="float">
            <text:p>428</text:p>
          </table:table-cell>
          <table:table-cell ns41:value-type="float" table:style-name="ce38" office:value="1847" office:value-type="float">
            <text:p>1,847</text:p>
          </table:table-cell>
          <table:table-cell ns41:value-type="float" table:style-name="ce37" office:value="421" office:value-type="float">
            <text:p>421</text:p>
          </table:table-cell>
          <table:table-cell ns41:value-type="float" table:style-name="ce38" office:value="2696" office:value-type="float">
            <text:p>2,696</text:p>
          </table:table-cell>
          <table:table-cell ns41:value-type="float" table:style-name="ce47" office:value="5017" office:value-type="float">
            <text:p>5,0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4" office:value-type="string">
            <text:p>van 47 tot 48 jaren.</text:p>
          </table:table-cell>
          <table:table-cell table:style-name="Default"/>
          <table:table-cell ns41:value-type="float" table:style-name="ce67" office:value="227" office:value-type="float">
            <text:p>227</text:p>
          </table:table-cell>
          <table:table-cell ns41:value-type="float" table:style-name="ce38" office:value="1904" office:value-type="float">
            <text:p>1,904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8" office:value="2287" office:value-type="float">
            <text:p>2,287</text:p>
          </table:table-cell>
          <table:table-cell ns41:value-type="float" table:style-name="ce37" office:value="386" office:value-type="float">
            <text:p>386</text:p>
          </table:table-cell>
          <table:table-cell ns41:value-type="float" table:style-name="ce38" office:value="1663" office:value-type="float">
            <text:p>1,663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38" office:value="2483" office:value-type="float">
            <text:p>2,483</text:p>
          </table:table-cell>
          <table:table-cell ns41:value-type="float" table:style-name="ce47" office:value="4770" office:value-type="float">
            <text:p>4,7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4" office:value-type="string">
            <text:p>van 48 tot 49 jaren.</text:p>
          </table:table-cell>
          <table:table-cell table:style-name="Default"/>
          <table:table-cell ns41:value-type="float" table:style-name="ce67" office:value="214" office:value-type="float">
            <text:p>214</text:p>
          </table:table-cell>
          <table:table-cell ns41:value-type="float" table:style-name="ce38" office:value="1763" office:value-type="float">
            <text:p>1,763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38" office:value="2143" office:value-type="float">
            <text:p>2,143</text:p>
          </table:table-cell>
          <table:table-cell ns41:value-type="float" table:style-name="ce37" office:value="374" office:value-type="float">
            <text:p>374</text:p>
          </table:table-cell>
          <table:table-cell ns41:value-type="float" table:style-name="ce38" office:value="1700" office:value-type="float">
            <text:p>1,700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8" office:value="2554" office:value-type="float">
            <text:p>2,554</text:p>
          </table:table-cell>
          <table:table-cell ns41:value-type="float" table:style-name="ce47" office:value="4697" office:value-type="float">
            <text:p>4,6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4" office:value-type="string">
            <text:p>van 49 tot 50 jaren.</text:p>
          </table:table-cell>
          <table:table-cell table:style-name="Default"/>
          <table:table-cell ns41:value-type="float" table:style-name="ce67" office:value="202" office:value-type="float">
            <text:p>202</text:p>
          </table:table-cell>
          <table:table-cell ns41:value-type="float" table:style-name="ce38" office:value="1958" office:value-type="float">
            <text:p>1,958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8" office:value="2364" office:value-type="float">
            <text:p>2,364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8" office:value="1801" office:value-type="float">
            <text:p>1,801</text:p>
          </table:table-cell>
          <table:table-cell ns41:value-type="float" table:style-name="ce37" office:value="580" office:value-type="float">
            <text:p>580</text:p>
          </table:table-cell>
          <table:table-cell ns41:value-type="float" table:style-name="ce38" office:value="2861" office:value-type="float">
            <text:p>2,861</text:p>
          </table:table-cell>
          <table:table-cell ns41:value-type="float" table:style-name="ce47" office:value="5225" office:value-type="float">
            <text:p>5,2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4" office:value-type="string">
            <text:p>van 50 tot 51 jaren.</text:p>
          </table:table-cell>
          <table:table-cell table:style-name="Default"/>
          <table:table-cell ns41:value-type="float" table:style-name="ce67" office:value="184" office:value-type="float">
            <text:p>184</text:p>
          </table:table-cell>
          <table:table-cell ns41:value-type="float" table:style-name="ce38" office:value="1904" office:value-type="float">
            <text:p>1,904</text:p>
          </table:table-cell>
          <table:table-cell ns41:value-type="float" table:style-name="ce37" office:value="225" office:value-type="float">
            <text:p>225</text:p>
          </table:table-cell>
          <table:table-cell ns41:value-type="float" table:style-name="ce38" office:value="2313" office:value-type="float">
            <text:p>2,313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8" office:value="1656" office:value-type="float">
            <text:p>1,656</text:p>
          </table:table-cell>
          <table:table-cell ns41:value-type="float" table:style-name="ce37" office:value="639" office:value-type="float">
            <text:p>639</text:p>
          </table:table-cell>
          <table:table-cell ns41:value-type="float" table:style-name="ce38" office:value="2693" office:value-type="float">
            <text:p>2,693</text:p>
          </table:table-cell>
          <table:table-cell ns41:value-type="float" table:style-name="ce47" office:value="5006" office:value-type="float">
            <text:p>5,0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table:style-name="ce17"/>
          <table:table-cell ns41:value-type="string" table:style-name="ce24" office:value-type="string">
            <text:p>Over te brengen</text:p>
          </table:table-cell>
          <table:table-cell table:style-name="Default"/>
          <table:table-cell ns41:value-type="float" table:style-name="ce31" office:value="140449" office:value-type="float">
            <text:p>140,449</text:p>
          </table:table-cell>
          <table:table-cell ns41:value-type="float" table:style-name="ce38" office:value="55630" office:value-type="float">
            <text:p>55,630</text:p>
          </table:table-cell>
          <table:table-cell ns41:value-type="float" table:style-name="ce38" office:value="3009" office:value-type="float">
            <text:p>3,009</text:p>
          </table:table-cell>
          <table:table-cell ns41:value-type="float" table:style-name="ce38" office:value="199088" office:value-type="float">
            <text:p>199,088</text:p>
          </table:table-cell>
          <table:table-cell ns41:value-type="float" table:style-name="ce38" office:value="146362" office:value-type="float">
            <text:p>146,362</text:p>
          </table:table-cell>
          <table:table-cell ns41:value-type="float" table:style-name="ce38" office:value="58606" office:value-type="float">
            <text:p>58,606</text:p>
          </table:table-cell>
          <table:table-cell ns41:value-type="float" table:style-name="ce38" office:value="6861" office:value-type="float">
            <text:p>6,861</text:p>
          </table:table-cell>
          <table:table-cell ns41:value-type="float" table:style-name="ce38" office:value="211829" office:value-type="float">
            <text:p>211,829</text:p>
          </table:table-cell>
          <table:table-cell ns41:value-type="float" table:style-name="ce47" office:value="410917" office:value-type="float">
            <text:p>410,9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4" office:value-type="string">
            <text:p>van 51 tot 52 jaren.</text:p>
          </table:table-cell>
          <table:table-cell table:style-name="Default"/>
          <table:table-cell ns41:value-type="float" table:style-name="ce67" office:value="162" office:value-type="float">
            <text:p>162</text:p>
          </table:table-cell>
          <table:table-cell ns41:value-type="float" table:style-name="ce38" office:value="1653" office:value-type="float">
            <text:p>1,653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8" office:value="2016" office:value-type="float">
            <text:p>2,016</text:p>
          </table:table-cell>
          <table:table-cell ns41:value-type="float" table:style-name="ce37" office:value="319" office:value-type="float">
            <text:p>319</text:p>
          </table:table-cell>
          <table:table-cell ns41:value-type="float" table:style-name="ce38" office:value="1521" office:value-type="float">
            <text:p>1,521</text:p>
          </table:table-cell>
          <table:table-cell ns41:value-type="float" table:style-name="ce37" office:value="527" office:value-type="float">
            <text:p>527</text:p>
          </table:table-cell>
          <table:table-cell ns41:value-type="float" table:style-name="ce38" office:value="2367" office:value-type="float">
            <text:p>2,367</text:p>
          </table:table-cell>
          <table:table-cell ns41:value-type="float" table:style-name="ce47" office:value="4383" office:value-type="float">
            <text:p>4,38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4" office:value-type="string">
            <text:p>van 52 tot 53 jaren.</text:p>
          </table:table-cell>
          <table:table-cell table:style-name="Default"/>
          <table:table-cell ns41:value-type="float" table:style-name="ce67" office:value="126" office:value-type="float">
            <text:p>126</text:p>
          </table:table-cell>
          <table:table-cell ns41:value-type="float" table:style-name="ce38" office:value="1616" office:value-type="float">
            <text:p>1,616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8" office:value="1947" office:value-type="float">
            <text:p>1,947</text:p>
          </table:table-cell>
          <table:table-cell ns41:value-type="float" table:style-name="ce37" office:value="365" office:value-type="float">
            <text:p>365</text:p>
          </table:table-cell>
          <table:table-cell ns41:value-type="float" table:style-name="ce38" office:value="1379" office:value-type="float">
            <text:p>1,379</text:p>
          </table:table-cell>
          <table:table-cell ns41:value-type="float" table:style-name="ce37" office:value="574" office:value-type="float">
            <text:p>574</text:p>
          </table:table-cell>
          <table:table-cell ns41:value-type="float" table:style-name="ce38" office:value="2318" office:value-type="float">
            <text:p>2,318</text:p>
          </table:table-cell>
          <table:table-cell ns41:value-type="float" table:style-name="ce47" office:value="4265" office:value-type="float">
            <text:p>4,2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4" office:value-type="string">
            <text:p>van 53 tot 54 jaren.</text:p>
          </table:table-cell>
          <table:table-cell table:style-name="Default"/>
          <table:table-cell ns41:value-type="float" table:style-name="ce67" office:value="132" office:value-type="float">
            <text:p>132</text:p>
          </table:table-cell>
          <table:table-cell ns41:value-type="float" table:style-name="ce38" office:value="1315" office:value-type="float">
            <text:p>1,315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8" office:value="1634" office:value-type="float">
            <text:p>1,634</text:p>
          </table:table-cell>
          <table:table-cell ns41:value-type="float" table:style-name="ce37" office:value="300" office:value-type="float">
            <text:p>300</text:p>
          </table:table-cell>
          <table:table-cell ns41:value-type="float" table:style-name="ce38" office:value="1201" office:value-type="float">
            <text:p>1,201</text:p>
          </table:table-cell>
          <table:table-cell ns41:value-type="float" table:style-name="ce37" office:value="543" office:value-type="float">
            <text:p>543</text:p>
          </table:table-cell>
          <table:table-cell ns41:value-type="float" table:style-name="ce38" office:value="2044" office:value-type="float">
            <text:p>2,044</text:p>
          </table:table-cell>
          <table:table-cell ns41:value-type="float" table:style-name="ce47" office:value="3678" office:value-type="float">
            <text:p>3,6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4" office:value-type="string">
            <text:p>van 54 tot 55 jaren.</text:p>
          </table:table-cell>
          <table:table-cell table:style-name="Default"/>
          <table:table-cell ns41:value-type="float" table:style-name="ce67" office:value="130" office:value-type="float">
            <text:p>130</text:p>
          </table:table-cell>
          <table:table-cell ns41:value-type="float" table:style-name="ce38" office:value="1351" office:value-type="float">
            <text:p>1,351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8" office:value="1683" office:value-type="float">
            <text:p>1,683</text:p>
          </table:table-cell>
          <table:table-cell ns41:value-type="float" table:style-name="ce37" office:value="373" office:value-type="float">
            <text:p>373</text:p>
          </table:table-cell>
          <table:table-cell ns41:value-type="float" table:style-name="ce38" office:value="1285" office:value-type="float">
            <text:p>1,285</text:p>
          </table:table-cell>
          <table:table-cell ns41:value-type="float" table:style-name="ce37" office:value="622" office:value-type="float">
            <text:p>622</text:p>
          </table:table-cell>
          <table:table-cell ns41:value-type="float" table:style-name="ce38" office:value="2280" office:value-type="float">
            <text:p>2,280</text:p>
          </table:table-cell>
          <table:table-cell ns41:value-type="float" table:style-name="ce47" office:value="3963" office:value-type="float">
            <text:p>3,9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4" office:value-type="string">
            <text:p>van 55 tot 56 jaren.</text:p>
          </table:table-cell>
          <table:table-cell table:style-name="Default"/>
          <table:table-cell ns41:value-type="float" table:style-name="ce67" office:value="120" office:value-type="float">
            <text:p>120</text:p>
          </table:table-cell>
          <table:table-cell ns41:value-type="float" table:style-name="ce38" office:value="1242" office:value-type="float">
            <text:p>1,242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8" office:value="1576" office:value-type="float">
            <text:p>1,576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8" office:value="1140" office:value-type="float">
            <text:p>1,140</text:p>
          </table:table-cell>
          <table:table-cell ns41:value-type="float" table:style-name="ce37" office:value="537" office:value-type="float">
            <text:p>537</text:p>
          </table:table-cell>
          <table:table-cell ns41:value-type="float" table:style-name="ce38" office:value="1991" office:value-type="float">
            <text:p>1,991</text:p>
          </table:table-cell>
          <table:table-cell ns41:value-type="float" table:style-name="ce47" office:value="3567" office:value-type="float">
            <text:p>3,5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4" office:value-type="string">
            <text:p>van 56 tot 57 jaren.</text:p>
          </table:table-cell>
          <table:table-cell table:style-name="Default"/>
          <table:table-cell ns41:value-type="float" table:style-name="ce67" office:value="120" office:value-type="float">
            <text:p>120</text:p>
          </table:table-cell>
          <table:table-cell ns41:value-type="float" table:style-name="ce38" office:value="1192" office:value-type="float">
            <text:p>1,192</text:p>
          </table:table-cell>
          <table:table-cell ns41:value-type="float" table:style-name="ce37" office:value="241" office:value-type="float">
            <text:p>241</text:p>
          </table:table-cell>
          <table:table-cell ns41:value-type="float" table:style-name="ce38" office:value="1553" office:value-type="float">
            <text:p>1,553</text:p>
          </table:table-cell>
          <table:table-cell ns41:value-type="float" table:style-name="ce37" office:value="284" office:value-type="float">
            <text:p>284</text:p>
          </table:table-cell>
          <table:table-cell ns41:value-type="float" table:style-name="ce38" office:value="1096" office:value-type="float">
            <text:p>1,096</text:p>
          </table:table-cell>
          <table:table-cell ns41:value-type="float" table:style-name="ce37" office:value="632" office:value-type="float">
            <text:p>632</text:p>
          </table:table-cell>
          <table:table-cell ns41:value-type="float" table:style-name="ce38" office:value="2012" office:value-type="float">
            <text:p>2,012</text:p>
          </table:table-cell>
          <table:table-cell ns41:value-type="float" table:style-name="ce47" office:value="3565" office:value-type="float">
            <text:p>3,5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4" office:value-type="string">
            <text:p>van 57 tot 58 jaren.</text:p>
          </table:table-cell>
          <table:table-cell table:style-name="Default"/>
          <table:table-cell ns41:value-type="float" table:style-name="ce67" office:value="110" office:value-type="float">
            <text:p>110</text:p>
          </table:table-cell>
          <table:table-cell ns41:value-type="float" table:style-name="ce38" office:value="1227" office:value-type="float">
            <text:p>1,227</text:p>
          </table:table-cell>
          <table:table-cell ns41:value-type="float" table:style-name="ce37" office:value="213" office:value-type="float">
            <text:p>213</text:p>
          </table:table-cell>
          <table:table-cell ns41:value-type="float" table:style-name="ce38" office:value="1550" office:value-type="float">
            <text:p>1,550</text:p>
          </table:table-cell>
          <table:table-cell ns41:value-type="float" table:style-name="ce37" office:value="307" office:value-type="float">
            <text:p>307</text:p>
          </table:table-cell>
          <table:table-cell ns41:value-type="float" table:style-name="ce38" office:value="1024" office:value-type="float">
            <text:p>1,024</text:p>
          </table:table-cell>
          <table:table-cell ns41:value-type="float" table:style-name="ce37" office:value="612" office:value-type="float">
            <text:p>612</text:p>
          </table:table-cell>
          <table:table-cell ns41:value-type="float" table:style-name="ce38" office:value="1943" office:value-type="float">
            <text:p>1,943</text:p>
          </table:table-cell>
          <table:table-cell ns41:value-type="float" table:style-name="ce47" office:value="3493" office:value-type="float">
            <text:p>3,49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4" office:value-type="string">
            <text:p>van 58 tot 59 jaren.</text:p>
          </table:table-cell>
          <table:table-cell table:style-name="Default"/>
          <table:table-cell ns41:value-type="float" table:style-name="ce67" office:value="103" office:value-type="float">
            <text:p>103</text:p>
          </table:table-cell>
          <table:table-cell ns41:value-type="float" table:style-name="ce38" office:value="1060" office:value-type="float">
            <text:p>1,060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8" office:value="1368" office:value-type="float">
            <text:p>1,368</text:p>
          </table:table-cell>
          <table:table-cell ns41:value-type="float" table:style-name="ce37" office:value="295" office:value-type="float">
            <text:p>295</text:p>
          </table:table-cell>
          <table:table-cell ns41:value-type="float" table:style-name="ce37" office:value="887" office:value-type="float">
            <text:p>887</text:p>
          </table:table-cell>
          <table:table-cell ns41:value-type="float" table:style-name="ce37" office:value="607" office:value-type="float">
            <text:p>607</text:p>
          </table:table-cell>
          <table:table-cell ns41:value-type="float" table:style-name="ce38" office:value="1789" office:value-type="float">
            <text:p>1,789</text:p>
          </table:table-cell>
          <table:table-cell ns41:value-type="float" table:style-name="ce47" office:value="3157" office:value-type="float">
            <text:p>3,15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4" office:value-type="string">
            <text:p>van 59 tot 60 jaren.</text:p>
          </table:table-cell>
          <table:table-cell table:style-name="Default"/>
          <table:table-cell ns41:value-type="float" table:style-name="ce67" office:value="106" office:value-type="float">
            <text:p>106</text:p>
          </table:table-cell>
          <table:table-cell ns41:value-type="float" table:style-name="ce37" office:value="914" office:value-type="float">
            <text:p>914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8" office:value="1254" office:value-type="float">
            <text:p>1,254</text:p>
          </table:table-cell>
          <table:table-cell ns41:value-type="float" table:style-name="ce37" office:value="276" office:value-type="float">
            <text:p>276</text:p>
          </table:table-cell>
          <table:table-cell ns41:value-type="float" table:style-name="ce37" office:value="869" office:value-type="float">
            <text:p>869</text:p>
          </table:table-cell>
          <table:table-cell ns41:value-type="float" table:style-name="ce37" office:value="675" office:value-type="float">
            <text:p>675</text:p>
          </table:table-cell>
          <table:table-cell ns41:value-type="float" table:style-name="ce38" office:value="1820" office:value-type="float">
            <text:p>1,820</text:p>
          </table:table-cell>
          <table:table-cell ns41:value-type="float" table:style-name="ce47" office:value="3074" office:value-type="float">
            <text:p>3,0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4" office:value-type="string">
            <text:p>van 60 tot 61 jaren.</text:p>
          </table:table-cell>
          <table:table-cell table:style-name="Default"/>
          <table:table-cell ns41:value-type="float" table:style-name="ce67" office:value="84" office:value-type="float">
            <text:p>84</text:p>
          </table:table-cell>
          <table:table-cell ns41:value-type="float" table:style-name="ce37" office:value="868" office:value-type="float">
            <text:p>868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8" office:value="1151" office:value-type="float">
            <text:p>1,151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759" office:value-type="float">
            <text:p>759</text:p>
          </table:table-cell>
          <table:table-cell ns41:value-type="float" table:style-name="ce37" office:value="687" office:value-type="float">
            <text:p>687</text:p>
          </table:table-cell>
          <table:table-cell ns41:value-type="float" table:style-name="ce38" office:value="1804" office:value-type="float">
            <text:p>1,804</text:p>
          </table:table-cell>
          <table:table-cell ns41:value-type="float" table:style-name="ce47" office:value="2955" office:value-type="float">
            <text:p>2,9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4" office:value-type="string">
            <text:p>van 61 tot 62 jaren.</text:p>
          </table:table-cell>
          <table:table-cell table:style-name="Default"/>
          <table:table-cell ns41:value-type="float" table:style-name="ce67" office:value="69" office:value-type="float">
            <text:p>69</text:p>
          </table:table-cell>
          <table:table-cell ns41:value-type="float" table:style-name="ce37" office:value="810" office:value-type="float">
            <text:p>810</text:p>
          </table:table-cell>
          <table:table-cell ns41:value-type="float" table:style-name="ce37" office:value="240" office:value-type="float">
            <text:p>240</text:p>
          </table:table-cell>
          <table:table-cell ns41:value-type="float" table:style-name="ce38" office:value="1119" office:value-type="float">
            <text:p>1,119</text:p>
          </table:table-cell>
          <table:table-cell ns41:value-type="float" table:style-name="ce37" office:value="248" office:value-type="float">
            <text:p>248</text:p>
          </table:table-cell>
          <table:table-cell ns41:value-type="float" table:style-name="ce37" office:value="754" office:value-type="float">
            <text:p>754</text:p>
          </table:table-cell>
          <table:table-cell ns41:value-type="float" table:style-name="ce37" office:value="611" office:value-type="float">
            <text:p>611</text:p>
          </table:table-cell>
          <table:table-cell ns41:value-type="float" table:style-name="ce38" office:value="1613" office:value-type="float">
            <text:p>1,613</text:p>
          </table:table-cell>
          <table:table-cell ns41:value-type="float" table:style-name="ce47" office:value="2732" office:value-type="float">
            <text:p>2,7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4" office:value-type="string">
            <text:p>van 62 tot 63 jaren.</text:p>
          </table:table-cell>
          <table:table-cell table:style-name="Default"/>
          <table:table-cell ns41:value-type="float" table:style-name="ce67" office:value="78" office:value-type="float">
            <text:p>78</text:p>
          </table:table-cell>
          <table:table-cell ns41:value-type="float" table:style-name="ce37" office:value="907" office:value-type="float">
            <text:p>907</text:p>
          </table:table-cell>
          <table:table-cell ns41:value-type="float" table:style-name="ce37" office:value="267" office:value-type="float">
            <text:p>267</text:p>
          </table:table-cell>
          <table:table-cell ns41:value-type="float" table:style-name="ce38" office:value="1252" office:value-type="float">
            <text:p>1,252</text:p>
          </table:table-cell>
          <table:table-cell ns41:value-type="float" table:style-name="ce37" office:value="302" office:value-type="float">
            <text:p>302</text:p>
          </table:table-cell>
          <table:table-cell ns41:value-type="float" table:style-name="ce37" office:value="718" office:value-type="float">
            <text:p>718</text:p>
          </table:table-cell>
          <table:table-cell ns41:value-type="float" table:style-name="ce37" office:value="734" office:value-type="float">
            <text:p>734</text:p>
          </table:table-cell>
          <table:table-cell ns41:value-type="float" table:style-name="ce38" office:value="1754" office:value-type="float">
            <text:p>1,754</text:p>
          </table:table-cell>
          <table:table-cell ns41:value-type="float" table:style-name="ce47" office:value="3006" office:value-type="float">
            <text:p>3,0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4" office:value-type="string">
            <text:p>van 63 tot 64 jaren.</text:p>
          </table:table-cell>
          <table:table-cell table:style-name="Default"/>
          <table:table-cell ns41:value-type="float" table:style-name="ce67" office:value="71" office:value-type="float">
            <text:p>71</text:p>
          </table:table-cell>
          <table:table-cell ns41:value-type="float" table:style-name="ce37" office:value="767" office:value-type="float">
            <text:p>767</text:p>
          </table:table-cell>
          <table:table-cell ns41:value-type="float" table:style-name="ce37" office:value="251" office:value-type="float">
            <text:p>251</text:p>
          </table:table-cell>
          <table:table-cell ns41:value-type="float" table:style-name="ce38" office:value="1089" office:value-type="float">
            <text:p>1,089</text:p>
          </table:table-cell>
          <table:table-cell ns41:value-type="float" table:style-name="ce37" office:value="269" office:value-type="float">
            <text:p>269</text:p>
          </table:table-cell>
          <table:table-cell ns41:value-type="float" table:style-name="ce37" office:value="621" office:value-type="float">
            <text:p>621</text:p>
          </table:table-cell>
          <table:table-cell ns41:value-type="float" table:style-name="ce37" office:value="728" office:value-type="float">
            <text:p>728</text:p>
          </table:table-cell>
          <table:table-cell ns41:value-type="float" table:style-name="ce38" office:value="1618" office:value-type="float">
            <text:p>1,618</text:p>
          </table:table-cell>
          <table:table-cell ns41:value-type="float" table:style-name="ce47" office:value="2707" office:value-type="float">
            <text:p>2,7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4" office:value-type="string">
            <text:p>van 64 tot 65 jaren.</text:p>
          </table:table-cell>
          <table:table-cell table:style-name="Default"/>
          <table:table-cell ns41:value-type="float" table:style-name="ce67" office:value="69" office:value-type="float">
            <text:p>69</text:p>
          </table:table-cell>
          <table:table-cell ns41:value-type="float" table:style-name="ce37" office:value="707" office:value-type="float">
            <text:p>707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8" office:value="1057" office:value-type="float">
            <text:p>1,057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507" office:value-type="float">
            <text:p>507</text:p>
          </table:table-cell>
          <table:table-cell ns41:value-type="float" table:style-name="ce37" office:value="669" office:value-type="float">
            <text:p>669</text:p>
          </table:table-cell>
          <table:table-cell ns41:value-type="float" table:style-name="ce38" office:value="1395" office:value-type="float">
            <text:p>1,395</text:p>
          </table:table-cell>
          <table:table-cell ns41:value-type="float" table:style-name="ce47" office:value="2452" office:value-type="float">
            <text:p>2,4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4" office:value-type="string">
            <text:p>van 65 tot 66 jaren.</text:p>
          </table:table-cell>
          <table:table-cell table:style-name="Default"/>
          <table:table-cell ns41:value-type="float" table:style-name="ce67" office:value="69" office:value-type="float">
            <text:p>69</text:p>
          </table:table-cell>
          <table:table-cell ns41:value-type="float" table:style-name="ce37" office:value="583" office:value-type="float">
            <text:p>583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7" office:value="851" office:value-type="float">
            <text:p>851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37" office:value="622" office:value-type="float">
            <text:p>622</text:p>
          </table:table-cell>
          <table:table-cell ns41:value-type="float" table:style-name="ce38" office:value="1310" office:value-type="float">
            <text:p>1,310</text:p>
          </table:table-cell>
          <table:table-cell ns41:value-type="float" table:style-name="ce47" office:value="2161" office:value-type="float">
            <text:p>2,1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4" office:value-type="string">
            <text:p>van 66 tot 67 jaren.</text:p>
          </table:table-cell>
          <table:table-cell table:style-name="Default"/>
          <table:table-cell ns41:value-type="float" table:style-name="ce67" office:value="59" office:value-type="float">
            <text:p>59</text:p>
          </table:table-cell>
          <table:table-cell ns41:value-type="float" table:style-name="ce37" office:value="526" office:value-type="float">
            <text:p>526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803" office:value-type="float">
            <text:p>803</text:p>
          </table:table-cell>
          <table:table-cell ns41:value-type="float" table:style-name="ce37" office:value="189" office:value-type="float">
            <text:p>189</text:p>
          </table:table-cell>
          <table:table-cell ns41:value-type="float" table:style-name="ce37" office:value="369" office:value-type="float">
            <text:p>369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38" office:value="1077" office:value-type="float">
            <text:p>1,077</text:p>
          </table:table-cell>
          <table:table-cell ns41:value-type="float" table:style-name="ce47" office:value="1880" office:value-type="float">
            <text:p>1,8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4" office:value-type="string">
            <text:p>van 67 tot 68 jaren.</text:p>
          </table:table-cell>
          <table:table-cell table:style-name="Default"/>
          <table:table-cell ns41:value-type="float" table:style-name="ce67" office:value="34" office:value-type="float">
            <text:p>34</text:p>
          </table:table-cell>
          <table:table-cell ns41:value-type="float" table:style-name="ce37" office:value="391" office:value-type="float">
            <text:p>391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586" office:value-type="float">
            <text:p>586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312" office:value-type="float">
            <text:p>312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37" office:value="956" office:value-type="float">
            <text:p>956</text:p>
          </table:table-cell>
          <table:table-cell ns41:value-type="float" table:style-name="ce47" office:value="1542" office:value-type="float">
            <text:p>1,5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4" office:value-type="string">
            <text:p>van 68 tot 69 jaren.</text:p>
          </table:table-cell>
          <table:table-cell table:style-name="Default"/>
          <table:table-cell ns41:value-type="float" table:style-name="ce67" office:value="43" office:value-type="float">
            <text:p>43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37" office:value="544" office:value-type="float">
            <text:p>544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435" office:value-type="float">
            <text:p>435</text:p>
          </table:table-cell>
          <table:table-cell ns41:value-type="float" table:style-name="ce37" office:value="816" office:value-type="float">
            <text:p>816</text:p>
          </table:table-cell>
          <table:table-cell ns41:value-type="float" table:style-name="ce47" office:value="1360" office:value-type="float">
            <text:p>1,3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4" office:value-type="string">
            <text:p>van 69 tot 70 jaren.</text:p>
          </table:table-cell>
          <table:table-cell table:style-name="Default"/>
          <table:table-cell ns41:value-type="float" table:style-name="ce67" office:value="43" office:value-type="float">
            <text:p>43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7" office:value="577" office:value-type="float">
            <text:p>577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876" office:value-type="float">
            <text:p>876</text:p>
          </table:table-cell>
          <table:table-cell ns41:value-type="float" table:style-name="ce47" office:value="1453" office:value-type="float">
            <text:p>1,4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4" office:value-type="string">
            <text:p>van 70 tot 71 jaren.</text:p>
          </table:table-cell>
          <table:table-cell table:style-name="Default"/>
          <table:table-cell ns41:value-type="float" table:style-name="ce67" office:value="34" office:value-type="float">
            <text:p>34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561" office:value-type="float">
            <text:p>561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37" office:value="804" office:value-type="float">
            <text:p>804</text:p>
          </table:table-cell>
          <table:table-cell ns41:value-type="float" table:style-name="ce47" office:value="1365" office:value-type="float">
            <text:p>1,3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4" office:value-type="string">
            <text:p>van 71 tot 72 jaren.</text:p>
          </table:table-cell>
          <table:table-cell table:style-name="Default"/>
          <table:table-cell ns41:value-type="float" table:style-name="ce67" office:value="36" office:value-type="float">
            <text:p>36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37" office:value="644" office:value-type="float">
            <text:p>644</text:p>
          </table:table-cell>
          <table:table-cell ns41:value-type="float" table:style-name="ce47" office:value="1074" office:value-type="float">
            <text:p>1,0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4" office:value-type="string">
            <text:p>van 72 tot 73 jaren.</text:p>
          </table:table-cell>
          <table:table-cell table:style-name="Default"/>
          <table:table-cell ns41:value-type="float" table:style-name="ce67" office:value="26" office:value-type="float">
            <text:p>26</text:p>
          </table:table-cell>
          <table:table-cell ns41:value-type="float" table:style-name="ce37" office:value="181" office:value-type="float">
            <text:p>181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152" office:value-type="float">
            <text:p>152</text:p>
          </table:table-cell>
          <table:table-cell ns41:value-type="float" table:style-name="ce37" office:value="435" office:value-type="float">
            <text:p>435</text:p>
          </table:table-cell>
          <table:table-cell ns41:value-type="float" table:style-name="ce37" office:value="684" office:value-type="float">
            <text:p>684</text:p>
          </table:table-cell>
          <table:table-cell ns41:value-type="float" table:style-name="ce47" office:value="1063" office:value-type="float">
            <text:p>1,0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4" office:value-type="string">
            <text:p>van 73 tot 74 jaren.</text:p>
          </table:table-cell>
          <table:table-cell table:style-name="Default"/>
          <table:table-cell ns41:value-type="float" table:style-name="ce67" office:value="26" office:value-type="float">
            <text:p>26</text:p>
          </table:table-cell>
          <table:table-cell ns41:value-type="float" table:style-name="ce37" office:value="180" office:value-type="float">
            <text:p>180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333" office:value-type="float">
            <text:p>333</text:p>
          </table:table-cell>
          <table:table-cell ns41:value-type="float" table:style-name="ce37" office:value="530" office:value-type="float">
            <text:p>530</text:p>
          </table:table-cell>
          <table:table-cell ns41:value-type="float" table:style-name="ce68" office:value="884" office:value-type="float">
            <text:p>8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4" office:value-type="string">
            <text:p>van 74 tot 75 jaren.</text:p>
          </table:table-cell>
          <table:table-cell table:style-name="Default"/>
          <table:table-cell ns41:value-type="float" table:style-name="ce67" office:value="28" office:value-type="float">
            <text:p>28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362" office:value-type="float">
            <text:p>362</text:p>
          </table:table-cell>
          <table:table-cell ns41:value-type="float" table:style-name="ce37" office:value="535" office:value-type="float">
            <text:p>535</text:p>
          </table:table-cell>
          <table:table-cell ns41:value-type="float" table:style-name="ce68" office:value="864" office:value-type="float">
            <text:p>8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4" office:value-type="string">
            <text:p>van 75 tot 76 jaren.</text:p>
          </table:table-cell>
          <table:table-cell table:style-name="Default"/>
          <table:table-cell ns41:value-type="float" table:style-name="ce67" office:value="32" office:value-type="float">
            <text:p>32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523" office:value-type="float">
            <text:p>523</text:p>
          </table:table-cell>
          <table:table-cell ns41:value-type="float" table:style-name="ce68" office:value="855" office:value-type="float">
            <text:p>8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4" office:value-type="string">
            <text:p>van 76 tot 77 jaren.</text:p>
          </table:table-cell>
          <table:table-cell table:style-name="Default"/>
          <table:table-cell ns41:value-type="float" table:style-name="ce67" office:value="11" office:value-type="float">
            <text:p>11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433" office:value-type="float">
            <text:p>433</text:p>
          </table:table-cell>
          <table:table-cell ns41:value-type="float" table:style-name="ce68" office:value="744" office:value-type="float">
            <text:p>7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4" office:value-type="string">
            <text:p>van 77 tot 78 jaren.</text:p>
          </table:table-cell>
          <table:table-cell table:style-name="Default"/>
          <table:table-cell ns41:value-type="float" table:style-name="ce67" office:value="16" office:value-type="float">
            <text:p>16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268" office:value-type="float">
            <text:p>268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309" office:value-type="float">
            <text:p>309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68" office:value="708" office:value-type="float">
            <text:p>7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4" office:value-type="string">
            <text:p>van 78 tot 79 jaren.</text:p>
          </table:table-cell>
          <table:table-cell table:style-name="Default"/>
          <table:table-cell ns41:value-type="float" table:style-name="ce67" office:value="10" office:value-type="float">
            <text:p>10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68" office:value="537" office:value-type="float">
            <text:p>5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4" office:value-type="string">
            <text:p>van 79 tot 80 jaren.</text:p>
          </table:table-cell>
          <table:table-cell table:style-name="Default"/>
          <table:table-cell ns41:value-type="float" table:style-name="ce67" office:value="21" office:value-type="float">
            <text:p>21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242" office:value-type="float">
            <text:p>242</text:p>
          </table:table-cell>
          <table:table-cell ns41:value-type="float" table:style-name="ce37" office:value="343" office:value-type="float">
            <text:p>343</text:p>
          </table:table-cell>
          <table:table-cell ns41:value-type="float" table:style-name="ce68" office:value="565" office:value-type="float">
            <text:p>5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4" office:value-type="string">
            <text:p>van 80 tot 81 jaren.</text:p>
          </table:table-cell>
          <table:table-cell table:style-name="Default"/>
          <table:table-cell ns41:value-type="float" table:style-name="ce67" office:value="7" office:value-type="float">
            <text:p>7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280" office:value-type="float">
            <text:p>280</text:p>
          </table:table-cell>
          <table:table-cell ns41:value-type="float" table:style-name="ce68" office:value="464" office:value-type="float">
            <text:p>4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4" office:value-type="string">
            <text:p>van 81 tot 82 jaren.</text:p>
          </table:table-cell>
          <table:table-cell table:style-name="Default"/>
          <table:table-cell ns41:value-type="float" table:style-name="ce67" office:value="14" office:value-type="float">
            <text:p>14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68" office:value="325" office:value-type="float">
            <text:p>3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4" office:value-type="string">
            <text:p>van 82 tot 83 jaren.</text:p>
          </table:table-cell>
          <table:table-cell table:style-name="Default"/>
          <table:table-cell ns41:value-type="float" table:style-name="ce67" office:value="6" office:value-type="float">
            <text:p>6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68" office:value="261" office:value-type="float">
            <text:p>2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4" office:value-type="string">
            <text:p>van 83 tot 84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68" office:value="259" office:value-type="float">
            <text:p>2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4" office:value-type="string">
            <text:p>van 84 tot 85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68" office:value="176" office:value-type="float">
            <text:p>1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4" office:value-type="string">
            <text:p>van 85 tot 86 jaren.</text:p>
          </table:table-cell>
          <table:table-cell table:style-name="Default"/>
          <table:table-cell ns41:value-type="float" table:style-name="ce67" office:value="4" office:value-type="float">
            <text:p>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68" office:value="161" office:value-type="float">
            <text:p>1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4" office:value-type="string">
            <text:p>van 86 tot 87 jaren.</text:p>
          </table:table-cell>
          <table:table-cell table:style-name="Default"/>
          <table:table-cell ns41:value-type="float" table:style-name="ce67" office:value="9" office:value-type="float">
            <text:p>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68" office:value="109" office:value-type="float">
            <text:p>1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4" office:value-type="string">
            <text:p>van 87 tot 88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68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4" office:value-type="string">
            <text:p>van 88 tot 89 jaren.</text:p>
          </table:table-cell>
          <table:table-cell table:style-name="Default"/>
          <table:table-cell ns41:value-type="float" table:style-name="ce6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68" office:value="55" office:value-type="float">
            <text:p>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4" office:value-type="string">
            <text:p>van 89 tot 90 jaren.</text:p>
          </table:table-cell>
          <table:table-cell table:style-name="Default"/>
          <table:table-cell ns41:value-type="float" table:style-name="ce6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68" office:value="65" office:value-type="float">
            <text:p>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4" office:value-type="string">
            <text:p>van 90 tot 91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office:value="7" table:style-name="ce37" table:number-columns-repeated="2" office:value-type="float">
            <text:p>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68" office:value="44" office:value-type="float">
            <text:p>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4" office:value-type="string">
            <text:p>van 91 tot 92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68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4" office:value-type="string">
            <text:p>van 92 tot 93 jaren.</text:p>
          </table:table-cell>
          <table:table-cell table:style-name="Default"/>
          <table:table-cell table:style-name="ce67"/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68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4" office:value-type="string">
            <text:p>van 93 tot 94 jaren.</text:p>
          </table:table-cell>
          <table:table-cell table:style-name="Default"/>
          <table:table-cell table:style-name="ce67"/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68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4" office:value-type="string">
            <text:p>van 94 tot 95 jaren.</text:p>
          </table:table-cell>
          <table:table-cell table:style-name="Default"/>
          <table:table-cell table:style-name="ce67"/>
          <table:table-cell table:style-name="ce37"/>
          <table:table-cell ns41:value-type="float" office:value="4" table:style-name="ce37" table:number-columns-repeated="3" office:value-type="float">
            <text:p>4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68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4" office:value-type="string">
            <text:p>van 95 tot 96 jaren.</text:p>
          </table:table-cell>
          <table:table-cell table:style-name="Default"/>
          <table:table-cell ns41:value-type="float" table:style-name="ce6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68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4" office:value-type="string">
            <text:p>van 96 tot 97 jaren.</text:p>
          </table:table-cell>
          <table:table-cell table:style-name="Default"/>
          <table:table-cell table:style-name="ce6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4" office:value-type="string">
            <text:p>van 97 tot 98 jaren.</text:p>
          </table:table-cell>
          <table:table-cell table:style-name="Default"/>
          <table:table-cell table:style-name="ce67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4" office:value-type="string">
            <text:p>van 98 tot 99 jaren.</text:p>
          </table:table-cell>
          <table:table-cell table:style-name="Default"/>
          <table:table-cell table:style-name="ce67"/>
          <table:table-cell table:style-name="ce37" table:number-columns-repeated="3"/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4" office:value-type="string">
            <text:p>van 99 tot 100 jar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4" office:value-type="string">
            <text:p>van 100 en daarboven.</text:p>
          </table:table-cell>
          <table:table-cell table:style-name="Default"/>
          <table:table-cell table:style-name="ce67"/>
          <table:table-cell table:style-name="ce37" table:number-columns-repeated="7"/>
          <table:table-cell table:style-name="ce68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table:style-name="ce17"/>
          <table:table-cell ns41:value-type="string" table:style-name="ce24" office:value-type="string">
            <text:p>Onbekende ouderdom.</text:p>
          </table:table-cell>
          <table:table-cell table:style-name="Default"/>
          <table:table-cell ns41:value-type="float" table:style-name="ce6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68" office:value="17" office:value-type="float">
            <text:p>17</text:p>
          </table:table-cell>
          <table:table-cell table:number-columns-repeated="1011"/>
        </table:table-row>
        <table:table-row table:style-name="ro1">
          <table:table-cell ns41:value-type="string" table:style-name="ce9" office:value-type="string">
            <text:p>DE STEDEN EN HET PLATTE LAND VEREENIGD.</text:p>
          </table:table-cell>
          <table:table-cell table:style-name="ce18"/>
          <table:table-cell ns41:value-type="string" table:style-name="ce25" office:value-type="string">
            <text:p>TOTAAL.</text:p>
          </table:table-cell>
          <table:table-cell table:style-name="Default"/>
          <table:table-cell ns41:value-type="float" table:style-name="ce32" office:value="142485" office:value-type="float">
            <text:p>142,485</text:p>
          </table:table-cell>
          <table:table-cell ns41:value-type="float" table:style-name="ce39" office:value="75333" office:value-type="float">
            <text:p>75,333</text:p>
          </table:table-cell>
          <table:table-cell ns41:value-type="float" table:style-name="ce39" office:value="9095" office:value-type="float">
            <text:p>9,095</text:p>
          </table:table-cell>
          <table:table-cell ns41:value-type="float" table:style-name="ce39" office:value="226913" office:value-type="float">
            <text:p>226,913</text:p>
          </table:table-cell>
          <table:table-cell ns41:value-type="float" table:style-name="ce39" office:value="152474" office:value-type="float">
            <text:p>152,474</text:p>
          </table:table-cell>
          <table:table-cell ns41:value-type="float" table:style-name="ce39" office:value="75208" office:value-type="float">
            <text:p>75,208</text:p>
          </table:table-cell>
          <table:table-cell ns41:value-type="float" table:style-name="ce39" office:value="22484" office:value-type="float">
            <text:p>22,484</text:p>
          </table:table-cell>
          <table:table-cell ns41:value-type="float" table:style-name="ce39" office:value="250166" office:value-type="float">
            <text:p>250,166</text:p>
          </table:table-cell>
          <table:table-cell ns41:value-type="float" table:style-name="ce48" office:value="477079" office:value-type="float">
            <text:p>477,079</text:p>
          </table:table-cell>
          <table:table-cell table:number-columns-repeated="1011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5" table:default-cell-style-name="Default"/>
        <table:table-column table:style-name="co8" table:default-cell-style-name="ce6"/>
        <table:table-column table:style-name="co9" table:default-cell-style-name="ce6"/>
        <table:table-column table:style-name="co5" table:default-cell-style-name="Default" table:number-columns-repeated="1021"/>
        <table:table-row table:style-name="ro3" table:number-rows-repeated="2">
          <table:table-cell table:style-name="Default" table:number-columns-repeated="4"/>
          <table:table-cell table:style-name="ce2" table:number-columns-repeated="7"/>
          <table:table-cell table:number-columns-repeated="1013"/>
        </table:table-row>
        <table:table-row table:style-name="ro3" table:number-rows-repeated="2">
          <table:table-cell table:style-name="Default" table:number-columns-repeated="4"/>
          <table:table-cell table:style-name="ce64" table:number-columns-repeated="7"/>
          <table:table-cell table:number-columns-repeated="1013"/>
        </table:table-row>
        <table:table-row table:style-name="ro3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table:style-name="Default"/>
          <table:table-cell table:style-name="ce65" table:number-columns-repeated="7"/>
          <table:table-cell table:number-columns-repeated="1013"/>
        </table:table-row>
        <table:table-row table:style-name="ro3">
          <table:table-cell table:style-name="Default" table:number-columns-repeated="4"/>
          <table:table-cell table:style-name="ce64" table:number-columns-repeated="7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ns41:value-type="float" table:style-name="ce15" office:value="1280" office:value-type="float">
            <text:p>12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1" office:value-type="float">
            <text:p>380126006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1" office:value-type="float">
            <text:p>12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2" office:value-type="float">
            <text:p>3801260062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2" office:value-type="float">
            <text:p>12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3" office:value-type="float">
            <text:p>3801260062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3" office:value-type="float">
            <text:p>12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4" office:value-type="float">
            <text:p>3801260062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4" office:value-type="float">
            <text:p>12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5" office:value-type="float">
            <text:p>3801260062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5" office:value-type="float">
            <text:p>12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6" office:value-type="float">
            <text:p>3801260062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6" office:value-type="float">
            <text:p>12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7" office:value-type="float">
            <text:p>3801260062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7" office:value-type="float">
            <text:p>12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8" office:value-type="float">
            <text:p>3801260062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8" office:value-type="float">
            <text:p>12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09" office:value-type="float">
            <text:p>3801260062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89" office:value-type="float">
            <text:p>12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0" office:value-type="float">
            <text:p>3801260062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0" office:value-type="float">
            <text:p>12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1" office:value-type="float">
            <text:p>3801260062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1" office:value-type="float">
            <text:p>12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2" office:value-type="float">
            <text:p>3801260062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2" office:value-type="float">
            <text:p>12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3" office:value-type="float">
            <text:p>3801260062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3" office:value-type="float">
            <text:p>12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4" office:value-type="float">
            <text:p>3801260062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4" office:value-type="float">
            <text:p>12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5" office:value-type="float">
            <text:p>3801260062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5" office:value-type="float">
            <text:p>12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6" office:value-type="float">
            <text:p>3801260062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6" office:value-type="float">
            <text:p>12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7" office:value-type="float">
            <text:p>3801260062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7" office:value-type="float">
            <text:p>12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8" office:value-type="float">
            <text:p>3801260062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8" office:value-type="float">
            <text:p>12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19" office:value-type="float">
            <text:p>3801260062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299" office:value-type="float">
            <text:p>12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0" office:value-type="float">
            <text:p>3801260062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0" office:value-type="float">
            <text:p>13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1" office:value-type="float">
            <text:p>3801260062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1" office:value-type="float">
            <text:p>13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2" office:value-type="float">
            <text:p>3801260062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2" office:value-type="float">
            <text:p>13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3" office:value-type="float">
            <text:p>3801260062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3" office:value-type="float">
            <text:p>13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4" office:value-type="float">
            <text:p>3801260062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4" office:value-type="float">
            <text:p>13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5" office:value-type="float">
            <text:p>3801260062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5" office:value-type="float">
            <text:p>13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6" office:value-type="float">
            <text:p>3801260062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6" office:value-type="float">
            <text:p>13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7" office:value-type="float">
            <text:p>3801260062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7" office:value-type="float">
            <text:p>13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8" office:value-type="float">
            <text:p>3801260062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8" office:value-type="float">
            <text:p>13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29" office:value-type="float">
            <text:p>3801260062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09" office:value-type="float">
            <text:p>13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0" office:value-type="float">
            <text:p>3801260062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0" office:value-type="float">
            <text:p>13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1" office:value-type="float">
            <text:p>3801260062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1" office:value-type="float">
            <text:p>13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2" office:value-type="float">
            <text:p>3801260062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2" office:value-type="float">
            <text:p>13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3" office:value-type="float">
            <text:p>3801260062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3" office:value-type="float">
            <text:p>13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4" office:value-type="float">
            <text:p>3801260062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4" office:value-type="float">
            <text:p>13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5" office:value-type="float">
            <text:p>3801260062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5" office:value-type="float">
            <text:p>13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6" office:value-type="float">
            <text:p>3801260062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6" office:value-type="float">
            <text:p>13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7" office:value-type="float">
            <text:p>3801260062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7" office:value-type="float">
            <text:p>13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8" office:value-type="float">
            <text:p>3801260062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8" office:value-type="float">
            <text:p>13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39" office:value-type="float">
            <text:p>3801260062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19" office:value-type="float">
            <text:p>13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0" office:value-type="float">
            <text:p>3801260062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0" office:value-type="float">
            <text:p>13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1" office:value-type="float">
            <text:p>3801260062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1" office:value-type="float">
            <text:p>13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2" office:value-type="float">
            <text:p>3801260062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2" office:value-type="float">
            <text:p>13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3" office:value-type="float">
            <text:p>3801260062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3" office:value-type="float">
            <text:p>13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4" office:value-type="float">
            <text:p>3801260062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4" office:value-type="float">
            <text:p>13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5" office:value-type="float">
            <text:p>3801260062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5" office:value-type="float">
            <text:p>13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6" office:value-type="float">
            <text:p>3801260062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6" office:value-type="float">
            <text:p>13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7" office:value-type="float">
            <text:p>3801260062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7" office:value-type="float">
            <text:p>13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8" office:value-type="float">
            <text:p>3801260062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8" office:value-type="float">
            <text:p>13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49" office:value-type="float">
            <text:p>3801260062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29" office:value-type="float">
            <text:p>13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0" office:value-type="float">
            <text:p>3801260062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0" office:value-type="float">
            <text:p>13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1" office:value-type="float">
            <text:p>3801260062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1" office:value-type="float">
            <text:p>13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2" office:value-type="float">
            <text:p>3801260062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2" office:value-type="float">
            <text:p>13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3" office:value-type="float">
            <text:p>3801260062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3" office:value-type="float">
            <text:p>13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4" office:value-type="float">
            <text:p>38012600620105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4" office:value-type="float">
            <text:p>13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5" office:value-type="float">
            <text:p>38012600620105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5" office:value-type="float">
            <text:p>13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6" office:value-type="float">
            <text:p>38012600620105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6" office:value-type="float">
            <text:p>13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7" office:value-type="float">
            <text:p>38012600620105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7" office:value-type="float">
            <text:p>13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8" office:value-type="float">
            <text:p>38012600620105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8" office:value-type="float">
            <text:p>13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59" office:value-type="float">
            <text:p>38012600620105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39" office:value-type="float">
            <text:p>13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0" office:value-type="float">
            <text:p>38012600620106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0" office:value-type="float">
            <text:p>13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1" office:value-type="float">
            <text:p>38012600620106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1" office:value-type="float">
            <text:p>13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2" office:value-type="float">
            <text:p>38012600620106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2" office:value-type="float">
            <text:p>13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3" office:value-type="float">
            <text:p>38012600620106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3" office:value-type="float">
            <text:p>13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4" office:value-type="float">
            <text:p>38012600620106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4" office:value-type="float">
            <text:p>13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5" office:value-type="float">
            <text:p>38012600620106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5" office:value-type="float">
            <text:p>13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6" office:value-type="float">
            <text:p>38012600620106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6" office:value-type="float">
            <text:p>13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7" office:value-type="float">
            <text:p>38012600620106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7" office:value-type="float">
            <text:p>13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8" office:value-type="float">
            <text:p>38012600620106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8" office:value-type="float">
            <text:p>13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69" office:value-type="float">
            <text:p>38012600620106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49" office:value-type="float">
            <text:p>13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0" office:value-type="float">
            <text:p>38012600620107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0" office:value-type="float">
            <text:p>13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1" office:value-type="float">
            <text:p>38012600620107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1" office:value-type="float">
            <text:p>13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2" office:value-type="float">
            <text:p>38012600620107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2" office:value-type="float">
            <text:p>13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3" office:value-type="float">
            <text:p>38012600620107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3" office:value-type="float">
            <text:p>13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4" office:value-type="float">
            <text:p>38012600620107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4" office:value-type="float">
            <text:p>13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5" office:value-type="float">
            <text:p>38012600620107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5" office:value-type="float">
            <text:p>13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6" office:value-type="float">
            <text:p>38012600620107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6" office:value-type="float">
            <text:p>13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7" office:value-type="float">
            <text:p>38012600620107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7" office:value-type="float">
            <text:p>13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8" office:value-type="float">
            <text:p>38012600620107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8" office:value-type="float">
            <text:p>13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79" office:value-type="float">
            <text:p>38012600620107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59" office:value-type="float">
            <text:p>13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0" office:value-type="float">
            <text:p>38012600620108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0" office:value-type="float">
            <text:p>13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1" office:value-type="float">
            <text:p>38012600620108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1" office:value-type="float">
            <text:p>13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2" office:value-type="float">
            <text:p>38012600620108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2" office:value-type="float">
            <text:p>13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3" office:value-type="float">
            <text:p>38012600620108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3" office:value-type="float">
            <text:p>13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4" office:value-type="float">
            <text:p>38012600620108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4" office:value-type="float">
            <text:p>13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5" office:value-type="float">
            <text:p>38012600620108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5" office:value-type="float">
            <text:p>13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6" office:value-type="float">
            <text:p>38012600620108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6" office:value-type="float">
            <text:p>13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7" office:value-type="float">
            <text:p>38012600620108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7" office:value-type="float">
            <text:p>13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8" office:value-type="float">
            <text:p>38012600620108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8" office:value-type="float">
            <text:p>13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89" office:value-type="float">
            <text:p>38012600620108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69" office:value-type="float">
            <text:p>13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0" office:value-type="float">
            <text:p>38012600620109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0" office:value-type="float">
            <text:p>13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1" office:value-type="float">
            <text:p>38012600620109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1" office:value-type="float">
            <text:p>13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2" office:value-type="float">
            <text:p>38012600620109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2" office:value-type="float">
            <text:p>13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3" office:value-type="float">
            <text:p>38012600620109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3" office:value-type="float">
            <text:p>13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4" office:value-type="float">
            <text:p>38012600620109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4" office:value-type="float">
            <text:p>13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5" office:value-type="float">
            <text:p>38012600620109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5" office:value-type="float">
            <text:p>13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6" office:value-type="float">
            <text:p>38012600620109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6" office:value-type="float">
            <text:p>13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7" office:value-type="float">
            <text:p>38012600620109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7" office:value-type="float">
            <text:p>13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8" office:value-type="float">
            <text:p>38012600620109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8" office:value-type="float">
            <text:p>13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099" office:value-type="float">
            <text:p>38012600620109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79" office:value-type="float">
            <text:p>13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100" office:value-type="float">
            <text:p>38012600620110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0" office:value-type="float">
            <text:p>13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101" office:value-type="float">
            <text:p>3801260062011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1" office:value-type="float">
            <text:p>13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102" office:value-type="float">
            <text:p>3801260062011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2" office:value-type="float">
            <text:p>13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103" office:value-type="float">
            <text:p>3801260062011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3" office:value-type="float">
            <text:p>13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201104" office:value-type="float">
            <text:p>3801260062011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4" office:value-type="float">
            <text:p>13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1" office:value-type="float">
            <text:p>3801260063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5" office:value-type="float">
            <text:p>13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2" office:value-type="float">
            <text:p>3801260063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6" office:value-type="float">
            <text:p>13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3" office:value-type="float">
            <text:p>3801260063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7" office:value-type="float">
            <text:p>13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4" office:value-type="float">
            <text:p>3801260063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8" office:value-type="float">
            <text:p>13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5" office:value-type="float">
            <text:p>3801260063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89" office:value-type="float">
            <text:p>13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6" office:value-type="float">
            <text:p>3801260063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0" office:value-type="float">
            <text:p>13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7" office:value-type="float">
            <text:p>3801260063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1" office:value-type="float">
            <text:p>13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8" office:value-type="float">
            <text:p>3801260063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2" office:value-type="float">
            <text:p>13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09" office:value-type="float">
            <text:p>3801260063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3" office:value-type="float">
            <text:p>13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0" office:value-type="float">
            <text:p>3801260063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4" office:value-type="float">
            <text:p>13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1" office:value-type="float">
            <text:p>3801260063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5" office:value-type="float">
            <text:p>13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2" office:value-type="float">
            <text:p>3801260063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6" office:value-type="float">
            <text:p>13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3" office:value-type="float">
            <text:p>3801260063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7" office:value-type="float">
            <text:p>13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4" office:value-type="float">
            <text:p>3801260063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8" office:value-type="float">
            <text:p>13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5" office:value-type="float">
            <text:p>3801260063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399" office:value-type="float">
            <text:p>13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6" office:value-type="float">
            <text:p>3801260063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0" office:value-type="float">
            <text:p>14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7" office:value-type="float">
            <text:p>3801260063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1" office:value-type="float">
            <text:p>14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8" office:value-type="float">
            <text:p>3801260063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2" office:value-type="float">
            <text:p>14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19" office:value-type="float">
            <text:p>3801260063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3" office:value-type="float">
            <text:p>14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0" office:value-type="float">
            <text:p>3801260063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4" office:value-type="float">
            <text:p>14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1" office:value-type="float">
            <text:p>3801260063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5" office:value-type="float">
            <text:p>14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2" office:value-type="float">
            <text:p>3801260063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6" office:value-type="float">
            <text:p>14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3" office:value-type="float">
            <text:p>3801260063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7" office:value-type="float">
            <text:p>14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4" office:value-type="float">
            <text:p>3801260063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8" office:value-type="float">
            <text:p>14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5" office:value-type="float">
            <text:p>3801260063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09" office:value-type="float">
            <text:p>14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6" office:value-type="float">
            <text:p>3801260063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0" office:value-type="float">
            <text:p>14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7" office:value-type="float">
            <text:p>3801260063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1" office:value-type="float">
            <text:p>14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8" office:value-type="float">
            <text:p>3801260063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2" office:value-type="float">
            <text:p>14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29" office:value-type="float">
            <text:p>3801260063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3" office:value-type="float">
            <text:p>14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0" office:value-type="float">
            <text:p>3801260063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4" office:value-type="float">
            <text:p>14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1" office:value-type="float">
            <text:p>3801260063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5" office:value-type="float">
            <text:p>14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2" office:value-type="float">
            <text:p>3801260063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6" office:value-type="float">
            <text:p>14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3" office:value-type="float">
            <text:p>3801260063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7" office:value-type="float">
            <text:p>14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4" office:value-type="float">
            <text:p>3801260063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8" office:value-type="float">
            <text:p>14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5" office:value-type="float">
            <text:p>3801260063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19" office:value-type="float">
            <text:p>14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6" office:value-type="float">
            <text:p>3801260063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0" office:value-type="float">
            <text:p>14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7" office:value-type="float">
            <text:p>3801260063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1" office:value-type="float">
            <text:p>14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8" office:value-type="float">
            <text:p>3801260063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2" office:value-type="float">
            <text:p>14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39" office:value-type="float">
            <text:p>3801260063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3" office:value-type="float">
            <text:p>14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0" office:value-type="float">
            <text:p>3801260063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4" office:value-type="float">
            <text:p>14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1" office:value-type="float">
            <text:p>3801260063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5" office:value-type="float">
            <text:p>14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2" office:value-type="float">
            <text:p>3801260063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6" office:value-type="float">
            <text:p>14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3" office:value-type="float">
            <text:p>3801260063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7" office:value-type="float">
            <text:p>14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4" office:value-type="float">
            <text:p>3801260063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8" office:value-type="float">
            <text:p>14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5" office:value-type="float">
            <text:p>3801260063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29" office:value-type="float">
            <text:p>14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6" office:value-type="float">
            <text:p>3801260063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0" office:value-type="float">
            <text:p>14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7" office:value-type="float">
            <text:p>3801260063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1" office:value-type="float">
            <text:p>14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8" office:value-type="float">
            <text:p>3801260063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2" office:value-type="float">
            <text:p>14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49" office:value-type="float">
            <text:p>3801260063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3" office:value-type="float">
            <text:p>14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0" office:value-type="float">
            <text:p>3801260063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4" office:value-type="float">
            <text:p>14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1" office:value-type="float">
            <text:p>3801260063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5" office:value-type="float">
            <text:p>14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2" office:value-type="float">
            <text:p>3801260063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6" office:value-type="float">
            <text:p>14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3" office:value-type="float">
            <text:p>3801260063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7" office:value-type="float">
            <text:p>14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4" office:value-type="float">
            <text:p>38012600630105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8" office:value-type="float">
            <text:p>14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5" office:value-type="float">
            <text:p>38012600630105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39" office:value-type="float">
            <text:p>14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6" office:value-type="float">
            <text:p>38012600630105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0" office:value-type="float">
            <text:p>14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7" office:value-type="float">
            <text:p>38012600630105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1" office:value-type="float">
            <text:p>14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8" office:value-type="float">
            <text:p>38012600630105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2" office:value-type="float">
            <text:p>14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59" office:value-type="float">
            <text:p>38012600630105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3" office:value-type="float">
            <text:p>14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0" office:value-type="float">
            <text:p>38012600630106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4" office:value-type="float">
            <text:p>14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1" office:value-type="float">
            <text:p>38012600630106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5" office:value-type="float">
            <text:p>14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2" office:value-type="float">
            <text:p>38012600630106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6" office:value-type="float">
            <text:p>14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3" office:value-type="float">
            <text:p>38012600630106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7" office:value-type="float">
            <text:p>14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4" office:value-type="float">
            <text:p>38012600630106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8" office:value-type="float">
            <text:p>14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5" office:value-type="float">
            <text:p>38012600630106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49" office:value-type="float">
            <text:p>14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6" office:value-type="float">
            <text:p>38012600630106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0" office:value-type="float">
            <text:p>14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7" office:value-type="float">
            <text:p>38012600630106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1" office:value-type="float">
            <text:p>14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8" office:value-type="float">
            <text:p>38012600630106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2" office:value-type="float">
            <text:p>14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69" office:value-type="float">
            <text:p>38012600630106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3" office:value-type="float">
            <text:p>14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0" office:value-type="float">
            <text:p>38012600630107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4" office:value-type="float">
            <text:p>14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1" office:value-type="float">
            <text:p>38012600630107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5" office:value-type="float">
            <text:p>14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2" office:value-type="float">
            <text:p>38012600630107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6" office:value-type="float">
            <text:p>14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3" office:value-type="float">
            <text:p>38012600630107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7" office:value-type="float">
            <text:p>14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4" office:value-type="float">
            <text:p>38012600630107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8" office:value-type="float">
            <text:p>14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5" office:value-type="float">
            <text:p>38012600630107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59" office:value-type="float">
            <text:p>14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6" office:value-type="float">
            <text:p>38012600630107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0" office:value-type="float">
            <text:p>14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7" office:value-type="float">
            <text:p>38012600630107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1" office:value-type="float">
            <text:p>14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8" office:value-type="float">
            <text:p>38012600630107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2" office:value-type="float">
            <text:p>14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79" office:value-type="float">
            <text:p>38012600630107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3" office:value-type="float">
            <text:p>14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0" office:value-type="float">
            <text:p>38012600630108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4" office:value-type="float">
            <text:p>14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1" office:value-type="float">
            <text:p>38012600630108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5" office:value-type="float">
            <text:p>14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2" office:value-type="float">
            <text:p>38012600630108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6" office:value-type="float">
            <text:p>14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3" office:value-type="float">
            <text:p>38012600630108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7" office:value-type="float">
            <text:p>14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4" office:value-type="float">
            <text:p>38012600630108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8" office:value-type="float">
            <text:p>14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5" office:value-type="float">
            <text:p>38012600630108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69" office:value-type="float">
            <text:p>14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6" office:value-type="float">
            <text:p>38012600630108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0" office:value-type="float">
            <text:p>14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7" office:value-type="float">
            <text:p>38012600630108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1" office:value-type="float">
            <text:p>14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8" office:value-type="float">
            <text:p>38012600630108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2" office:value-type="float">
            <text:p>14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89" office:value-type="float">
            <text:p>38012600630108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3" office:value-type="float">
            <text:p>14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0" office:value-type="float">
            <text:p>38012600630109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4" office:value-type="float">
            <text:p>14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1" office:value-type="float">
            <text:p>38012600630109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5" office:value-type="float">
            <text:p>14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2" office:value-type="float">
            <text:p>38012600630109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6" office:value-type="float">
            <text:p>14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3" office:value-type="float">
            <text:p>38012600630109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7" office:value-type="float">
            <text:p>14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4" office:value-type="float">
            <text:p>38012600630109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8" office:value-type="float">
            <text:p>14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5" office:value-type="float">
            <text:p>38012600630109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79" office:value-type="float">
            <text:p>14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6" office:value-type="float">
            <text:p>38012600630109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0" office:value-type="float">
            <text:p>14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7" office:value-type="float">
            <text:p>38012600630109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1" office:value-type="float">
            <text:p>14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8" office:value-type="float">
            <text:p>38012600630109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2" office:value-type="float">
            <text:p>14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099" office:value-type="float">
            <text:p>38012600630109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3" office:value-type="float">
            <text:p>14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100" office:value-type="float">
            <text:p>38012600630110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4" office:value-type="float">
            <text:p>14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101" office:value-type="float">
            <text:p>3801260063011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5" office:value-type="float">
            <text:p>14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102" office:value-type="float">
            <text:p>3801260063011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6" office:value-type="float">
            <text:p>14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103" office:value-type="float">
            <text:p>3801260063011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7" office:value-type="float">
            <text:p>14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6006301104" office:value-type="float">
            <text:p>3801260063011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8" office:value-type="float">
            <text:p>14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1" office:value-type="float">
            <text:p>380127006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89" office:value-type="float">
            <text:p>14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2" office:value-type="float">
            <text:p>3801270064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0" office:value-type="float">
            <text:p>14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3" office:value-type="float">
            <text:p>3801270064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1" office:value-type="float">
            <text:p>14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4" office:value-type="float">
            <text:p>3801270064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2" office:value-type="float">
            <text:p>14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5" office:value-type="float">
            <text:p>3801270064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3" office:value-type="float">
            <text:p>14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6" office:value-type="float">
            <text:p>3801270064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4" office:value-type="float">
            <text:p>14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7" office:value-type="float">
            <text:p>3801270064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5" office:value-type="float">
            <text:p>14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8" office:value-type="float">
            <text:p>3801270064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6" office:value-type="float">
            <text:p>14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09" office:value-type="float">
            <text:p>3801270064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7" office:value-type="float">
            <text:p>14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0" office:value-type="float">
            <text:p>3801270064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8" office:value-type="float">
            <text:p>14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1" office:value-type="float">
            <text:p>3801270064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499" office:value-type="float">
            <text:p>14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2" office:value-type="float">
            <text:p>3801270064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0" office:value-type="float">
            <text:p>15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3" office:value-type="float">
            <text:p>3801270064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1" office:value-type="float">
            <text:p>15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4" office:value-type="float">
            <text:p>3801270064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2" office:value-type="float">
            <text:p>15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5" office:value-type="float">
            <text:p>3801270064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3" office:value-type="float">
            <text:p>15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6" office:value-type="float">
            <text:p>3801270064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4" office:value-type="float">
            <text:p>15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7" office:value-type="float">
            <text:p>3801270064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5" office:value-type="float">
            <text:p>15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8" office:value-type="float">
            <text:p>3801270064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6" office:value-type="float">
            <text:p>15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19" office:value-type="float">
            <text:p>3801270064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7" office:value-type="float">
            <text:p>15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0" office:value-type="float">
            <text:p>3801270064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8" office:value-type="float">
            <text:p>15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1" office:value-type="float">
            <text:p>3801270064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09" office:value-type="float">
            <text:p>15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2" office:value-type="float">
            <text:p>3801270064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0" office:value-type="float">
            <text:p>15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3" office:value-type="float">
            <text:p>3801270064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1" office:value-type="float">
            <text:p>15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4" office:value-type="float">
            <text:p>3801270064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2" office:value-type="float">
            <text:p>15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5" office:value-type="float">
            <text:p>3801270064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3" office:value-type="float">
            <text:p>15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6" office:value-type="float">
            <text:p>3801270064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4" office:value-type="float">
            <text:p>15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7" office:value-type="float">
            <text:p>3801270064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5" office:value-type="float">
            <text:p>15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8" office:value-type="float">
            <text:p>3801270064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6" office:value-type="float">
            <text:p>15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29" office:value-type="float">
            <text:p>3801270064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7" office:value-type="float">
            <text:p>15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0" office:value-type="float">
            <text:p>3801270064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8" office:value-type="float">
            <text:p>15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1" office:value-type="float">
            <text:p>3801270064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19" office:value-type="float">
            <text:p>15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2" office:value-type="float">
            <text:p>3801270064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0" office:value-type="float">
            <text:p>15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3" office:value-type="float">
            <text:p>3801270064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1" office:value-type="float">
            <text:p>15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4" office:value-type="float">
            <text:p>3801270064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2" office:value-type="float">
            <text:p>15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5" office:value-type="float">
            <text:p>3801270064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3" office:value-type="float">
            <text:p>15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6" office:value-type="float">
            <text:p>3801270064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4" office:value-type="float">
            <text:p>15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7" office:value-type="float">
            <text:p>3801270064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5" office:value-type="float">
            <text:p>15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8" office:value-type="float">
            <text:p>3801270064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6" office:value-type="float">
            <text:p>15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39" office:value-type="float">
            <text:p>3801270064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7" office:value-type="float">
            <text:p>15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0" office:value-type="float">
            <text:p>3801270064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8" office:value-type="float">
            <text:p>15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1" office:value-type="float">
            <text:p>3801270064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29" office:value-type="float">
            <text:p>15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2" office:value-type="float">
            <text:p>3801270064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0" office:value-type="float">
            <text:p>15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3" office:value-type="float">
            <text:p>3801270064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1" office:value-type="float">
            <text:p>15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4" office:value-type="float">
            <text:p>3801270064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2" office:value-type="float">
            <text:p>15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5" office:value-type="float">
            <text:p>3801270064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3" office:value-type="float">
            <text:p>15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6" office:value-type="float">
            <text:p>3801270064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4" office:value-type="float">
            <text:p>15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7" office:value-type="float">
            <text:p>3801270064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5" office:value-type="float">
            <text:p>15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8" office:value-type="float">
            <text:p>3801270064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6" office:value-type="float">
            <text:p>15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49" office:value-type="float">
            <text:p>3801270064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7" office:value-type="float">
            <text:p>15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0" office:value-type="float">
            <text:p>3801270064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8" office:value-type="float">
            <text:p>15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1" office:value-type="float">
            <text:p>3801270064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39" office:value-type="float">
            <text:p>15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2" office:value-type="float">
            <text:p>3801270064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0" office:value-type="float">
            <text:p>15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3" office:value-type="float">
            <text:p>3801270064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1" office:value-type="float">
            <text:p>15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4" office:value-type="float">
            <text:p>38012700640105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2" office:value-type="float">
            <text:p>15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5" office:value-type="float">
            <text:p>38012700640105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3" office:value-type="float">
            <text:p>15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6" office:value-type="float">
            <text:p>38012700640105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4" office:value-type="float">
            <text:p>15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7" office:value-type="float">
            <text:p>38012700640105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5" office:value-type="float">
            <text:p>15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8" office:value-type="float">
            <text:p>38012700640105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6" office:value-type="float">
            <text:p>15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59" office:value-type="float">
            <text:p>38012700640105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7" office:value-type="float">
            <text:p>15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0" office:value-type="float">
            <text:p>38012700640106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8" office:value-type="float">
            <text:p>15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1" office:value-type="float">
            <text:p>38012700640106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49" office:value-type="float">
            <text:p>15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2" office:value-type="float">
            <text:p>38012700640106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0" office:value-type="float">
            <text:p>15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3" office:value-type="float">
            <text:p>38012700640106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1" office:value-type="float">
            <text:p>15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4" office:value-type="float">
            <text:p>38012700640106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2" office:value-type="float">
            <text:p>15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5" office:value-type="float">
            <text:p>38012700640106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3" office:value-type="float">
            <text:p>15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6" office:value-type="float">
            <text:p>38012700640106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4" office:value-type="float">
            <text:p>15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7" office:value-type="float">
            <text:p>38012700640106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5" office:value-type="float">
            <text:p>15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8" office:value-type="float">
            <text:p>38012700640106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6" office:value-type="float">
            <text:p>15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69" office:value-type="float">
            <text:p>38012700640106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7" office:value-type="float">
            <text:p>15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0" office:value-type="float">
            <text:p>38012700640107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8" office:value-type="float">
            <text:p>15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1" office:value-type="float">
            <text:p>38012700640107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59" office:value-type="float">
            <text:p>15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2" office:value-type="float">
            <text:p>38012700640107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0" office:value-type="float">
            <text:p>15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3" office:value-type="float">
            <text:p>38012700640107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1" office:value-type="float">
            <text:p>15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4" office:value-type="float">
            <text:p>38012700640107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2" office:value-type="float">
            <text:p>15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5" office:value-type="float">
            <text:p>38012700640107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3" office:value-type="float">
            <text:p>15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6" office:value-type="float">
            <text:p>38012700640107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4" office:value-type="float">
            <text:p>15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7" office:value-type="float">
            <text:p>38012700640107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5" office:value-type="float">
            <text:p>15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8" office:value-type="float">
            <text:p>38012700640107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6" office:value-type="float">
            <text:p>15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79" office:value-type="float">
            <text:p>38012700640107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7" office:value-type="float">
            <text:p>15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0" office:value-type="float">
            <text:p>38012700640108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8" office:value-type="float">
            <text:p>15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1" office:value-type="float">
            <text:p>38012700640108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69" office:value-type="float">
            <text:p>15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2" office:value-type="float">
            <text:p>38012700640108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0" office:value-type="float">
            <text:p>15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3" office:value-type="float">
            <text:p>38012700640108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1" office:value-type="float">
            <text:p>15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4" office:value-type="float">
            <text:p>38012700640108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2" office:value-type="float">
            <text:p>15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5" office:value-type="float">
            <text:p>38012700640108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3" office:value-type="float">
            <text:p>15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6" office:value-type="float">
            <text:p>38012700640108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4" office:value-type="float">
            <text:p>15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7" office:value-type="float">
            <text:p>38012700640108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5" office:value-type="float">
            <text:p>15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8" office:value-type="float">
            <text:p>38012700640108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6" office:value-type="float">
            <text:p>15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89" office:value-type="float">
            <text:p>38012700640108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7" office:value-type="float">
            <text:p>15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0" office:value-type="float">
            <text:p>38012700640109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8" office:value-type="float">
            <text:p>15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1" office:value-type="float">
            <text:p>38012700640109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79" office:value-type="float">
            <text:p>15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2" office:value-type="float">
            <text:p>38012700640109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0" office:value-type="float">
            <text:p>15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3" office:value-type="float">
            <text:p>38012700640109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1" office:value-type="float">
            <text:p>15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4" office:value-type="float">
            <text:p>38012700640109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2" office:value-type="float">
            <text:p>15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5" office:value-type="float">
            <text:p>38012700640109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3" office:value-type="float">
            <text:p>15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6" office:value-type="float">
            <text:p>38012700640109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4" office:value-type="float">
            <text:p>15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7" office:value-type="float">
            <text:p>38012700640109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5" office:value-type="float">
            <text:p>15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8" office:value-type="float">
            <text:p>38012700640109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6" office:value-type="float">
            <text:p>15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099" office:value-type="float">
            <text:p>38012700640109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7" office:value-type="float">
            <text:p>15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100" office:value-type="float">
            <text:p>38012700640110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8" office:value-type="float">
            <text:p>15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101" office:value-type="float">
            <text:p>3801270064011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89" office:value-type="float">
            <text:p>15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102" office:value-type="float">
            <text:p>3801270064011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style-name="TL Metadata" table:number-columns-repeated="2"/>
          <table:table-cell ns41:value-type="string" table:style-name="ce6" office:value-type="string">
            <text:p>Kolom F: de gedrukte bron geeft: "van 102 en 103 jaren". Dit moet zijn: "van 100 en daarboven". Zie de verbeteringen na het deel Noord-Holland. Hier is het gegeven gecorrigeerd.</text:p>
          </table:table-cell>
          <table:table-cell table:number-columns-repeated="1016"/>
        </table:table-row>
        <table:table-row table:style-name="ro3">
          <table:table-cell ns41:value-type="float" table:style-name="ce15" office:value="1590" office:value-type="float">
            <text:p>15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103" office:value-type="float">
            <text:p>3801270064011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1" office:value-type="float">
            <text:p>15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401104" office:value-type="float">
            <text:p>3801270064011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2" office:value-type="float">
            <text:p>15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1" office:value-type="float">
            <text:p>3801270065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3" office:value-type="float">
            <text:p>15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2" office:value-type="float">
            <text:p>3801270065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4" office:value-type="float">
            <text:p>15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3" office:value-type="float">
            <text:p>3801270065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5" office:value-type="float">
            <text:p>15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4" office:value-type="float">
            <text:p>3801270065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6" office:value-type="float">
            <text:p>15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5" office:value-type="float">
            <text:p>3801270065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7" office:value-type="float">
            <text:p>15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6" office:value-type="float">
            <text:p>3801270065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8" office:value-type="float">
            <text:p>15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7" office:value-type="float">
            <text:p>3801270065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599" office:value-type="float">
            <text:p>15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8" office:value-type="float">
            <text:p>3801270065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0" office:value-type="float">
            <text:p>16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09" office:value-type="float">
            <text:p>3801270065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1" office:value-type="float">
            <text:p>16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0" office:value-type="float">
            <text:p>3801270065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2" office:value-type="float">
            <text:p>16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1" office:value-type="float">
            <text:p>3801270065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3" office:value-type="float">
            <text:p>16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2" office:value-type="float">
            <text:p>3801270065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4" office:value-type="float">
            <text:p>16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3" office:value-type="float">
            <text:p>3801270065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5" office:value-type="float">
            <text:p>16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4" office:value-type="float">
            <text:p>3801270065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6" office:value-type="float">
            <text:p>16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5" office:value-type="float">
            <text:p>3801270065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7" office:value-type="float">
            <text:p>16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6" office:value-type="float">
            <text:p>3801270065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8" office:value-type="float">
            <text:p>16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7" office:value-type="float">
            <text:p>3801270065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09" office:value-type="float">
            <text:p>16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8" office:value-type="float">
            <text:p>3801270065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0" office:value-type="float">
            <text:p>16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19" office:value-type="float">
            <text:p>3801270065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1" office:value-type="float">
            <text:p>16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0" office:value-type="float">
            <text:p>3801270065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2" office:value-type="float">
            <text:p>16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1" office:value-type="float">
            <text:p>3801270065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3" office:value-type="float">
            <text:p>16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2" office:value-type="float">
            <text:p>3801270065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4" office:value-type="float">
            <text:p>16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3" office:value-type="float">
            <text:p>3801270065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5" office:value-type="float">
            <text:p>16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4" office:value-type="float">
            <text:p>3801270065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6" office:value-type="float">
            <text:p>16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5" office:value-type="float">
            <text:p>3801270065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7" office:value-type="float">
            <text:p>16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6" office:value-type="float">
            <text:p>3801270065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8" office:value-type="float">
            <text:p>16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7" office:value-type="float">
            <text:p>3801270065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19" office:value-type="float">
            <text:p>16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8" office:value-type="float">
            <text:p>3801270065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0" office:value-type="float">
            <text:p>16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29" office:value-type="float">
            <text:p>3801270065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1" office:value-type="float">
            <text:p>16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0" office:value-type="float">
            <text:p>3801270065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2" office:value-type="float">
            <text:p>16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1" office:value-type="float">
            <text:p>3801270065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3" office:value-type="float">
            <text:p>16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2" office:value-type="float">
            <text:p>3801270065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4" office:value-type="float">
            <text:p>16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3" office:value-type="float">
            <text:p>3801270065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5" office:value-type="float">
            <text:p>16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4" office:value-type="float">
            <text:p>3801270065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6" office:value-type="float">
            <text:p>16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5" office:value-type="float">
            <text:p>3801270065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7" office:value-type="float">
            <text:p>16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6" office:value-type="float">
            <text:p>3801270065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8" office:value-type="float">
            <text:p>16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7" office:value-type="float">
            <text:p>3801270065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29" office:value-type="float">
            <text:p>16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8" office:value-type="float">
            <text:p>3801270065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0" office:value-type="float">
            <text:p>16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39" office:value-type="float">
            <text:p>3801270065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1" office:value-type="float">
            <text:p>16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0" office:value-type="float">
            <text:p>3801270065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2" office:value-type="float">
            <text:p>16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1" office:value-type="float">
            <text:p>3801270065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3" office:value-type="float">
            <text:p>16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2" office:value-type="float">
            <text:p>3801270065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4" office:value-type="float">
            <text:p>16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3" office:value-type="float">
            <text:p>3801270065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5" office:value-type="float">
            <text:p>16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4" office:value-type="float">
            <text:p>3801270065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6" office:value-type="float">
            <text:p>16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5" office:value-type="float">
            <text:p>3801270065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7" office:value-type="float">
            <text:p>16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6" office:value-type="float">
            <text:p>3801270065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8" office:value-type="float">
            <text:p>16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7" office:value-type="float">
            <text:p>3801270065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39" office:value-type="float">
            <text:p>16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8" office:value-type="float">
            <text:p>3801270065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0" office:value-type="float">
            <text:p>16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49" office:value-type="float">
            <text:p>3801270065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1" office:value-type="float">
            <text:p>16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0" office:value-type="float">
            <text:p>3801270065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2" office:value-type="float">
            <text:p>16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1" office:value-type="float">
            <text:p>3801270065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3" office:value-type="float">
            <text:p>16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2" office:value-type="float">
            <text:p>3801270065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4" office:value-type="float">
            <text:p>16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3" office:value-type="float">
            <text:p>3801270065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5" office:value-type="float">
            <text:p>16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4" office:value-type="float">
            <text:p>38012700650105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6" office:value-type="float">
            <text:p>16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5" office:value-type="float">
            <text:p>38012700650105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7" office:value-type="float">
            <text:p>16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6" office:value-type="float">
            <text:p>38012700650105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8" office:value-type="float">
            <text:p>16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7" office:value-type="float">
            <text:p>38012700650105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49" office:value-type="float">
            <text:p>16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8" office:value-type="float">
            <text:p>38012700650105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0" office:value-type="float">
            <text:p>16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59" office:value-type="float">
            <text:p>38012700650105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1" office:value-type="float">
            <text:p>16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0" office:value-type="float">
            <text:p>38012700650106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2" office:value-type="float">
            <text:p>16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1" office:value-type="float">
            <text:p>38012700650106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3" office:value-type="float">
            <text:p>16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2" office:value-type="float">
            <text:p>38012700650106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4" office:value-type="float">
            <text:p>16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3" office:value-type="float">
            <text:p>38012700650106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5" office:value-type="float">
            <text:p>16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4" office:value-type="float">
            <text:p>38012700650106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6" office:value-type="float">
            <text:p>16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5" office:value-type="float">
            <text:p>38012700650106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7" office:value-type="float">
            <text:p>16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6" office:value-type="float">
            <text:p>38012700650106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8" office:value-type="float">
            <text:p>16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7" office:value-type="float">
            <text:p>38012700650106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59" office:value-type="float">
            <text:p>16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8" office:value-type="float">
            <text:p>38012700650106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0" office:value-type="float">
            <text:p>16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69" office:value-type="float">
            <text:p>38012700650106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1" office:value-type="float">
            <text:p>16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0" office:value-type="float">
            <text:p>38012700650107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2" office:value-type="float">
            <text:p>16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1" office:value-type="float">
            <text:p>38012700650107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3" office:value-type="float">
            <text:p>16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2" office:value-type="float">
            <text:p>38012700650107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4" office:value-type="float">
            <text:p>16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3" office:value-type="float">
            <text:p>38012700650107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5" office:value-type="float">
            <text:p>16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4" office:value-type="float">
            <text:p>38012700650107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6" office:value-type="float">
            <text:p>16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5" office:value-type="float">
            <text:p>38012700650107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7" office:value-type="float">
            <text:p>16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6" office:value-type="float">
            <text:p>38012700650107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8" office:value-type="float">
            <text:p>16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7" office:value-type="float">
            <text:p>38012700650107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69" office:value-type="float">
            <text:p>16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8" office:value-type="float">
            <text:p>38012700650107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0" office:value-type="float">
            <text:p>16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79" office:value-type="float">
            <text:p>38012700650107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1" office:value-type="float">
            <text:p>16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0" office:value-type="float">
            <text:p>38012700650108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2" office:value-type="float">
            <text:p>16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1" office:value-type="float">
            <text:p>38012700650108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3" office:value-type="float">
            <text:p>16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2" office:value-type="float">
            <text:p>38012700650108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4" office:value-type="float">
            <text:p>16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3" office:value-type="float">
            <text:p>38012700650108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5" office:value-type="float">
            <text:p>16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4" office:value-type="float">
            <text:p>38012700650108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6" office:value-type="float">
            <text:p>16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5" office:value-type="float">
            <text:p>38012700650108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7" office:value-type="float">
            <text:p>16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6" office:value-type="float">
            <text:p>38012700650108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8" office:value-type="float">
            <text:p>16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7" office:value-type="float">
            <text:p>38012700650108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79" office:value-type="float">
            <text:p>16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8" office:value-type="float">
            <text:p>38012700650108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0" office:value-type="float">
            <text:p>16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89" office:value-type="float">
            <text:p>38012700650108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1" office:value-type="float">
            <text:p>16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0" office:value-type="float">
            <text:p>38012700650109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2" office:value-type="float">
            <text:p>16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1" office:value-type="float">
            <text:p>38012700650109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3" office:value-type="float">
            <text:p>16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2" office:value-type="float">
            <text:p>38012700650109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4" office:value-type="float">
            <text:p>16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3" office:value-type="float">
            <text:p>38012700650109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5" office:value-type="float">
            <text:p>16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4" office:value-type="float">
            <text:p>38012700650109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6" office:value-type="float">
            <text:p>16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5" office:value-type="float">
            <text:p>38012700650109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7" office:value-type="float">
            <text:p>16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6" office:value-type="float">
            <text:p>38012700650109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8" office:value-type="float">
            <text:p>16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7" office:value-type="float">
            <text:p>38012700650109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89" office:value-type="float">
            <text:p>16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8" office:value-type="float">
            <text:p>38012700650109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0" office:value-type="float">
            <text:p>16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099" office:value-type="float">
            <text:p>38012700650109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1" office:value-type="float">
            <text:p>16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100" office:value-type="float">
            <text:p>38012700650110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2" office:value-type="float">
            <text:p>16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101" office:value-type="float">
            <text:p>3801270065011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3" office:value-type="float">
            <text:p>16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102" office:value-type="float">
            <text:p>3801270065011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4" office:value-type="float">
            <text:p>16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103" office:value-type="float">
            <text:p>3801270065011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5" office:value-type="float">
            <text:p>16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7006501104" office:value-type="float">
            <text:p>3801270065011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6" office:value-type="float">
            <text:p>16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1" office:value-type="float">
            <text:p>380128006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7" office:value-type="float">
            <text:p>16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2" office:value-type="float">
            <text:p>3801280066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8" office:value-type="float">
            <text:p>16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3" office:value-type="float">
            <text:p>3801280066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699" office:value-type="float">
            <text:p>16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4" office:value-type="float">
            <text:p>3801280066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0" office:value-type="float">
            <text:p>17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5" office:value-type="float">
            <text:p>3801280066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1" office:value-type="float">
            <text:p>17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6" office:value-type="float">
            <text:p>3801280066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2" office:value-type="float">
            <text:p>17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7" office:value-type="float">
            <text:p>3801280066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3" office:value-type="float">
            <text:p>17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8" office:value-type="float">
            <text:p>3801280066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4" office:value-type="float">
            <text:p>17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09" office:value-type="float">
            <text:p>3801280066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5" office:value-type="float">
            <text:p>17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0" office:value-type="float">
            <text:p>3801280066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6" office:value-type="float">
            <text:p>17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1" office:value-type="float">
            <text:p>3801280066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7" office:value-type="float">
            <text:p>17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2" office:value-type="float">
            <text:p>3801280066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8" office:value-type="float">
            <text:p>17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3" office:value-type="float">
            <text:p>3801280066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09" office:value-type="float">
            <text:p>17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4" office:value-type="float">
            <text:p>3801280066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0" office:value-type="float">
            <text:p>17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5" office:value-type="float">
            <text:p>3801280066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1" office:value-type="float">
            <text:p>17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6" office:value-type="float">
            <text:p>3801280066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2" office:value-type="float">
            <text:p>17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7" office:value-type="float">
            <text:p>3801280066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3" office:value-type="float">
            <text:p>17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8" office:value-type="float">
            <text:p>3801280066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4" office:value-type="float">
            <text:p>17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19" office:value-type="float">
            <text:p>3801280066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5" office:value-type="float">
            <text:p>17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0" office:value-type="float">
            <text:p>3801280066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6" office:value-type="float">
            <text:p>17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1" office:value-type="float">
            <text:p>3801280066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7" office:value-type="float">
            <text:p>17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2" office:value-type="float">
            <text:p>3801280066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8" office:value-type="float">
            <text:p>17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3" office:value-type="float">
            <text:p>3801280066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19" office:value-type="float">
            <text:p>17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4" office:value-type="float">
            <text:p>3801280066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0" office:value-type="float">
            <text:p>17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5" office:value-type="float">
            <text:p>3801280066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1" office:value-type="float">
            <text:p>17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6" office:value-type="float">
            <text:p>3801280066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2" office:value-type="float">
            <text:p>17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7" office:value-type="float">
            <text:p>3801280066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3" office:value-type="float">
            <text:p>17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8" office:value-type="float">
            <text:p>3801280066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4" office:value-type="float">
            <text:p>17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29" office:value-type="float">
            <text:p>3801280066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5" office:value-type="float">
            <text:p>17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0" office:value-type="float">
            <text:p>3801280066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6" office:value-type="float">
            <text:p>17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1" office:value-type="float">
            <text:p>3801280066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7" office:value-type="float">
            <text:p>17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2" office:value-type="float">
            <text:p>3801280066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8" office:value-type="float">
            <text:p>17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3" office:value-type="float">
            <text:p>3801280066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29" office:value-type="float">
            <text:p>17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4" office:value-type="float">
            <text:p>3801280066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0" office:value-type="float">
            <text:p>17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5" office:value-type="float">
            <text:p>3801280066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1" office:value-type="float">
            <text:p>17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6" office:value-type="float">
            <text:p>3801280066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2" office:value-type="float">
            <text:p>17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7" office:value-type="float">
            <text:p>3801280066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3" office:value-type="float">
            <text:p>17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8" office:value-type="float">
            <text:p>3801280066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4" office:value-type="float">
            <text:p>17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39" office:value-type="float">
            <text:p>3801280066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5" office:value-type="float">
            <text:p>17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0" office:value-type="float">
            <text:p>3801280066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6" office:value-type="float">
            <text:p>17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1" office:value-type="float">
            <text:p>3801280066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7" office:value-type="float">
            <text:p>17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2" office:value-type="float">
            <text:p>3801280066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8" office:value-type="float">
            <text:p>17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3" office:value-type="float">
            <text:p>3801280066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39" office:value-type="float">
            <text:p>17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4" office:value-type="float">
            <text:p>3801280066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0" office:value-type="float">
            <text:p>17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5" office:value-type="float">
            <text:p>3801280066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1" office:value-type="float">
            <text:p>17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6" office:value-type="float">
            <text:p>3801280066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2" office:value-type="float">
            <text:p>17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7" office:value-type="float">
            <text:p>3801280066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3" office:value-type="float">
            <text:p>17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8" office:value-type="float">
            <text:p>3801280066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4" office:value-type="float">
            <text:p>17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49" office:value-type="float">
            <text:p>3801280066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5" office:value-type="float">
            <text:p>17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0" office:value-type="float">
            <text:p>3801280066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6" office:value-type="float">
            <text:p>17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1" office:value-type="float">
            <text:p>3801280066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7" office:value-type="float">
            <text:p>17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2" office:value-type="float">
            <text:p>3801280066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8" office:value-type="float">
            <text:p>17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3" office:value-type="float">
            <text:p>3801280066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49" office:value-type="float">
            <text:p>17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4" office:value-type="float">
            <text:p>38012800660105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0" office:value-type="float">
            <text:p>17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5" office:value-type="float">
            <text:p>38012800660105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1" office:value-type="float">
            <text:p>17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6" office:value-type="float">
            <text:p>38012800660105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2" office:value-type="float">
            <text:p>17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7" office:value-type="float">
            <text:p>38012800660105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3" office:value-type="float">
            <text:p>17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8" office:value-type="float">
            <text:p>38012800660105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4" office:value-type="float">
            <text:p>17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59" office:value-type="float">
            <text:p>38012800660105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5" office:value-type="float">
            <text:p>17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0" office:value-type="float">
            <text:p>38012800660106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6" office:value-type="float">
            <text:p>17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1" office:value-type="float">
            <text:p>38012800660106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7" office:value-type="float">
            <text:p>17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2" office:value-type="float">
            <text:p>38012800660106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8" office:value-type="float">
            <text:p>17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3" office:value-type="float">
            <text:p>38012800660106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59" office:value-type="float">
            <text:p>17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4" office:value-type="float">
            <text:p>38012800660106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0" office:value-type="float">
            <text:p>17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5" office:value-type="float">
            <text:p>38012800660106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1" office:value-type="float">
            <text:p>17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6" office:value-type="float">
            <text:p>38012800660106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2" office:value-type="float">
            <text:p>17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7" office:value-type="float">
            <text:p>38012800660106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3" office:value-type="float">
            <text:p>17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8" office:value-type="float">
            <text:p>38012800660106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4" office:value-type="float">
            <text:p>17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69" office:value-type="float">
            <text:p>38012800660106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5" office:value-type="float">
            <text:p>17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0" office:value-type="float">
            <text:p>38012800660107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6" office:value-type="float">
            <text:p>17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1" office:value-type="float">
            <text:p>38012800660107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7" office:value-type="float">
            <text:p>17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2" office:value-type="float">
            <text:p>38012800660107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8" office:value-type="float">
            <text:p>17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3" office:value-type="float">
            <text:p>38012800660107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69" office:value-type="float">
            <text:p>17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4" office:value-type="float">
            <text:p>38012800660107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0" office:value-type="float">
            <text:p>17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5" office:value-type="float">
            <text:p>38012800660107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1" office:value-type="float">
            <text:p>17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6" office:value-type="float">
            <text:p>38012800660107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2" office:value-type="float">
            <text:p>17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7" office:value-type="float">
            <text:p>38012800660107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3" office:value-type="float">
            <text:p>17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8" office:value-type="float">
            <text:p>38012800660107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4" office:value-type="float">
            <text:p>17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79" office:value-type="float">
            <text:p>38012800660107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5" office:value-type="float">
            <text:p>17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0" office:value-type="float">
            <text:p>38012800660108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6" office:value-type="float">
            <text:p>17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1" office:value-type="float">
            <text:p>38012800660108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7" office:value-type="float">
            <text:p>17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2" office:value-type="float">
            <text:p>38012800660108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8" office:value-type="float">
            <text:p>17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3" office:value-type="float">
            <text:p>38012800660108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79" office:value-type="float">
            <text:p>17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4" office:value-type="float">
            <text:p>38012800660108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0" office:value-type="float">
            <text:p>17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5" office:value-type="float">
            <text:p>38012800660108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1" office:value-type="float">
            <text:p>17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6" office:value-type="float">
            <text:p>38012800660108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2" office:value-type="float">
            <text:p>17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7" office:value-type="float">
            <text:p>38012800660108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3" office:value-type="float">
            <text:p>17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8" office:value-type="float">
            <text:p>38012800660108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4" office:value-type="float">
            <text:p>17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89" office:value-type="float">
            <text:p>38012800660108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5" office:value-type="float">
            <text:p>17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0" office:value-type="float">
            <text:p>38012800660109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6" office:value-type="float">
            <text:p>17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1" office:value-type="float">
            <text:p>38012800660109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7" office:value-type="float">
            <text:p>17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2" office:value-type="float">
            <text:p>38012800660109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8" office:value-type="float">
            <text:p>17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3" office:value-type="float">
            <text:p>38012800660109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89" office:value-type="float">
            <text:p>17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4" office:value-type="float">
            <text:p>38012800660109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0" office:value-type="float">
            <text:p>17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5" office:value-type="float">
            <text:p>38012800660109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1" office:value-type="float">
            <text:p>17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6" office:value-type="float">
            <text:p>38012800660109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2" office:value-type="float">
            <text:p>17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7" office:value-type="float">
            <text:p>38012800660109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3" office:value-type="float">
            <text:p>17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8" office:value-type="float">
            <text:p>38012800660109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4" office:value-type="float">
            <text:p>17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099" office:value-type="float">
            <text:p>38012800660109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5" office:value-type="float">
            <text:p>17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100" office:value-type="float">
            <text:p>38012800660110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6" office:value-type="float">
            <text:p>17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101" office:value-type="float">
            <text:p>3801280066011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7" office:value-type="float">
            <text:p>17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102" office:value-type="float">
            <text:p>3801280066011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8" office:value-type="float">
            <text:p>17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103" office:value-type="float">
            <text:p>3801280066011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5" office:value="1799" office:value-type="float">
            <text:p>17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ce66" office:value="380128006601104" office:value-type="float">
            <text:p>3801280066011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00:35</meta:creation-date>
    <dc:creator>Yamit</dc:creator>
    <dc:date>2004-12-16T15:22:46</dc:date>
    <meta:document-statistic meta:object-count="0" meta:cell-count="7646" meta:table-count="2"/>
    <meta:generator>ODFPY/1.3.0dev</meta:generator>
  </office:meta>
</office:document-meta>
</file>